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5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159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22656" calcext:value-type="float">
            <text:p>0.22656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992" calcext:value-type="float">
            <text:p>0.28992</text:p>
          </table:table-cell>
          <table:table-cell table:number-columns-repeated="3" office:value-type="float" office:value="0.328" calcext:value-type="float">
            <text:p>0.328</text:p>
          </table:table-cell>
          <table:table-cell office:value-type="float" office:value="0.3824" calcext:value-type="float">
            <text:p>0.382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5632" calcext:value-type="float">
            <text:p>0.45632</text:p>
          </table:table-cell>
          <table:table-cell office:value-type="float" office:value="0.624" calcext:value-type="float">
            <text:p>0.624</text:p>
          </table:table-cell>
          <table:table-cell office:value-type="float" office:value="0.34112" calcext:value-type="float">
            <text:p>0.341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26144" calcext:value-type="float">
            <text:p>0.26144</text:p>
          </table:table-cell>
          <table:table-cell office:value-type="float" office:value="0.28416" calcext:value-type="float">
            <text:p>0.28416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3504" calcext:value-type="float">
            <text:p>0.33504</text:p>
          </table:table-cell>
          <table:table-cell office:value-type="float" office:value="0.38848" calcext:value-type="float">
            <text:p>0.38848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7456" calcext:value-type="float">
            <text:p>0.47456</text:p>
          </table:table-cell>
          <table:table-cell office:value-type="float" office:value="0.648" calcext:value-type="float">
            <text:p>0.648</text:p>
          </table:table-cell>
          <table:table-cell office:value-type="float" office:value="0.359968" calcext:value-type="float">
            <text:p>0.3599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8" calcext:value-type="float">
            <text:p>0.168</text:p>
          </table:table-cell>
          <table:table-cell office:value-type="float" office:value="0.26336" calcext:value-type="float">
            <text:p>0.26336</text:p>
          </table:table-cell>
          <table:table-cell office:value-type="float" office:value="0.28704" calcext:value-type="float">
            <text:p>0.28704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5232" calcext:value-type="float">
            <text:p>0.35232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50208" calcext:value-type="float">
            <text:p>0.50208</text:p>
          </table:table-cell>
          <table:table-cell office:value-type="float" office:value="0.664" calcext:value-type="float">
            <text:p>0.664</text:p>
          </table:table-cell>
          <table:table-cell office:value-type="float" office:value="0.36608" calcext:value-type="float">
            <text:p>0.366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6" calcext:value-type="float">
            <text:p>0.096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31872" calcext:value-type="float">
            <text:p>0.31872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7216" calcext:value-type="float">
            <text:p>0.37216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528" calcext:value-type="float">
            <text:p>0.528</text:p>
          </table:table-cell>
          <table:table-cell office:value-type="float" office:value="0.672" calcext:value-type="float">
            <text:p>0.672</text:p>
          </table:table-cell>
          <table:table-cell office:value-type="float" office:value="0.373248" calcext:value-type="float">
            <text:p>0.3732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2" calcext:value-type="float">
            <text:p>0.072</text:p>
          </table:table-cell>
          <table:table-cell office:value-type="float" office:value="0.25568" calcext:value-type="float">
            <text:p>0.25568</text:p>
          </table:table-cell>
          <table:table-cell office:value-type="float" office:value="0.29024" calcext:value-type="float">
            <text:p>0.29024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5232" calcext:value-type="float">
            <text:p>0.35232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032" calcext:value-type="float">
            <text:p>0.40032</text:p>
          </table:table-cell>
          <table:table-cell office:value-type="float" office:value="0.58016" calcext:value-type="float">
            <text:p>0.58016</text:p>
          </table:table-cell>
          <table:table-cell office:value-type="float" office:value="0.816" calcext:value-type="float">
            <text:p>0.816</text:p>
          </table:table-cell>
          <table:table-cell office:value-type="float" office:value="0.373472" calcext:value-type="float">
            <text:p>0.3734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2" calcext:value-type="float">
            <text:p>0.072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28736" calcext:value-type="float">
            <text:p>0.2873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896" calcext:value-type="float">
            <text:p>0.32896</text:p>
          </table:table-cell>
          <table:table-cell office:value-type="float" office:value="0.3904" calcext:value-type="float">
            <text:p>0.390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32" calcext:value-type="float">
            <text:p>0.432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816" calcext:value-type="float">
            <text:p>0.816</text:p>
          </table:table-cell>
          <table:table-cell office:value-type="float" office:value="0.387392" calcext:value-type="float">
            <text:p>0.38739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6688" calcext:value-type="float">
            <text:p>0.26688</text:p>
          </table:table-cell>
          <table:table-cell office:value-type="float" office:value="0.32704" calcext:value-type="float">
            <text:p>0.3270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272" calcext:value-type="float">
            <text:p>0.38272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88" calcext:value-type="float">
            <text:p>0.488</text:p>
          </table:table-cell>
          <table:table-cell office:value-type="float" office:value="0.66912" calcext:value-type="float">
            <text:p>0.66912</text:p>
          </table:table-cell>
          <table:table-cell office:value-type="float" office:value="0.816" calcext:value-type="float">
            <text:p>0.816</text:p>
          </table:table-cell>
          <table:table-cell office:value-type="float" office:value="0.406176" calcext:value-type="float">
            <text:p>0.40617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2" calcext:value-type="float">
            <text:p>0.152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39872" calcext:value-type="float">
            <text:p>0.39872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416" calcext:value-type="float">
            <text:p>0.40416</text:p>
          </table:table-cell>
          <table:table-cell office:value-type="float" office:value="0.50528" calcext:value-type="float">
            <text:p>0.50528</text:p>
          </table:table-cell>
          <table:table-cell office:value-type="float" office:value="0.66432" calcext:value-type="float">
            <text:p>0.66432</text:p>
          </table:table-cell>
          <table:table-cell office:value-type="float" office:value="0.816" calcext:value-type="float">
            <text:p>0.816</text:p>
          </table:table-cell>
          <table:table-cell office:value-type="float" office:value="0.411648" calcext:value-type="float">
            <text:p>0.4116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.29376" calcext:value-type="float">
            <text:p>0.29376</text:p>
          </table:table-cell>
          <table:table-cell office:value-type="float" office:value="0.33952" calcext:value-type="float">
            <text:p>0.33952</text:p>
          </table:table-cell>
          <table:table-cell office:value-type="float" office:value="0.3968" calcext:value-type="float">
            <text:p>0.3968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128" calcext:value-type="float">
            <text:p>0.40128</text:p>
          </table:table-cell>
          <table:table-cell office:value-type="float" office:value="0.47424" calcext:value-type="float">
            <text:p>0.47424</text:p>
          </table:table-cell>
          <table:table-cell office:value-type="float" office:value="0.54752" calcext:value-type="float">
            <text:p>0.54752</text:p>
          </table:table-cell>
          <table:table-cell office:value-type="float" office:value="0.68096" calcext:value-type="float">
            <text:p>0.68096</text:p>
          </table:table-cell>
          <table:table-cell office:value-type="float" office:value="0.816" calcext:value-type="float">
            <text:p>0.816</text:p>
          </table:table-cell>
          <table:table-cell office:value-type="float" office:value="0.433408" calcext:value-type="float">
            <text:p>0.4334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2" calcext:value-type="float">
            <text:p>0.192</text:p>
          </table:table-cell>
          <table:table-cell office:value-type="float" office:value="0.30784" calcext:value-type="float">
            <text:p>0.30784</text:p>
          </table:table-cell>
          <table:table-cell office:value-type="float" office:value="0.33248" calcext:value-type="float">
            <text:p>0.33248</text:p>
          </table:table-cell>
          <table:table-cell office:value-type="float" office:value="0.39392" calcext:value-type="float">
            <text:p>0.39392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7808" calcext:value-type="float">
            <text:p>0.47808</text:p>
          </table:table-cell>
          <table:table-cell office:value-type="float" office:value="0.58368" calcext:value-type="float">
            <text:p>0.58368</text:p>
          </table:table-cell>
          <table:table-cell office:value-type="float" office:value="0.68768" calcext:value-type="float">
            <text:p>0.68768</text:p>
          </table:table-cell>
          <table:table-cell office:value-type="float" office:value="0.816" calcext:value-type="float">
            <text:p>0.816</text:p>
          </table:table-cell>
          <table:table-cell office:value-type="float" office:value="0.438368" calcext:value-type="float">
            <text:p>0.43836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2" calcext:value-type="float">
            <text:p>0.192</text:p>
          </table:table-cell>
          <table:table-cell office:value-type="float" office:value="0.30976" calcext:value-type="float">
            <text:p>0.30976</text:p>
          </table:table-cell>
          <table:table-cell office:value-type="float" office:value="0.36896" calcext:value-type="float">
            <text:p>0.36896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0512" calcext:value-type="float">
            <text:p>0.40512</text:p>
          </table:table-cell>
          <table:table-cell office:value-type="float" office:value="0.50496" calcext:value-type="float">
            <text:p>0.50496</text:p>
          </table:table-cell>
          <table:table-cell office:value-type="float" office:value="0.59264" calcext:value-type="float">
            <text:p>0.59264</text:p>
          </table:table-cell>
          <table:table-cell office:value-type="float" office:value="0.68768" calcext:value-type="float">
            <text:p>0.68768</text:p>
          </table:table-cell>
          <table:table-cell office:value-type="float" office:value="0.816" calcext:value-type="float">
            <text:p>0.816</text:p>
          </table:table-cell>
          <table:table-cell office:value-type="float" office:value="0.446912" calcext:value-type="float">
            <text:p>0.4469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4" calcext:value-type="float">
            <text:p>0.24</text:p>
          </table:table-cell>
          <table:table-cell office:value-type="float" office:value="0.31104" calcext:value-type="float">
            <text:p>0.31104</text:p>
          </table:table-cell>
          <table:table-cell office:value-type="float" office:value="0.3824" calcext:value-type="float">
            <text:p>0.3824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9408" calcext:value-type="float">
            <text:p>0.49408</text:p>
          </table:table-cell>
          <table:table-cell office:value-type="float" office:value="0.60704" calcext:value-type="float">
            <text:p>0.60704</text:p>
          </table:table-cell>
          <table:table-cell office:value-type="float" office:value="0.69216" calcext:value-type="float">
            <text:p>0.69216</text:p>
          </table:table-cell>
          <table:table-cell office:value-type="float" office:value="0.816" calcext:value-type="float">
            <text:p>0.816</text:p>
          </table:table-cell>
          <table:table-cell office:value-type="float" office:value="0.448672" calcext:value-type="float">
            <text:p>0.44867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608" calcext:value-type="float">
            <text:p>0.32608</text:p>
          </table:table-cell>
          <table:table-cell office:value-type="float" office:value="0.39872" calcext:value-type="float">
            <text:p>0.39872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4352" calcext:value-type="float">
            <text:p>0.44352</text:p>
          </table:table-cell>
          <table:table-cell office:value-type="float" office:value="0.55264" calcext:value-type="float">
            <text:p>0.55264</text:p>
          </table:table-cell>
          <table:table-cell office:value-type="float" office:value="0.63904" calcext:value-type="float">
            <text:p>0.63904</text:p>
          </table:table-cell>
          <table:table-cell office:value-type="float" office:value="0.69408" calcext:value-type="float">
            <text:p>0.69408</text:p>
          </table:table-cell>
          <table:table-cell office:value-type="float" office:value="0.816" calcext:value-type="float">
            <text:p>0.816</text:p>
          </table:table-cell>
          <table:table-cell office:value-type="float" office:value="0.465408" calcext:value-type="float">
            <text:p>0.46540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8624" calcext:value-type="float">
            <text:p>0.38624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4736" calcext:value-type="float">
            <text:p>0.44736</text:p>
          </table:table-cell>
          <table:table-cell office:value-type="float" office:value="0.56448" calcext:value-type="float">
            <text:p>0.56448</text:p>
          </table:table-cell>
          <table:table-cell office:value-type="float" office:value="0.64192" calcext:value-type="float">
            <text:p>0.64192</text:p>
          </table:table-cell>
          <table:table-cell office:value-type="float" office:value="0.69824" calcext:value-type="float">
            <text:p>0.69824</text:p>
          </table:table-cell>
          <table:table-cell office:value-type="float" office:value="0.816" calcext:value-type="float">
            <text:p>0.816</text:p>
          </table:table-cell>
          <table:table-cell office:value-type="float" office:value="0.466624" calcext:value-type="float">
            <text:p>0.46662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344" calcext:value-type="float">
            <text:p>0.33344</text:p>
          </table:table-cell>
          <table:table-cell office:value-type="float" office:value="0.39552" calcext:value-type="float">
            <text:p>0.39552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128" calcext:value-type="float">
            <text:p>0.40128</text:p>
          </table:table-cell>
          <table:table-cell office:value-type="float" office:value="0.48256" calcext:value-type="float">
            <text:p>0.48256</text:p>
          </table:table-cell>
          <table:table-cell office:value-type="float" office:value="0.60192" calcext:value-type="float">
            <text:p>0.60192</text:p>
          </table:table-cell>
          <table:table-cell office:value-type="float" office:value="0.64896" calcext:value-type="float">
            <text:p>0.64896</text:p>
          </table:table-cell>
          <table:table-cell office:value-type="float" office:value="0.69888" calcext:value-type="float">
            <text:p>0.69888</text:p>
          </table:table-cell>
          <table:table-cell office:value-type="float" office:value="0.816" calcext:value-type="float">
            <text:p>0.816</text:p>
          </table:table-cell>
          <table:table-cell office:value-type="float" office:value="0.476256" calcext:value-type="float">
            <text:p>0.4762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976" calcext:value-type="float">
            <text:p>0.34976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7488" calcext:value-type="float">
            <text:p>0.47488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64576" calcext:value-type="float">
            <text:p>0.64576</text:p>
          </table:table-cell>
          <table:table-cell office:value-type="float" office:value="0.70112" calcext:value-type="float">
            <text:p>0.70112</text:p>
          </table:table-cell>
          <table:table-cell office:value-type="float" office:value="0.816" calcext:value-type="float">
            <text:p>0.816</text:p>
          </table:table-cell>
          <table:table-cell office:value-type="float" office:value="0.474272" calcext:value-type="float">
            <text:p>0.47427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792" calcext:value-type="float">
            <text:p>0.33792</text:p>
          </table:table-cell>
          <table:table-cell office:value-type="float" office:value="0.39936" calcext:value-type="float">
            <text:p>0.39936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384" calcext:value-type="float">
            <text:p>0.40384</text:p>
          </table:table-cell>
          <table:table-cell office:value-type="float" office:value="0.48192" calcext:value-type="float">
            <text:p>0.48192</text:p>
          </table:table-cell>
          <table:table-cell office:value-type="float" office:value="0.58784" calcext:value-type="float">
            <text:p>0.58784</text:p>
          </table:table-cell>
          <table:table-cell office:value-type="float" office:value="0.648" calcext:value-type="float">
            <text:p>0.648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816" calcext:value-type="float">
            <text:p>0.816</text:p>
          </table:table-cell>
          <table:table-cell office:value-type="float" office:value="0.475968" calcext:value-type="float">
            <text:p>0.47596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04" calcext:value-type="float">
            <text:p>0.104</text:p>
          </table:table-cell>
          <table:table-cell office:value-type="float" office:value="0.32" calcext:value-type="float">
            <text:p>0.32</text:p>
          </table:table-cell>
          <table:table-cell office:value-type="float" office:value="0.38528" calcext:value-type="float">
            <text:p>0.38528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064" calcext:value-type="float">
            <text:p>0.40064</text:p>
          </table:table-cell>
          <table:table-cell office:value-type="float" office:value="0.48896" calcext:value-type="float">
            <text:p>0.48896</text:p>
          </table:table-cell>
          <table:table-cell office:value-type="float" office:value="0.58112" calcext:value-type="float">
            <text:p>0.58112</text:p>
          </table:table-cell>
          <table:table-cell office:value-type="float" office:value="0.65184" calcext:value-type="float">
            <text:p>0.65184</text:p>
          </table:table-cell>
          <table:table-cell office:value-type="float" office:value="0.70688" calcext:value-type="float">
            <text:p>0.70688</text:p>
          </table:table-cell>
          <table:table-cell office:value-type="float" office:value="0.816" calcext:value-type="float">
            <text:p>0.816</text:p>
          </table:table-cell>
          <table:table-cell office:value-type="float" office:value="0.473472" calcext:value-type="float">
            <text:p>0.47347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38848" calcext:value-type="float">
            <text:p>0.38848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928" calcext:value-type="float">
            <text:p>0.40928</text:p>
          </table:table-cell>
          <table:table-cell office:value-type="float" office:value="0.51456" calcext:value-type="float">
            <text:p>0.51456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66144" calcext:value-type="float">
            <text:p>0.66144</text:p>
          </table:table-cell>
          <table:table-cell office:value-type="float" office:value="0.71008" calcext:value-type="float">
            <text:p>0.71008</text:p>
          </table:table-cell>
          <table:table-cell office:value-type="float" office:value="0.816" calcext:value-type="float">
            <text:p>0.816</text:p>
          </table:table-cell>
          <table:table-cell office:value-type="float" office:value="0.483104" calcext:value-type="float">
            <text:p>0.4831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136" calcext:value-type="float">
            <text:p>0.35136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48896" calcext:value-type="float">
            <text:p>0.48896</text:p>
          </table:table-cell>
          <table:table-cell office:value-type="float" office:value="0.60256" calcext:value-type="float">
            <text:p>0.60256</text:p>
          </table:table-cell>
          <table:table-cell office:value-type="float" office:value="0.65568" calcext:value-type="float">
            <text:p>0.65568</text:p>
          </table:table-cell>
          <table:table-cell office:value-type="float" office:value="0.71328" calcext:value-type="float">
            <text:p>0.71328</text:p>
          </table:table-cell>
          <table:table-cell office:value-type="float" office:value="0.816" calcext:value-type="float">
            <text:p>0.816</text:p>
          </table:table-cell>
          <table:table-cell office:value-type="float" office:value="0.482144" calcext:value-type="float">
            <text:p>0.48214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136" calcext:value-type="float">
            <text:p>0.35136</text:p>
          </table:table-cell>
          <table:table-cell office:value-type="float" office:value="0.39936" calcext:value-type="float">
            <text:p>0.39936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50496" calcext:value-type="float">
            <text:p>0.50496</text:p>
          </table:table-cell>
          <table:table-cell office:value-type="float" office:value="0.60384" calcext:value-type="float">
            <text:p>0.60384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71168" calcext:value-type="float">
            <text:p>0.71168</text:p>
          </table:table-cell>
          <table:table-cell office:value-type="float" office:value="0.816" calcext:value-type="float">
            <text:p>0.816</text:p>
          </table:table-cell>
          <table:table-cell office:value-type="float" office:value="0.48432" calcext:value-type="float">
            <text:p>0.484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6672" calcext:value-type="float">
            <text:p>0.36672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1152" calcext:value-type="float">
            <text:p>0.41152</text:p>
          </table:table-cell>
          <table:table-cell office:value-type="float" office:value="0.49184" calcext:value-type="float">
            <text:p>0.49184</text:p>
          </table:table-cell>
          <table:table-cell office:value-type="float" office:value="0.58144" calcext:value-type="float">
            <text:p>0.58144</text:p>
          </table:table-cell>
          <table:table-cell office:value-type="float" office:value="0.65024" calcext:value-type="float">
            <text:p>0.65024</text:p>
          </table:table-cell>
          <table:table-cell office:value-type="float" office:value="0.72352" calcext:value-type="float">
            <text:p>0.72352</text:p>
          </table:table-cell>
          <table:table-cell office:value-type="float" office:value="0.832" calcext:value-type="float">
            <text:p>0.832</text:p>
          </table:table-cell>
          <table:table-cell office:value-type="float" office:value="0.475328" calcext:value-type="float">
            <text:p>0.47532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2" calcext:value-type="float">
            <text:p>0.32</text:p>
          </table:table-cell>
          <table:table-cell office:value-type="float" office:value="0.32768" calcext:value-type="float">
            <text:p>0.32768</text:p>
          </table:table-cell>
          <table:table-cell office:value-type="float" office:value="0.36512" calcext:value-type="float">
            <text:p>0.36512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24" calcext:value-type="float">
            <text:p>0.424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59968" calcext:value-type="float">
            <text:p>0.59968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2896" calcext:value-type="float">
            <text:p>0.72896</text:p>
          </table:table-cell>
          <table:table-cell office:value-type="float" office:value="0.832" calcext:value-type="float">
            <text:p>0.832</text:p>
          </table:table-cell>
          <table:table-cell office:value-type="float" office:value="0.482144" calcext:value-type="float">
            <text:p>0.48214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8496" calcext:value-type="float">
            <text:p>0.3849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0992" calcext:value-type="float">
            <text:p>0.40992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56064" calcext:value-type="float">
            <text:p>0.56064</text:p>
          </table:table-cell>
          <table:table-cell office:value-type="float" office:value="0.63616" calcext:value-type="float">
            <text:p>0.63616</text:p>
          </table:table-cell>
          <table:table-cell office:value-type="float" office:value="0.66272" calcext:value-type="float">
            <text:p>0.66272</text:p>
          </table:table-cell>
          <table:table-cell office:value-type="float" office:value="0.72576" calcext:value-type="float">
            <text:p>0.72576</text:p>
          </table:table-cell>
          <table:table-cell office:value-type="float" office:value="0.832" calcext:value-type="float">
            <text:p>0.832</text:p>
          </table:table-cell>
          <table:table-cell office:value-type="float" office:value="0.499776" calcext:value-type="float">
            <text:p>0.49977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984" calcext:value-type="float">
            <text:p>0.33984</text:p>
          </table:table-cell>
          <table:table-cell office:value-type="float" office:value="0.39872" calcext:value-type="float">
            <text:p>0.39872</text:p>
          </table:table-cell>
          <table:table-cell office:value-type="float" office:value="0.4" calcext:value-type="float">
            <text:p>0.4</text:p>
          </table:table-cell>
          <table:table-cell office:value-type="float" office:value="0.40704" calcext:value-type="float">
            <text:p>0.40704</text:p>
          </table:table-cell>
          <table:table-cell office:value-type="float" office:value="0.47584" calcext:value-type="float">
            <text:p>0.47584</text:p>
          </table:table-cell>
          <table:table-cell office:value-type="float" office:value="0.53664" calcext:value-type="float">
            <text:p>0.53664</text:p>
          </table:table-cell>
          <table:table-cell office:value-type="float" office:value="0.60448" calcext:value-type="float">
            <text:p>0.60448</text:p>
          </table:table-cell>
          <table:table-cell office:value-type="float" office:value="0.65024" calcext:value-type="float">
            <text:p>0.65024</text:p>
          </table:table-cell>
          <table:table-cell office:value-type="float" office:value="0.66976" calcext:value-type="float">
            <text:p>0.66976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832" calcext:value-type="float">
            <text:p>0.832</text:p>
          </table:table-cell>
          <table:table-cell office:value-type="float" office:value="0.521536" calcext:value-type="float">
            <text:p>0.52153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136" calcext:value-type="float">
            <text:p>0.35136</text:p>
          </table:table-cell>
          <table:table-cell office:value-type="float" office:value="0.39968" calcext:value-type="float">
            <text:p>0.39968</text:p>
          </table:table-cell>
          <table:table-cell office:value-type="float" office:value="0.41888" calcext:value-type="float">
            <text:p>0.41888</text:p>
          </table:table-cell>
          <table:table-cell office:value-type="float" office:value="0.48192" calcext:value-type="float">
            <text:p>0.48192</text:p>
          </table:table-cell>
          <table:table-cell office:value-type="float" office:value="0.51968" calcext:value-type="float">
            <text:p>0.51968</text:p>
          </table:table-cell>
          <table:table-cell office:value-type="float" office:value="0.57664" calcext:value-type="float">
            <text:p>0.57664</text:p>
          </table:table-cell>
          <table:table-cell office:value-type="float" office:value="0.63936" calcext:value-type="float">
            <text:p>0.63936</text:p>
          </table:table-cell>
          <table:table-cell office:value-type="float" office:value="0.65568" calcext:value-type="float">
            <text:p>0.65568</text:p>
          </table:table-cell>
          <table:table-cell office:value-type="float" office:value="0.67232" calcext:value-type="float">
            <text:p>0.67232</text:p>
          </table:table-cell>
          <table:table-cell office:value-type="float" office:value="0.73088" calcext:value-type="float">
            <text:p>0.73088</text:p>
          </table:table-cell>
          <table:table-cell office:value-type="float" office:value="0.832" calcext:value-type="float">
            <text:p>0.832</text:p>
          </table:table-cell>
          <table:table-cell office:value-type="float" office:value="0.54464" calcext:value-type="float">
            <text:p>0.5446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704" calcext:value-type="float">
            <text:p>0.32704</text:p>
          </table:table-cell>
          <table:table-cell office:value-type="float" office:value="0.38976" calcext:value-type="float">
            <text:p>0.38976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48352" calcext:value-type="float">
            <text:p>0.48352</text:p>
          </table:table-cell>
          <table:table-cell office:value-type="float" office:value="0.52128" calcext:value-type="float">
            <text:p>0.52128</text:p>
          </table:table-cell>
          <table:table-cell office:value-type="float" office:value="0.56256" calcext:value-type="float">
            <text:p>0.56256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5408" calcext:value-type="float">
            <text:p>0.65408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73088" calcext:value-type="float">
            <text:p>0.73088</text:p>
          </table:table-cell>
          <table:table-cell office:value-type="float" office:value="0.864" calcext:value-type="float">
            <text:p>0.864</text:p>
          </table:table-cell>
          <table:table-cell office:value-type="float" office:value="0.538272" calcext:value-type="float">
            <text:p>0.53827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39488" calcext:value-type="float">
            <text:p>0.39488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47136" calcext:value-type="float">
            <text:p>0.47136</text:p>
          </table:table-cell>
          <table:table-cell office:value-type="float" office:value="0.52256" calcext:value-type="float">
            <text:p>0.52256</text:p>
          </table:table-cell>
          <table:table-cell office:value-type="float" office:value="0.57664" calcext:value-type="float">
            <text:p>0.57664</text:p>
          </table:table-cell>
          <table:table-cell office:value-type="float" office:value="0.62688" calcext:value-type="float">
            <text:p>0.62688</text:p>
          </table:table-cell>
          <table:table-cell office:value-type="float" office:value="0.65728" calcext:value-type="float">
            <text:p>0.65728</text:p>
          </table:table-cell>
          <table:table-cell office:value-type="float" office:value="0.67872" calcext:value-type="float">
            <text:p>0.67872</text:p>
          </table:table-cell>
          <table:table-cell office:value-type="float" office:value="0.72416" calcext:value-type="float">
            <text:p>0.72416</text:p>
          </table:table-cell>
          <table:table-cell office:value-type="float" office:value="0.864" calcext:value-type="float">
            <text:p>0.864</text:p>
          </table:table-cell>
          <table:table-cell office:value-type="float" office:value="0.539648" calcext:value-type="float">
            <text:p>0.53964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39776" calcext:value-type="float">
            <text:p>0.39776</text:p>
          </table:table-cell>
          <table:table-cell office:value-type="float" office:value="0.42496" calcext:value-type="float">
            <text:p>0.42496</text:p>
          </table:table-cell>
          <table:table-cell office:value-type="float" office:value="0.49152" calcext:value-type="float">
            <text:p>0.49152</text:p>
          </table:table-cell>
          <table:table-cell office:value-type="float" office:value="0.52512" calcext:value-type="float">
            <text:p>0.52512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62368" calcext:value-type="float">
            <text:p>0.62368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67456" calcext:value-type="float">
            <text:p>0.67456</text:p>
          </table:table-cell>
          <table:table-cell office:value-type="float" office:value="0.72384" calcext:value-type="float">
            <text:p>0.72384</text:p>
          </table:table-cell>
          <table:table-cell office:value-type="float" office:value="0.864" calcext:value-type="float">
            <text:p>0.864</text:p>
          </table:table-cell>
          <table:table-cell office:value-type="float" office:value="0.543264" calcext:value-type="float">
            <text:p>0.54326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39392" calcext:value-type="float">
            <text:p>0.39392</text:p>
          </table:table-cell>
          <table:table-cell office:value-type="float" office:value="0.43552" calcext:value-type="float">
            <text:p>0.43552</text:p>
          </table:table-cell>
          <table:table-cell office:value-type="float" office:value="0.49376" calcext:value-type="float">
            <text:p>0.49376</text:p>
          </table:table-cell>
          <table:table-cell office:value-type="float" office:value="0.54912" calcext:value-type="float">
            <text:p>0.54912</text:p>
          </table:table-cell>
          <table:table-cell office:value-type="float" office:value="0.59392" calcext:value-type="float">
            <text:p>0.59392</text:p>
          </table:table-cell>
          <table:table-cell office:value-type="float" office:value="0.64608" calcext:value-type="float">
            <text:p>0.64608</text:p>
          </table:table-cell>
          <table:table-cell office:value-type="float" office:value="0.66272" calcext:value-type="float">
            <text:p>0.66272</text:p>
          </table:table-cell>
          <table:table-cell office:value-type="float" office:value="0.67712" calcext:value-type="float">
            <text:p>0.67712</text:p>
          </table:table-cell>
          <table:table-cell office:value-type="float" office:value="0.72128" calcext:value-type="float">
            <text:p>0.72128</text:p>
          </table:table-cell>
          <table:table-cell office:value-type="float" office:value="0.864" calcext:value-type="float">
            <text:p>0.864</text:p>
          </table:table-cell>
          <table:table-cell office:value-type="float" office:value="0.550304" calcext:value-type="float">
            <text:p>0.55030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8336" calcext:value-type="float">
            <text:p>0.38336</text:p>
          </table:table-cell>
          <table:table-cell office:value-type="float" office:value="0.42112" calcext:value-type="float">
            <text:p>0.42112</text:p>
          </table:table-cell>
          <table:table-cell office:value-type="float" office:value="0.49504" calcext:value-type="float">
            <text:p>0.49504</text:p>
          </table:table-cell>
          <table:table-cell office:value-type="float" office:value="0.53792" calcext:value-type="float">
            <text:p>0.53792</text:p>
          </table:table-cell>
          <table:table-cell office:value-type="float" office:value="0.57728" calcext:value-type="float">
            <text:p>0.57728</text:p>
          </table:table-cell>
          <table:table-cell office:value-type="float" office:value="0.62336" calcext:value-type="float">
            <text:p>0.62336</text:p>
          </table:table-cell>
          <table:table-cell office:value-type="float" office:value="0.65664" calcext:value-type="float">
            <text:p>0.65664</text:p>
          </table:table-cell>
          <table:table-cell office:value-type="float" office:value="0.67424" calcext:value-type="float">
            <text:p>0.67424</text:p>
          </table:table-cell>
          <table:table-cell office:value-type="float" office:value="0.71072" calcext:value-type="float">
            <text:p>0.71072</text:p>
          </table:table-cell>
          <table:table-cell office:value-type="float" office:value="0.864" calcext:value-type="float">
            <text:p>0.864</text:p>
          </table:table-cell>
          <table:table-cell office:value-type="float" office:value="0.540768" calcext:value-type="float">
            <text:p>0.54076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136" calcext:value-type="float">
            <text:p>0.35136</text:p>
          </table:table-cell>
          <table:table-cell office:value-type="float" office:value="0.4" calcext:value-type="float">
            <text:p>0.4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48352" calcext:value-type="float">
            <text:p>0.48352</text:p>
          </table:table-cell>
          <table:table-cell office:value-type="float" office:value="0.53056" calcext:value-type="float">
            <text:p>0.53056</text:p>
          </table:table-cell>
          <table:table-cell office:value-type="float" office:value="0.57024" calcext:value-type="float">
            <text:p>0.57024</text:p>
          </table:table-cell>
          <table:table-cell office:value-type="float" office:value="0.62048" calcext:value-type="float">
            <text:p>0.6204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2224" calcext:value-type="float">
            <text:p>0.72224</text:p>
          </table:table-cell>
          <table:table-cell office:value-type="float" office:value="0.864" calcext:value-type="float">
            <text:p>0.864</text:p>
          </table:table-cell>
          <table:table-cell office:value-type="float" office:value="0.5432" calcext:value-type="float">
            <text:p>0.543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4" calcext:value-type="float">
            <text:p>0.344</text:p>
          </table:table-cell>
          <table:table-cell office:value-type="float" office:value="0.4" calcext:value-type="float">
            <text:p>0.4</text:p>
          </table:table-cell>
          <table:table-cell office:value-type="float" office:value="0.42528" calcext:value-type="float">
            <text:p>0.42528</text:p>
          </table:table-cell>
          <table:table-cell office:value-type="float" office:value="0.49056" calcext:value-type="float">
            <text:p>0.49056</text:p>
          </table:table-cell>
          <table:table-cell office:value-type="float" office:value="0.53248" calcext:value-type="float">
            <text:p>0.53248</text:p>
          </table:table-cell>
          <table:table-cell office:value-type="float" office:value="0.57504" calcext:value-type="float">
            <text:p>0.57504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65344" calcext:value-type="float">
            <text:p>0.65344</text:p>
          </table:table-cell>
          <table:table-cell office:value-type="float" office:value="0.66976" calcext:value-type="float">
            <text:p>0.66976</text:p>
          </table:table-cell>
          <table:table-cell office:value-type="float" office:value="0.71872" calcext:value-type="float">
            <text:p>0.71872</text:p>
          </table:table-cell>
          <table:table-cell office:value-type="float" office:value="0.864" calcext:value-type="float">
            <text:p>0.864</text:p>
          </table:table-cell>
          <table:table-cell office:value-type="float" office:value="0.543968" calcext:value-type="float">
            <text:p>0.54396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88" calcext:value-type="float">
            <text:p>0.288</text:p>
          </table:table-cell>
          <table:table-cell office:value-type="float" office:value="0.33344" calcext:value-type="float">
            <text:p>0.33344</text:p>
          </table:table-cell>
          <table:table-cell office:value-type="float" office:value="0.39872" calcext:value-type="float">
            <text:p>0.39872</text:p>
          </table:table-cell>
          <table:table-cell office:value-type="float" office:value="0.42432" calcext:value-type="float">
            <text:p>0.42432</text:p>
          </table:table-cell>
          <table:table-cell office:value-type="float" office:value="0.48672" calcext:value-type="float">
            <text:p>0.48672</text:p>
          </table:table-cell>
          <table:table-cell office:value-type="float" office:value="0.53664" calcext:value-type="float">
            <text:p>0.53664</text:p>
          </table:table-cell>
          <table:table-cell office:value-type="float" office:value="0.576" calcext:value-type="float">
            <text:p>0.576</text:p>
          </table:table-cell>
          <table:table-cell office:value-type="float" office:value="0.62976" calcext:value-type="float">
            <text:p>0.62976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72096" calcext:value-type="float">
            <text:p>0.72096</text:p>
          </table:table-cell>
          <table:table-cell office:value-type="float" office:value="0.864" calcext:value-type="float">
            <text:p>0.864</text:p>
          </table:table-cell>
          <table:table-cell office:value-type="float" office:value="0.543456" calcext:value-type="float">
            <text:p>0.54345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3696" calcext:value-type="float">
            <text:p>0.33696</text:p>
          </table:table-cell>
          <table:table-cell office:value-type="float" office:value="0.39616" calcext:value-type="float">
            <text:p>0.39616</text:p>
          </table:table-cell>
          <table:table-cell office:value-type="float" office:value="0.41952" calcext:value-type="float">
            <text:p>0.41952</text:p>
          </table:table-cell>
          <table:table-cell office:value-type="float" office:value="0.4768" calcext:value-type="float">
            <text:p>0.4768</text:p>
          </table:table-cell>
          <table:table-cell office:value-type="float" office:value="0.53248" calcext:value-type="float">
            <text:p>0.53248</text:p>
          </table:table-cell>
          <table:table-cell office:value-type="float" office:value="0.57568" calcext:value-type="float">
            <text:p>0.57568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65504" calcext:value-type="float">
            <text:p>0.65504</text:p>
          </table:table-cell>
          <table:table-cell office:value-type="float" office:value="0.67424" calcext:value-type="float">
            <text:p>0.67424</text:p>
          </table:table-cell>
          <table:table-cell office:value-type="float" office:value="0.72512" calcext:value-type="float">
            <text:p>0.72512</text:p>
          </table:table-cell>
          <table:table-cell office:value-type="float" office:value="0.864" calcext:value-type="float">
            <text:p>0.864</text:p>
          </table:table-cell>
          <table:table-cell office:value-type="float" office:value="0.542464" calcext:value-type="float">
            <text:p>0.54246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376" calcext:value-type="float">
            <text:p>0.33376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40832" calcext:value-type="float">
            <text:p>0.40832</text:p>
          </table:table-cell>
          <table:table-cell office:value-type="float" office:value="0.46208" calcext:value-type="float">
            <text:p>0.46208</text:p>
          </table:table-cell>
          <table:table-cell office:value-type="float" office:value="0.52096" calcext:value-type="float">
            <text:p>0.52096</text:p>
          </table:table-cell>
          <table:table-cell office:value-type="float" office:value="0.57184" calcext:value-type="float">
            <text:p>0.57184</text:p>
          </table:table-cell>
          <table:table-cell office:value-type="float" office:value="0.62816" calcext:value-type="float">
            <text:p>0.6281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71424" calcext:value-type="float">
            <text:p>0.71424</text:p>
          </table:table-cell>
          <table:table-cell office:value-type="float" office:value="0.864" calcext:value-type="float">
            <text:p>0.864</text:p>
          </table:table-cell>
          <table:table-cell office:value-type="float" office:value="0.536096" calcext:value-type="float">
            <text:p>0.53609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448" calcext:value-type="float">
            <text:p>0.32448</text:p>
          </table:table-cell>
          <table:table-cell office:value-type="float" office:value="0.38016" calcext:value-type="float">
            <text:p>0.38016</text:p>
          </table:table-cell>
          <table:table-cell office:value-type="float" office:value="0.40768" calcext:value-type="float">
            <text:p>0.40768</text:p>
          </table:table-cell>
          <table:table-cell office:value-type="float" office:value="0.43712" calcext:value-type="float">
            <text:p>0.43712</text:p>
          </table:table-cell>
          <table:table-cell office:value-type="float" office:value="0.49984" calcext:value-type="float">
            <text:p>0.49984</text:p>
          </table:table-cell>
          <table:table-cell office:value-type="float" office:value="0.5568" calcext:value-type="float">
            <text:p>0.5568</text:p>
          </table:table-cell>
          <table:table-cell office:value-type="float" office:value="0.62144" calcext:value-type="float">
            <text:p>0.62144</text:p>
          </table:table-cell>
          <table:table-cell office:value-type="float" office:value="0.65408" calcext:value-type="float">
            <text:p>0.65408</text:p>
          </table:table-cell>
          <table:table-cell office:value-type="float" office:value="0.67456" calcext:value-type="float">
            <text:p>0.67456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864" calcext:value-type="float">
            <text:p>0.864</text:p>
          </table:table-cell>
          <table:table-cell office:value-type="float" office:value="0.527776" calcext:value-type="float">
            <text:p>0.52777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656" calcext:value-type="float">
            <text:p>0.34656</text:p>
          </table:table-cell>
          <table:table-cell office:value-type="float" office:value="0.4" calcext:value-type="float">
            <text:p>0.4</text:p>
          </table:table-cell>
          <table:table-cell office:value-type="float" office:value="0.41376" calcext:value-type="float">
            <text:p>0.41376</text:p>
          </table:table-cell>
          <table:table-cell office:value-type="float" office:value="0.4656" calcext:value-type="float">
            <text:p>0.4656</text:p>
          </table:table-cell>
          <table:table-cell office:value-type="float" office:value="0.50912" calcext:value-type="float">
            <text:p>0.50912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63296" calcext:value-type="float">
            <text:p>0.63296</text:p>
          </table:table-cell>
          <table:table-cell office:value-type="float" office:value="0.65888" calcext:value-type="float">
            <text:p>0.65888</text:p>
          </table:table-cell>
          <table:table-cell office:value-type="float" office:value="0.68096" calcext:value-type="float">
            <text:p>0.68096</text:p>
          </table:table-cell>
          <table:table-cell office:value-type="float" office:value="0.72512" calcext:value-type="float">
            <text:p>0.72512</text:p>
          </table:table-cell>
          <table:table-cell office:value-type="float" office:value="0.864" calcext:value-type="float">
            <text:p>0.864</text:p>
          </table:table-cell>
          <table:table-cell office:value-type="float" office:value="0.539712" calcext:value-type="float">
            <text:p>0.53971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608" calcext:value-type="float">
            <text:p>0.32608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056" calcext:value-type="float">
            <text:p>0.41056</text:p>
          </table:table-cell>
          <table:table-cell office:value-type="float" office:value="0.47456" calcext:value-type="float">
            <text:p>0.47456</text:p>
          </table:table-cell>
          <table:table-cell office:value-type="float" office:value="0.51936" calcext:value-type="float">
            <text:p>0.51936</text:p>
          </table:table-cell>
          <table:table-cell office:value-type="float" office:value="0.57248" calcext:value-type="float">
            <text:p>0.57248</text:p>
          </table:table-cell>
          <table:table-cell office:value-type="float" office:value="0.63168" calcext:value-type="float">
            <text:p>0.63168</text:p>
          </table:table-cell>
          <table:table-cell office:value-type="float" office:value="0.66048" calcext:value-type="float">
            <text:p>0.66048</text:p>
          </table:table-cell>
          <table:table-cell office:value-type="float" office:value="0.68256" calcext:value-type="float">
            <text:p>0.68256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88" calcext:value-type="float">
            <text:p>0.888</text:p>
          </table:table-cell>
          <table:table-cell office:value-type="float" office:value="0.541696" calcext:value-type="float">
            <text:p>0.54169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416" calcext:value-type="float">
            <text:p>0.32416</text:p>
          </table:table-cell>
          <table:table-cell office:value-type="float" office:value="0.39424" calcext:value-type="float">
            <text:p>0.39424</text:p>
          </table:table-cell>
          <table:table-cell office:value-type="float" office:value="0.40416" calcext:value-type="float">
            <text:p>0.40416</text:p>
          </table:table-cell>
          <table:table-cell office:value-type="float" office:value="0.46848" calcext:value-type="float">
            <text:p>0.46848</text:p>
          </table:table-cell>
          <table:table-cell office:value-type="float" office:value="0.52544" calcext:value-type="float">
            <text:p>0.52544</text:p>
          </table:table-cell>
          <table:table-cell office:value-type="float" office:value="0.57632" calcext:value-type="float">
            <text:p>0.57632</text:p>
          </table:table-cell>
          <table:table-cell office:value-type="float" office:value="0.63456" calcext:value-type="float">
            <text:p>0.63456</text:p>
          </table:table-cell>
          <table:table-cell office:value-type="float" office:value="0.66304" calcext:value-type="float">
            <text:p>0.66304</text:p>
          </table:table-cell>
          <table:table-cell office:value-type="float" office:value="0.68352" calcext:value-type="float">
            <text:p>0.68352</text:p>
          </table:table-cell>
          <table:table-cell office:value-type="float" office:value="0.73248" calcext:value-type="float">
            <text:p>0.73248</text:p>
          </table:table-cell>
          <table:table-cell office:value-type="float" office:value="0.888" calcext:value-type="float">
            <text:p>0.888</text:p>
          </table:table-cell>
          <table:table-cell office:value-type="float" office:value="0.54064" calcext:value-type="float">
            <text:p>0.5406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88" calcext:value-type="float">
            <text:p>0.288</text:p>
          </table:table-cell>
          <table:table-cell office:value-type="float" office:value="0.34496" calcext:value-type="float">
            <text:p>0.34496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43456" calcext:value-type="float">
            <text:p>0.43456</text:p>
          </table:table-cell>
          <table:table-cell office:value-type="float" office:value="0.49568" calcext:value-type="float">
            <text:p>0.49568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59456" calcext:value-type="float">
            <text:p>0.59456</text:p>
          </table:table-cell>
          <table:table-cell office:value-type="float" office:value="0.64192" calcext:value-type="float">
            <text:p>0.64192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88" calcext:value-type="float">
            <text:p>0.688</text:p>
          </table:table-cell>
          <table:table-cell office:value-type="float" office:value="0.73312" calcext:value-type="float">
            <text:p>0.733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554208" calcext:value-type="float">
            <text:p>0.55420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56" calcext:value-type="float">
            <text:p>0.256</text:p>
          </table:table-cell>
          <table:table-cell office:value-type="float" office:value="0.3424" calcext:value-type="float">
            <text:p>0.3424</text:p>
          </table:table-cell>
          <table:table-cell office:value-type="float" office:value="0.4" calcext:value-type="float">
            <text:p>0.4</text:p>
          </table:table-cell>
          <table:table-cell office:value-type="float" office:value="0.41984" calcext:value-type="float">
            <text:p>0.41984</text:p>
          </table:table-cell>
          <table:table-cell office:value-type="float" office:value="0.48896" calcext:value-type="float">
            <text:p>0.48896</text:p>
          </table:table-cell>
          <table:table-cell office:value-type="float" office:value="0.55232" calcext:value-type="float">
            <text:p>0.55232</text:p>
          </table:table-cell>
          <table:table-cell office:value-type="float" office:value="0.624" calcext:value-type="float">
            <text:p>0.624</text:p>
          </table:table-cell>
          <table:table-cell office:value-type="float" office:value="0.65344" calcext:value-type="float">
            <text:p>0.6534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992" calcext:value-type="float">
            <text:p>0.68992</text:p>
          </table:table-cell>
          <table:table-cell office:value-type="float" office:value="0.74304" calcext:value-type="float">
            <text:p>0.74304</text:p>
          </table:table-cell>
          <table:table-cell office:value-type="float" office:value="0.888" calcext:value-type="float">
            <text:p>0.888</text:p>
          </table:table-cell>
          <table:table-cell office:value-type="float" office:value="0.558592" calcext:value-type="float">
            <text:p>0.55859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88" calcext:value-type="float">
            <text:p>0.288</text:p>
          </table:table-cell>
          <table:table-cell office:value-type="float" office:value="0.35648" calcext:value-type="float">
            <text:p>0.35648</text:p>
          </table:table-cell>
          <table:table-cell office:value-type="float" office:value="0.40192" calcext:value-type="float">
            <text:p>0.40192</text:p>
          </table:table-cell>
          <table:table-cell office:value-type="float" office:value="0.44224" calcext:value-type="float">
            <text:p>0.44224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62592" calcext:value-type="float">
            <text:p>0.62592</text:p>
          </table:table-cell>
          <table:table-cell office:value-type="float" office:value="0.65824" calcext:value-type="float">
            <text:p>0.65824</text:p>
          </table:table-cell>
          <table:table-cell office:value-type="float" office:value="0.67648" calcext:value-type="float">
            <text:p>0.67648</text:p>
          </table:table-cell>
          <table:table-cell office:value-type="float" office:value="0.69088" calcext:value-type="float">
            <text:p>0.69088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888" calcext:value-type="float">
            <text:p>0.888</text:p>
          </table:table-cell>
          <table:table-cell office:value-type="float" office:value="0.567776" calcext:value-type="float">
            <text:p>0.56777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776" calcext:value-type="float">
            <text:p>0.35776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44512" calcext:value-type="float">
            <text:p>0.44512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65248" calcext:value-type="float">
            <text:p>0.65248</text:p>
          </table:table-cell>
          <table:table-cell office:value-type="float" office:value="0.67136" calcext:value-type="float">
            <text:p>0.67136</text:p>
          </table:table-cell>
          <table:table-cell office:value-type="float" office:value="0.68768" calcext:value-type="float">
            <text:p>0.68768</text:p>
          </table:table-cell>
          <table:table-cell office:value-type="float" office:value="0.744" calcext:value-type="float">
            <text:p>0.744</text:p>
          </table:table-cell>
          <table:table-cell office:value-type="float" office:value="0.888" calcext:value-type="float">
            <text:p>0.888</text:p>
          </table:table-cell>
          <table:table-cell office:value-type="float" office:value="0.563392" calcext:value-type="float">
            <text:p>0.56339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272" calcext:value-type="float">
            <text:p>0.34272</text:p>
          </table:table-cell>
          <table:table-cell office:value-type="float" office:value="0.4" calcext:value-type="float">
            <text:p>0.4</text:p>
          </table:table-cell>
          <table:table-cell office:value-type="float" office:value="0.41728" calcext:value-type="float">
            <text:p>0.41728</text:p>
          </table:table-cell>
          <table:table-cell office:value-type="float" office:value="0.47488" calcext:value-type="float">
            <text:p>0.47488</text:p>
          </table:table-cell>
          <table:table-cell office:value-type="float" office:value="0.53504" calcext:value-type="float">
            <text:p>0.53504</text:p>
          </table:table-cell>
          <table:table-cell office:value-type="float" office:value="0.58464" calcext:value-type="float">
            <text:p>0.58464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66304" calcext:value-type="float">
            <text:p>0.66304</text:p>
          </table:table-cell>
          <table:table-cell office:value-type="float" office:value="0.68064" calcext:value-type="float">
            <text:p>0.68064</text:p>
          </table:table-cell>
          <table:table-cell office:value-type="float" office:value="0.73664" calcext:value-type="float">
            <text:p>0.73664</text:p>
          </table:table-cell>
          <table:table-cell office:value-type="float" office:value="0.888" calcext:value-type="float">
            <text:p>0.888</text:p>
          </table:table-cell>
          <table:table-cell office:value-type="float" office:value="0.546752" calcext:value-type="float">
            <text:p>0.54675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688" calcext:value-type="float">
            <text:p>0.34688</text:p>
          </table:table-cell>
          <table:table-cell office:value-type="float" office:value="0.40128" calcext:value-type="float">
            <text:p>0.40128</text:p>
          </table:table-cell>
          <table:table-cell office:value-type="float" office:value="0.43072" calcext:value-type="float">
            <text:p>0.43072</text:p>
          </table:table-cell>
          <table:table-cell office:value-type="float" office:value="0.49632" calcext:value-type="float">
            <text:p>0.49632</text:p>
          </table:table-cell>
          <table:table-cell office:value-type="float" office:value="0.53728" calcext:value-type="float">
            <text:p>0.53728</text:p>
          </table:table-cell>
          <table:table-cell office:value-type="float" office:value="0.57248" calcext:value-type="float">
            <text:p>0.57248</text:p>
          </table:table-cell>
          <table:table-cell office:value-type="float" office:value="0.61216" calcext:value-type="float">
            <text:p>0.61216</text:p>
          </table:table-cell>
          <table:table-cell office:value-type="float" office:value="0.65056" calcext:value-type="float">
            <text:p>0.65056</text:p>
          </table:table-cell>
          <table:table-cell office:value-type="float" office:value="0.67712" calcext:value-type="float">
            <text:p>0.67712</text:p>
          </table:table-cell>
          <table:table-cell office:value-type="float" office:value="0.74304" calcext:value-type="float">
            <text:p>0.74304</text:p>
          </table:table-cell>
          <table:table-cell office:value-type="float" office:value="0.888" calcext:value-type="float">
            <text:p>0.888</text:p>
          </table:table-cell>
          <table:table-cell office:value-type="float" office:value="0.546784" calcext:value-type="float">
            <text:p>0.54678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152" calcext:value-type="float">
            <text:p>0.33152</text:p>
          </table:table-cell>
          <table:table-cell office:value-type="float" office:value="0.38944" calcext:value-type="float">
            <text:p>0.38944</text:p>
          </table:table-cell>
          <table:table-cell office:value-type="float" office:value="0.41216" calcext:value-type="float">
            <text:p>0.41216</text:p>
          </table:table-cell>
          <table:table-cell office:value-type="float" office:value="0.4688" calcext:value-type="float">
            <text:p>0.4688</text:p>
          </table:table-cell>
          <table:table-cell office:value-type="float" office:value="0.52032" calcext:value-type="float">
            <text:p>0.52032</text:p>
          </table:table-cell>
          <table:table-cell office:value-type="float" office:value="0.56192" calcext:value-type="float">
            <text:p>0.56192</text:p>
          </table:table-cell>
          <table:table-cell office:value-type="float" office:value="0.61952" calcext:value-type="float">
            <text:p>0.61952</text:p>
          </table:table-cell>
          <table:table-cell office:value-type="float" office:value="0.65344" calcext:value-type="float">
            <text:p>0.65344</text:p>
          </table:table-cell>
          <table:table-cell office:value-type="float" office:value="0.67712" calcext:value-type="float">
            <text:p>0.67712</text:p>
          </table:table-cell>
          <table:table-cell office:value-type="float" office:value="0.74848" calcext:value-type="float">
            <text:p>0.74848</text:p>
          </table:table-cell>
          <table:table-cell office:value-type="float" office:value="0.888" calcext:value-type="float">
            <text:p>0.888</text:p>
          </table:table-cell>
          <table:table-cell office:value-type="float" office:value="0.538272" calcext:value-type="float">
            <text:p>0.53827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744" calcext:value-type="float">
            <text:p>0.35744</text:p>
          </table:table-cell>
          <table:table-cell office:value-type="float" office:value="0.40224" calcext:value-type="float">
            <text:p>0.40224</text:p>
          </table:table-cell>
          <table:table-cell office:value-type="float" office:value="0.43104" calcext:value-type="float">
            <text:p>0.43104</text:p>
          </table:table-cell>
          <table:table-cell office:value-type="float" office:value="0.48416" calcext:value-type="float">
            <text:p>0.48416</text:p>
          </table:table-cell>
          <table:table-cell office:value-type="float" office:value="0.52576" calcext:value-type="float">
            <text:p>0.52576</text:p>
          </table:table-cell>
          <table:table-cell office:value-type="float" office:value="0.56064" calcext:value-type="float">
            <text:p>0.56064</text:p>
          </table:table-cell>
          <table:table-cell office:value-type="float" office:value="0.62336" calcext:value-type="float">
            <text:p>0.62336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8512" calcext:value-type="float">
            <text:p>0.68512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904" calcext:value-type="float">
            <text:p>0.904</text:p>
          </table:table-cell>
          <table:table-cell office:value-type="float" office:value="0.549216" calcext:value-type="float">
            <text:p>0.54921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376" calcext:value-type="float">
            <text:p>0.3337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42592" calcext:value-type="float">
            <text:p>0.42592</text:p>
          </table:table-cell>
          <table:table-cell office:value-type="float" office:value="0.47968" calcext:value-type="float">
            <text:p>0.47968</text:p>
          </table:table-cell>
          <table:table-cell office:value-type="float" office:value="0.51776" calcext:value-type="float">
            <text:p>0.51776</text:p>
          </table:table-cell>
          <table:table-cell office:value-type="float" office:value="0.55744" calcext:value-type="float">
            <text:p>0.55744</text:p>
          </table:table-cell>
          <table:table-cell office:value-type="float" office:value="0.61728" calcext:value-type="float">
            <text:p>0.61728</text:p>
          </table:table-cell>
          <table:table-cell office:value-type="float" office:value="0.65984" calcext:value-type="float">
            <text:p>0.65984</text:p>
          </table:table-cell>
          <table:table-cell office:value-type="float" office:value="0.68768" calcext:value-type="float">
            <text:p>0.68768</text:p>
          </table:table-cell>
          <table:table-cell office:value-type="float" office:value="0.79584" calcext:value-type="float">
            <text:p>0.79584</text:p>
          </table:table-cell>
          <table:table-cell office:value-type="float" office:value="0.92" calcext:value-type="float">
            <text:p>0.92</text:p>
          </table:table-cell>
          <table:table-cell office:value-type="float" office:value="0.54736" calcext:value-type="float">
            <text:p>0.5473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528" calcext:value-type="float">
            <text:p>0.34528</text:p>
          </table:table-cell>
          <table:table-cell office:value-type="float" office:value="0.4" calcext:value-type="float">
            <text:p>0.4</text:p>
          </table:table-cell>
          <table:table-cell office:value-type="float" office:value="0.43072" calcext:value-type="float">
            <text:p>0.43072</text:p>
          </table:table-cell>
          <table:table-cell office:value-type="float" office:value="0.48384" calcext:value-type="float">
            <text:p>0.48384</text:p>
          </table:table-cell>
          <table:table-cell office:value-type="float" office:value="0.52192" calcext:value-type="float">
            <text:p>0.52192</text:p>
          </table:table-cell>
          <table:table-cell office:value-type="float" office:value="0.5632" calcext:value-type="float">
            <text:p>0.5632</text:p>
          </table:table-cell>
          <table:table-cell office:value-type="float" office:value="0.61664" calcext:value-type="float">
            <text:p>0.61664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8576" calcext:value-type="float">
            <text:p>0.68576</text:p>
          </table:table-cell>
          <table:table-cell office:value-type="float" office:value="0.78784" calcext:value-type="float">
            <text:p>0.78784</text:p>
          </table:table-cell>
          <table:table-cell office:value-type="float" office:value="0.92" calcext:value-type="float">
            <text:p>0.92</text:p>
          </table:table-cell>
          <table:table-cell office:value-type="float" office:value="0.54944" calcext:value-type="float">
            <text:p>0.5494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168" calcext:value-type="float">
            <text:p>0.31168</text:p>
          </table:table-cell>
          <table:table-cell office:value-type="float" office:value="0.39584" calcext:value-type="float">
            <text:p>0.39584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45952" calcext:value-type="float">
            <text:p>0.45952</text:p>
          </table:table-cell>
          <table:table-cell office:value-type="float" office:value="0.52736" calcext:value-type="float">
            <text:p>0.52736</text:p>
          </table:table-cell>
          <table:table-cell office:value-type="float" office:value="0.57216" calcext:value-type="float">
            <text:p>0.57216</text:p>
          </table:table-cell>
          <table:table-cell office:value-type="float" office:value="0.62848" calcext:value-type="float">
            <text:p>0.62848</text:p>
          </table:table-cell>
          <table:table-cell office:value-type="float" office:value="0.66048" calcext:value-type="float">
            <text:p>0.66048</text:p>
          </table:table-cell>
          <table:table-cell office:value-type="float" office:value="0.68448" calcext:value-type="float">
            <text:p>0.68448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92" calcext:value-type="float">
            <text:p>0.92</text:p>
          </table:table-cell>
          <table:table-cell office:value-type="float" office:value="0.54272" calcext:value-type="float">
            <text:p>0.5427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0128" calcext:value-type="float">
            <text:p>0.40128</text:p>
          </table:table-cell>
          <table:table-cell office:value-type="float" office:value="0.45856" calcext:value-type="float">
            <text:p>0.45856</text:p>
          </table:table-cell>
          <table:table-cell office:value-type="float" office:value="0.50912" calcext:value-type="float">
            <text:p>0.50912</text:p>
          </table:table-cell>
          <table:table-cell office:value-type="float" office:value="0.54688" calcext:value-type="float">
            <text:p>0.54688</text:p>
          </table:table-cell>
          <table:table-cell office:value-type="float" office:value="0.592" calcext:value-type="float">
            <text:p>0.592</text:p>
          </table:table-cell>
          <table:table-cell office:value-type="float" office:value="0.64416" calcext:value-type="float">
            <text:p>0.64416</text:p>
          </table:table-cell>
          <table:table-cell office:value-type="float" office:value="0.66912" calcext:value-type="float">
            <text:p>0.66912</text:p>
          </table:table-cell>
          <table:table-cell office:value-type="float" office:value="0.69088" calcext:value-type="float">
            <text:p>0.69088</text:p>
          </table:table-cell>
          <table:table-cell office:value-type="float" office:value="0.80384" calcext:value-type="float">
            <text:p>0.80384</text:p>
          </table:table-cell>
          <table:table-cell office:value-type="float" office:value="0.92" calcext:value-type="float">
            <text:p>0.92</text:p>
          </table:table-cell>
          <table:table-cell office:value-type="float" office:value="0.565504" calcext:value-type="float">
            <text:p>0.56550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8" calcext:value-type="float">
            <text:p>0.28</text:p>
          </table:table-cell>
          <table:table-cell office:value-type="float" office:value="0.3312" calcext:value-type="float">
            <text:p>0.3312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45952" calcext:value-type="float">
            <text:p>0.45952</text:p>
          </table:table-cell>
          <table:table-cell office:value-type="float" office:value="0.51616" calcext:value-type="float">
            <text:p>0.51616</text:p>
          </table:table-cell>
          <table:table-cell office:value-type="float" office:value="0.55776" calcext:value-type="float">
            <text:p>0.55776</text:p>
          </table:table-cell>
          <table:table-cell office:value-type="float" office:value="0.60896" calcext:value-type="float">
            <text:p>0.60896</text:p>
          </table:table-cell>
          <table:table-cell office:value-type="float" office:value="0.65408" calcext:value-type="float">
            <text:p>0.65408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69728" calcext:value-type="float">
            <text:p>0.69728</text:p>
          </table:table-cell>
          <table:table-cell office:value-type="float" office:value="0.82656" calcext:value-type="float">
            <text:p>0.82656</text:p>
          </table:table-cell>
          <table:table-cell office:value-type="float" office:value="0.92" calcext:value-type="float">
            <text:p>0.92</text:p>
          </table:table-cell>
          <table:table-cell office:value-type="float" office:value="0.572832" calcext:value-type="float">
            <text:p>0.57283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8" calcext:value-type="float">
            <text:p>0.28</text:p>
          </table:table-cell>
          <table:table-cell office:value-type="float" office:value="0.34752" calcext:value-type="float">
            <text:p>0.34752</text:p>
          </table:table-cell>
          <table:table-cell office:value-type="float" office:value="0.40128" calcext:value-type="float">
            <text:p>0.40128</text:p>
          </table:table-cell>
          <table:table-cell office:value-type="float" office:value="0.44064" calcext:value-type="float">
            <text:p>0.44064</text:p>
          </table:table-cell>
          <table:table-cell office:value-type="float" office:value="0.5088" calcext:value-type="float">
            <text:p>0.5088</text:p>
          </table:table-cell>
          <table:table-cell office:value-type="float" office:value="0.56384" calcext:value-type="float">
            <text:p>0.56384</text:p>
          </table:table-cell>
          <table:table-cell office:value-type="float" office:value="0.63424" calcext:value-type="float">
            <text:p>0.63424</text:p>
          </table:table-cell>
          <table:table-cell office:value-type="float" office:value="0.66592" calcext:value-type="float">
            <text:p>0.66592</text:p>
          </table:table-cell>
          <table:table-cell office:value-type="float" office:value="0.68224" calcext:value-type="float">
            <text:p>0.68224</text:p>
          </table:table-cell>
          <table:table-cell office:value-type="float" office:value="0.71008" calcext:value-type="float">
            <text:p>0.71008</text:p>
          </table:table-cell>
          <table:table-cell office:value-type="float" office:value="0.85216" calcext:value-type="float">
            <text:p>0.85216</text:p>
          </table:table-cell>
          <table:table-cell office:value-type="float" office:value="0.92" calcext:value-type="float">
            <text:p>0.92</text:p>
          </table:table-cell>
          <table:table-cell office:value-type="float" office:value="0.580672" calcext:value-type="float">
            <text:p>0.58067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8" calcext:value-type="float">
            <text:p>0.28</text:p>
          </table:table-cell>
          <table:table-cell office:value-type="float" office:value="0.34912" calcext:value-type="float">
            <text:p>0.34912</text:p>
          </table:table-cell>
          <table:table-cell office:value-type="float" office:value="0.40864" calcext:value-type="float">
            <text:p>0.40864</text:p>
          </table:table-cell>
          <table:table-cell office:value-type="float" office:value="0.47584" calcext:value-type="float">
            <text:p>0.47584</text:p>
          </table:table-cell>
          <table:table-cell office:value-type="float" office:value="0.53216" calcext:value-type="float">
            <text:p>0.53216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65376" calcext:value-type="float">
            <text:p>0.65376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688" calcext:value-type="float">
            <text:p>0.688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89056" calcext:value-type="float">
            <text:p>0.89056</text:p>
          </table:table-cell>
          <table:table-cell office:value-type="float" office:value="0.92" calcext:value-type="float">
            <text:p>0.92</text:p>
          </table:table-cell>
          <table:table-cell office:value-type="float" office:value="0.600288" calcext:value-type="float">
            <text:p>0.60028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256" calcext:value-type="float">
            <text:p>0.36256</text:p>
          </table:table-cell>
          <table:table-cell office:value-type="float" office:value="0.41824" calcext:value-type="float">
            <text:p>0.41824</text:p>
          </table:table-cell>
          <table:table-cell office:value-type="float" office:value="0.49376" calcext:value-type="float">
            <text:p>0.49376</text:p>
          </table:table-cell>
          <table:table-cell office:value-type="float" office:value="0.54144" calcext:value-type="float">
            <text:p>0.54144</text:p>
          </table:table-cell>
          <table:table-cell office:value-type="float" office:value="0.58752" calcext:value-type="float">
            <text:p>0.58752</text:p>
          </table:table-cell>
          <table:table-cell office:value-type="float" office:value="0.64608" calcext:value-type="float">
            <text:p>0.64608</text:p>
          </table:table-cell>
          <table:table-cell office:value-type="float" office:value="0.67072" calcext:value-type="float">
            <text:p>0.67072</text:p>
          </table:table-cell>
          <table:table-cell office:value-type="float" office:value="0.69184" calcext:value-type="float">
            <text:p>0.69184</text:p>
          </table:table-cell>
          <table:table-cell office:value-type="float" office:value="0.75584" calcext:value-type="float">
            <text:p>0.75584</text:p>
          </table:table-cell>
          <table:table-cell office:value-type="float" office:value="0.88256" calcext:value-type="float">
            <text:p>0.88256</text:p>
          </table:table-cell>
          <table:table-cell office:value-type="float" office:value="0.92" calcext:value-type="float">
            <text:p>0.92</text:p>
          </table:table-cell>
          <table:table-cell office:value-type="float" office:value="0.605056" calcext:value-type="float">
            <text:p>0.60505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456" calcext:value-type="float">
            <text:p>0.35456</text:p>
          </table:table-cell>
          <table:table-cell office:value-type="float" office:value="0.42944" calcext:value-type="float">
            <text:p>0.42944</text:p>
          </table:table-cell>
          <table:table-cell office:value-type="float" office:value="0.50528" calcext:value-type="float">
            <text:p>0.50528</text:p>
          </table:table-cell>
          <table:table-cell office:value-type="float" office:value="0.55872" calcext:value-type="float">
            <text:p>0.55872</text:p>
          </table:table-cell>
          <table:table-cell office:value-type="float" office:value="0.60832" calcext:value-type="float">
            <text:p>0.60832</text:p>
          </table:table-cell>
          <table:table-cell office:value-type="float" office:value="0.65696" calcext:value-type="float">
            <text:p>0.65696</text:p>
          </table:table-cell>
          <table:table-cell office:value-type="float" office:value="0.67872" calcext:value-type="float">
            <text:p>0.67872</text:p>
          </table:table-cell>
          <table:table-cell office:value-type="float" office:value="0.71392" calcext:value-type="float">
            <text:p>0.71392</text:p>
          </table:table-cell>
          <table:table-cell office:value-type="float" office:value="0.79712" calcext:value-type="float">
            <text:p>0.79712</text:p>
          </table:table-cell>
          <table:table-cell office:value-type="float" office:value="0.88352" calcext:value-type="float">
            <text:p>0.88352</text:p>
          </table:table-cell>
          <table:table-cell office:value-type="float" office:value="0.92" calcext:value-type="float">
            <text:p>0.92</text:p>
          </table:table-cell>
          <table:table-cell office:value-type="float" office:value="0.618656" calcext:value-type="float">
            <text:p>0.6186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88" calcext:value-type="float">
            <text:p>0.288</text:p>
          </table:table-cell>
          <table:table-cell office:value-type="float" office:value="0.37792" calcext:value-type="float">
            <text:p>0.37792</text:p>
          </table:table-cell>
          <table:table-cell office:value-type="float" office:value="0.44544" calcext:value-type="float">
            <text:p>0.44544</text:p>
          </table:table-cell>
          <table:table-cell office:value-type="float" office:value="0.52224" calcext:value-type="float">
            <text:p>0.52224</text:p>
          </table:table-cell>
          <table:table-cell office:value-type="float" office:value="0.57856" calcext:value-type="float">
            <text:p>0.57856</text:p>
          </table:table-cell>
          <table:table-cell office:value-type="float" office:value="0.63104" calcext:value-type="float">
            <text:p>0.63104</text:p>
          </table:table-cell>
          <table:table-cell office:value-type="float" office:value="0.66688" calcext:value-type="float">
            <text:p>0.66688</text:p>
          </table:table-cell>
          <table:table-cell office:value-type="float" office:value="0.68288" calcext:value-type="float">
            <text:p>0.68288</text:p>
          </table:table-cell>
          <table:table-cell office:value-type="float" office:value="0.74112" calcext:value-type="float">
            <text:p>0.74112</text:p>
          </table:table-cell>
          <table:table-cell office:value-type="float" office:value="0.82336" calcext:value-type="float">
            <text:p>0.82336</text:p>
          </table:table-cell>
          <table:table-cell office:value-type="float" office:value="0.89568" calcext:value-type="float">
            <text:p>0.89568</text:p>
          </table:table-cell>
          <table:table-cell office:value-type="float" office:value="0.92" calcext:value-type="float">
            <text:p>0.92</text:p>
          </table:table-cell>
          <table:table-cell office:value-type="float" office:value="0.636512" calcext:value-type="float">
            <text:p>0.63651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712" calcext:value-type="float">
            <text:p>0.35712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52" calcext:value-type="float">
            <text:p>0.52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64288" calcext:value-type="float">
            <text:p>0.64288</text:p>
          </table:table-cell>
          <table:table-cell office:value-type="float" office:value="0.67264" calcext:value-type="float">
            <text:p>0.67264</text:p>
          </table:table-cell>
          <table:table-cell office:value-type="float" office:value="0.696" calcext:value-type="float">
            <text:p>0.696</text:p>
          </table:table-cell>
          <table:table-cell office:value-type="float" office:value="0.76832" calcext:value-type="float">
            <text:p>0.76832</text:p>
          </table:table-cell>
          <table:table-cell office:value-type="float" office:value="0.82912" calcext:value-type="float">
            <text:p>0.82912</text:p>
          </table:table-cell>
          <table:table-cell office:value-type="float" office:value="0.90336" calcext:value-type="float">
            <text:p>0.90336</text:p>
          </table:table-cell>
          <table:table-cell office:value-type="float" office:value="0.928" calcext:value-type="float">
            <text:p>0.928</text:p>
          </table:table-cell>
          <table:table-cell office:value-type="float" office:value="0.64288" calcext:value-type="float">
            <text:p>0.6428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664" calcext:value-type="float">
            <text:p>0.37664</text:p>
          </table:table-cell>
          <table:table-cell office:value-type="float" office:value="0.46048" calcext:value-type="float">
            <text:p>0.46048</text:p>
          </table:table-cell>
          <table:table-cell office:value-type="float" office:value="0.52736" calcext:value-type="float">
            <text:p>0.52736</text:p>
          </table:table-cell>
          <table:table-cell office:value-type="float" office:value="0.584" calcext:value-type="float">
            <text:p>0.584</text:p>
          </table:table-cell>
          <table:table-cell office:value-type="float" office:value="0.64064" calcext:value-type="float">
            <text:p>0.64064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70016" calcext:value-type="float">
            <text:p>0.70016</text:p>
          </table:table-cell>
          <table:table-cell office:value-type="float" office:value="0.75456" calcext:value-type="float">
            <text:p>0.75456</text:p>
          </table:table-cell>
          <table:table-cell office:value-type="float" office:value="0.82048" calcext:value-type="float">
            <text:p>0.82048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28" calcext:value-type="float">
            <text:p>0.928</text:p>
          </table:table-cell>
          <table:table-cell office:value-type="float" office:value="0.644512" calcext:value-type="float">
            <text:p>0.64451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096" calcext:value-type="float">
            <text:p>0.36096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58016" calcext:value-type="float">
            <text:p>0.58016</text:p>
          </table:table-cell>
          <table:table-cell office:value-type="float" office:value="0.64256" calcext:value-type="float">
            <text:p>0.64256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73184" calcext:value-type="float">
            <text:p>0.73184</text:p>
          </table:table-cell>
          <table:table-cell office:value-type="float" office:value="0.80064" calcext:value-type="float">
            <text:p>0.80064</text:p>
          </table:table-cell>
          <table:table-cell office:value-type="float" office:value="0.86784" calcext:value-type="float">
            <text:p>0.86784</text:p>
          </table:table-cell>
          <table:table-cell office:value-type="float" office:value="0.91328" calcext:value-type="float">
            <text:p>0.91328</text:p>
          </table:table-cell>
          <table:table-cell office:value-type="float" office:value="0.944" calcext:value-type="float">
            <text:p>0.944</text:p>
          </table:table-cell>
          <table:table-cell office:value-type="float" office:value="0.673408" calcext:value-type="float">
            <text:p>0.67340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536" calcext:value-type="float">
            <text:p>0.41536</text:p>
          </table:table-cell>
          <table:table-cell office:value-type="float" office:value="0.55712" calcext:value-type="float">
            <text:p>0.55712</text:p>
          </table:table-cell>
          <table:table-cell office:value-type="float" office:value="0.61248" calcext:value-type="float">
            <text:p>0.6124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872" calcext:value-type="float">
            <text:p>0.67872</text:p>
          </table:table-cell>
          <table:table-cell office:value-type="float" office:value="0.70528" calcext:value-type="float">
            <text:p>0.70528</text:p>
          </table:table-cell>
          <table:table-cell office:value-type="float" office:value="0.76672" calcext:value-type="float">
            <text:p>0.76672</text:p>
          </table:table-cell>
          <table:table-cell office:value-type="float" office:value="0.82624" calcext:value-type="float">
            <text:p>0.82624</text:p>
          </table:table-cell>
          <table:table-cell office:value-type="float" office:value="0.88384" calcext:value-type="float">
            <text:p>0.8838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44" calcext:value-type="float">
            <text:p>0.944</text:p>
          </table:table-cell>
          <table:table-cell office:value-type="float" office:value="0.701376" calcext:value-type="float">
            <text:p>0.70137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92" calcext:value-type="float">
            <text:p>0.392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58048" calcext:value-type="float">
            <text:p>0.58048</text:p>
          </table:table-cell>
          <table:table-cell office:value-type="float" office:value="0.64352" calcext:value-type="float">
            <text:p>0.64352</text:p>
          </table:table-cell>
          <table:table-cell office:value-type="float" office:value="0.68096" calcext:value-type="float">
            <text:p>0.68096</text:p>
          </table:table-cell>
          <table:table-cell office:value-type="float" office:value="0.72032" calcext:value-type="float">
            <text:p>0.72032</text:p>
          </table:table-cell>
          <table:table-cell office:value-type="float" office:value="0.77696" calcext:value-type="float">
            <text:p>0.77696</text:p>
          </table:table-cell>
          <table:table-cell office:value-type="float" office:value="0.824" calcext:value-type="float">
            <text:p>0.824</text:p>
          </table:table-cell>
          <table:table-cell office:value-type="float" office:value="0.87104" calcext:value-type="float">
            <text:p>0.87104</text:p>
          </table:table-cell>
          <table:table-cell office:value-type="float" office:value="0.89344" calcext:value-type="float">
            <text:p>0.89344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44" calcext:value-type="float">
            <text:p>0.944</text:p>
          </table:table-cell>
          <table:table-cell office:value-type="float" office:value="0.736992" calcext:value-type="float">
            <text:p>0.73699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6" calcext:value-type="float">
            <text:p>0.36</text:p>
          </table:table-cell>
          <table:table-cell office:value-type="float" office:value="0.42944" calcext:value-type="float">
            <text:p>0.42944</text:p>
          </table:table-cell>
          <table:table-cell office:value-type="float" office:value="0.56544" calcext:value-type="float">
            <text:p>0.56544</text:p>
          </table:table-cell>
          <table:table-cell office:value-type="float" office:value="0.63424" calcext:value-type="float">
            <text:p>0.63424</text:p>
          </table:table-cell>
          <table:table-cell office:value-type="float" office:value="0.66912" calcext:value-type="float">
            <text:p>0.66912</text:p>
          </table:table-cell>
          <table:table-cell office:value-type="float" office:value="0.70144" calcext:value-type="float">
            <text:p>0.70144</text:p>
          </table:table-cell>
          <table:table-cell office:value-type="float" office:value="0.77056" calcext:value-type="float">
            <text:p>0.77056</text:p>
          </table:table-cell>
          <table:table-cell office:value-type="float" office:value="0.82176" calcext:value-type="float">
            <text:p>0.82176</text:p>
          </table:table-cell>
          <table:table-cell office:value-type="float" office:value="0.86752" calcext:value-type="float">
            <text:p>0.86752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936" calcext:value-type="float">
            <text:p>0.91936</text:p>
          </table:table-cell>
          <table:table-cell office:value-type="float" office:value="0.944" calcext:value-type="float">
            <text:p>0.944</text:p>
          </table:table-cell>
          <table:table-cell office:value-type="float" office:value="0.727488" calcext:value-type="float">
            <text:p>0.72748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208" calcext:value-type="float">
            <text:p>0.46208</text:p>
          </table:table-cell>
          <table:table-cell office:value-type="float" office:value="0.57344" calcext:value-type="float">
            <text:p>0.57344</text:p>
          </table:table-cell>
          <table:table-cell office:value-type="float" office:value="0.64256" calcext:value-type="float">
            <text:p>0.64256</text:p>
          </table:table-cell>
          <table:table-cell office:value-type="float" office:value="0.67648" calcext:value-type="float">
            <text:p>0.67648</text:p>
          </table:table-cell>
          <table:table-cell office:value-type="float" office:value="0.7296" calcext:value-type="float">
            <text:p>0.7296</text:p>
          </table:table-cell>
          <table:table-cell office:value-type="float" office:value="0.78112" calcext:value-type="float">
            <text:p>0.78112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86496" calcext:value-type="float">
            <text:p>0.86496</text:p>
          </table:table-cell>
          <table:table-cell office:value-type="float" office:value="0.89408" calcext:value-type="float">
            <text:p>0.89408</text:p>
          </table:table-cell>
          <table:table-cell office:value-type="float" office:value="0.92032" calcext:value-type="float">
            <text:p>0.92032</text:p>
          </table:table-cell>
          <table:table-cell office:value-type="float" office:value="0.952" calcext:value-type="float">
            <text:p>0.952</text:p>
          </table:table-cell>
          <table:table-cell office:value-type="float" office:value="0.736384" calcext:value-type="float">
            <text:p>0.73638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208" calcext:value-type="float">
            <text:p>0.42208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66272" calcext:value-type="float">
            <text:p>0.66272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76896" calcext:value-type="float">
            <text:p>0.76896</text:p>
          </table:table-cell>
          <table:table-cell office:value-type="float" office:value="0.80576" calcext:value-type="float">
            <text:p>0.80576</text:p>
          </table:table-cell>
          <table:table-cell office:value-type="float" office:value="0.84736" calcext:value-type="float">
            <text:p>0.84736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9632" calcext:value-type="float">
            <text:p>0.89632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52" calcext:value-type="float">
            <text:p>0.952</text:p>
          </table:table-cell>
          <table:table-cell office:value-type="float" office:value="0.7512" calcext:value-type="float">
            <text:p>0.751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88" calcext:value-type="float">
            <text:p>0.288</text:p>
          </table:table-cell>
          <table:table-cell office:value-type="float" office:value="0.44704" calcext:value-type="float">
            <text:p>0.44704</text:p>
          </table:table-cell>
          <table:table-cell office:value-type="float" office:value="0.61696" calcext:value-type="float">
            <text:p>0.61696</text:p>
          </table:table-cell>
          <table:table-cell office:value-type="float" office:value="0.66752" calcext:value-type="float">
            <text:p>0.66752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73184" calcext:value-type="float">
            <text:p>0.73184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81664" calcext:value-type="float">
            <text:p>0.81664</text:p>
          </table:table-cell>
          <table:table-cell office:value-type="float" office:value="0.86592" calcext:value-type="float">
            <text:p>0.86592</text:p>
          </table:table-cell>
          <table:table-cell office:value-type="float" office:value="0.89152" calcext:value-type="float">
            <text:p>0.89152</text:p>
          </table:table-cell>
          <table:table-cell office:value-type="float" office:value="0.92128" calcext:value-type="float">
            <text:p>0.92128</text:p>
          </table:table-cell>
          <table:table-cell office:value-type="float" office:value="0.952" calcext:value-type="float">
            <text:p>0.952</text:p>
          </table:table-cell>
          <table:table-cell office:value-type="float" office:value="0.742336" calcext:value-type="float">
            <text:p>0.74233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408" calcext:value-type="float">
            <text:p>0.45408</text:p>
          </table:table-cell>
          <table:table-cell office:value-type="float" office:value="0.61408" calcext:value-type="float">
            <text:p>0.61408</text:p>
          </table:table-cell>
          <table:table-cell office:value-type="float" office:value="0.66912" calcext:value-type="float">
            <text:p>0.66912</text:p>
          </table:table-cell>
          <table:table-cell office:value-type="float" office:value="0.69056" calcext:value-type="float">
            <text:p>0.69056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78752" calcext:value-type="float">
            <text:p>0.78752</text:p>
          </table:table-cell>
          <table:table-cell office:value-type="float" office:value="0.82624" calcext:value-type="float">
            <text:p>0.82624</text:p>
          </table:table-cell>
          <table:table-cell office:value-type="float" office:value="0.86592" calcext:value-type="float">
            <text:p>0.86592</text:p>
          </table:table-cell>
          <table:table-cell office:value-type="float" office:value="0.89472" calcext:value-type="float">
            <text:p>0.89472</text:p>
          </table:table-cell>
          <table:table-cell office:value-type="float" office:value="0.91744" calcext:value-type="float">
            <text:p>0.917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746208" calcext:value-type="float">
            <text:p>0.74620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72" calcext:value-type="float">
            <text:p>0.272</text:p>
          </table:table-cell>
          <table:table-cell office:value-type="float" office:value="0.51712" calcext:value-type="float">
            <text:p>0.51712</text:p>
          </table:table-cell>
          <table:table-cell office:value-type="float" office:value="0.62912" calcext:value-type="float">
            <text:p>0.62912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96" calcext:value-type="float">
            <text:p>0.696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80736" calcext:value-type="float">
            <text:p>0.80736</text:p>
          </table:table-cell>
          <table:table-cell office:value-type="float" office:value="0.84704" calcext:value-type="float">
            <text:p>0.84704</text:p>
          </table:table-cell>
          <table:table-cell office:value-type="float" office:value="0.88192" calcext:value-type="float">
            <text:p>0.88192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2256" calcext:value-type="float">
            <text:p>0.92256</text:p>
          </table:table-cell>
          <table:table-cell office:value-type="float" office:value="0.952" calcext:value-type="float">
            <text:p>0.952</text:p>
          </table:table-cell>
          <table:table-cell office:value-type="float" office:value="0.76336" calcext:value-type="float">
            <text:p>0.7633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344" calcext:value-type="float">
            <text:p>0.45344</text:p>
          </table:table-cell>
          <table:table-cell office:value-type="float" office:value="0.62048" calcext:value-type="float">
            <text:p>0.62048</text:p>
          </table:table-cell>
          <table:table-cell office:value-type="float" office:value="0.67456" calcext:value-type="float">
            <text:p>0.67456</text:p>
          </table:table-cell>
          <table:table-cell office:value-type="float" office:value="0.70368" calcext:value-type="float">
            <text:p>0.70368</text:p>
          </table:table-cell>
          <table:table-cell office:value-type="float" office:value="0.76352" calcext:value-type="float">
            <text:p>0.76352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84608" calcext:value-type="float">
            <text:p>0.84608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9728" calcext:value-type="float">
            <text:p>0.89728</text:p>
          </table:table-cell>
          <table:table-cell office:value-type="float" office:value="0.92384" calcext:value-type="float">
            <text:p>0.92384</text:p>
          </table:table-cell>
          <table:table-cell office:value-type="float" office:value="0.952" calcext:value-type="float">
            <text:p>0.952</text:p>
          </table:table-cell>
          <table:table-cell office:value-type="float" office:value="0.756608" calcext:value-type="float">
            <text:p>0.75660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496" calcext:value-type="float">
            <text:p>0.46496</text:p>
          </table:table-cell>
          <table:table-cell office:value-type="float" office:value="0.63744" calcext:value-type="float">
            <text:p>0.63744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4464" calcext:value-type="float">
            <text:p>0.74464</text:p>
          </table:table-cell>
          <table:table-cell office:value-type="float" office:value="0.78912" calcext:value-type="float">
            <text:p>0.78912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6368" calcext:value-type="float">
            <text:p>0.86368</text:p>
          </table:table-cell>
          <table:table-cell office:value-type="float" office:value="0.88736" calcext:value-type="float">
            <text:p>0.88736</text:p>
          </table:table-cell>
          <table:table-cell office:value-type="float" office:value="0.90176" calcext:value-type="float">
            <text:p>0.90176</text:p>
          </table:table-cell>
          <table:table-cell office:value-type="float" office:value="0.92064" calcext:value-type="float">
            <text:p>0.92064</text:p>
          </table:table-cell>
          <table:table-cell office:value-type="float" office:value="0.952" calcext:value-type="float">
            <text:p>0.952</text:p>
          </table:table-cell>
          <table:table-cell office:value-type="float" office:value="0.77328" calcext:value-type="float">
            <text:p>0.7732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992" calcext:value-type="float">
            <text:p>0.52992</text:p>
          </table:table-cell>
          <table:table-cell office:value-type="float" office:value="0.64544" calcext:value-type="float">
            <text:p>0.64544</text:p>
          </table:table-cell>
          <table:table-cell office:value-type="float" office:value="0.69184" calcext:value-type="float">
            <text:p>0.69184</text:p>
          </table:table-cell>
          <table:table-cell office:value-type="float" office:value="0.74752" calcext:value-type="float">
            <text:p>0.74752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6176" calcext:value-type="float">
            <text:p>0.86176</text:p>
          </table:table-cell>
          <table:table-cell office:value-type="float" office:value="0.88672" calcext:value-type="float">
            <text:p>0.88672</text:p>
          </table:table-cell>
          <table:table-cell office:value-type="float" office:value="0.90048" calcext:value-type="float">
            <text:p>0.90048</text:p>
          </table:table-cell>
          <table:table-cell office:value-type="float" office:value="0.92192" calcext:value-type="float">
            <text:p>0.92192</text:p>
          </table:table-cell>
          <table:table-cell office:value-type="float" office:value="0.952" calcext:value-type="float">
            <text:p>0.952</text:p>
          </table:table-cell>
          <table:table-cell office:value-type="float" office:value="0.78256" calcext:value-type="float">
            <text:p>0.7825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72" calcext:value-type="float">
            <text:p>0.272</text:p>
          </table:table-cell>
          <table:table-cell office:value-type="float" office:value="0.52384" calcext:value-type="float">
            <text:p>0.52384</text:p>
          </table:table-cell>
          <table:table-cell office:value-type="float" office:value="0.66624" calcext:value-type="float">
            <text:p>0.66624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79136" calcext:value-type="float">
            <text:p>0.79136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84416" calcext:value-type="float">
            <text:p>0.84416</text:p>
          </table:table-cell>
          <table:table-cell office:value-type="float" office:value="0.86784" calcext:value-type="float">
            <text:p>0.86784</text:p>
          </table:table-cell>
          <table:table-cell office:value-type="float" office:value="0.88704" calcext:value-type="float">
            <text:p>0.88704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2224" calcext:value-type="float">
            <text:p>0.92224</text:p>
          </table:table-cell>
          <table:table-cell office:value-type="float" office:value="0.952" calcext:value-type="float">
            <text:p>0.952</text:p>
          </table:table-cell>
          <table:table-cell office:value-type="float" office:value="0.796192" calcext:value-type="float">
            <text:p>0.79619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" calcext:value-type="float">
            <text:p>0.4</text:p>
          </table:table-cell>
          <table:table-cell office:value-type="float" office:value="0.53888" calcext:value-type="float">
            <text:p>0.53888</text:p>
          </table:table-cell>
          <table:table-cell office:value-type="float" office:value="0.65632" calcext:value-type="float">
            <text:p>0.65632</text:p>
          </table:table-cell>
          <table:table-cell office:value-type="float" office:value="0.73344" calcext:value-type="float">
            <text:p>0.73344</text:p>
          </table:table-cell>
          <table:table-cell office:value-type="float" office:value="0.78944" calcext:value-type="float">
            <text:p>0.78944</text:p>
          </table:table-cell>
          <table:table-cell office:value-type="float" office:value="0.82528" calcext:value-type="float">
            <text:p>0.82528</text:p>
          </table:table-cell>
          <table:table-cell office:value-type="float" office:value="0.84544" calcext:value-type="float">
            <text:p>0.84544</text:p>
          </table:table-cell>
          <table:table-cell office:value-type="float" office:value="0.86976" calcext:value-type="float">
            <text:p>0.86976</text:p>
          </table:table-cell>
          <table:table-cell office:value-type="float" office:value="0.89088" calcext:value-type="float">
            <text:p>0.89088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2544" calcext:value-type="float">
            <text:p>0.925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798048" calcext:value-type="float">
            <text:p>0.79804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52" calcext:value-type="float">
            <text:p>0.352</text:p>
          </table:table-cell>
          <table:table-cell office:value-type="float" office:value="0.54912" calcext:value-type="float">
            <text:p>0.54912</text:p>
          </table:table-cell>
          <table:table-cell office:value-type="float" office:value="0.66976" calcext:value-type="float">
            <text:p>0.66976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79392" calcext:value-type="float">
            <text:p>0.79392</text:p>
          </table:table-cell>
          <table:table-cell office:value-type="float" office:value="0.82848" calcext:value-type="float">
            <text:p>0.82848</text:p>
          </table:table-cell>
          <table:table-cell office:value-type="float" office:value="0.84864" calcext:value-type="float">
            <text:p>0.84864</text:p>
          </table:table-cell>
          <table:table-cell office:value-type="float" office:value="0.87264" calcext:value-type="float">
            <text:p>0.87264</text:p>
          </table:table-cell>
          <table:table-cell office:value-type="float" office:value="0.89088" calcext:value-type="float">
            <text:p>0.89088</text:p>
          </table:table-cell>
          <table:table-cell office:value-type="float" office:value="0.90432" calcext:value-type="float">
            <text:p>0.90432</text:p>
          </table:table-cell>
          <table:table-cell office:value-type="float" office:value="0.92576" calcext:value-type="float">
            <text:p>0.9257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02912" calcext:value-type="float">
            <text:p>0.80291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62976" calcext:value-type="float">
            <text:p>0.62976</text:p>
          </table:table-cell>
          <table:table-cell office:value-type="float" office:value="0.71072" calcext:value-type="float">
            <text:p>0.71072</text:p>
          </table:table-cell>
          <table:table-cell office:value-type="float" office:value="0.76192" calcext:value-type="float">
            <text:p>0.76192</text:p>
          </table:table-cell>
          <table:table-cell office:value-type="float" office:value="0.80352" calcext:value-type="float">
            <text:p>0.80352</text:p>
          </table:table-cell>
          <table:table-cell office:value-type="float" office:value="0.83168" calcext:value-type="float">
            <text:p>0.83168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8512" calcext:value-type="float">
            <text:p>0.88512</text:p>
          </table:table-cell>
          <table:table-cell office:value-type="float" office:value="0.90048" calcext:value-type="float">
            <text:p>0.90048</text:p>
          </table:table-cell>
          <table:table-cell office:value-type="float" office:value="0.92544" calcext:value-type="float">
            <text:p>0.925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776704" calcext:value-type="float">
            <text:p>0.77670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616" calcext:value-type="float">
            <text:p>0.47616</text:p>
          </table:table-cell>
          <table:table-cell office:value-type="float" office:value="0.61408" calcext:value-type="float">
            <text:p>0.61408</text:p>
          </table:table-cell>
          <table:table-cell office:value-type="float" office:value="0.69632" calcext:value-type="float">
            <text:p>0.69632</text:p>
          </table:table-cell>
          <table:table-cell office:value-type="float" office:value="0.74816" calcext:value-type="float">
            <text:p>0.74816</text:p>
          </table:table-cell>
          <table:table-cell office:value-type="float" office:value="0.78784" calcext:value-type="float">
            <text:p>0.78784</text:p>
          </table:table-cell>
          <table:table-cell office:value-type="float" office:value="0.82048" calcext:value-type="float">
            <text:p>0.82048</text:p>
          </table:table-cell>
          <table:table-cell office:value-type="float" office:value="0.85088" calcext:value-type="float">
            <text:p>0.85088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0176" calcext:value-type="float">
            <text:p>0.90176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52" calcext:value-type="float">
            <text:p>0.952</text:p>
          </table:table-cell>
          <table:table-cell office:value-type="float" office:value="0.770208" calcext:value-type="float">
            <text:p>0.77020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832" calcext:value-type="float">
            <text:p>0.48832</text:p>
          </table:table-cell>
          <table:table-cell office:value-type="float" office:value="0.61568" calcext:value-type="float">
            <text:p>0.61568</text:p>
          </table:table-cell>
          <table:table-cell office:value-type="float" office:value="0.696" calcext:value-type="float">
            <text:p>0.696</text:p>
          </table:table-cell>
          <table:table-cell office:value-type="float" office:value="0.74944" calcext:value-type="float">
            <text:p>0.74944</text:p>
          </table:table-cell>
          <table:table-cell office:value-type="float" office:value="0.79488" calcext:value-type="float">
            <text:p>0.79488</text:p>
          </table:table-cell>
          <table:table-cell office:value-type="float" office:value="0.82432" calcext:value-type="float">
            <text:p>0.82432</text:p>
          </table:table-cell>
          <table:table-cell office:value-type="float" office:value="0.85984" calcext:value-type="float">
            <text:p>0.85984</text:p>
          </table:table-cell>
          <table:table-cell office:value-type="float" office:value="0.88864" calcext:value-type="float">
            <text:p>0.88864</text:p>
          </table:table-cell>
          <table:table-cell office:value-type="float" office:value="0.90464" calcext:value-type="float">
            <text:p>0.90464</text:p>
          </table:table-cell>
          <table:table-cell office:value-type="float" office:value="0.92352" calcext:value-type="float">
            <text:p>0.92352</text:p>
          </table:table-cell>
          <table:table-cell office:value-type="float" office:value="0.952" calcext:value-type="float">
            <text:p>0.952</text:p>
          </table:table-cell>
          <table:table-cell office:value-type="float" office:value="0.774528" calcext:value-type="float">
            <text:p>0.77452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464" calcext:value-type="float">
            <text:p>0.46464</text:p>
          </table:table-cell>
          <table:table-cell office:value-type="float" office:value="0.632" calcext:value-type="float">
            <text:p>0.632</text:p>
          </table:table-cell>
          <table:table-cell office:value-type="float" office:value="0.71808" calcext:value-type="float">
            <text:p>0.71808</text:p>
          </table:table-cell>
          <table:table-cell office:value-type="float" office:value="0.77248" calcext:value-type="float">
            <text:p>0.77248</text:p>
          </table:table-cell>
          <table:table-cell office:value-type="float" office:value="0.81536" calcext:value-type="float">
            <text:p>0.81536</text:p>
          </table:table-cell>
          <table:table-cell office:value-type="float" office:value="0.83872" calcext:value-type="float">
            <text:p>0.83872</text:p>
          </table:table-cell>
          <table:table-cell office:value-type="float" office:value="0.86112" calcext:value-type="float">
            <text:p>0.86112</text:p>
          </table:table-cell>
          <table:table-cell office:value-type="float" office:value="0.88256" calcext:value-type="float">
            <text:p>0.88256</text:p>
          </table:table-cell>
          <table:table-cell office:value-type="float" office:value="0.90176" calcext:value-type="float">
            <text:p>0.90176</text:p>
          </table:table-cell>
          <table:table-cell office:value-type="float" office:value="0.92416" calcext:value-type="float">
            <text:p>0.924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781088" calcext:value-type="float">
            <text:p>0.78108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2" calcext:value-type="float">
            <text:p>0.272</text:p>
          </table:table-cell>
          <table:table-cell office:value-type="float" office:value="0.52992" calcext:value-type="float">
            <text:p>0.52992</text:p>
          </table:table-cell>
          <table:table-cell office:value-type="float" office:value="0.67296" calcext:value-type="float">
            <text:p>0.67296</text:p>
          </table:table-cell>
          <table:table-cell office:value-type="float" office:value="0.74368" calcext:value-type="float">
            <text:p>0.74368</text:p>
          </table:table-cell>
          <table:table-cell office:value-type="float" office:value="0.78688" calcext:value-type="float">
            <text:p>0.78688</text:p>
          </table:table-cell>
          <table:table-cell office:value-type="float" office:value="0.81664" calcext:value-type="float">
            <text:p>0.81664</text:p>
          </table:table-cell>
          <table:table-cell office:value-type="float" office:value="0.84064" calcext:value-type="float">
            <text:p>0.84064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7968" calcext:value-type="float">
            <text:p>0.87968</text:p>
          </table:table-cell>
          <table:table-cell office:value-type="float" office:value="0.90048" calcext:value-type="float">
            <text:p>0.90048</text:p>
          </table:table-cell>
          <table:table-cell office:value-type="float" office:value="0.92832" calcext:value-type="float">
            <text:p>0.92832</text:p>
          </table:table-cell>
          <table:table-cell office:value-type="float" office:value="0.952" calcext:value-type="float">
            <text:p>0.952</text:p>
          </table:table-cell>
          <table:table-cell office:value-type="float" office:value="0.79616" calcext:value-type="float">
            <text:p>0.7961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72" calcext:value-type="float">
            <text:p>0.272</text:p>
          </table:table-cell>
          <table:table-cell office:value-type="float" office:value="0.54208" calcext:value-type="float">
            <text:p>0.54208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76256" calcext:value-type="float">
            <text:p>0.76256</text:p>
          </table:table-cell>
          <table:table-cell office:value-type="float" office:value="0.80256" calcext:value-type="float">
            <text:p>0.80256</text:p>
          </table:table-cell>
          <table:table-cell office:value-type="float" office:value="0.82752" calcext:value-type="float">
            <text:p>0.82752</text:p>
          </table:table-cell>
          <table:table-cell office:value-type="float" office:value="0.85088" calcext:value-type="float">
            <text:p>0.85088</text:p>
          </table:table-cell>
          <table:table-cell office:value-type="float" office:value="0.86944" calcext:value-type="float">
            <text:p>0.86944</text:p>
          </table:table-cell>
          <table:table-cell office:value-type="float" office:value="0.88896" calcext:value-type="float">
            <text:p>0.88896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3216" calcext:value-type="float">
            <text:p>0.932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0688" calcext:value-type="float">
            <text:p>0.8068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" calcext:value-type="float">
            <text:p>0.4</text:p>
          </table:table-cell>
          <table:table-cell office:value-type="float" office:value="0.62016" calcext:value-type="float">
            <text:p>0.62016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80096" calcext:value-type="float">
            <text:p>0.80096</text:p>
          </table:table-cell>
          <table:table-cell office:value-type="float" office:value="0.82592" calcext:value-type="float">
            <text:p>0.82592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8064" calcext:value-type="float">
            <text:p>0.88064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0.92896" calcext:value-type="float">
            <text:p>0.9289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1136" calcext:value-type="float">
            <text:p>0.83113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72" calcext:value-type="float">
            <text:p>0.272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76512" calcext:value-type="float">
            <text:p>0.76512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2656" calcext:value-type="float">
            <text:p>0.82656</text:p>
          </table:table-cell>
          <table:table-cell office:value-type="float" office:value="0.84416" calcext:value-type="float">
            <text:p>0.84416</text:p>
          </table:table-cell>
          <table:table-cell office:value-type="float" office:value="0.86304" calcext:value-type="float">
            <text:p>0.86304</text:p>
          </table:table-cell>
          <table:table-cell office:value-type="float" office:value="0.88288" calcext:value-type="float">
            <text:p>0.88288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0816" calcext:value-type="float">
            <text:p>0.90816</text:p>
          </table:table-cell>
          <table:table-cell office:value-type="float" office:value="0.93152" calcext:value-type="float">
            <text:p>0.93152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6464" calcext:value-type="float">
            <text:p>0.82646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88" calcext:value-type="float">
            <text:p>0.288</text:p>
          </table:table-cell>
          <table:table-cell office:value-type="float" office:value="0.67712" calcext:value-type="float">
            <text:p>0.67712</text:p>
          </table:table-cell>
          <table:table-cell office:value-type="float" office:value="0.77824" calcext:value-type="float">
            <text:p>0.77824</text:p>
          </table:table-cell>
          <table:table-cell office:value-type="float" office:value="0.80512" calcext:value-type="float">
            <text:p>0.80512</text:p>
          </table:table-cell>
          <table:table-cell office:value-type="float" office:value="0.82624" calcext:value-type="float">
            <text:p>0.82624</text:p>
          </table:table-cell>
          <table:table-cell office:value-type="float" office:value="0.84576" calcext:value-type="float">
            <text:p>0.84576</text:p>
          </table:table-cell>
          <table:table-cell office:value-type="float" office:value="0.86112" calcext:value-type="float">
            <text:p>0.86112</text:p>
          </table:table-cell>
          <table:table-cell office:value-type="float" office:value="0.87744" calcext:value-type="float">
            <text:p>0.87744</text:p>
          </table:table-cell>
          <table:table-cell office:value-type="float" office:value="0.89088" calcext:value-type="float">
            <text:p>0.89088</text:p>
          </table:table-cell>
          <table:table-cell office:value-type="float" office:value="0.90144" calcext:value-type="float">
            <text:p>0.90144</text:p>
          </table:table-cell>
          <table:table-cell office:value-type="float" office:value="0.92448" calcext:value-type="float">
            <text:p>0.92448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8784" calcext:value-type="float">
            <text:p>0.83878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8" calcext:value-type="float">
            <text:p>0.48</text:p>
          </table:table-cell>
          <table:table-cell office:value-type="float" office:value="0.69024" calcext:value-type="float">
            <text:p>0.69024</text:p>
          </table:table-cell>
          <table:table-cell office:value-type="float" office:value="0.76928" calcext:value-type="float">
            <text:p>0.76928</text:p>
          </table:table-cell>
          <table:table-cell office:value-type="float" office:value="0.79552" calcext:value-type="float">
            <text:p>0.79552</text:p>
          </table:table-cell>
          <table:table-cell office:value-type="float" office:value="0.81952" calcext:value-type="float">
            <text:p>0.81952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6368" calcext:value-type="float">
            <text:p>0.86368</text:p>
          </table:table-cell>
          <table:table-cell office:value-type="float" office:value="0.88032" calcext:value-type="float">
            <text:p>0.88032</text:p>
          </table:table-cell>
          <table:table-cell office:value-type="float" office:value="0.89472" calcext:value-type="float">
            <text:p>0.8947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3056" calcext:value-type="float">
            <text:p>0.9305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9584" calcext:value-type="float">
            <text:p>0.8395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392" calcext:value-type="float">
            <text:p>0.55392</text:p>
          </table:table-cell>
          <table:table-cell office:value-type="float" office:value="0.74976" calcext:value-type="float">
            <text:p>0.74976</text:p>
          </table:table-cell>
          <table:table-cell office:value-type="float" office:value="0.79552" calcext:value-type="float">
            <text:p>0.79552</text:p>
          </table:table-cell>
          <table:table-cell office:value-type="float" office:value="0.82464" calcext:value-type="float">
            <text:p>0.82464</text:p>
          </table:table-cell>
          <table:table-cell office:value-type="float" office:value="0.84608" calcext:value-type="float">
            <text:p>0.84608</text:p>
          </table:table-cell>
          <table:table-cell office:value-type="float" office:value="0.86592" calcext:value-type="float">
            <text:p>0.86592</text:p>
          </table:table-cell>
          <table:table-cell office:value-type="float" office:value="0.88" calcext:value-type="float">
            <text:p>0.88</text:p>
          </table:table-cell>
          <table:table-cell office:value-type="float" office:value="0.89344" calcext:value-type="float">
            <text:p>0.8934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2896" calcext:value-type="float">
            <text:p>0.9289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4224" calcext:value-type="float">
            <text:p>0.82422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28" calcext:value-type="float">
            <text:p>0.328</text:p>
          </table:table-cell>
          <table:table-cell office:value-type="float" office:value="0.59456" calcext:value-type="float">
            <text:p>0.59456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2432" calcext:value-type="float">
            <text:p>0.82432</text:p>
          </table:table-cell>
          <table:table-cell office:value-type="float" office:value="0.84416" calcext:value-type="float">
            <text:p>0.84416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88192" calcext:value-type="float">
            <text:p>0.88192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168" calcext:value-type="float">
            <text:p>0.91168</text:p>
          </table:table-cell>
          <table:table-cell office:value-type="float" office:value="0.93408" calcext:value-type="float">
            <text:p>0.93408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2896" calcext:value-type="float">
            <text:p>0.83289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2" calcext:value-type="float">
            <text:p>0.432</text:p>
          </table:table-cell>
          <table:table-cell office:value-type="float" office:value="0.65824" calcext:value-type="float">
            <text:p>0.65824</text:p>
          </table:table-cell>
          <table:table-cell office:value-type="float" office:value="0.77152" calcext:value-type="float">
            <text:p>0.77152</text:p>
          </table:table-cell>
          <table:table-cell office:value-type="float" office:value="0.80096" calcext:value-type="float">
            <text:p>0.80096</text:p>
          </table:table-cell>
          <table:table-cell office:value-type="float" office:value="0.82784" calcext:value-type="float">
            <text:p>0.82784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6304" calcext:value-type="float">
            <text:p>0.86304</text:p>
          </table:table-cell>
          <table:table-cell office:value-type="float" office:value="0.87936" calcext:value-type="float">
            <text:p>0.87936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0752" calcext:value-type="float">
            <text:p>0.90752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8208" calcext:value-type="float">
            <text:p>0.83820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72" calcext:value-type="float">
            <text:p>0.272</text:p>
          </table:table-cell>
          <table:table-cell office:value-type="float" office:value="0.57024" calcext:value-type="float">
            <text:p>0.57024</text:p>
          </table:table-cell>
          <table:table-cell office:value-type="float" office:value="0.76096" calcext:value-type="float">
            <text:p>0.76096</text:p>
          </table:table-cell>
          <table:table-cell office:value-type="float" office:value="0.79616" calcext:value-type="float">
            <text:p>0.79616</text:p>
          </table:table-cell>
          <table:table-cell office:value-type="float" office:value="0.82368" calcext:value-type="float">
            <text:p>0.82368</text:p>
          </table:table-cell>
          <table:table-cell office:value-type="float" office:value="0.84352" calcext:value-type="float">
            <text:p>0.84352</text:p>
          </table:table-cell>
          <table:table-cell office:value-type="float" office:value="0.86272" calcext:value-type="float">
            <text:p>0.86272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9664" calcext:value-type="float">
            <text:p>0.89664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2704" calcext:value-type="float">
            <text:p>0.92704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6656" calcext:value-type="float">
            <text:p>0.82665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72" calcext:value-type="float">
            <text:p>0.272</text:p>
          </table:table-cell>
          <table:table-cell office:value-type="float" office:value="0.57536" calcext:value-type="float">
            <text:p>0.57536</text:p>
          </table:table-cell>
          <table:table-cell office:value-type="float" office:value="0.77184" calcext:value-type="float">
            <text:p>0.77184</text:p>
          </table:table-cell>
          <table:table-cell office:value-type="float" office:value="0.81216" calcext:value-type="float">
            <text:p>0.81216</text:p>
          </table:table-cell>
          <table:table-cell office:value-type="float" office:value="0.83424" calcext:value-type="float">
            <text:p>0.83424</text:p>
          </table:table-cell>
          <table:table-cell office:value-type="float" office:value="0.85248" calcext:value-type="float">
            <text:p>0.85248</text:p>
          </table:table-cell>
          <table:table-cell office:value-type="float" office:value="0.87264" calcext:value-type="float">
            <text:p>0.87264</text:p>
          </table:table-cell>
          <table:table-cell office:value-type="float" office:value="0.88928" calcext:value-type="float">
            <text:p>0.88928</text:p>
          </table:table-cell>
          <table:table-cell office:value-type="float" office:value="0.90112" calcext:value-type="float">
            <text:p>0.90112</text:p>
          </table:table-cell>
          <table:table-cell office:value-type="float" office:value="0.90944" calcext:value-type="float">
            <text:p>0.90944</text:p>
          </table:table-cell>
          <table:table-cell office:value-type="float" office:value="0.93088" calcext:value-type="float">
            <text:p>0.93088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4944" calcext:value-type="float">
            <text:p>0.83494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72" calcext:value-type="float">
            <text:p>0.272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78752" calcext:value-type="float">
            <text:p>0.78752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83584" calcext:value-type="float">
            <text:p>0.83584</text:p>
          </table:table-cell>
          <table:table-cell office:value-type="float" office:value="0.84896" calcext:value-type="float">
            <text:p>0.84896</text:p>
          </table:table-cell>
          <table:table-cell office:value-type="float" office:value="0.87104" calcext:value-type="float">
            <text:p>0.87104</text:p>
          </table:table-cell>
          <table:table-cell office:value-type="float" office:value="0.88704" calcext:value-type="float">
            <text:p>0.88704</text:p>
          </table:table-cell>
          <table:table-cell office:value-type="float" office:value="0.89952" calcext:value-type="float">
            <text:p>0.89952</text:p>
          </table:table-cell>
          <table:table-cell office:value-type="float" office:value="0.90944" calcext:value-type="float">
            <text:p>0.90944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52" calcext:value-type="float">
            <text:p>0.952</text:p>
          </table:table-cell>
          <table:table-cell office:value-type="float" office:value="0.848896" calcext:value-type="float">
            <text:p>0.84889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72" calcext:value-type="float">
            <text:p>0.272</text:p>
          </table:table-cell>
          <table:table-cell office:value-type="float" office:value="0.61536" calcext:value-type="float">
            <text:p>0.61536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82208" calcext:value-type="float">
            <text:p>0.82208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6176" calcext:value-type="float">
            <text:p>0.86176</text:p>
          </table:table-cell>
          <table:table-cell office:value-type="float" office:value="0.88416" calcext:value-type="float">
            <text:p>0.8841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496" calcext:value-type="float">
            <text:p>0.90496</text:p>
          </table:table-cell>
          <table:table-cell office:value-type="float" office:value="0.91552" calcext:value-type="float">
            <text:p>0.91552</text:p>
          </table:table-cell>
          <table:table-cell office:value-type="float" office:value="0.93728" calcext:value-type="float">
            <text:p>0.93728</text:p>
          </table:table-cell>
          <table:table-cell office:value-type="float" office:value="0.952" calcext:value-type="float">
            <text:p>0.952</text:p>
          </table:table-cell>
          <table:table-cell office:value-type="float" office:value="0.847072" calcext:value-type="float">
            <text:p>0.84707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72" calcext:value-type="float">
            <text:p>0.272</text:p>
          </table:table-cell>
          <table:table-cell office:value-type="float" office:value="0.69344" calcext:value-type="float">
            <text:p>0.69344</text:p>
          </table:table-cell>
          <table:table-cell office:value-type="float" office:value="0.80256" calcext:value-type="float">
            <text:p>0.80256</text:p>
          </table:table-cell>
          <table:table-cell office:value-type="float" office:value="0.83168" calcext:value-type="float">
            <text:p>0.83168</text:p>
          </table:table-cell>
          <table:table-cell office:value-type="float" office:value="0.84704" calcext:value-type="float">
            <text:p>0.84704</text:p>
          </table:table-cell>
          <table:table-cell office:value-type="float" office:value="0.86656" calcext:value-type="float">
            <text:p>0.86656</text:p>
          </table:table-cell>
          <table:table-cell office:value-type="float" office:value="0.88512" calcext:value-type="float">
            <text:p>0.88512</text:p>
          </table:table-cell>
          <table:table-cell office:value-type="float" office:value="0.89824" calcext:value-type="float">
            <text:p>0.89824</text:p>
          </table:table-cell>
          <table:table-cell office:value-type="float" office:value="0.90752" calcext:value-type="float">
            <text:p>0.90752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3472" calcext:value-type="float">
            <text:p>0.93472</text:p>
          </table:table-cell>
          <table:table-cell office:value-type="float" office:value="0.952" calcext:value-type="float">
            <text:p>0.952</text:p>
          </table:table-cell>
          <table:table-cell office:value-type="float" office:value="0.858368" calcext:value-type="float">
            <text:p>0.85836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72" calcext:value-type="float">
            <text:p>0.272</text:p>
          </table:table-cell>
          <table:table-cell office:value-type="float" office:value="0.67904" calcext:value-type="float">
            <text:p>0.67904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82336" calcext:value-type="float">
            <text:p>0.82336</text:p>
          </table:table-cell>
          <table:table-cell office:value-type="float" office:value="0.84192" calcext:value-type="float">
            <text:p>0.84192</text:p>
          </table:table-cell>
          <table:table-cell office:value-type="float" office:value="0.85696" calcext:value-type="float">
            <text:p>0.85696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8768" calcext:value-type="float">
            <text:p>0.88768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1008" calcext:value-type="float">
            <text:p>0.91008</text:p>
          </table:table-cell>
          <table:table-cell office:value-type="float" office:value="0.93152" calcext:value-type="float">
            <text:p>0.93152</text:p>
          </table:table-cell>
          <table:table-cell office:value-type="float" office:value="0.952" calcext:value-type="float">
            <text:p>0.952</text:p>
          </table:table-cell>
          <table:table-cell office:value-type="float" office:value="0.849856" calcext:value-type="float">
            <text:p>0.84985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72" calcext:value-type="float">
            <text:p>0.272</text:p>
          </table:table-cell>
          <table:table-cell office:value-type="float" office:value="0.60128" calcext:value-type="float">
            <text:p>0.60128</text:p>
          </table:table-cell>
          <table:table-cell office:value-type="float" office:value="0.77408" calcext:value-type="float">
            <text:p>0.77408</text:p>
          </table:table-cell>
          <table:table-cell office:value-type="float" office:value="0.80448" calcext:value-type="float">
            <text:p>0.80448</text:p>
          </table:table-cell>
          <table:table-cell office:value-type="float" office:value="0.83264" calcext:value-type="float">
            <text:p>0.83264</text:p>
          </table:table-cell>
          <table:table-cell office:value-type="float" office:value="0.84672" calcext:value-type="float">
            <text:p>0.84672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88384" calcext:value-type="float">
            <text:p>0.88384</text:p>
          </table:table-cell>
          <table:table-cell office:value-type="float" office:value="0.89696" calcext:value-type="float">
            <text:p>0.89696</text:p>
          </table:table-cell>
          <table:table-cell office:value-type="float" office:value="0.90976" calcext:value-type="float">
            <text:p>0.90976</text:p>
          </table:table-cell>
          <table:table-cell office:value-type="float" office:value="0.92896" calcext:value-type="float">
            <text:p>0.9289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4496" calcext:value-type="float">
            <text:p>0.83449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296" calcext:value-type="float">
            <text:p>0.63296</text:p>
          </table:table-cell>
          <table:table-cell office:value-type="float" office:value="0.78528" calcext:value-type="float">
            <text:p>0.78528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5408" calcext:value-type="float">
            <text:p>0.85408</text:p>
          </table:table-cell>
          <table:table-cell office:value-type="float" office:value="0.87136" calcext:value-type="float">
            <text:p>0.87136</text:p>
          </table:table-cell>
          <table:table-cell office:value-type="float" office:value="0.88736" calcext:value-type="float">
            <text:p>0.88736</text:p>
          </table:table-cell>
          <table:table-cell office:value-type="float" office:value="0.89824" calcext:value-type="float">
            <text:p>0.89824</text:p>
          </table:table-cell>
          <table:table-cell office:value-type="float" office:value="0.90976" calcext:value-type="float">
            <text:p>0.90976</text:p>
          </table:table-cell>
          <table:table-cell office:value-type="float" office:value="0.92736" calcext:value-type="float">
            <text:p>0.92736</text:p>
          </table:table-cell>
          <table:table-cell office:value-type="float" office:value="0.944" calcext:value-type="float">
            <text:p>0.944</text:p>
          </table:table-cell>
          <table:table-cell office:value-type="float" office:value="0.84128" calcext:value-type="float">
            <text:p>0.8412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552" calcext:value-type="float">
            <text:p>0.63552</text:p>
          </table:table-cell>
          <table:table-cell office:value-type="float" office:value="0.78592" calcext:value-type="float">
            <text:p>0.78592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3776" calcext:value-type="float">
            <text:p>0.83776</text:p>
          </table:table-cell>
          <table:table-cell office:value-type="float" office:value="0.85472" calcext:value-type="float">
            <text:p>0.85472</text:p>
          </table:table-cell>
          <table:table-cell office:value-type="float" office:value="0.87008" calcext:value-type="float">
            <text:p>0.87008</text:p>
          </table:table-cell>
          <table:table-cell office:value-type="float" office:value="0.88672" calcext:value-type="float">
            <text:p>0.88672</text:p>
          </table:table-cell>
          <table:table-cell office:value-type="float" office:value="0.89792" calcext:value-type="float">
            <text:p>0.89792</text:p>
          </table:table-cell>
          <table:table-cell office:value-type="float" office:value="0.91168" calcext:value-type="float">
            <text:p>0.91168</text:p>
          </table:table-cell>
          <table:table-cell office:value-type="float" office:value="0.92896" calcext:value-type="float">
            <text:p>0.92896</text:p>
          </table:table-cell>
          <table:table-cell office:value-type="float" office:value="0.944" calcext:value-type="float">
            <text:p>0.944</text:p>
          </table:table-cell>
          <table:table-cell office:value-type="float" office:value="0.842208" calcext:value-type="float">
            <text:p>0.84220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72" calcext:value-type="float">
            <text:p>0.272</text:p>
          </table:table-cell>
          <table:table-cell office:value-type="float" office:value="0.54048" calcext:value-type="float">
            <text:p>0.54048</text:p>
          </table:table-cell>
          <table:table-cell office:value-type="float" office:value="0.77632" calcext:value-type="float">
            <text:p>0.77632</text:p>
          </table:table-cell>
          <table:table-cell office:value-type="float" office:value="0.80288" calcext:value-type="float">
            <text:p>0.80288</text:p>
          </table:table-cell>
          <table:table-cell office:value-type="float" office:value="0.83008" calcext:value-type="float">
            <text:p>0.83008</text:p>
          </table:table-cell>
          <table:table-cell office:value-type="float" office:value="0.84704" calcext:value-type="float">
            <text:p>0.84704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88128" calcext:value-type="float">
            <text:p>0.88128</text:p>
          </table:table-cell>
          <table:table-cell office:value-type="float" office:value="0.89696" calcext:value-type="float">
            <text:p>0.89696</text:p>
          </table:table-cell>
          <table:table-cell office:value-type="float" office:value="0.90944" calcext:value-type="float">
            <text:p>0.90944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44" calcext:value-type="float">
            <text:p>0.944</text:p>
          </table:table-cell>
          <table:table-cell office:value-type="float" office:value="0.828032" calcext:value-type="float">
            <text:p>0.82803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2" calcext:value-type="float">
            <text:p>0.272</text:p>
          </table:table-cell>
          <table:table-cell office:value-type="float" office:value="0.59008" calcext:value-type="float">
            <text:p>0.59008</text:p>
          </table:table-cell>
          <table:table-cell office:value-type="float" office:value="0.77344" calcext:value-type="float">
            <text:p>0.77344</text:p>
          </table:table-cell>
          <table:table-cell office:value-type="float" office:value="0.81344" calcext:value-type="float">
            <text:p>0.81344</text:p>
          </table:table-cell>
          <table:table-cell office:value-type="float" office:value="0.83968" calcext:value-type="float">
            <text:p>0.83968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88896" calcext:value-type="float">
            <text:p>0.88896</text:p>
          </table:table-cell>
          <table:table-cell office:value-type="float" office:value="0.90304" calcext:value-type="float">
            <text:p>0.90304</text:p>
          </table:table-cell>
          <table:table-cell office:value-type="float" office:value="0.91712" calcext:value-type="float">
            <text:p>0.91712</text:p>
          </table:table-cell>
          <table:table-cell office:value-type="float" office:value="0.93376" calcext:value-type="float">
            <text:p>0.93376</text:p>
          </table:table-cell>
          <table:table-cell office:value-type="float" office:value="0.944" calcext:value-type="float">
            <text:p>0.944</text:p>
          </table:table-cell>
          <table:table-cell office:value-type="float" office:value="0.840288" calcext:value-type="float">
            <text:p>0.84028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72" calcext:value-type="float">
            <text:p>0.272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76864" calcext:value-type="float">
            <text:p>0.76864</text:p>
          </table:table-cell>
          <table:table-cell office:value-type="float" office:value="0.79424" calcext:value-type="float">
            <text:p>0.79424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6944" calcext:value-type="float">
            <text:p>0.86944</text:p>
          </table:table-cell>
          <table:table-cell office:value-type="float" office:value="0.88192" calcext:value-type="float">
            <text:p>0.88192</text:p>
          </table:table-cell>
          <table:table-cell office:value-type="float" office:value="0.89504" calcext:value-type="float">
            <text:p>0.89504</text:p>
          </table:table-cell>
          <table:table-cell office:value-type="float" office:value="0.91008" calcext:value-type="float">
            <text:p>0.91008</text:p>
          </table:table-cell>
          <table:table-cell office:value-type="float" office:value="0.92896" calcext:value-type="float">
            <text:p>0.92896</text:p>
          </table:table-cell>
          <table:table-cell office:value-type="float" office:value="0.944" calcext:value-type="float">
            <text:p>0.944</text:p>
          </table:table-cell>
          <table:table-cell office:value-type="float" office:value="0.825312" calcext:value-type="float">
            <text:p>0.82531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72" calcext:value-type="float">
            <text:p>0.272</text:p>
          </table:table-cell>
          <table:table-cell office:value-type="float" office:value="0.57152" calcext:value-type="float">
            <text:p>0.57152</text:p>
          </table:table-cell>
          <table:table-cell office:value-type="float" office:value="0.76992" calcext:value-type="float">
            <text:p>0.76992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3456" calcext:value-type="float">
            <text:p>0.83456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8512" calcext:value-type="float">
            <text:p>0.88512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296" calcext:value-type="float">
            <text:p>0.91296</text:p>
          </table:table-cell>
          <table:table-cell office:value-type="float" office:value="0.93152" calcext:value-type="float">
            <text:p>0.93152</text:p>
          </table:table-cell>
          <table:table-cell office:value-type="float" office:value="0.944" calcext:value-type="float">
            <text:p>0.944</text:p>
          </table:table-cell>
          <table:table-cell office:value-type="float" office:value="0.83376" calcext:value-type="float">
            <text:p>0.8337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72" calcext:value-type="float">
            <text:p>0.272</text:p>
          </table:table-cell>
          <table:table-cell office:value-type="float" office:value="0.54944" calcext:value-type="float">
            <text:p>0.54944</text:p>
          </table:table-cell>
          <table:table-cell office:value-type="float" office:value="0.77216" calcext:value-type="float">
            <text:p>0.77216</text:p>
          </table:table-cell>
          <table:table-cell office:value-type="float" office:value="0.80928" calcext:value-type="float">
            <text:p>0.80928</text:p>
          </table:table-cell>
          <table:table-cell office:value-type="float" office:value="0.83744" calcext:value-type="float">
            <text:p>0.83744</text:p>
          </table:table-cell>
          <table:table-cell office:value-type="float" office:value="0.85504" calcext:value-type="float">
            <text:p>0.8550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544" calcext:value-type="float">
            <text:p>0.88544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296" calcext:value-type="float">
            <text:p>0.91296</text:p>
          </table:table-cell>
          <table:table-cell office:value-type="float" office:value="0.93088" calcext:value-type="float">
            <text:p>0.93088</text:p>
          </table:table-cell>
          <table:table-cell office:value-type="float" office:value="0.944" calcext:value-type="float">
            <text:p>0.944</text:p>
          </table:table-cell>
          <table:table-cell office:value-type="float" office:value="0.832224" calcext:value-type="float">
            <text:p>0.83222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5904" calcext:value-type="float">
            <text:p>0.5904</text:p>
          </table:table-cell>
          <table:table-cell office:value-type="float" office:value="0.78912" calcext:value-type="float">
            <text:p>0.78912</text:p>
          </table:table-cell>
          <table:table-cell office:value-type="float" office:value="0.83392" calcext:value-type="float">
            <text:p>0.83392</text:p>
          </table:table-cell>
          <table:table-cell office:value-type="float" office:value="0.84992" calcext:value-type="float">
            <text:p>0.84992</text:p>
          </table:table-cell>
          <table:table-cell office:value-type="float" office:value="0.86112" calcext:value-type="float">
            <text:p>0.86112</text:p>
          </table:table-cell>
          <table:table-cell office:value-type="float" office:value="0.87936" calcext:value-type="float">
            <text:p>0.87936</text:p>
          </table:table-cell>
          <table:table-cell office:value-type="float" office:value="0.89152" calcext:value-type="float">
            <text:p>0.89152</text:p>
          </table:table-cell>
          <table:table-cell office:value-type="float" office:value="0.90528" calcext:value-type="float">
            <text:p>0.90528</text:p>
          </table:table-cell>
          <table:table-cell office:value-type="float" office:value="0.91552" calcext:value-type="float">
            <text:p>0.91552</text:p>
          </table:table-cell>
          <table:table-cell office:value-type="float" office:value="0.93088" calcext:value-type="float">
            <text:p>0.93088</text:p>
          </table:table-cell>
          <table:table-cell office:value-type="float" office:value="0.944" calcext:value-type="float">
            <text:p>0.944</text:p>
          </table:table-cell>
          <table:table-cell office:value-type="float" office:value="0.844704" calcext:value-type="float">
            <text:p>0.84470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72" calcext:value-type="float">
            <text:p>0.272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76448" calcext:value-type="float">
            <text:p>0.76448</text:p>
          </table:table-cell>
          <table:table-cell office:value-type="float" office:value="0.81216" calcext:value-type="float">
            <text:p>0.81216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6112" calcext:value-type="float">
            <text:p>0.86112</text:p>
          </table:table-cell>
          <table:table-cell office:value-type="float" office:value="0.87904" calcext:value-type="float">
            <text:p>0.87904</text:p>
          </table:table-cell>
          <table:table-cell office:value-type="float" office:value="0.88992" calcext:value-type="float">
            <text:p>0.88992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328" calcext:value-type="float">
            <text:p>0.91328</text:p>
          </table:table-cell>
          <table:table-cell office:value-type="float" office:value="0.92928" calcext:value-type="float">
            <text:p>0.92928</text:p>
          </table:table-cell>
          <table:table-cell office:value-type="float" office:value="0.944" calcext:value-type="float">
            <text:p>0.944</text:p>
          </table:table-cell>
          <table:table-cell office:value-type="float" office:value="0.837568" calcext:value-type="float">
            <text:p>0.83756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72" calcext:value-type="float">
            <text:p>0.272</text:p>
          </table:table-cell>
          <table:table-cell office:value-type="float" office:value="0.54688" calcext:value-type="float">
            <text:p>0.54688</text:p>
          </table:table-cell>
          <table:table-cell office:value-type="float" office:value="0.76576" calcext:value-type="float">
            <text:p>0.76576</text:p>
          </table:table-cell>
          <table:table-cell office:value-type="float" office:value="0.80704" calcext:value-type="float">
            <text:p>0.80704</text:p>
          </table:table-cell>
          <table:table-cell office:value-type="float" office:value="0.83936" calcext:value-type="float">
            <text:p>0.83936</text:p>
          </table:table-cell>
          <table:table-cell office:value-type="float" office:value="0.86272" calcext:value-type="float">
            <text:p>0.86272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0496" calcext:value-type="float">
            <text:p>0.90496</text:p>
          </table:table-cell>
          <table:table-cell office:value-type="float" office:value="0.91488" calcext:value-type="float">
            <text:p>0.91488</text:p>
          </table:table-cell>
          <table:table-cell office:value-type="float" office:value="0.92896" calcext:value-type="float">
            <text:p>0.92896</text:p>
          </table:table-cell>
          <table:table-cell office:value-type="float" office:value="0.944" calcext:value-type="float">
            <text:p>0.944</text:p>
          </table:table-cell>
          <table:table-cell office:value-type="float" office:value="0.834816" calcext:value-type="float">
            <text:p>0.83481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72" calcext:value-type="float">
            <text:p>0.272</text:p>
          </table:table-cell>
          <table:table-cell office:value-type="float" office:value="0.60768" calcext:value-type="float">
            <text:p>0.60768</text:p>
          </table:table-cell>
          <table:table-cell office:value-type="float" office:value="0.76576" calcext:value-type="float">
            <text:p>0.76576</text:p>
          </table:table-cell>
          <table:table-cell office:value-type="float" office:value="0.79808" calcext:value-type="float">
            <text:p>0.79808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6112" calcext:value-type="float">
            <text:p>0.86112</text:p>
          </table:table-cell>
          <table:table-cell office:value-type="float" office:value="0.88064" calcext:value-type="float">
            <text:p>0.88064</text:p>
          </table:table-cell>
          <table:table-cell office:value-type="float" office:value="0.89184" calcext:value-type="float">
            <text:p>0.89184</text:p>
          </table:table-cell>
          <table:table-cell office:value-type="float" office:value="0.89952" calcext:value-type="float">
            <text:p>0.89952</text:p>
          </table:table-cell>
          <table:table-cell office:value-type="float" office:value="0.912" calcext:value-type="float">
            <text:p>0.912</text:p>
          </table:table-cell>
          <table:table-cell office:value-type="float" office:value="0.93184" calcext:value-type="float">
            <text:p>0.93184</text:p>
          </table:table-cell>
          <table:table-cell office:value-type="float" office:value="0.944" calcext:value-type="float">
            <text:p>0.944</text:p>
          </table:table-cell>
          <table:table-cell office:value-type="float" office:value="0.838528" calcext:value-type="float">
            <text:p>0.83852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28" calcext:value-type="float">
            <text:p>0.328</text:p>
          </table:table-cell>
          <table:table-cell office:value-type="float" office:value="0.64576" calcext:value-type="float">
            <text:p>0.64576</text:p>
          </table:table-cell>
          <table:table-cell office:value-type="float" office:value="0.77056" calcext:value-type="float">
            <text:p>0.77056</text:p>
          </table:table-cell>
          <table:table-cell office:value-type="float" office:value="0.81152" calcext:value-type="float">
            <text:p>0.81152</text:p>
          </table:table-cell>
          <table:table-cell office:value-type="float" office:value="0.84768" calcext:value-type="float">
            <text:p>0.84768</text:p>
          </table:table-cell>
          <table:table-cell office:value-type="float" office:value="0.87424" calcext:value-type="float">
            <text:p>0.87424</text:p>
          </table:table-cell>
          <table:table-cell office:value-type="float" office:value="0.88768" calcext:value-type="float">
            <text:p>0.88768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432" calcext:value-type="float">
            <text:p>0.90432</text:p>
          </table:table-cell>
          <table:table-cell office:value-type="float" office:value="0.91456" calcext:value-type="float">
            <text:p>0.91456</text:p>
          </table:table-cell>
          <table:table-cell office:value-type="float" office:value="0.93152" calcext:value-type="float">
            <text:p>0.93152</text:p>
          </table:table-cell>
          <table:table-cell office:value-type="float" office:value="0.944" calcext:value-type="float">
            <text:p>0.944</text:p>
          </table:table-cell>
          <table:table-cell office:value-type="float" office:value="0.848384" calcext:value-type="float">
            <text:p>0.84838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2" calcext:value-type="float">
            <text:p>0.52</text:p>
          </table:table-cell>
          <table:table-cell office:value-type="float" office:value="0.67168" calcext:value-type="float">
            <text:p>0.67168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80128" calcext:value-type="float">
            <text:p>0.80128</text:p>
          </table:table-cell>
          <table:table-cell office:value-type="float" office:value="0.84096" calcext:value-type="float">
            <text:p>0.84096</text:p>
          </table:table-cell>
          <table:table-cell office:value-type="float" office:value="0.86592" calcext:value-type="float">
            <text:p>0.86592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9152" calcext:value-type="float">
            <text:p>0.89152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1168" calcext:value-type="float">
            <text:p>0.91168</text:p>
          </table:table-cell>
          <table:table-cell office:value-type="float" office:value="0.93024" calcext:value-type="float">
            <text:p>0.93024</text:p>
          </table:table-cell>
          <table:table-cell office:value-type="float" office:value="0.952" calcext:value-type="float">
            <text:p>0.952</text:p>
          </table:table-cell>
          <table:table-cell office:value-type="float" office:value="0.846688" calcext:value-type="float">
            <text:p>0.84668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72" calcext:value-type="float">
            <text:p>0.272</text:p>
          </table:table-cell>
          <table:table-cell office:value-type="float" office:value="0.56672" calcext:value-type="float">
            <text:p>0.56672</text:p>
          </table:table-cell>
          <table:table-cell office:value-type="float" office:value="0.73536" calcext:value-type="float">
            <text:p>0.73536</text:p>
          </table:table-cell>
          <table:table-cell office:value-type="float" office:value="0.79264" calcext:value-type="float">
            <text:p>0.79264</text:p>
          </table:table-cell>
          <table:table-cell office:value-type="float" office:value="0.83136" calcext:value-type="float">
            <text:p>0.83136</text:p>
          </table:table-cell>
          <table:table-cell office:value-type="float" office:value="0.85248" calcext:value-type="float">
            <text:p>0.85248</text:p>
          </table:table-cell>
          <table:table-cell office:value-type="float" office:value="0.87552" calcext:value-type="float">
            <text:p>0.87552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888" calcext:value-type="float">
            <text:p>0.89888</text:p>
          </table:table-cell>
          <table:table-cell office:value-type="float" office:value="0.91008" calcext:value-type="float">
            <text:p>0.91008</text:p>
          </table:table-cell>
          <table:table-cell office:value-type="float" office:value="0.92768" calcext:value-type="float">
            <text:p>0.92768</text:p>
          </table:table-cell>
          <table:table-cell office:value-type="float" office:value="0.944" calcext:value-type="float">
            <text:p>0.944</text:p>
          </table:table-cell>
          <table:table-cell office:value-type="float" office:value="0.827872" calcext:value-type="float">
            <text:p>0.82787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736" calcext:value-type="float">
            <text:p>0.48736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80608" calcext:value-type="float">
            <text:p>0.80608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7136" calcext:value-type="float">
            <text:p>0.87136</text:p>
          </table:table-cell>
          <table:table-cell office:value-type="float" office:value="0.88576" calcext:value-type="float">
            <text:p>0.88576</text:p>
          </table:table-cell>
          <table:table-cell office:value-type="float" office:value="0.89696" calcext:value-type="float">
            <text:p>0.89696</text:p>
          </table:table-cell>
          <table:table-cell office:value-type="float" office:value="0.91328" calcext:value-type="float">
            <text:p>0.91328</text:p>
          </table:table-cell>
          <table:table-cell office:value-type="float" office:value="0.92864" calcext:value-type="float">
            <text:p>0.92864</text:p>
          </table:table-cell>
          <table:table-cell office:value-type="float" office:value="0.944" calcext:value-type="float">
            <text:p>0.944</text:p>
          </table:table-cell>
          <table:table-cell office:value-type="float" office:value="0.819264" calcext:value-type="float">
            <text:p>0.81926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584" calcext:value-type="float">
            <text:p>0.35584</text:p>
          </table:table-cell>
          <table:table-cell office:value-type="float" office:value="0.66208" calcext:value-type="float">
            <text:p>0.66208</text:p>
          </table:table-cell>
          <table:table-cell office:value-type="float" office:value="0.77344" calcext:value-type="float">
            <text:p>0.77344</text:p>
          </table:table-cell>
          <table:table-cell office:value-type="float" office:value="0.81728" calcext:value-type="float">
            <text:p>0.81728</text:p>
          </table:table-cell>
          <table:table-cell office:value-type="float" office:value="0.83936" calcext:value-type="float">
            <text:p>0.8393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8096" calcext:value-type="float">
            <text:p>0.88096</text:p>
          </table:table-cell>
          <table:table-cell office:value-type="float" office:value="0.89632" calcext:value-type="float">
            <text:p>0.89632</text:p>
          </table:table-cell>
          <table:table-cell office:value-type="float" office:value="0.91456" calcext:value-type="float">
            <text:p>0.91456</text:p>
          </table:table-cell>
          <table:table-cell office:value-type="float" office:value="0.93312" calcext:value-type="float">
            <text:p>0.93312</text:p>
          </table:table-cell>
          <table:table-cell office:value-type="float" office:value="0.944" calcext:value-type="float">
            <text:p>0.944</text:p>
          </table:table-cell>
          <table:table-cell office:value-type="float" office:value="0.793536" calcext:value-type="float">
            <text:p>0.79353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688" calcext:value-type="float">
            <text:p>0.34688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80928" calcext:value-type="float">
            <text:p>0.80928</text:p>
          </table:table-cell>
          <table:table-cell office:value-type="float" office:value="0.83552" calcext:value-type="float">
            <text:p>0.83552</text:p>
          </table:table-cell>
          <table:table-cell office:value-type="float" office:value="0.85952" calcext:value-type="float">
            <text:p>0.85952</text:p>
          </table:table-cell>
          <table:table-cell office:value-type="float" office:value="0.88064" calcext:value-type="float">
            <text:p>0.88064</text:p>
          </table:table-cell>
          <table:table-cell office:value-type="float" office:value="0.89888" calcext:value-type="float">
            <text:p>0.89888</text:p>
          </table:table-cell>
          <table:table-cell office:value-type="float" office:value="0.91264" calcext:value-type="float">
            <text:p>0.91264</text:p>
          </table:table-cell>
          <table:table-cell office:value-type="float" office:value="0.93024" calcext:value-type="float">
            <text:p>0.93024</text:p>
          </table:table-cell>
          <table:table-cell office:value-type="float" office:value="0.944" calcext:value-type="float">
            <text:p>0.944</text:p>
          </table:table-cell>
          <table:table-cell office:value-type="float" office:value="0.79216" calcext:value-type="float">
            <text:p>0.7921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3648" calcext:value-type="float">
            <text:p>0.43648</text:p>
          </table:table-cell>
          <table:table-cell office:value-type="float" office:value="0.68224" calcext:value-type="float">
            <text:p>0.68224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80448" calcext:value-type="float">
            <text:p>0.80448</text:p>
          </table:table-cell>
          <table:table-cell office:value-type="float" office:value="0.83424" calcext:value-type="float">
            <text:p>0.83424</text:p>
          </table:table-cell>
          <table:table-cell office:value-type="float" office:value="0.85376" calcext:value-type="float">
            <text:p>0.85376</text:p>
          </table:table-cell>
          <table:table-cell office:value-type="float" office:value="0.88128" calcext:value-type="float">
            <text:p>0.88128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1328" calcext:value-type="float">
            <text:p>0.91328</text:p>
          </table:table-cell>
          <table:table-cell office:value-type="float" office:value="0.92896" calcext:value-type="float">
            <text:p>0.92896</text:p>
          </table:table-cell>
          <table:table-cell office:value-type="float" office:value="0.944" calcext:value-type="float">
            <text:p>0.944</text:p>
          </table:table-cell>
          <table:table-cell office:value-type="float" office:value="0.800352" calcext:value-type="float">
            <text:p>0.80035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9456" calcext:value-type="float">
            <text:p>0.39456</text:p>
          </table:table-cell>
          <table:table-cell office:value-type="float" office:value="0.64896" calcext:value-type="float">
            <text:p>0.64896</text:p>
          </table:table-cell>
          <table:table-cell office:value-type="float" office:value="0.76192" calcext:value-type="float">
            <text:p>0.76192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83488" calcext:value-type="float">
            <text:p>0.83488</text:p>
          </table:table-cell>
          <table:table-cell office:value-type="float" office:value="0.85056" calcext:value-type="float">
            <text:p>0.85056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44" calcext:value-type="float">
            <text:p>0.944</text:p>
          </table:table-cell>
          <table:table-cell office:value-type="float" office:value="0.789056" calcext:value-type="float">
            <text:p>0.78905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768" calcext:value-type="float">
            <text:p>0.40768</text:p>
          </table:table-cell>
          <table:table-cell office:value-type="float" office:value="0.65824" calcext:value-type="float">
            <text:p>0.65824</text:p>
          </table:table-cell>
          <table:table-cell office:value-type="float" office:value="0.744" calcext:value-type="float">
            <text:p>0.744</text:p>
          </table:table-cell>
          <table:table-cell office:value-type="float" office:value="0.78656" calcext:value-type="float">
            <text:p>0.78656</text:p>
          </table:table-cell>
          <table:table-cell office:value-type="float" office:value="0.81664" calcext:value-type="float">
            <text:p>0.8166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0.85696" calcext:value-type="float">
            <text:p>0.85696</text:p>
          </table:table-cell>
          <table:table-cell office:value-type="float" office:value="0.87552" calcext:value-type="float">
            <text:p>0.87552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2576" calcext:value-type="float">
            <text:p>0.92576</text:p>
          </table:table-cell>
          <table:table-cell office:value-type="float" office:value="0.944" calcext:value-type="float">
            <text:p>0.944</text:p>
          </table:table-cell>
          <table:table-cell office:value-type="float" office:value="0.78112" calcext:value-type="float">
            <text:p>0.7811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296" calcext:value-type="float">
            <text:p>0.47296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0448" calcext:value-type="float">
            <text:p>0.80448</text:p>
          </table:table-cell>
          <table:table-cell office:value-type="float" office:value="0.83072" calcext:value-type="float">
            <text:p>0.83072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7424" calcext:value-type="float">
            <text:p>0.87424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44" calcext:value-type="float">
            <text:p>0.944</text:p>
          </table:table-cell>
          <table:table-cell office:value-type="float" office:value="0.77792" calcext:value-type="float">
            <text:p>0.7779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272" calcext:value-type="float">
            <text:p>0.46272</text:p>
          </table:table-cell>
          <table:table-cell office:value-type="float" office:value="0.63232" calcext:value-type="float">
            <text:p>0.63232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7632" calcext:value-type="float">
            <text:p>0.77632</text:p>
          </table:table-cell>
          <table:table-cell office:value-type="float" office:value="0.80768" calcext:value-type="float">
            <text:p>0.80768</text:p>
          </table:table-cell>
          <table:table-cell office:value-type="float" office:value="0.83712" calcext:value-type="float">
            <text:p>0.83712</text:p>
          </table:table-cell>
          <table:table-cell office:value-type="float" office:value="0.85984" calcext:value-type="float">
            <text:p>0.85984</text:p>
          </table:table-cell>
          <table:table-cell office:value-type="float" office:value="0.88384" calcext:value-type="float">
            <text:p>0.88384</text:p>
          </table:table-cell>
          <table:table-cell office:value-type="float" office:value="0.90112" calcext:value-type="float">
            <text:p>0.90112</text:p>
          </table:table-cell>
          <table:table-cell office:value-type="float" office:value="0.91936" calcext:value-type="float">
            <text:p>0.91936</text:p>
          </table:table-cell>
          <table:table-cell office:value-type="float" office:value="0.944" calcext:value-type="float">
            <text:p>0.944</text:p>
          </table:table-cell>
          <table:table-cell office:value-type="float" office:value="0.780352" calcext:value-type="float">
            <text:p>0.78035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816" calcext:value-type="float">
            <text:p>0.42816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9792" calcext:value-type="float">
            <text:p>0.69792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8" calcext:value-type="float">
            <text:p>0.8</text:p>
          </table:table-cell>
          <table:table-cell office:value-type="float" office:value="0.82528" calcext:value-type="float">
            <text:p>0.82528</text:p>
          </table:table-cell>
          <table:table-cell office:value-type="float" office:value="0.84448" calcext:value-type="float">
            <text:p>0.84448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90144" calcext:value-type="float">
            <text:p>0.90144</text:p>
          </table:table-cell>
          <table:table-cell office:value-type="float" office:value="0.92256" calcext:value-type="float">
            <text:p>0.92256</text:p>
          </table:table-cell>
          <table:table-cell office:value-type="float" office:value="0.944" calcext:value-type="float">
            <text:p>0.944</text:p>
          </table:table-cell>
          <table:table-cell office:value-type="float" office:value="0.765504" calcext:value-type="float">
            <text:p>0.76550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6" calcext:value-type="float">
            <text:p>0.376</text:p>
          </table:table-cell>
          <table:table-cell office:value-type="float" office:value="0.56064" calcext:value-type="float">
            <text:p>0.56064</text:p>
          </table:table-cell>
          <table:table-cell office:value-type="float" office:value="0.65824" calcext:value-type="float">
            <text:p>0.65824</text:p>
          </table:table-cell>
          <table:table-cell office:value-type="float" office:value="0.74752" calcext:value-type="float">
            <text:p>0.74752</text:p>
          </table:table-cell>
          <table:table-cell office:value-type="float" office:value="0.78496" calcext:value-type="float">
            <text:p>0.78496</text:p>
          </table:table-cell>
          <table:table-cell office:value-type="float" office:value="0.81248" calcext:value-type="float">
            <text:p>0.81248</text:p>
          </table:table-cell>
          <table:table-cell office:value-type="float" office:value="0.84128" calcext:value-type="float">
            <text:p>0.84128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90208" calcext:value-type="float">
            <text:p>0.90208</text:p>
          </table:table-cell>
          <table:table-cell office:value-type="float" office:value="0.92064" calcext:value-type="float">
            <text:p>0.92064</text:p>
          </table:table-cell>
          <table:table-cell office:value-type="float" office:value="0.944" calcext:value-type="float">
            <text:p>0.944</text:p>
          </table:table-cell>
          <table:table-cell office:value-type="float" office:value="0.74816" calcext:value-type="float">
            <text:p>0.7481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59552" calcext:value-type="float">
            <text:p>0.59552</text:p>
          </table:table-cell>
          <table:table-cell office:value-type="float" office:value="0.69184" calcext:value-type="float">
            <text:p>0.69184</text:p>
          </table:table-cell>
          <table:table-cell office:value-type="float" office:value="0.75968" calcext:value-type="float">
            <text:p>0.75968</text:p>
          </table:table-cell>
          <table:table-cell office:value-type="float" office:value="0.78624" calcext:value-type="float">
            <text:p>0.78624</text:p>
          </table:table-cell>
          <table:table-cell office:value-type="float" office:value="0.81088" calcext:value-type="float">
            <text:p>0.81088</text:p>
          </table:table-cell>
          <table:table-cell office:value-type="float" office:value="0.83776" calcext:value-type="float">
            <text:p>0.83776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0.90016" calcext:value-type="float">
            <text:p>0.90016</text:p>
          </table:table-cell>
          <table:table-cell office:value-type="float" office:value="0.92384" calcext:value-type="float">
            <text:p>0.92384</text:p>
          </table:table-cell>
          <table:table-cell office:value-type="float" office:value="0.944" calcext:value-type="float">
            <text:p>0.944</text:p>
          </table:table-cell>
          <table:table-cell office:value-type="float" office:value="0.75536" calcext:value-type="float">
            <text:p>0.7553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064" calcext:value-type="float">
            <text:p>0.36064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69856" calcext:value-type="float">
            <text:p>0.69856</text:p>
          </table:table-cell>
          <table:table-cell office:value-type="float" office:value="0.75424" calcext:value-type="float">
            <text:p>0.75424</text:p>
          </table:table-cell>
          <table:table-cell office:value-type="float" office:value="0.78176" calcext:value-type="float">
            <text:p>0.78176</text:p>
          </table:table-cell>
          <table:table-cell office:value-type="float" office:value="0.80448" calcext:value-type="float">
            <text:p>0.80448</text:p>
          </table:table-cell>
          <table:table-cell office:value-type="float" office:value="0.82688" calcext:value-type="float">
            <text:p>0.82688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8288" calcext:value-type="float">
            <text:p>0.88288</text:p>
          </table:table-cell>
          <table:table-cell office:value-type="float" office:value="0.91584" calcext:value-type="float">
            <text:p>0.91584</text:p>
          </table:table-cell>
          <table:table-cell office:value-type="float" office:value="0.944" calcext:value-type="float">
            <text:p>0.944</text:p>
          </table:table-cell>
          <table:table-cell office:value-type="float" office:value="0.748128" calcext:value-type="float">
            <text:p>0.74812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624" calcext:value-type="float">
            <text:p>0.38624</text:p>
          </table:table-cell>
          <table:table-cell office:value-type="float" office:value="0.62304" calcext:value-type="float">
            <text:p>0.62304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76512" calcext:value-type="float">
            <text:p>0.76512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5408" calcext:value-type="float">
            <text:p>0.85408</text:p>
          </table:table-cell>
          <table:table-cell office:value-type="float" office:value="0.88608" calcext:value-type="float">
            <text:p>0.88608</text:p>
          </table:table-cell>
          <table:table-cell office:value-type="float" office:value="0.92064" calcext:value-type="float">
            <text:p>0.92064</text:p>
          </table:table-cell>
          <table:table-cell office:value-type="float" office:value="0.944" calcext:value-type="float">
            <text:p>0.944</text:p>
          </table:table-cell>
          <table:table-cell office:value-type="float" office:value="0.7576" calcext:value-type="float">
            <text:p>0.757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816" calcext:value-type="float">
            <text:p>0.42816</text:p>
          </table:table-cell>
          <table:table-cell office:value-type="float" office:value="0.65952" calcext:value-type="float">
            <text:p>0.65952</text:p>
          </table:table-cell>
          <table:table-cell office:value-type="float" office:value="0.72864" calcext:value-type="float">
            <text:p>0.72864</text:p>
          </table:table-cell>
          <table:table-cell office:value-type="float" office:value="0.76256" calcext:value-type="float">
            <text:p>0.76256</text:p>
          </table:table-cell>
          <table:table-cell office:value-type="float" office:value="0.78528" calcext:value-type="float">
            <text:p>0.78528</text:p>
          </table:table-cell>
          <table:table-cell office:value-type="float" office:value="0.808" calcext:value-type="float">
            <text:p>0.808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1808" calcext:value-type="float">
            <text:p>0.91808</text:p>
          </table:table-cell>
          <table:table-cell office:value-type="float" office:value="0.944" calcext:value-type="float">
            <text:p>0.944</text:p>
          </table:table-cell>
          <table:table-cell office:value-type="float" office:value="0.767904" calcext:value-type="float">
            <text:p>0.76790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088" calcext:value-type="float">
            <text:p>0.41088</text:p>
          </table:table-cell>
          <table:table-cell office:value-type="float" office:value="0.64512" calcext:value-type="float">
            <text:p>0.64512</text:p>
          </table:table-cell>
          <table:table-cell office:value-type="float" office:value="0.71616" calcext:value-type="float">
            <text:p>0.71616</text:p>
          </table:table-cell>
          <table:table-cell office:value-type="float" office:value="0.76384" calcext:value-type="float">
            <text:p>0.76384</text:p>
          </table:table-cell>
          <table:table-cell office:value-type="float" office:value="0.79104" calcext:value-type="float">
            <text:p>0.79104</text:p>
          </table:table-cell>
          <table:table-cell office:value-type="float" office:value="0.81152" calcext:value-type="float">
            <text:p>0.81152</text:p>
          </table:table-cell>
          <table:table-cell office:value-type="float" office:value="0.832" calcext:value-type="float">
            <text:p>0.832</text:p>
          </table:table-cell>
          <table:table-cell office:value-type="float" office:value="0.85312" calcext:value-type="float">
            <text:p>0.85312</text:p>
          </table:table-cell>
          <table:table-cell office:value-type="float" office:value="0.88352" calcext:value-type="float">
            <text:p>0.88352</text:p>
          </table:table-cell>
          <table:table-cell office:value-type="float" office:value="0.91616" calcext:value-type="float">
            <text:p>0.91616</text:p>
          </table:table-cell>
          <table:table-cell office:value-type="float" office:value="0.944" calcext:value-type="float">
            <text:p>0.944</text:p>
          </table:table-cell>
          <table:table-cell office:value-type="float" office:value="0.762336" calcext:value-type="float">
            <text:p>0.76233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784" calcext:value-type="float">
            <text:p>0.42784</text:p>
          </table:table-cell>
          <table:table-cell office:value-type="float" office:value="0.66784" calcext:value-type="float">
            <text:p>0.66784</text:p>
          </table:table-cell>
          <table:table-cell office:value-type="float" office:value="0.72096" calcext:value-type="float">
            <text:p>0.72096</text:p>
          </table:table-cell>
          <table:table-cell office:value-type="float" office:value="0.76512" calcext:value-type="float">
            <text:p>0.76512</text:p>
          </table:table-cell>
          <table:table-cell office:value-type="float" office:value="0.78912" calcext:value-type="float">
            <text:p>0.78912</text:p>
          </table:table-cell>
          <table:table-cell office:value-type="float" office:value="0.80992" calcext:value-type="float">
            <text:p>0.80992</text:p>
          </table:table-cell>
          <table:table-cell office:value-type="float" office:value="0.83872" calcext:value-type="float">
            <text:p>0.83872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8832" calcext:value-type="float">
            <text:p>0.88832</text:p>
          </table:table-cell>
          <table:table-cell office:value-type="float" office:value="0.92" calcext:value-type="float">
            <text:p>0.92</text:p>
          </table:table-cell>
          <table:table-cell office:value-type="float" office:value="0.944" calcext:value-type="float">
            <text:p>0.944</text:p>
          </table:table-cell>
          <table:table-cell office:value-type="float" office:value="0.769024" calcext:value-type="float">
            <text:p>0.76902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4864" calcext:value-type="float">
            <text:p>0.44864</text:p>
          </table:table-cell>
          <table:table-cell office:value-type="float" office:value="0.68288" calcext:value-type="float">
            <text:p>0.68288</text:p>
          </table:table-cell>
          <table:table-cell office:value-type="float" office:value="0.72992" calcext:value-type="float">
            <text:p>0.72992</text:p>
          </table:table-cell>
          <table:table-cell office:value-type="float" office:value="0.76544" calcext:value-type="float">
            <text:p>0.76544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82112" calcext:value-type="float">
            <text:p>0.82112</text:p>
          </table:table-cell>
          <table:table-cell office:value-type="float" office:value="0.84224" calcext:value-type="float">
            <text:p>0.84224</text:p>
          </table:table-cell>
          <table:table-cell office:value-type="float" office:value="0.86976" calcext:value-type="float">
            <text:p>0.86976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1488" calcext:value-type="float">
            <text:p>0.91488</text:p>
          </table:table-cell>
          <table:table-cell office:value-type="float" office:value="0.944" calcext:value-type="float">
            <text:p>0.944</text:p>
          </table:table-cell>
          <table:table-cell office:value-type="float" office:value="0.775488" calcext:value-type="float">
            <text:p>0.77548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72" calcext:value-type="float">
            <text:p>0.272</text:p>
          </table:table-cell>
          <table:table-cell office:value-type="float" office:value="0.51744" calcext:value-type="float">
            <text:p>0.51744</text:p>
          </table:table-cell>
          <table:table-cell office:value-type="float" office:value="0.68128" calcext:value-type="float">
            <text:p>0.68128</text:p>
          </table:table-cell>
          <table:table-cell office:value-type="float" office:value="0.74144" calcext:value-type="float">
            <text:p>0.74144</text:p>
          </table:table-cell>
          <table:table-cell office:value-type="float" office:value="0.77984" calcext:value-type="float">
            <text:p>0.77984</text:p>
          </table:table-cell>
          <table:table-cell office:value-type="float" office:value="0.80928" calcext:value-type="float">
            <text:p>0.80928</text:p>
          </table:table-cell>
          <table:table-cell office:value-type="float" office:value="0.83296" calcext:value-type="float">
            <text:p>0.83296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6976" calcext:value-type="float">
            <text:p>0.86976</text:p>
          </table:table-cell>
          <table:table-cell office:value-type="float" office:value="0.89216" calcext:value-type="float">
            <text:p>0.89216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44" calcext:value-type="float">
            <text:p>0.944</text:p>
          </table:table-cell>
          <table:table-cell office:value-type="float" office:value="0.789216" calcext:value-type="float">
            <text:p>0.78921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312" calcext:value-type="float">
            <text:p>0.45312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4176" calcext:value-type="float">
            <text:p>0.74176</text:p>
          </table:table-cell>
          <table:table-cell office:value-type="float" office:value="0.78464" calcext:value-type="float">
            <text:p>0.78464</text:p>
          </table:table-cell>
          <table:table-cell office:value-type="float" office:value="0.81536" calcext:value-type="float">
            <text:p>0.81536</text:p>
          </table:table-cell>
          <table:table-cell office:value-type="float" office:value="0.83456" calcext:value-type="float">
            <text:p>0.83456</text:p>
          </table:table-cell>
          <table:table-cell office:value-type="float" office:value="0.85696" calcext:value-type="float">
            <text:p>0.85696</text:p>
          </table:table-cell>
          <table:table-cell office:value-type="float" office:value="0.88416" calcext:value-type="float">
            <text:p>0.88416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2576" calcext:value-type="float">
            <text:p>0.92576</text:p>
          </table:table-cell>
          <table:table-cell office:value-type="float" office:value="0.944" calcext:value-type="float">
            <text:p>0.944</text:p>
          </table:table-cell>
          <table:table-cell office:value-type="float" office:value="0.787872" calcext:value-type="float">
            <text:p>0.78787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4032" calcext:value-type="float">
            <text:p>0.44032</text:p>
          </table:table-cell>
          <table:table-cell office:value-type="float" office:value="0.69024" calcext:value-type="float">
            <text:p>0.69024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8272" calcext:value-type="float">
            <text:p>0.78272</text:p>
          </table:table-cell>
          <table:table-cell office:value-type="float" office:value="0.81856" calcext:value-type="float">
            <text:p>0.81856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8864" calcext:value-type="float">
            <text:p>0.8886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52" calcext:value-type="float">
            <text:p>0.952</text:p>
          </table:table-cell>
          <table:table-cell office:value-type="float" office:value="0.791168" calcext:value-type="float">
            <text:p>0.79116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4864" calcext:value-type="float">
            <text:p>0.44864</text:p>
          </table:table-cell>
          <table:table-cell office:value-type="float" office:value="0.68736" calcext:value-type="float">
            <text:p>0.68736</text:p>
          </table:table-cell>
          <table:table-cell office:value-type="float" office:value="0.74112" calcext:value-type="float">
            <text:p>0.74112</text:p>
          </table:table-cell>
          <table:table-cell office:value-type="float" office:value="0.78816" calcext:value-type="float">
            <text:p>0.78816</text:p>
          </table:table-cell>
          <table:table-cell office:value-type="float" office:value="0.81952" calcext:value-type="float">
            <text:p>0.81952</text:p>
          </table:table-cell>
          <table:table-cell office:value-type="float" office:value="0.85024" calcext:value-type="float">
            <text:p>0.8502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864" calcext:value-type="float">
            <text:p>0.88864</text:p>
          </table:table-cell>
          <table:table-cell office:value-type="float" office:value="0.90208" calcext:value-type="float">
            <text:p>0.90208</text:p>
          </table:table-cell>
          <table:table-cell office:value-type="float" office:value="0.92672" calcext:value-type="float">
            <text:p>0.92672</text:p>
          </table:table-cell>
          <table:table-cell office:value-type="float" office:value="0.944" calcext:value-type="float">
            <text:p>0.944</text:p>
          </table:table-cell>
          <table:table-cell office:value-type="float" office:value="0.792448" calcext:value-type="float">
            <text:p>0.79244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048" calcext:value-type="float">
            <text:p>0.34048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9952" calcext:value-type="float">
            <text:p>0.69952</text:p>
          </table:table-cell>
          <table:table-cell office:value-type="float" office:value="0.776" calcext:value-type="float">
            <text:p>0.776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4288" calcext:value-type="float">
            <text:p>0.84288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88992" calcext:value-type="float">
            <text:p>0.88992</text:p>
          </table:table-cell>
          <table:table-cell office:value-type="float" office:value="0.90144" calcext:value-type="float">
            <text:p>0.90144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44" calcext:value-type="float">
            <text:p>0.944</text:p>
          </table:table-cell>
          <table:table-cell office:value-type="float" office:value="0.767136" calcext:value-type="float">
            <text:p>0.76713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83872" calcext:value-type="float">
            <text:p>0.83872</text:p>
          </table:table-cell>
          <table:table-cell office:value-type="float" office:value="0.85984" calcext:value-type="float">
            <text:p>0.85984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0016" calcext:value-type="float">
            <text:p>0.90016</text:p>
          </table:table-cell>
          <table:table-cell office:value-type="float" office:value="0.92256" calcext:value-type="float">
            <text:p>0.92256</text:p>
          </table:table-cell>
          <table:table-cell office:value-type="float" office:value="0.944" calcext:value-type="float">
            <text:p>0.944</text:p>
          </table:table-cell>
          <table:table-cell office:value-type="float" office:value="0.780096" calcext:value-type="float">
            <text:p>0.78009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528" calcext:value-type="float">
            <text:p>0.46528</text:p>
          </table:table-cell>
          <table:table-cell office:value-type="float" office:value="0.65728" calcext:value-type="float">
            <text:p>0.65728</text:p>
          </table:table-cell>
          <table:table-cell office:value-type="float" office:value="0.69248" calcext:value-type="float">
            <text:p>0.69248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9392" calcext:value-type="float">
            <text:p>0.79392</text:p>
          </table:table-cell>
          <table:table-cell office:value-type="float" office:value="0.832" calcext:value-type="float">
            <text:p>0.832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7424" calcext:value-type="float">
            <text:p>0.87424</text:p>
          </table:table-cell>
          <table:table-cell office:value-type="float" office:value="0.89888" calcext:value-type="float">
            <text:p>0.89888</text:p>
          </table:table-cell>
          <table:table-cell office:value-type="float" office:value="0.92512" calcext:value-type="float">
            <text:p>0.92512</text:p>
          </table:table-cell>
          <table:table-cell office:value-type="float" office:value="0.944" calcext:value-type="float">
            <text:p>0.944</text:p>
          </table:table-cell>
          <table:table-cell office:value-type="float" office:value="0.77312" calcext:value-type="float">
            <text:p>0.7731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528" calcext:value-type="float">
            <text:p>0.46528</text:p>
          </table:table-cell>
          <table:table-cell office:value-type="float" office:value="0.67904" calcext:value-type="float">
            <text:p>0.67904</text:p>
          </table:table-cell>
          <table:table-cell office:value-type="float" office:value="0.72576" calcext:value-type="float">
            <text:p>0.72576</text:p>
          </table:table-cell>
          <table:table-cell office:value-type="float" office:value="0.77312" calcext:value-type="float">
            <text:p>0.77312</text:p>
          </table:table-cell>
          <table:table-cell office:value-type="float" office:value="0.81088" calcext:value-type="float">
            <text:p>0.81088</text:p>
          </table:table-cell>
          <table:table-cell office:value-type="float" office:value="0.83584" calcext:value-type="float">
            <text:p>0.83584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0304" calcext:value-type="float">
            <text:p>0.90304</text:p>
          </table:table-cell>
          <table:table-cell office:value-type="float" office:value="0.92384" calcext:value-type="float">
            <text:p>0.92384</text:p>
          </table:table-cell>
          <table:table-cell office:value-type="float" office:value="0.944" calcext:value-type="float">
            <text:p>0.944</text:p>
          </table:table-cell>
          <table:table-cell office:value-type="float" office:value="0.78576" calcext:value-type="float">
            <text:p>0.7857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096" calcext:value-type="float">
            <text:p>0.48096</text:p>
          </table:table-cell>
          <table:table-cell office:value-type="float" office:value="0.67808" calcext:value-type="float">
            <text:p>0.67808</text:p>
          </table:table-cell>
          <table:table-cell office:value-type="float" office:value="0.72896" calcext:value-type="float">
            <text:p>0.72896</text:p>
          </table:table-cell>
          <table:table-cell office:value-type="float" office:value="0.768" calcext:value-type="float">
            <text:p>0.768</text:p>
          </table:table-cell>
          <table:table-cell office:value-type="float" office:value="0.79872" calcext:value-type="float">
            <text:p>0.79872</text:p>
          </table:table-cell>
          <table:table-cell office:value-type="float" office:value="0.82784" calcext:value-type="float">
            <text:p>0.82784</text:p>
          </table:table-cell>
          <table:table-cell office:value-type="float" office:value="0.85024" calcext:value-type="float">
            <text:p>0.85024</text:p>
          </table:table-cell>
          <table:table-cell office:value-type="float" office:value="0.87136" calcext:value-type="float">
            <text:p>0.87136</text:p>
          </table:table-cell>
          <table:table-cell office:value-type="float" office:value="0.89984" calcext:value-type="float">
            <text:p>0.89984</text:p>
          </table:table-cell>
          <table:table-cell office:value-type="float" office:value="0.92704" calcext:value-type="float">
            <text:p>0.92704</text:p>
          </table:table-cell>
          <table:table-cell office:value-type="float" office:value="0.944" calcext:value-type="float">
            <text:p>0.944</text:p>
          </table:table-cell>
          <table:table-cell office:value-type="float" office:value="0.783104" calcext:value-type="float">
            <text:p>0.78310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72" calcext:value-type="float">
            <text:p>0.272</text:p>
          </table:table-cell>
          <table:table-cell office:value-type="float" office:value="0.50208" calcext:value-type="float">
            <text:p>0.50208</text:p>
          </table:table-cell>
          <table:table-cell office:value-type="float" office:value="0.69024" calcext:value-type="float">
            <text:p>0.69024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8688" calcext:value-type="float">
            <text:p>0.78688</text:p>
          </table:table-cell>
          <table:table-cell office:value-type="float" office:value="0.80608" calcext:value-type="float">
            <text:p>0.80608</text:p>
          </table:table-cell>
          <table:table-cell office:value-type="float" office:value="0.83488" calcext:value-type="float">
            <text:p>0.83488</text:p>
          </table:table-cell>
          <table:table-cell office:value-type="float" office:value="0.85664" calcext:value-type="float">
            <text:p>0.85664</text:p>
          </table:table-cell>
          <table:table-cell office:value-type="float" office:value="0.87968" calcext:value-type="float">
            <text:p>0.87968</text:p>
          </table:table-cell>
          <table:table-cell office:value-type="float" office:value="0.904" calcext:value-type="float">
            <text:p>0.904</text:p>
          </table:table-cell>
          <table:table-cell office:value-type="float" office:value="0.92928" calcext:value-type="float">
            <text:p>0.92928</text:p>
          </table:table-cell>
          <table:table-cell office:value-type="float" office:value="0.944" calcext:value-type="float">
            <text:p>0.944</text:p>
          </table:table-cell>
          <table:table-cell office:value-type="float" office:value="0.793984" calcext:value-type="float">
            <text:p>0.79398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78176" calcext:value-type="float">
            <text:p>0.78176</text:p>
          </table:table-cell>
          <table:table-cell office:value-type="float" office:value="0.80544" calcext:value-type="float">
            <text:p>0.80544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664" calcext:value-type="float">
            <text:p>0.89664</text:p>
          </table:table-cell>
          <table:table-cell office:value-type="float" office:value="0.90752" calcext:value-type="float">
            <text:p>0.90752</text:p>
          </table:table-cell>
          <table:table-cell office:value-type="float" office:value="0.92704" calcext:value-type="float">
            <text:p>0.92704</text:p>
          </table:table-cell>
          <table:table-cell office:value-type="float" office:value="0.944" calcext:value-type="float">
            <text:p>0.944</text:p>
          </table:table-cell>
          <table:table-cell office:value-type="float" office:value="0.81744" calcext:value-type="float">
            <text:p>0.8174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9552" calcext:value-type="float">
            <text:p>0.39552</text:p>
          </table:table-cell>
          <table:table-cell office:value-type="float" office:value="0.68096" calcext:value-type="float">
            <text:p>0.68096</text:p>
          </table:table-cell>
          <table:table-cell office:value-type="float" office:value="0.76928" calcext:value-type="float">
            <text:p>0.76928</text:p>
          </table:table-cell>
          <table:table-cell office:value-type="float" office:value="0.80544" calcext:value-type="float">
            <text:p>0.80544</text:p>
          </table:table-cell>
          <table:table-cell office:value-type="float" office:value="0.83456" calcext:value-type="float">
            <text:p>0.83456</text:p>
          </table:table-cell>
          <table:table-cell office:value-type="float" office:value="0.85728" calcext:value-type="float">
            <text:p>0.85728</text:p>
          </table:table-cell>
          <table:table-cell office:value-type="float" office:value="0.87616" calcext:value-type="float">
            <text:p>0.87616</text:p>
          </table:table-cell>
          <table:table-cell office:value-type="float" office:value="0.89248" calcext:value-type="float">
            <text:p>0.89248</text:p>
          </table:table-cell>
          <table:table-cell office:value-type="float" office:value="0.90656" calcext:value-type="float">
            <text:p>0.90656</text:p>
          </table:table-cell>
          <table:table-cell office:value-type="float" office:value="0.92928" calcext:value-type="float">
            <text:p>0.92928</text:p>
          </table:table-cell>
          <table:table-cell office:value-type="float" office:value="0.944" calcext:value-type="float">
            <text:p>0.944</text:p>
          </table:table-cell>
          <table:table-cell office:value-type="float" office:value="0.794752" calcext:value-type="float">
            <text:p>0.79475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984" calcext:value-type="float">
            <text:p>0.41984</text:p>
          </table:table-cell>
          <table:table-cell office:value-type="float" office:value="0.67744" calcext:value-type="float">
            <text:p>0.67744</text:p>
          </table:table-cell>
          <table:table-cell office:value-type="float" office:value="0.76928" calcext:value-type="float">
            <text:p>0.76928</text:p>
          </table:table-cell>
          <table:table-cell office:value-type="float" office:value="0.81216" calcext:value-type="float">
            <text:p>0.81216</text:p>
          </table:table-cell>
          <table:table-cell office:value-type="float" office:value="0.84608" calcext:value-type="float">
            <text:p>0.84608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88416" calcext:value-type="float">
            <text:p>0.88416</text:p>
          </table:table-cell>
          <table:table-cell office:value-type="float" office:value="0.89696" calcext:value-type="float">
            <text:p>0.89696</text:p>
          </table:table-cell>
          <table:table-cell office:value-type="float" office:value="0.90688" calcext:value-type="float">
            <text:p>0.90688</text:p>
          </table:table-cell>
          <table:table-cell office:value-type="float" office:value="0.92416" calcext:value-type="float">
            <text:p>0.92416</text:p>
          </table:table-cell>
          <table:table-cell office:value-type="float" office:value="0.944" calcext:value-type="float">
            <text:p>0.944</text:p>
          </table:table-cell>
          <table:table-cell office:value-type="float" office:value="0.800768" calcext:value-type="float">
            <text:p>0.80076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59776" calcext:value-type="float">
            <text:p>0.59776</text:p>
          </table:table-cell>
          <table:table-cell office:value-type="float" office:value="0.76384" calcext:value-type="float">
            <text:p>0.76384</text:p>
          </table:table-cell>
          <table:table-cell office:value-type="float" office:value="0.81696" calcext:value-type="float">
            <text:p>0.81696</text:p>
          </table:table-cell>
          <table:table-cell office:value-type="float" office:value="0.85408" calcext:value-type="float">
            <text:p>0.85408</text:p>
          </table:table-cell>
          <table:table-cell office:value-type="float" office:value="0.87456" calcext:value-type="float">
            <text:p>0.87456</text:p>
          </table:table-cell>
          <table:table-cell office:value-type="float" office:value="0.88576" calcext:value-type="float">
            <text:p>0.88576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0688" calcext:value-type="float">
            <text:p>0.90688</text:p>
          </table:table-cell>
          <table:table-cell office:value-type="float" office:value="0.92672" calcext:value-type="float">
            <text:p>0.92672</text:p>
          </table:table-cell>
          <table:table-cell office:value-type="float" office:value="0.944" calcext:value-type="float">
            <text:p>0.944</text:p>
          </table:table-cell>
          <table:table-cell office:value-type="float" office:value="0.786176" calcext:value-type="float">
            <text:p>0.78617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65504" calcext:value-type="float">
            <text:p>0.65504</text:p>
          </table:table-cell>
          <table:table-cell office:value-type="float" office:value="0.77024" calcext:value-type="float">
            <text:p>0.77024</text:p>
          </table:table-cell>
          <table:table-cell office:value-type="float" office:value="0.816" calcext:value-type="float">
            <text:p>0.816</text:p>
          </table:table-cell>
          <table:table-cell office:value-type="float" office:value="0.84256" calcext:value-type="float">
            <text:p>0.84256</text:p>
          </table:table-cell>
          <table:table-cell office:value-type="float" office:value="0.87232" calcext:value-type="float">
            <text:p>0.87232</text:p>
          </table:table-cell>
          <table:table-cell office:value-type="float" office:value="0.88448" calcext:value-type="float">
            <text:p>0.88448</text:p>
          </table:table-cell>
          <table:table-cell office:value-type="float" office:value="0.89664" calcext:value-type="float">
            <text:p>0.89664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3248" calcext:value-type="float">
            <text:p>0.93248</text:p>
          </table:table-cell>
          <table:table-cell office:value-type="float" office:value="0.944" calcext:value-type="float">
            <text:p>0.944</text:p>
          </table:table-cell>
          <table:table-cell office:value-type="float" office:value="0.793376" calcext:value-type="float">
            <text:p>0.79337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68736" calcext:value-type="float">
            <text:p>0.68736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81632" calcext:value-type="float">
            <text:p>0.81632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7552" calcext:value-type="float">
            <text:p>0.87552</text:p>
          </table:table-cell>
          <table:table-cell office:value-type="float" office:value="0.89152" calcext:value-type="float">
            <text:p>0.89152</text:p>
          </table:table-cell>
          <table:table-cell office:value-type="float" office:value="0.90304" calcext:value-type="float">
            <text:p>0.90304</text:p>
          </table:table-cell>
          <table:table-cell office:value-type="float" office:value="0.91296" calcext:value-type="float">
            <text:p>0.91296</text:p>
          </table:table-cell>
          <table:table-cell office:value-type="float" office:value="0.93152" calcext:value-type="float">
            <text:p>0.93152</text:p>
          </table:table-cell>
          <table:table-cell office:value-type="float" office:value="0.944" calcext:value-type="float">
            <text:p>0.944</text:p>
          </table:table-cell>
          <table:table-cell office:value-type="float" office:value="0.808544" calcext:value-type="float">
            <text:p>0.80854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344" calcext:value-type="float">
            <text:p>0.41344</text:p>
          </table:table-cell>
          <table:table-cell office:value-type="float" office:value="0.66528" calcext:value-type="float">
            <text:p>0.66528</text:p>
          </table:table-cell>
          <table:table-cell office:value-type="float" office:value="0.76224" calcext:value-type="float">
            <text:p>0.76224</text:p>
          </table:table-cell>
          <table:table-cell office:value-type="float" office:value="0.80384" calcext:value-type="float">
            <text:p>0.80384</text:p>
          </table:table-cell>
          <table:table-cell office:value-type="float" office:value="0.84448" calcext:value-type="float">
            <text:p>0.84448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8864" calcext:value-type="float">
            <text:p>0.88864</text:p>
          </table:table-cell>
          <table:table-cell office:value-type="float" office:value="0.90048" calcext:value-type="float">
            <text:p>0.90048</text:p>
          </table:table-cell>
          <table:table-cell office:value-type="float" office:value="0.91328" calcext:value-type="float">
            <text:p>0.91328</text:p>
          </table:table-cell>
          <table:table-cell office:value-type="float" office:value="0.93216" calcext:value-type="float">
            <text:p>0.93216</text:p>
          </table:table-cell>
          <table:table-cell office:value-type="float" office:value="0.944" calcext:value-type="float">
            <text:p>0.944</text:p>
          </table:table-cell>
          <table:table-cell office:value-type="float" office:value="0.799904" calcext:value-type="float">
            <text:p>0.79990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976" calcext:value-type="float">
            <text:p>0.46976</text:p>
          </table:table-cell>
          <table:table-cell office:value-type="float" office:value="0.71648" calcext:value-type="float">
            <text:p>0.71648</text:p>
          </table:table-cell>
          <table:table-cell office:value-type="float" office:value="0.77504" calcext:value-type="float">
            <text:p>0.77504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5312" calcext:value-type="float">
            <text:p>0.85312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0112" calcext:value-type="float">
            <text:p>0.90112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44" calcext:value-type="float">
            <text:p>0.944</text:p>
          </table:table-cell>
          <table:table-cell office:value-type="float" office:value="0.814112" calcext:value-type="float">
            <text:p>0.81411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72" calcext:value-type="float">
            <text:p>0.272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74784" calcext:value-type="float">
            <text:p>0.74784</text:p>
          </table:table-cell>
          <table:table-cell office:value-type="float" office:value="0.79072" calcext:value-type="float">
            <text:p>0.79072</text:p>
          </table:table-cell>
          <table:table-cell office:value-type="float" office:value="0.83072" calcext:value-type="float">
            <text:p>0.83072</text:p>
          </table:table-cell>
          <table:table-cell office:value-type="float" office:value="0.86176" calcext:value-type="float">
            <text:p>0.86176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9248" calcext:value-type="float">
            <text:p>0.89248</text:p>
          </table:table-cell>
          <table:table-cell office:value-type="float" office:value="0.90176" calcext:value-type="float">
            <text:p>0.90176</text:p>
          </table:table-cell>
          <table:table-cell office:value-type="float" office:value="0.91296" calcext:value-type="float">
            <text:p>0.91296</text:p>
          </table:table-cell>
          <table:table-cell office:value-type="float" office:value="0.93056" calcext:value-type="float">
            <text:p>0.93056</text:p>
          </table:table-cell>
          <table:table-cell office:value-type="float" office:value="0.944" calcext:value-type="float">
            <text:p>0.944</text:p>
          </table:table-cell>
          <table:table-cell office:value-type="float" office:value="0.83264" calcext:value-type="float">
            <text:p>0.8326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2" calcext:value-type="float">
            <text:p>0.272</text:p>
          </table:table-cell>
          <table:table-cell office:value-type="float" office:value="0.57728" calcext:value-type="float">
            <text:p>0.57728</text:p>
          </table:table-cell>
          <table:table-cell office:value-type="float" office:value="0.73728" calcext:value-type="float">
            <text:p>0.73728</text:p>
          </table:table-cell>
          <table:table-cell office:value-type="float" office:value="0.77344" calcext:value-type="float">
            <text:p>0.77344</text:p>
          </table:table-cell>
          <table:table-cell office:value-type="float" office:value="0.81184" calcext:value-type="float">
            <text:p>0.81184</text:p>
          </table:table-cell>
          <table:table-cell office:value-type="float" office:value="0.84672" calcext:value-type="float">
            <text:p>0.84672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8544" calcext:value-type="float">
            <text:p>0.88544</text:p>
          </table:table-cell>
          <table:table-cell office:value-type="float" office:value="0.89536" calcext:value-type="float">
            <text:p>0.89536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2832" calcext:value-type="float">
            <text:p>0.92832</text:p>
          </table:table-cell>
          <table:table-cell office:value-type="float" office:value="0.944" calcext:value-type="float">
            <text:p>0.944</text:p>
          </table:table-cell>
          <table:table-cell office:value-type="float" office:value="0.823488" calcext:value-type="float">
            <text:p>0.82348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75296" calcext:value-type="float">
            <text:p>0.75296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82016" calcext:value-type="float">
            <text:p>0.82016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7616" calcext:value-type="float">
            <text:p>0.87616</text:p>
          </table:table-cell>
          <table:table-cell office:value-type="float" office:value="0.88768" calcext:value-type="float">
            <text:p>0.88768</text:p>
          </table:table-cell>
          <table:table-cell office:value-type="float" office:value="0.89888" calcext:value-type="float">
            <text:p>0.89888</text:p>
          </table:table-cell>
          <table:table-cell office:value-type="float" office:value="0.91232" calcext:value-type="float">
            <text:p>0.9123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6" calcext:value-type="float">
            <text:p>0.96</text:p>
          </table:table-cell>
          <table:table-cell office:value-type="float" office:value="0.835776" calcext:value-type="float">
            <text:p>0.83577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72" calcext:value-type="float">
            <text:p>0.272</text:p>
          </table:table-cell>
          <table:table-cell office:value-type="float" office:value="0.54528" calcext:value-type="float">
            <text:p>0.54528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78816" calcext:value-type="float">
            <text:p>0.78816</text:p>
          </table:table-cell>
          <table:table-cell office:value-type="float" office:value="0.83616" calcext:value-type="float">
            <text:p>0.83616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7744" calcext:value-type="float">
            <text:p>0.87744</text:p>
          </table:table-cell>
          <table:table-cell office:value-type="float" office:value="0.88704" calcext:value-type="float">
            <text:p>0.88704</text:p>
          </table:table-cell>
          <table:table-cell office:value-type="float" office:value="0.89888" calcext:value-type="float">
            <text:p>0.89888</text:p>
          </table:table-cell>
          <table:table-cell office:value-type="float" office:value="0.91328" calcext:value-type="float">
            <text:p>0.91328</text:p>
          </table:table-cell>
          <table:table-cell office:value-type="float" office:value="0.93568" calcext:value-type="float">
            <text:p>0.93568</text:p>
          </table:table-cell>
          <table:table-cell office:value-type="float" office:value="0.96" calcext:value-type="float">
            <text:p>0.96</text:p>
          </table:table-cell>
          <table:table-cell office:value-type="float" office:value="0.828512" calcext:value-type="float">
            <text:p>0.82851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92" calcext:value-type="float">
            <text:p>0.392</text:p>
          </table:table-cell>
          <table:table-cell office:value-type="float" office:value="0.62432" calcext:value-type="float">
            <text:p>0.62432</text:p>
          </table:table-cell>
          <table:table-cell office:value-type="float" office:value="0.76384" calcext:value-type="float">
            <text:p>0.76384</text:p>
          </table:table-cell>
          <table:table-cell office:value-type="float" office:value="0.80288" calcext:value-type="float">
            <text:p>0.80288</text:p>
          </table:table-cell>
          <table:table-cell office:value-type="float" office:value="0.83328" calcext:value-type="float">
            <text:p>0.83328</text:p>
          </table:table-cell>
          <table:table-cell office:value-type="float" office:value="0.85824" calcext:value-type="float">
            <text:p>0.85824</text:p>
          </table:table-cell>
          <table:table-cell office:value-type="float" office:value="0.87648" calcext:value-type="float">
            <text:p>0.87648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824" calcext:value-type="float">
            <text:p>0.8982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3344" calcext:value-type="float">
            <text:p>0.93344</text:p>
          </table:table-cell>
          <table:table-cell office:value-type="float" office:value="0.96" calcext:value-type="float">
            <text:p>0.96</text:p>
          </table:table-cell>
          <table:table-cell office:value-type="float" office:value="0.839072" calcext:value-type="float">
            <text:p>0.83907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6" calcext:value-type="float">
            <text:p>0.36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72416" calcext:value-type="float">
            <text:p>0.72416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816" calcext:value-type="float">
            <text:p>0.816</text:p>
          </table:table-cell>
          <table:table-cell office:value-type="float" office:value="0.84416" calcext:value-type="float">
            <text:p>0.84416</text:p>
          </table:table-cell>
          <table:table-cell office:value-type="float" office:value="0.86784" calcext:value-type="float">
            <text:p>0.86784</text:p>
          </table:table-cell>
          <table:table-cell office:value-type="float" office:value="0.88416" calcext:value-type="float">
            <text:p>0.88416</text:p>
          </table:table-cell>
          <table:table-cell office:value-type="float" office:value="0.89568" calcext:value-type="float">
            <text:p>0.89568</text:p>
          </table:table-cell>
          <table:table-cell office:value-type="float" office:value="0.91168" calcext:value-type="float">
            <text:p>0.91168</text:p>
          </table:table-cell>
          <table:table-cell office:value-type="float" office:value="0.93056" calcext:value-type="float">
            <text:p>0.93056</text:p>
          </table:table-cell>
          <table:table-cell office:value-type="float" office:value="0.96" calcext:value-type="float">
            <text:p>0.96</text:p>
          </table:table-cell>
          <table:table-cell office:value-type="float" office:value="0.819552" calcext:value-type="float">
            <text:p>0.81955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2" calcext:value-type="float">
            <text:p>0.32</text:p>
          </table:table-cell>
          <table:table-cell office:value-type="float" office:value="0.58368" calcext:value-type="float">
            <text:p>0.58368</text:p>
          </table:table-cell>
          <table:table-cell office:value-type="float" office:value="0.74816" calcext:value-type="float">
            <text:p>0.74816</text:p>
          </table:table-cell>
          <table:table-cell office:value-type="float" office:value="0.79424" calcext:value-type="float">
            <text:p>0.79424</text:p>
          </table:table-cell>
          <table:table-cell office:value-type="float" office:value="0.832" calcext:value-type="float">
            <text:p>0.832</text:p>
          </table:table-cell>
          <table:table-cell office:value-type="float" office:value="0.85536" calcext:value-type="float">
            <text:p>0.85536</text:p>
          </table:table-cell>
          <table:table-cell office:value-type="float" office:value="0.87424" calcext:value-type="float">
            <text:p>0.87424</text:p>
          </table:table-cell>
          <table:table-cell office:value-type="float" office:value="0.88448" calcext:value-type="float">
            <text:p>0.88448</text:p>
          </table:table-cell>
          <table:table-cell office:value-type="float" office:value="0.89504" calcext:value-type="float">
            <text:p>0.89504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3056" calcext:value-type="float">
            <text:p>0.93056</text:p>
          </table:table-cell>
          <table:table-cell office:value-type="float" office:value="0.96" calcext:value-type="float">
            <text:p>0.96</text:p>
          </table:table-cell>
          <table:table-cell office:value-type="float" office:value="0.830816" calcext:value-type="float">
            <text:p>0.83081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504" calcext:value-type="float">
            <text:p>0.45504</text:p>
          </table:table-cell>
          <table:table-cell office:value-type="float" office:value="0.69184" calcext:value-type="float">
            <text:p>0.69184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80448" calcext:value-type="float">
            <text:p>0.80448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0.87872" calcext:value-type="float">
            <text:p>0.87872</text:p>
          </table:table-cell>
          <table:table-cell office:value-type="float" office:value="0.89056" calcext:value-type="float">
            <text:p>0.89056</text:p>
          </table:table-cell>
          <table:table-cell office:value-type="float" office:value="0.90304" calcext:value-type="float">
            <text:p>0.90304</text:p>
          </table:table-cell>
          <table:table-cell office:value-type="float" office:value="0.92416" calcext:value-type="float">
            <text:p>0.92416</text:p>
          </table:table-cell>
          <table:table-cell office:value-type="float" office:value="0.96" calcext:value-type="float">
            <text:p>0.96</text:p>
          </table:table-cell>
          <table:table-cell office:value-type="float" office:value="0.80112" calcext:value-type="float">
            <text:p>0.8011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208" calcext:value-type="float">
            <text:p>0.46208</text:p>
          </table:table-cell>
          <table:table-cell office:value-type="float" office:value="0.72416" calcext:value-type="float">
            <text:p>0.72416</text:p>
          </table:table-cell>
          <table:table-cell office:value-type="float" office:value="0.77728" calcext:value-type="float">
            <text:p>0.77728</text:p>
          </table:table-cell>
          <table:table-cell office:value-type="float" office:value="0.81344" calcext:value-type="float">
            <text:p>0.8134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8064" calcext:value-type="float">
            <text:p>0.88064</text:p>
          </table:table-cell>
          <table:table-cell office:value-type="float" office:value="0.89216" calcext:value-type="float">
            <text:p>0.8921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2832" calcext:value-type="float">
            <text:p>0.92832</text:p>
          </table:table-cell>
          <table:table-cell office:value-type="float" office:value="0.96" calcext:value-type="float">
            <text:p>0.96</text:p>
          </table:table-cell>
          <table:table-cell office:value-type="float" office:value="0.808512" calcext:value-type="float">
            <text:p>0.80851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8" calcext:value-type="float">
            <text:p>0.28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74944" calcext:value-type="float">
            <text:p>0.74944</text:p>
          </table:table-cell>
          <table:table-cell office:value-type="float" office:value="0.792" calcext:value-type="float">
            <text:p>0.792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6464" calcext:value-type="float">
            <text:p>0.86464</text:p>
          </table:table-cell>
          <table:table-cell office:value-type="float" office:value="0.88352" calcext:value-type="float">
            <text:p>0.88352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0656" calcext:value-type="float">
            <text:p>0.90656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6" calcext:value-type="float">
            <text:p>0.96</text:p>
          </table:table-cell>
          <table:table-cell office:value-type="float" office:value="0.828736" calcext:value-type="float">
            <text:p>0.82873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04" calcext:value-type="float">
            <text:p>0.304</text:p>
          </table:table-cell>
          <table:table-cell office:value-type="float" office:value="0.5104" calcext:value-type="float">
            <text:p>0.5104</text:p>
          </table:table-cell>
          <table:table-cell office:value-type="float" office:value="0.69152" calcext:value-type="float">
            <text:p>0.69152</text:p>
          </table:table-cell>
          <table:table-cell office:value-type="float" office:value="0.76416" calcext:value-type="float">
            <text:p>0.76416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3296" calcext:value-type="float">
            <text:p>0.83296</text:p>
          </table:table-cell>
          <table:table-cell office:value-type="float" office:value="0.85984" calcext:value-type="float">
            <text:p>0.85984</text:p>
          </table:table-cell>
          <table:table-cell office:value-type="float" office:value="0.88064" calcext:value-type="float">
            <text:p>0.88064</text:p>
          </table:table-cell>
          <table:table-cell office:value-type="float" office:value="0.89504" calcext:value-type="float">
            <text:p>0.89504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2928" calcext:value-type="float">
            <text:p>0.92928</text:p>
          </table:table-cell>
          <table:table-cell office:value-type="float" office:value="0.96" calcext:value-type="float">
            <text:p>0.96</text:p>
          </table:table-cell>
          <table:table-cell office:value-type="float" office:value="0.807264" calcext:value-type="float">
            <text:p>0.80726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88" calcext:value-type="float">
            <text:p>0.288</text:p>
          </table:table-cell>
          <table:table-cell office:value-type="float" office:value="0.49472" calcext:value-type="float">
            <text:p>0.49472</text:p>
          </table:table-cell>
          <table:table-cell office:value-type="float" office:value="0.69248" calcext:value-type="float">
            <text:p>0.69248</text:p>
          </table:table-cell>
          <table:table-cell office:value-type="float" office:value="0.76608" calcext:value-type="float">
            <text:p>0.76608</text:p>
          </table:table-cell>
          <table:table-cell office:value-type="float" office:value="0.80768" calcext:value-type="float">
            <text:p>0.80768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6368" calcext:value-type="float">
            <text:p>0.86368</text:p>
          </table:table-cell>
          <table:table-cell office:value-type="float" office:value="0.88384" calcext:value-type="float">
            <text:p>0.8838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816" calcext:value-type="float">
            <text:p>0.90816</text:p>
          </table:table-cell>
          <table:table-cell office:value-type="float" office:value="0.92864" calcext:value-type="float">
            <text:p>0.92864</text:p>
          </table:table-cell>
          <table:table-cell office:value-type="float" office:value="0.96" calcext:value-type="float">
            <text:p>0.96</text:p>
          </table:table-cell>
          <table:table-cell office:value-type="float" office:value="0.807648" calcext:value-type="float">
            <text:p>0.80764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88" calcext:value-type="float">
            <text:p>0.288</text:p>
          </table:table-cell>
          <table:table-cell office:value-type="float" office:value="0.46464" calcext:value-type="float">
            <text:p>0.46464</text:p>
          </table:table-cell>
          <table:table-cell office:value-type="float" office:value="0.632" calcext:value-type="float">
            <text:p>0.632</text:p>
          </table:table-cell>
          <table:table-cell office:value-type="float" office:value="0.74464" calcext:value-type="float">
            <text:p>0.74464</text:p>
          </table:table-cell>
          <table:table-cell office:value-type="float" office:value="0.80032" calcext:value-type="float">
            <text:p>0.80032</text:p>
          </table:table-cell>
          <table:table-cell office:value-type="float" office:value="0.82816" calcext:value-type="float">
            <text:p>0.82816</text:p>
          </table:table-cell>
          <table:table-cell office:value-type="float" office:value="0.85632" calcext:value-type="float">
            <text:p>0.85632</text:p>
          </table:table-cell>
          <table:table-cell office:value-type="float" office:value="0.88032" calcext:value-type="float">
            <text:p>0.88032</text:p>
          </table:table-cell>
          <table:table-cell office:value-type="float" office:value="0.89504" calcext:value-type="float">
            <text:p>0.89504</text:p>
          </table:table-cell>
          <table:table-cell office:value-type="float" office:value="0.90976" calcext:value-type="float">
            <text:p>0.90976</text:p>
          </table:table-cell>
          <table:table-cell office:value-type="float" office:value="0.93024" calcext:value-type="float">
            <text:p>0.93024</text:p>
          </table:table-cell>
          <table:table-cell office:value-type="float" office:value="0.96" calcext:value-type="float">
            <text:p>0.96</text:p>
          </table:table-cell>
          <table:table-cell office:value-type="float" office:value="0.794144" calcext:value-type="float">
            <text:p>0.79414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36" calcext:value-type="float">
            <text:p>0.336</text:p>
          </table:table-cell>
          <table:table-cell office:value-type="float" office:value="0.48256" calcext:value-type="float">
            <text:p>0.48256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752" calcext:value-type="float">
            <text:p>0.752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2816" calcext:value-type="float">
            <text:p>0.82816</text:p>
          </table:table-cell>
          <table:table-cell office:value-type="float" office:value="0.85472" calcext:value-type="float">
            <text:p>0.85472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89216" calcext:value-type="float">
            <text:p>0.89216</text:p>
          </table:table-cell>
          <table:table-cell office:value-type="float" office:value="0.90752" calcext:value-type="float">
            <text:p>0.90752</text:p>
          </table:table-cell>
          <table:table-cell office:value-type="float" office:value="0.92896" calcext:value-type="float">
            <text:p>0.92896</text:p>
          </table:table-cell>
          <table:table-cell office:value-type="float" office:value="0.96" calcext:value-type="float">
            <text:p>0.96</text:p>
          </table:table-cell>
          <table:table-cell office:value-type="float" office:value="0.798752" calcext:value-type="float">
            <text:p>0.79875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888" calcext:value-type="float">
            <text:p>0.49888</text:p>
          </table:table-cell>
          <table:table-cell office:value-type="float" office:value="0.66976" calcext:value-type="float">
            <text:p>0.66976</text:p>
          </table:table-cell>
          <table:table-cell office:value-type="float" office:value="0.74816" calcext:value-type="float">
            <text:p>0.74816</text:p>
          </table:table-cell>
          <table:table-cell office:value-type="float" office:value="0.79616" calcext:value-type="float">
            <text:p>0.79616</text:p>
          </table:table-cell>
          <table:table-cell office:value-type="float" office:value="0.82912" calcext:value-type="float">
            <text:p>0.8291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7936" calcext:value-type="float">
            <text:p>0.87936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0624" calcext:value-type="float">
            <text:p>0.90624</text:p>
          </table:table-cell>
          <table:table-cell office:value-type="float" office:value="0.92704" calcext:value-type="float">
            <text:p>0.92704</text:p>
          </table:table-cell>
          <table:table-cell office:value-type="float" office:value="0.96" calcext:value-type="float">
            <text:p>0.96</text:p>
          </table:table-cell>
          <table:table-cell office:value-type="float" office:value="0.800352" calcext:value-type="float">
            <text:p>0.80035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328" calcext:value-type="float">
            <text:p>0.328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65632" calcext:value-type="float">
            <text:p>0.65632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79776" calcext:value-type="float">
            <text:p>0.79776</text:p>
          </table:table-cell>
          <table:table-cell office:value-type="float" office:value="0.82336" calcext:value-type="float">
            <text:p>0.82336</text:p>
          </table:table-cell>
          <table:table-cell office:value-type="float" office:value="0.84544" calcext:value-type="float">
            <text:p>0.84544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88896" calcext:value-type="float">
            <text:p>0.88896</text:p>
          </table:table-cell>
          <table:table-cell office:value-type="float" office:value="0.90176" calcext:value-type="float">
            <text:p>0.9017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6" calcext:value-type="float">
            <text:p>0.96</text:p>
          </table:table-cell>
          <table:table-cell office:value-type="float" office:value="0.791584" calcext:value-type="float">
            <text:p>0.79158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68" calcext:value-type="float">
            <text:p>0.368</text:p>
          </table:table-cell>
          <table:table-cell office:value-type="float" office:value="0.49728" calcext:value-type="float">
            <text:p>0.49728</text:p>
          </table:table-cell>
          <table:table-cell office:value-type="float" office:value="0.64672" calcext:value-type="float">
            <text:p>0.64672</text:p>
          </table:table-cell>
          <table:table-cell office:value-type="float" office:value="0.72832" calcext:value-type="float">
            <text:p>0.72832</text:p>
          </table:table-cell>
          <table:table-cell office:value-type="float" office:value="0.78976" calcext:value-type="float">
            <text:p>0.78976</text:p>
          </table:table-cell>
          <table:table-cell office:value-type="float" office:value="0.82752" calcext:value-type="float">
            <text:p>0.82752</text:p>
          </table:table-cell>
          <table:table-cell office:value-type="float" office:value="0.84992" calcext:value-type="float">
            <text:p>0.84992</text:p>
          </table:table-cell>
          <table:table-cell office:value-type="float" office:value="0.86944" calcext:value-type="float">
            <text:p>0.86944</text:p>
          </table:table-cell>
          <table:table-cell office:value-type="float" office:value="0.88832" calcext:value-type="float">
            <text:p>0.88832</text:p>
          </table:table-cell>
          <table:table-cell office:value-type="float" office:value="0.90304" calcext:value-type="float">
            <text:p>0.90304</text:p>
          </table:table-cell>
          <table:table-cell office:value-type="float" office:value="0.92832" calcext:value-type="float">
            <text:p>0.92832</text:p>
          </table:table-cell>
          <table:table-cell office:value-type="float" office:value="0.96" calcext:value-type="float">
            <text:p>0.96</text:p>
          </table:table-cell>
          <table:table-cell office:value-type="float" office:value="0.792864" calcext:value-type="float">
            <text:p>0.79286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976" calcext:value-type="float">
            <text:p>0.42976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72704" calcext:value-type="float">
            <text:p>0.72704</text:p>
          </table:table-cell>
          <table:table-cell office:value-type="float" office:value="0.78336" calcext:value-type="float">
            <text:p>0.78336</text:p>
          </table:table-cell>
          <table:table-cell office:value-type="float" office:value="0.82144" calcext:value-type="float">
            <text:p>0.82144</text:p>
          </table:table-cell>
          <table:table-cell office:value-type="float" office:value="0.84352" calcext:value-type="float">
            <text:p>0.84352</text:p>
          </table:table-cell>
          <table:table-cell office:value-type="float" office:value="0.86464" calcext:value-type="float">
            <text:p>0.86464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3056" calcext:value-type="float">
            <text:p>0.93056</text:p>
          </table:table-cell>
          <table:table-cell office:value-type="float" office:value="0.96" calcext:value-type="float">
            <text:p>0.96</text:p>
          </table:table-cell>
          <table:table-cell office:value-type="float" office:value="0.780512" calcext:value-type="float">
            <text:p>0.78051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63392" calcext:value-type="float">
            <text:p>0.63392</text:p>
          </table:table-cell>
          <table:table-cell office:value-type="float" office:value="0.71616" calcext:value-type="float">
            <text:p>0.71616</text:p>
          </table:table-cell>
          <table:table-cell office:value-type="float" office:value="0.76768" calcext:value-type="float">
            <text:p>0.76768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0.86144" calcext:value-type="float">
            <text:p>0.86144</text:p>
          </table:table-cell>
          <table:table-cell office:value-type="float" office:value="0.88384" calcext:value-type="float">
            <text:p>0.88384</text:p>
          </table:table-cell>
          <table:table-cell office:value-type="float" office:value="0.90336" calcext:value-type="float">
            <text:p>0.90336</text:p>
          </table:table-cell>
          <table:table-cell office:value-type="float" office:value="0.93344" calcext:value-type="float">
            <text:p>0.93344</text:p>
          </table:table-cell>
          <table:table-cell office:value-type="float" office:value="0.96" calcext:value-type="float">
            <text:p>0.96</text:p>
          </table:table-cell>
          <table:table-cell office:value-type="float" office:value="0.781088" calcext:value-type="float">
            <text:p>0.78108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944" calcext:value-type="float">
            <text:p>0.46944</text:p>
          </table:table-cell>
          <table:table-cell office:value-type="float" office:value="0.62592" calcext:value-type="float">
            <text:p>0.62592</text:p>
          </table:table-cell>
          <table:table-cell office:value-type="float" office:value="0.69728" calcext:value-type="float">
            <text:p>0.69728</text:p>
          </table:table-cell>
          <table:table-cell office:value-type="float" office:value="0.76544" calcext:value-type="float">
            <text:p>0.76544</text:p>
          </table:table-cell>
          <table:table-cell office:value-type="float" office:value="0.80512" calcext:value-type="float">
            <text:p>0.80512</text:p>
          </table:table-cell>
          <table:table-cell office:value-type="float" office:value="0.84064" calcext:value-type="float">
            <text:p>0.84064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6" calcext:value-type="float">
            <text:p>0.96</text:p>
          </table:table-cell>
          <table:table-cell office:value-type="float" office:value="0.778464" calcext:value-type="float">
            <text:p>0.77846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248" calcext:value-type="float">
            <text:p>0.41248</text:p>
          </table:table-cell>
          <table:table-cell office:value-type="float" office:value="0.58432" calcext:value-type="float">
            <text:p>0.58432</text:p>
          </table:table-cell>
          <table:table-cell office:value-type="float" office:value="0.66912" calcext:value-type="float">
            <text:p>0.66912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78528" calcext:value-type="float">
            <text:p>0.78528</text:p>
          </table:table-cell>
          <table:table-cell office:value-type="float" office:value="0.81632" calcext:value-type="float">
            <text:p>0.81632</text:p>
          </table:table-cell>
          <table:table-cell office:value-type="float" office:value="0.84896" calcext:value-type="float">
            <text:p>0.84896</text:p>
          </table:table-cell>
          <table:table-cell office:value-type="float" office:value="0.88032" calcext:value-type="float">
            <text:p>0.88032</text:p>
          </table:table-cell>
          <table:table-cell office:value-type="float" office:value="0.89696" calcext:value-type="float">
            <text:p>0.89696</text:p>
          </table:table-cell>
          <table:table-cell office:value-type="float" office:value="0.92416" calcext:value-type="float">
            <text:p>0.92416</text:p>
          </table:table-cell>
          <table:table-cell office:value-type="float" office:value="0.96" calcext:value-type="float">
            <text:p>0.96</text:p>
          </table:table-cell>
          <table:table-cell office:value-type="float" office:value="0.755712" calcext:value-type="float">
            <text:p>0.75571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952" calcext:value-type="float">
            <text:p>0.37952</text:p>
          </table:table-cell>
          <table:table-cell office:value-type="float" office:value="0.59904" calcext:value-type="float">
            <text:p>0.59904</text:p>
          </table:table-cell>
          <table:table-cell office:value-type="float" office:value="0.69504" calcext:value-type="float">
            <text:p>0.69504</text:p>
          </table:table-cell>
          <table:table-cell office:value-type="float" office:value="0.74688" calcext:value-type="float">
            <text:p>0.74688</text:p>
          </table:table-cell>
          <table:table-cell office:value-type="float" office:value="0.78688" calcext:value-type="float">
            <text:p>0.78688</text:p>
          </table:table-cell>
          <table:table-cell office:value-type="float" office:value="0.83008" calcext:value-type="float">
            <text:p>0.83008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8992" calcext:value-type="float">
            <text:p>0.8899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3344" calcext:value-type="float">
            <text:p>0.93344</text:p>
          </table:table-cell>
          <table:table-cell office:value-type="float" office:value="0.96" calcext:value-type="float">
            <text:p>0.96</text:p>
          </table:table-cell>
          <table:table-cell office:value-type="float" office:value="0.76352" calcext:value-type="float">
            <text:p>0.7635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52" calcext:value-type="float">
            <text:p>0.352</text:p>
          </table:table-cell>
          <table:table-cell office:value-type="float" office:value="0.54688" calcext:value-type="float">
            <text:p>0.54688</text:p>
          </table:table-cell>
          <table:table-cell office:value-type="float" office:value="0.68672" calcext:value-type="float">
            <text:p>0.68672</text:p>
          </table:table-cell>
          <table:table-cell office:value-type="float" office:value="0.75232" calcext:value-type="float">
            <text:p>0.75232</text:p>
          </table:table-cell>
          <table:table-cell office:value-type="float" office:value="0.78752" calcext:value-type="float">
            <text:p>0.78752</text:p>
          </table:table-cell>
          <table:table-cell office:value-type="float" office:value="0.81696" calcext:value-type="float">
            <text:p>0.81696</text:p>
          </table:table-cell>
          <table:table-cell office:value-type="float" office:value="0.85216" calcext:value-type="float">
            <text:p>0.85216</text:p>
          </table:table-cell>
          <table:table-cell office:value-type="float" office:value="0.88448" calcext:value-type="float">
            <text:p>0.88448</text:p>
          </table:table-cell>
          <table:table-cell office:value-type="float" office:value="0.89856" calcext:value-type="float">
            <text:p>0.89856</text:p>
          </table:table-cell>
          <table:table-cell office:value-type="float" office:value="0.91232" calcext:value-type="float">
            <text:p>0.91232</text:p>
          </table:table-cell>
          <table:table-cell office:value-type="float" office:value="0.93664" calcext:value-type="float">
            <text:p>0.93664</text:p>
          </table:table-cell>
          <table:table-cell office:value-type="float" office:value="0.96" calcext:value-type="float">
            <text:p>0.96</text:p>
          </table:table-cell>
          <table:table-cell office:value-type="float" office:value="0.807456" calcext:value-type="float">
            <text:p>0.80745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752" calcext:value-type="float">
            <text:p>0.46752</text:p>
          </table:table-cell>
          <table:table-cell office:value-type="float" office:value="0.65568" calcext:value-type="float">
            <text:p>0.65568</text:p>
          </table:table-cell>
          <table:table-cell office:value-type="float" office:value="0.74592" calcext:value-type="float">
            <text:p>0.74592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81632" calcext:value-type="float">
            <text:p>0.81632</text:p>
          </table:table-cell>
          <table:table-cell office:value-type="float" office:value="0.84512" calcext:value-type="float">
            <text:p>0.84512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9504" calcext:value-type="float">
            <text:p>0.89504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6" calcext:value-type="float">
            <text:p>0.96</text:p>
          </table:table-cell>
          <table:table-cell office:value-type="float" office:value="0.7936" calcext:value-type="float">
            <text:p>0.793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472" calcext:value-type="float">
            <text:p>0.45472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74688" calcext:value-type="float">
            <text:p>0.74688</text:p>
          </table:table-cell>
          <table:table-cell office:value-type="float" office:value="0.78848" calcext:value-type="float">
            <text:p>0.78848</text:p>
          </table:table-cell>
          <table:table-cell office:value-type="float" office:value="0.81792" calcext:value-type="float">
            <text:p>0.81792</text:p>
          </table:table-cell>
          <table:table-cell office:value-type="float" office:value="0.85184" calcext:value-type="float">
            <text:p>0.85184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9408" calcext:value-type="float">
            <text:p>0.89408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0.93312" calcext:value-type="float">
            <text:p>0.93312</text:p>
          </table:table-cell>
          <table:table-cell office:value-type="float" office:value="0.96" calcext:value-type="float">
            <text:p>0.96</text:p>
          </table:table-cell>
          <table:table-cell office:value-type="float" office:value="0.792576" calcext:value-type="float">
            <text:p>0.79257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88" calcext:value-type="float">
            <text:p>0.288</text:p>
          </table:table-cell>
          <table:table-cell office:value-type="float" office:value="0.42592" calcext:value-type="float">
            <text:p>0.42592</text:p>
          </table:table-cell>
          <table:table-cell office:value-type="float" office:value="0.61984" calcext:value-type="float">
            <text:p>0.61984</text:p>
          </table:table-cell>
          <table:table-cell office:value-type="float" office:value="0.73504" calcext:value-type="float">
            <text:p>0.73504</text:p>
          </table:table-cell>
          <table:table-cell office:value-type="float" office:value="0.79168" calcext:value-type="float">
            <text:p>0.79168</text:p>
          </table:table-cell>
          <table:table-cell office:value-type="float" office:value="0.824" calcext:value-type="float">
            <text:p>0.824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7808" calcext:value-type="float">
            <text:p>0.87808</text:p>
          </table:table-cell>
          <table:table-cell office:value-type="float" office:value="0.89152" calcext:value-type="float">
            <text:p>0.89152</text:p>
          </table:table-cell>
          <table:table-cell office:value-type="float" office:value="0.90464" calcext:value-type="float">
            <text:p>0.90464</text:p>
          </table:table-cell>
          <table:table-cell office:value-type="float" office:value="0.92992" calcext:value-type="float">
            <text:p>0.92992</text:p>
          </table:table-cell>
          <table:table-cell office:value-type="float" office:value="0.96" calcext:value-type="float">
            <text:p>0.96</text:p>
          </table:table-cell>
          <table:table-cell office:value-type="float" office:value="0.785344" calcext:value-type="float">
            <text:p>0.78534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28" calcext:value-type="float">
            <text:p>0.328</text:p>
          </table:table-cell>
          <table:table-cell office:value-type="float" office:value="0.4656" calcext:value-type="float">
            <text:p>0.4656</text:p>
          </table:table-cell>
          <table:table-cell office:value-type="float" office:value="0.61312" calcext:value-type="float">
            <text:p>0.61312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6576" calcext:value-type="float">
            <text:p>0.76576</text:p>
          </table:table-cell>
          <table:table-cell office:value-type="float" office:value="0.81536" calcext:value-type="float">
            <text:p>0.81536</text:p>
          </table:table-cell>
          <table:table-cell office:value-type="float" office:value="0.85824" calcext:value-type="float">
            <text:p>0.85824</text:p>
          </table:table-cell>
          <table:table-cell office:value-type="float" office:value="0.87936" calcext:value-type="float">
            <text:p>0.87936</text:p>
          </table:table-cell>
          <table:table-cell office:value-type="float" office:value="0.89184" calcext:value-type="float">
            <text:p>0.89184</text:p>
          </table:table-cell>
          <table:table-cell office:value-type="float" office:value="0.90816" calcext:value-type="float">
            <text:p>0.90816</text:p>
          </table:table-cell>
          <table:table-cell office:value-type="float" office:value="0.93088" calcext:value-type="float">
            <text:p>0.93088</text:p>
          </table:table-cell>
          <table:table-cell office:value-type="float" office:value="0.96" calcext:value-type="float">
            <text:p>0.96</text:p>
          </table:table-cell>
          <table:table-cell office:value-type="float" office:value="0.782272" calcext:value-type="float">
            <text:p>0.78227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36" calcext:value-type="float">
            <text:p>0.336</text:p>
          </table:table-cell>
          <table:table-cell office:value-type="float" office:value="0.47968" calcext:value-type="float">
            <text:p>0.47968</text:p>
          </table:table-cell>
          <table:table-cell office:value-type="float" office:value="0.63456" calcext:value-type="float">
            <text:p>0.63456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79392" calcext:value-type="float">
            <text:p>0.79392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85792" calcext:value-type="float">
            <text:p>0.85792</text:p>
          </table:table-cell>
          <table:table-cell office:value-type="float" office:value="0.87936" calcext:value-type="float">
            <text:p>0.87936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0848" calcext:value-type="float">
            <text:p>0.90848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6" calcext:value-type="float">
            <text:p>0.96</text:p>
          </table:table-cell>
          <table:table-cell office:value-type="float" office:value="0.793632" calcext:value-type="float">
            <text:p>0.79363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024" calcext:value-type="float">
            <text:p>0.45024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70304" calcext:value-type="float">
            <text:p>0.70304</text:p>
          </table:table-cell>
          <table:table-cell office:value-type="float" office:value="0.75264" calcext:value-type="float">
            <text:p>0.75264</text:p>
          </table:table-cell>
          <table:table-cell office:value-type="float" office:value="0.80928" calcext:value-type="float">
            <text:p>0.80928</text:p>
          </table:table-cell>
          <table:table-cell office:value-type="float" office:value="0.85376" calcext:value-type="float">
            <text:p>0.85376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832" calcext:value-type="float">
            <text:p>0.88832</text:p>
          </table:table-cell>
          <table:table-cell office:value-type="float" office:value="0.90208" calcext:value-type="float">
            <text:p>0.90208</text:p>
          </table:table-cell>
          <table:table-cell office:value-type="float" office:value="0.92896" calcext:value-type="float">
            <text:p>0.92896</text:p>
          </table:table-cell>
          <table:table-cell office:value-type="float" office:value="0.96" calcext:value-type="float">
            <text:p>0.96</text:p>
          </table:table-cell>
          <table:table-cell office:value-type="float" office:value="0.776992" calcext:value-type="float">
            <text:p>0.77699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28" calcext:value-type="float">
            <text:p>0.328</text:p>
          </table:table-cell>
          <table:table-cell office:value-type="float" office:value="0.48512" calcext:value-type="float">
            <text:p>0.48512</text:p>
          </table:table-cell>
          <table:table-cell office:value-type="float" office:value="0.60832" calcext:value-type="float">
            <text:p>0.60832</text:p>
          </table:table-cell>
          <table:table-cell office:value-type="float" office:value="0.68896" calcext:value-type="float">
            <text:p>0.68896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78816" calcext:value-type="float">
            <text:p>0.78816</text:p>
          </table:table-cell>
          <table:table-cell office:value-type="float" office:value="0.83584" calcext:value-type="float">
            <text:p>0.83584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2768" calcext:value-type="float">
            <text:p>0.92768</text:p>
          </table:table-cell>
          <table:table-cell office:value-type="float" office:value="0.96" calcext:value-type="float">
            <text:p>0.96</text:p>
          </table:table-cell>
          <table:table-cell office:value-type="float" office:value="0.772128" calcext:value-type="float">
            <text:p>0.77212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55808" calcext:value-type="float">
            <text:p>0.55808</text:p>
          </table:table-cell>
          <table:table-cell office:value-type="float" office:value="0.63296" calcext:value-type="float">
            <text:p>0.63296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75584" calcext:value-type="float">
            <text:p>0.75584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4448" calcext:value-type="float">
            <text:p>0.84448</text:p>
          </table:table-cell>
          <table:table-cell office:value-type="float" office:value="0.872" calcext:value-type="float">
            <text:p>0.872</text:p>
          </table:table-cell>
          <table:table-cell office:value-type="float" office:value="0.89472" calcext:value-type="float">
            <text:p>0.89472</text:p>
          </table:table-cell>
          <table:table-cell office:value-type="float" office:value="0.92416" calcext:value-type="float">
            <text:p>0.92416</text:p>
          </table:table-cell>
          <table:table-cell office:value-type="float" office:value="0.96" calcext:value-type="float">
            <text:p>0.96</text:p>
          </table:table-cell>
          <table:table-cell office:value-type="float" office:value="0.742144" calcext:value-type="float">
            <text:p>0.74214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72" calcext:value-type="float">
            <text:p>0.72</text:p>
          </table:table-cell>
          <table:table-cell office:value-type="float" office:value="0.776" calcext:value-type="float">
            <text:p>0.776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85664" calcext:value-type="float">
            <text:p>0.85664</text:p>
          </table:table-cell>
          <table:table-cell office:value-type="float" office:value="0.88" calcext:value-type="float">
            <text:p>0.88</text:p>
          </table:table-cell>
          <table:table-cell office:value-type="float" office:value="0.89792" calcext:value-type="float">
            <text:p>0.89792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6" calcext:value-type="float">
            <text:p>0.96</text:p>
          </table:table-cell>
          <table:table-cell office:value-type="float" office:value="0.74688" calcext:value-type="float">
            <text:p>0.7468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656" calcext:value-type="float">
            <text:p>0.38656</text:p>
          </table:table-cell>
          <table:table-cell office:value-type="float" office:value="0.536" calcext:value-type="float">
            <text:p>0.536</text:p>
          </table:table-cell>
          <table:table-cell office:value-type="float" office:value="0.62144" calcext:value-type="float">
            <text:p>0.62144</text:p>
          </table:table-cell>
          <table:table-cell office:value-type="float" office:value="0.68448" calcext:value-type="float">
            <text:p>0.68448</text:p>
          </table:table-cell>
          <table:table-cell office:value-type="float" office:value="0.7488" calcext:value-type="float">
            <text:p>0.7488</text:p>
          </table:table-cell>
          <table:table-cell office:value-type="float" office:value="0.79584" calcext:value-type="float">
            <text:p>0.79584</text:p>
          </table:table-cell>
          <table:table-cell office:value-type="float" office:value="0.84096" calcext:value-type="float">
            <text:p>0.84096</text:p>
          </table:table-cell>
          <table:table-cell office:value-type="float" office:value="0.87136" calcext:value-type="float">
            <text:p>0.87136</text:p>
          </table:table-cell>
          <table:table-cell office:value-type="float" office:value="0.89024" calcext:value-type="float">
            <text:p>0.89024</text:p>
          </table:table-cell>
          <table:table-cell office:value-type="float" office:value="0.92416" calcext:value-type="float">
            <text:p>0.92416</text:p>
          </table:table-cell>
          <table:table-cell office:value-type="float" office:value="0.96" calcext:value-type="float">
            <text:p>0.96</text:p>
          </table:table-cell>
          <table:table-cell office:value-type="float" office:value="0.729984" calcext:value-type="float">
            <text:p>0.72998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664" calcext:value-type="float">
            <text:p>0.37664</text:p>
          </table:table-cell>
          <table:table-cell office:value-type="float" office:value="0.51648" calcext:value-type="float">
            <text:p>0.51648</text:p>
          </table:table-cell>
          <table:table-cell office:value-type="float" office:value="0.59104" calcext:value-type="float">
            <text:p>0.59104</text:p>
          </table:table-cell>
          <table:table-cell office:value-type="float" office:value="0.66752" calcext:value-type="float">
            <text:p>0.66752</text:p>
          </table:table-cell>
          <table:table-cell office:value-type="float" office:value="0.72288" calcext:value-type="float">
            <text:p>0.72288</text:p>
          </table:table-cell>
          <table:table-cell office:value-type="float" office:value="0.78336" calcext:value-type="float">
            <text:p>0.78336</text:p>
          </table:table-cell>
          <table:table-cell office:value-type="float" office:value="0.83744" calcext:value-type="float">
            <text:p>0.8374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8896" calcext:value-type="float">
            <text:p>0.88896</text:p>
          </table:table-cell>
          <table:table-cell office:value-type="float" office:value="0.92192" calcext:value-type="float">
            <text:p>0.92192</text:p>
          </table:table-cell>
          <table:table-cell office:value-type="float" office:value="0.96" calcext:value-type="float">
            <text:p>0.96</text:p>
          </table:table-cell>
          <table:table-cell office:value-type="float" office:value="0.717504" calcext:value-type="float">
            <text:p>0.71750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496" calcext:value-type="float">
            <text:p>0.34496</text:p>
          </table:table-cell>
          <table:table-cell office:value-type="float" office:value="0.4832" calcext:value-type="float">
            <text:p>0.4832</text:p>
          </table:table-cell>
          <table:table-cell office:value-type="float" office:value="0.58016" calcext:value-type="float">
            <text:p>0.58016</text:p>
          </table:table-cell>
          <table:table-cell office:value-type="float" office:value="0.65376" calcext:value-type="float">
            <text:p>0.65376</text:p>
          </table:table-cell>
          <table:table-cell office:value-type="float" office:value="0.70656" calcext:value-type="float">
            <text:p>0.70656</text:p>
          </table:table-cell>
          <table:table-cell office:value-type="float" office:value="0.77312" calcext:value-type="float">
            <text:p>0.77312</text:p>
          </table:table-cell>
          <table:table-cell office:value-type="float" office:value="0.82944" calcext:value-type="float">
            <text:p>0.82944</text:p>
          </table:table-cell>
          <table:table-cell office:value-type="float" office:value="0.86592" calcext:value-type="float">
            <text:p>0.86592</text:p>
          </table:table-cell>
          <table:table-cell office:value-type="float" office:value="0.88544" calcext:value-type="float">
            <text:p>0.88544</text:p>
          </table:table-cell>
          <table:table-cell office:value-type="float" office:value="0.91776" calcext:value-type="float">
            <text:p>0.91776</text:p>
          </table:table-cell>
          <table:table-cell office:value-type="float" office:value="0.96" calcext:value-type="float">
            <text:p>0.96</text:p>
          </table:table-cell>
          <table:table-cell office:value-type="float" office:value="0.704032" calcext:value-type="float">
            <text:p>0.70403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064" calcext:value-type="float">
            <text:p>0.36064</text:p>
          </table:table-cell>
          <table:table-cell office:value-type="float" office:value="0.51136" calcext:value-type="float">
            <text:p>0.51136</text:p>
          </table:table-cell>
          <table:table-cell office:value-type="float" office:value="0.59136" calcext:value-type="float">
            <text:p>0.59136</text:p>
          </table:table-cell>
          <table:table-cell office:value-type="float" office:value="0.64352" calcext:value-type="float">
            <text:p>0.64352</text:p>
          </table:table-cell>
          <table:table-cell office:value-type="float" office:value="0.68928" calcext:value-type="float">
            <text:p>0.68928</text:p>
          </table:table-cell>
          <table:table-cell office:value-type="float" office:value="0.76768" calcext:value-type="float">
            <text:p>0.76768</text:p>
          </table:table-cell>
          <table:table-cell office:value-type="float" office:value="0.82464" calcext:value-type="float">
            <text:p>0.82464</text:p>
          </table:table-cell>
          <table:table-cell office:value-type="float" office:value="0.86592" calcext:value-type="float">
            <text:p>0.86592</text:p>
          </table:table-cell>
          <table:table-cell office:value-type="float" office:value="0.88608" calcext:value-type="float">
            <text:p>0.88608</text:p>
          </table:table-cell>
          <table:table-cell office:value-type="float" office:value="0.91456" calcext:value-type="float">
            <text:p>0.91456</text:p>
          </table:table-cell>
          <table:table-cell office:value-type="float" office:value="0.96" calcext:value-type="float">
            <text:p>0.96</text:p>
          </table:table-cell>
          <table:table-cell office:value-type="float" office:value="0.705504" calcext:value-type="float">
            <text:p>0.70550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744" calcext:value-type="float">
            <text:p>0.35744</text:p>
          </table:table-cell>
          <table:table-cell office:value-type="float" office:value="0.48416" calcext:value-type="float">
            <text:p>0.48416</text:p>
          </table:table-cell>
          <table:table-cell office:value-type="float" office:value="0.56864" calcext:value-type="float">
            <text:p>0.56864</text:p>
          </table:table-cell>
          <table:table-cell office:value-type="float" office:value="0.64384" calcext:value-type="float">
            <text:p>0.64384</text:p>
          </table:table-cell>
          <table:table-cell office:value-type="float" office:value="0.71008" calcext:value-type="float">
            <text:p>0.71008</text:p>
          </table:table-cell>
          <table:table-cell office:value-type="float" office:value="0.76832" calcext:value-type="float">
            <text:p>0.76832</text:p>
          </table:table-cell>
          <table:table-cell office:value-type="float" office:value="0.82016" calcext:value-type="float">
            <text:p>0.82016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0.88608" calcext:value-type="float">
            <text:p>0.88608</text:p>
          </table:table-cell>
          <table:table-cell office:value-type="float" office:value="0.91712" calcext:value-type="float">
            <text:p>0.91712</text:p>
          </table:table-cell>
          <table:table-cell office:value-type="float" office:value="0.96" calcext:value-type="float">
            <text:p>0.96</text:p>
          </table:table-cell>
          <table:table-cell office:value-type="float" office:value="0.7016" calcext:value-type="float">
            <text:p>0.701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088" calcext:value-type="float">
            <text:p>0.37088</text:p>
          </table:table-cell>
          <table:table-cell office:value-type="float" office:value="0.51328" calcext:value-type="float">
            <text:p>0.51328</text:p>
          </table:table-cell>
          <table:table-cell office:value-type="float" office:value="0.58432" calcext:value-type="float">
            <text:p>0.58432</text:p>
          </table:table-cell>
          <table:table-cell office:value-type="float" office:value="0.65728" calcext:value-type="float">
            <text:p>0.65728</text:p>
          </table:table-cell>
          <table:table-cell office:value-type="float" office:value="0.69664" calcext:value-type="float">
            <text:p>0.69664</text:p>
          </table:table-cell>
          <table:table-cell office:value-type="float" office:value="0.75904" calcext:value-type="float">
            <text:p>0.75904</text:p>
          </table:table-cell>
          <table:table-cell office:value-type="float" office:value="0.81216" calcext:value-type="float">
            <text:p>0.81216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8736" calcext:value-type="float">
            <text:p>0.88736</text:p>
          </table:table-cell>
          <table:table-cell office:value-type="float" office:value="0.91584" calcext:value-type="float">
            <text:p>0.91584</text:p>
          </table:table-cell>
          <table:table-cell office:value-type="float" office:value="0.96" calcext:value-type="float">
            <text:p>0.96</text:p>
          </table:table-cell>
          <table:table-cell office:value-type="float" office:value="0.7056" calcext:value-type="float">
            <text:p>0.705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712" calcext:value-type="float">
            <text:p>0.35712</text:p>
          </table:table-cell>
          <table:table-cell office:value-type="float" office:value="0.51648" calcext:value-type="float">
            <text:p>0.51648</text:p>
          </table:table-cell>
          <table:table-cell office:value-type="float" office:value="0.592" calcext:value-type="float">
            <text:p>0.592</text:p>
          </table:table-cell>
          <table:table-cell office:value-type="float" office:value="0.65216" calcext:value-type="float">
            <text:p>0.65216</text:p>
          </table:table-cell>
          <table:table-cell office:value-type="float" office:value="0.70688" calcext:value-type="float">
            <text:p>0.70688</text:p>
          </table:table-cell>
          <table:table-cell office:value-type="float" office:value="0.76736" calcext:value-type="float">
            <text:p>0.76736</text:p>
          </table:table-cell>
          <table:table-cell office:value-type="float" office:value="0.80896" calcext:value-type="float">
            <text:p>0.80896</text:p>
          </table:table-cell>
          <table:table-cell office:value-type="float" office:value="0.84992" calcext:value-type="float">
            <text:p>0.84992</text:p>
          </table:table-cell>
          <table:table-cell office:value-type="float" office:value="0.88832" calcext:value-type="float">
            <text:p>0.88832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70592" calcext:value-type="float">
            <text:p>0.7059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744" calcext:value-type="float">
            <text:p>0.35744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56736" calcext:value-type="float">
            <text:p>0.56736</text:p>
          </table:table-cell>
          <table:table-cell office:value-type="float" office:value="0.61728" calcext:value-type="float">
            <text:p>0.61728</text:p>
          </table:table-cell>
          <table:table-cell office:value-type="float" office:value="0.66368" calcext:value-type="float">
            <text:p>0.66368</text:p>
          </table:table-cell>
          <table:table-cell office:value-type="float" office:value="0.72384" calcext:value-type="float">
            <text:p>0.72384</text:p>
          </table:table-cell>
          <table:table-cell office:value-type="float" office:value="0.78304" calcext:value-type="float">
            <text:p>0.78304</text:p>
          </table:table-cell>
          <table:table-cell office:value-type="float" office:value="0.81728" calcext:value-type="float">
            <text:p>0.81728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6" calcext:value-type="float">
            <text:p>0.96</text:p>
          </table:table-cell>
          <table:table-cell office:value-type="float" office:value="0.681824" calcext:value-type="float">
            <text:p>0.68182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4864" calcext:value-type="float">
            <text:p>0.44864</text:p>
          </table:table-cell>
          <table:table-cell office:value-type="float" office:value="0.55168" calcext:value-type="float">
            <text:p>0.55168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5728" calcext:value-type="float">
            <text:p>0.65728</text:p>
          </table:table-cell>
          <table:table-cell office:value-type="float" office:value="0.70496" calcext:value-type="float">
            <text:p>0.70496</text:p>
          </table:table-cell>
          <table:table-cell office:value-type="float" office:value="0.76032" calcext:value-type="float">
            <text:p>0.76032</text:p>
          </table:table-cell>
          <table:table-cell office:value-type="float" office:value="0.80224" calcext:value-type="float">
            <text:p>0.80224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8352" calcext:value-type="float">
            <text:p>0.88352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718464" calcext:value-type="float">
            <text:p>0.71846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072" calcext:value-type="float">
            <text:p>0.35072</text:p>
          </table:table-cell>
          <table:table-cell office:value-type="float" office:value="0.49952" calcext:value-type="float">
            <text:p>0.49952</text:p>
          </table:table-cell>
          <table:table-cell office:value-type="float" office:value="0.59488" calcext:value-type="float">
            <text:p>0.59488</text:p>
          </table:table-cell>
          <table:table-cell office:value-type="float" office:value="0.64512" calcext:value-type="float">
            <text:p>0.64512</text:p>
          </table:table-cell>
          <table:table-cell office:value-type="float" office:value="0.69312" calcext:value-type="float">
            <text:p>0.69312</text:p>
          </table:table-cell>
          <table:table-cell office:value-type="float" office:value="0.74368" calcext:value-type="float">
            <text:p>0.74368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83232" calcext:value-type="float">
            <text:p>0.83232</text:p>
          </table:table-cell>
          <table:table-cell office:value-type="float" office:value="0.88352" calcext:value-type="float">
            <text:p>0.88352</text:p>
          </table:table-cell>
          <table:table-cell office:value-type="float" office:value="0.92224" calcext:value-type="float">
            <text:p>0.92224</text:p>
          </table:table-cell>
          <table:table-cell office:value-type="float" office:value="0.96" calcext:value-type="float">
            <text:p>0.96</text:p>
          </table:table-cell>
          <table:table-cell office:value-type="float" office:value="0.695552" calcext:value-type="float">
            <text:p>0.69555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52288" calcext:value-type="float">
            <text:p>0.52288</text:p>
          </table:table-cell>
          <table:table-cell office:value-type="float" office:value="0.59808" calcext:value-type="float">
            <text:p>0.59808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69376" calcext:value-type="float">
            <text:p>0.69376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3552" calcext:value-type="float">
            <text:p>0.83552</text:p>
          </table:table-cell>
          <table:table-cell office:value-type="float" office:value="0.88256" calcext:value-type="float">
            <text:p>0.88256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6" calcext:value-type="float">
            <text:p>0.96</text:p>
          </table:table-cell>
          <table:table-cell office:value-type="float" office:value="0.70128" calcext:value-type="float">
            <text:p>0.7012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776" calcext:value-type="float">
            <text:p>0.35776</text:p>
          </table:table-cell>
          <table:table-cell office:value-type="float" office:value="0.48928" calcext:value-type="float">
            <text:p>0.48928</text:p>
          </table:table-cell>
          <table:table-cell office:value-type="float" office:value="0.55584" calcext:value-type="float">
            <text:p>0.55584</text:p>
          </table:table-cell>
          <table:table-cell office:value-type="float" office:value="0.61984" calcext:value-type="float">
            <text:p>0.61984</text:p>
          </table:table-cell>
          <table:table-cell office:value-type="float" office:value="0.66272" calcext:value-type="float">
            <text:p>0.66272</text:p>
          </table:table-cell>
          <table:table-cell office:value-type="float" office:value="0.72544" calcext:value-type="float">
            <text:p>0.72544</text:p>
          </table:table-cell>
          <table:table-cell office:value-type="float" office:value="0.77568" calcext:value-type="float">
            <text:p>0.77568</text:p>
          </table:table-cell>
          <table:table-cell office:value-type="float" office:value="0.82112" calcext:value-type="float">
            <text:p>0.82112</text:p>
          </table:table-cell>
          <table:table-cell office:value-type="float" office:value="0.85792" calcext:value-type="float">
            <text:p>0.85792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6" calcext:value-type="float">
            <text:p>0.96</text:p>
          </table:table-cell>
          <table:table-cell office:value-type="float" office:value="0.67792" calcext:value-type="float">
            <text:p>0.6779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848" calcext:value-type="float">
            <text:p>0.34848</text:p>
          </table:table-cell>
          <table:table-cell office:value-type="float" office:value="0.46336" calcext:value-type="float">
            <text:p>0.46336</text:p>
          </table:table-cell>
          <table:table-cell office:value-type="float" office:value="0.54208" calcext:value-type="float">
            <text:p>0.54208</text:p>
          </table:table-cell>
          <table:table-cell office:value-type="float" office:value="0.60768" calcext:value-type="float">
            <text:p>0.60768</text:p>
          </table:table-cell>
          <table:table-cell office:value-type="float" office:value="0.65376" calcext:value-type="float">
            <text:p>0.65376</text:p>
          </table:table-cell>
          <table:table-cell office:value-type="float" office:value="0.70944" calcext:value-type="float">
            <text:p>0.70944</text:p>
          </table:table-cell>
          <table:table-cell office:value-type="float" office:value="0.75968" calcext:value-type="float">
            <text:p>0.75968</text:p>
          </table:table-cell>
          <table:table-cell office:value-type="float" office:value="0.80448" calcext:value-type="float">
            <text:p>0.80448</text:p>
          </table:table-cell>
          <table:table-cell office:value-type="float" office:value="0.85312" calcext:value-type="float">
            <text:p>0.85312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6" calcext:value-type="float">
            <text:p>0.96</text:p>
          </table:table-cell>
          <table:table-cell office:value-type="float" office:value="0.665248" calcext:value-type="float">
            <text:p>0.66524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216" calcext:value-type="float">
            <text:p>0.37216</text:p>
          </table:table-cell>
          <table:table-cell office:value-type="float" office:value="0.47296" calcext:value-type="float">
            <text:p>0.47296</text:p>
          </table:table-cell>
          <table:table-cell office:value-type="float" office:value="0.53952" calcext:value-type="float">
            <text:p>0.53952</text:p>
          </table:table-cell>
          <table:table-cell office:value-type="float" office:value="0.60448" calcext:value-type="float">
            <text:p>0.60448</text:p>
          </table:table-cell>
          <table:table-cell office:value-type="float" office:value="0.65856" calcext:value-type="float">
            <text:p>0.65856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77536" calcext:value-type="float">
            <text:p>0.77536</text:p>
          </table:table-cell>
          <table:table-cell office:value-type="float" office:value="0.82208" calcext:value-type="float">
            <text:p>0.82208</text:p>
          </table:table-cell>
          <table:table-cell office:value-type="float" office:value="0.86976" calcext:value-type="float">
            <text:p>0.86976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6" calcext:value-type="float">
            <text:p>0.96</text:p>
          </table:table-cell>
          <table:table-cell office:value-type="float" office:value="0.674528" calcext:value-type="float">
            <text:p>0.67452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9712" calcext:value-type="float">
            <text:p>0.39712</text:p>
          </table:table-cell>
          <table:table-cell office:value-type="float" office:value="0.52" calcext:value-type="float">
            <text:p>0.52</text:p>
          </table:table-cell>
          <table:table-cell office:value-type="float" office:value="0.57984" calcext:value-type="float">
            <text:p>0.57984</text:p>
          </table:table-cell>
          <table:table-cell office:value-type="float" office:value="0.64032" calcext:value-type="float">
            <text:p>0.64032</text:p>
          </table:table-cell>
          <table:table-cell office:value-type="float" office:value="0.67904" calcext:value-type="float">
            <text:p>0.67904</text:p>
          </table:table-cell>
          <table:table-cell office:value-type="float" office:value="0.73696" calcext:value-type="float">
            <text:p>0.73696</text:p>
          </table:table-cell>
          <table:table-cell office:value-type="float" office:value="0.79616" calcext:value-type="float">
            <text:p>0.79616</text:p>
          </table:table-cell>
          <table:table-cell office:value-type="float" office:value="0.832" calcext:value-type="float">
            <text:p>0.832</text:p>
          </table:table-cell>
          <table:table-cell office:value-type="float" office:value="0.87456" calcext:value-type="float">
            <text:p>0.87456</text:p>
          </table:table-cell>
          <table:table-cell office:value-type="float" office:value="0.92544" calcext:value-type="float">
            <text:p>0.92544</text:p>
          </table:table-cell>
          <table:table-cell office:value-type="float" office:value="0.96" calcext:value-type="float">
            <text:p>0.96</text:p>
          </table:table-cell>
          <table:table-cell office:value-type="float" office:value="0.698144" calcext:value-type="float">
            <text:p>0.69814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608" calcext:value-type="float">
            <text:p>0.36608</text:p>
          </table:table-cell>
          <table:table-cell office:value-type="float" office:value="0.48416" calcext:value-type="float">
            <text:p>0.48416</text:p>
          </table:table-cell>
          <table:table-cell office:value-type="float" office:value="0.56768" calcext:value-type="float">
            <text:p>0.56768</text:p>
          </table:table-cell>
          <table:table-cell office:value-type="float" office:value="0.62464" calcext:value-type="float">
            <text:p>0.62464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70144" calcext:value-type="float">
            <text:p>0.70144</text:p>
          </table:table-cell>
          <table:table-cell office:value-type="float" office:value="0.77056" calcext:value-type="float">
            <text:p>0.77056</text:p>
          </table:table-cell>
          <table:table-cell office:value-type="float" office:value="0.81792" calcext:value-type="float">
            <text:p>0.81792</text:p>
          </table:table-cell>
          <table:table-cell office:value-type="float" office:value="0.86176" calcext:value-type="float">
            <text:p>0.86176</text:p>
          </table:table-cell>
          <table:table-cell office:value-type="float" office:value="0.91296" calcext:value-type="float">
            <text:p>0.91296</text:p>
          </table:table-cell>
          <table:table-cell office:value-type="float" office:value="0.96" calcext:value-type="float">
            <text:p>0.96</text:p>
          </table:table-cell>
          <table:table-cell office:value-type="float" office:value="0.67696" calcext:value-type="float">
            <text:p>0.6769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136" calcext:value-type="float">
            <text:p>0.35136</text:p>
          </table:table-cell>
          <table:table-cell office:value-type="float" office:value="0.48128" calcext:value-type="float">
            <text:p>0.48128</text:p>
          </table:table-cell>
          <table:table-cell office:value-type="float" office:value="0.59232" calcext:value-type="float">
            <text:p>0.59232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8896" calcext:value-type="float">
            <text:p>0.68896</text:p>
          </table:table-cell>
          <table:table-cell office:value-type="float" office:value="0.73184" calcext:value-type="float">
            <text:p>0.73184</text:p>
          </table:table-cell>
          <table:table-cell office:value-type="float" office:value="0.78336" calcext:value-type="float">
            <text:p>0.78336</text:p>
          </table:table-cell>
          <table:table-cell office:value-type="float" office:value="0.82144" calcext:value-type="float">
            <text:p>0.82144</text:p>
          </table:table-cell>
          <table:table-cell office:value-type="float" office:value="0.86336" calcext:value-type="float">
            <text:p>0.86336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0.96" calcext:value-type="float">
            <text:p>0.96</text:p>
          </table:table-cell>
          <table:table-cell office:value-type="float" office:value="0.687264" calcext:value-type="float">
            <text:p>0.68726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224" calcext:value-type="float">
            <text:p>0.36224</text:p>
          </table:table-cell>
          <table:table-cell office:value-type="float" office:value="0.50176" calcext:value-type="float">
            <text:p>0.50176</text:p>
          </table:table-cell>
          <table:table-cell office:value-type="float" office:value="0.58304" calcext:value-type="float">
            <text:p>0.58304</text:p>
          </table:table-cell>
          <table:table-cell office:value-type="float" office:value="0.63968" calcext:value-type="float">
            <text:p>0.63968</text:p>
          </table:table-cell>
          <table:table-cell office:value-type="float" office:value="0.68224" calcext:value-type="float">
            <text:p>0.6822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9488" calcext:value-type="float">
            <text:p>0.79488</text:p>
          </table:table-cell>
          <table:table-cell office:value-type="float" office:value="0.82912" calcext:value-type="float">
            <text:p>0.82912</text:p>
          </table:table-cell>
          <table:table-cell office:value-type="float" office:value="0.86304" calcext:value-type="float">
            <text:p>0.86304</text:p>
          </table:table-cell>
          <table:table-cell office:value-type="float" office:value="0.90592" calcext:value-type="float">
            <text:p>0.90592</text:p>
          </table:table-cell>
          <table:table-cell office:value-type="float" office:value="0.96" calcext:value-type="float">
            <text:p>0.96</text:p>
          </table:table-cell>
          <table:table-cell office:value-type="float" office:value="0.690272" calcext:value-type="float">
            <text:p>0.69027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53632" calcext:value-type="float">
            <text:p>0.53632</text:p>
          </table:table-cell>
          <table:table-cell office:value-type="float" office:value="0.60704" calcext:value-type="float">
            <text:p>0.60704</text:p>
          </table:table-cell>
          <table:table-cell office:value-type="float" office:value="0.65312" calcext:value-type="float">
            <text:p>0.65312</text:p>
          </table:table-cell>
          <table:table-cell office:value-type="float" office:value="0.69568" calcext:value-type="float">
            <text:p>0.69568</text:p>
          </table:table-cell>
          <table:table-cell office:value-type="float" office:value="0.74976" calcext:value-type="float">
            <text:p>0.74976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3104" calcext:value-type="float">
            <text:p>0.83104</text:p>
          </table:table-cell>
          <table:table-cell office:value-type="float" office:value="0.86464" calcext:value-type="float">
            <text:p>0.8646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6" calcext:value-type="float">
            <text:p>0.96</text:p>
          </table:table-cell>
          <table:table-cell office:value-type="float" office:value="0.70112" calcext:value-type="float">
            <text:p>0.7011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864" calcext:value-type="float">
            <text:p>0.36864</text:p>
          </table:table-cell>
          <table:table-cell office:value-type="float" office:value="0.51712" calcext:value-type="float">
            <text:p>0.51712</text:p>
          </table:table-cell>
          <table:table-cell office:value-type="float" office:value="0.57664" calcext:value-type="float">
            <text:p>0.57664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67296" calcext:value-type="float">
            <text:p>0.67296</text:p>
          </table:table-cell>
          <table:table-cell office:value-type="float" office:value="0.73888" calcext:value-type="float">
            <text:p>0.73888</text:p>
          </table:table-cell>
          <table:table-cell office:value-type="float" office:value="0.78784" calcext:value-type="float">
            <text:p>0.78784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7008" calcext:value-type="float">
            <text:p>0.87008</text:p>
          </table:table-cell>
          <table:table-cell office:value-type="float" office:value="0.90624" calcext:value-type="float">
            <text:p>0.90624</text:p>
          </table:table-cell>
          <table:table-cell office:value-type="float" office:value="0.96" calcext:value-type="float">
            <text:p>0.96</text:p>
          </table:table-cell>
          <table:table-cell office:value-type="float" office:value="0.690464" calcext:value-type="float">
            <text:p>0.69046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768" calcext:value-type="float">
            <text:p>0.40768</text:p>
          </table:table-cell>
          <table:table-cell office:value-type="float" office:value="0.53888" calcext:value-type="float">
            <text:p>0.53888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64992" calcext:value-type="float">
            <text:p>0.64992</text:p>
          </table:table-cell>
          <table:table-cell office:value-type="float" office:value="0.69408" calcext:value-type="float">
            <text:p>0.69408</text:p>
          </table:table-cell>
          <table:table-cell office:value-type="float" office:value="0.74848" calcext:value-type="float">
            <text:p>0.74848</text:p>
          </table:table-cell>
          <table:table-cell office:value-type="float" office:value="0.78304" calcext:value-type="float">
            <text:p>0.78304</text:p>
          </table:table-cell>
          <table:table-cell office:value-type="float" office:value="0.82112" calcext:value-type="float">
            <text:p>0.82112</text:p>
          </table:table-cell>
          <table:table-cell office:value-type="float" office:value="0.86816" calcext:value-type="float">
            <text:p>0.86816</text:p>
          </table:table-cell>
          <table:table-cell office:value-type="float" office:value="0.90496" calcext:value-type="float">
            <text:p>0.90496</text:p>
          </table:table-cell>
          <table:table-cell office:value-type="float" office:value="0.96" calcext:value-type="float">
            <text:p>0.96</text:p>
          </table:table-cell>
          <table:table-cell office:value-type="float" office:value="0.701472" calcext:value-type="float">
            <text:p>0.70147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976" calcext:value-type="float">
            <text:p>0.34976</text:p>
          </table:table-cell>
          <table:table-cell office:value-type="float" office:value="0.46688" calcext:value-type="float">
            <text:p>0.46688</text:p>
          </table:table-cell>
          <table:table-cell office:value-type="float" office:value="0.55296" calcext:value-type="float">
            <text:p>0.55296</text:p>
          </table:table-cell>
          <table:table-cell office:value-type="float" office:value="0.63456" calcext:value-type="float">
            <text:p>0.63456</text:p>
          </table:table-cell>
          <table:table-cell office:value-type="float" office:value="0.70176" calcext:value-type="float">
            <text:p>0.70176</text:p>
          </table:table-cell>
          <table:table-cell office:value-type="float" office:value="0.75584" calcext:value-type="float">
            <text:p>0.75584</text:p>
          </table:table-cell>
          <table:table-cell office:value-type="float" office:value="0.78944" calcext:value-type="float">
            <text:p>0.78944</text:p>
          </table:table-cell>
          <table:table-cell office:value-type="float" office:value="0.82816" calcext:value-type="float">
            <text:p>0.82816</text:p>
          </table:table-cell>
          <table:table-cell office:value-type="float" office:value="0.86976" calcext:value-type="float">
            <text:p>0.86976</text:p>
          </table:table-cell>
          <table:table-cell office:value-type="float" office:value="0.90656" calcext:value-type="float">
            <text:p>0.90656</text:p>
          </table:table-cell>
          <table:table-cell office:value-type="float" office:value="0.96" calcext:value-type="float">
            <text:p>0.96</text:p>
          </table:table-cell>
          <table:table-cell office:value-type="float" office:value="0.685568" calcext:value-type="float">
            <text:p>0.68556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54784" calcext:value-type="float">
            <text:p>0.54784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67136" calcext:value-type="float">
            <text:p>0.67136</text:p>
          </table:table-cell>
          <table:table-cell office:value-type="float" office:value="0.728" calcext:value-type="float">
            <text:p>0.728</text:p>
          </table:table-cell>
          <table:table-cell office:value-type="float" office:value="0.76736" calcext:value-type="float">
            <text:p>0.76736</text:p>
          </table:table-cell>
          <table:table-cell office:value-type="float" office:value="0.80064" calcext:value-type="float">
            <text:p>0.80064</text:p>
          </table:table-cell>
          <table:table-cell office:value-type="float" office:value="0.84224" calcext:value-type="float">
            <text:p>0.84224</text:p>
          </table:table-cell>
          <table:table-cell office:value-type="float" office:value="0.87456" calcext:value-type="float">
            <text:p>0.87456</text:p>
          </table:table-cell>
          <table:table-cell office:value-type="float" office:value="0.91264" calcext:value-type="float">
            <text:p>0.91264</text:p>
          </table:table-cell>
          <table:table-cell office:value-type="float" office:value="0.96" calcext:value-type="float">
            <text:p>0.96</text:p>
          </table:table-cell>
          <table:table-cell office:value-type="float" office:value="0.717504" calcext:value-type="float">
            <text:p>0.71750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28" calcext:value-type="float">
            <text:p>0.28</text:p>
          </table:table-cell>
          <table:table-cell office:value-type="float" office:value="0.38592" calcext:value-type="float">
            <text:p>0.38592</text:p>
          </table:table-cell>
          <table:table-cell office:value-type="float" office:value="0.52384" calcext:value-type="float">
            <text:p>0.52384</text:p>
          </table:table-cell>
          <table:table-cell office:value-type="float" office:value="0.57824" calcext:value-type="float">
            <text:p>0.57824</text:p>
          </table:table-cell>
          <table:table-cell office:value-type="float" office:value="0.63776" calcext:value-type="float">
            <text:p>0.63776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77824" calcext:value-type="float">
            <text:p>0.77824</text:p>
          </table:table-cell>
          <table:table-cell office:value-type="float" office:value="0.82944" calcext:value-type="float">
            <text:p>0.82944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6" calcext:value-type="float">
            <text:p>0.96</text:p>
          </table:table-cell>
          <table:table-cell office:value-type="float" office:value="0.695072" calcext:value-type="float">
            <text:p>0.69507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88" calcext:value-type="float">
            <text:p>0.288</text:p>
          </table:table-cell>
          <table:table-cell office:value-type="float" office:value="0.3808" calcext:value-type="float">
            <text:p>0.3808</text:p>
          </table:table-cell>
          <table:table-cell office:value-type="float" office:value="0.52448" calcext:value-type="float">
            <text:p>0.52448</text:p>
          </table:table-cell>
          <table:table-cell office:value-type="float" office:value="0.59104" calcext:value-type="float">
            <text:p>0.59104</text:p>
          </table:table-cell>
          <table:table-cell office:value-type="float" office:value="0.65248" calcext:value-type="float">
            <text:p>0.65248</text:p>
          </table:table-cell>
          <table:table-cell office:value-type="float" office:value="0.69344" calcext:value-type="float">
            <text:p>0.69344</text:p>
          </table:table-cell>
          <table:table-cell office:value-type="float" office:value="0.73696" calcext:value-type="float">
            <text:p>0.73696</text:p>
          </table:table-cell>
          <table:table-cell office:value-type="float" office:value="0.78784" calcext:value-type="float">
            <text:p>0.78784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6784" calcext:value-type="float">
            <text:p>0.86784</text:p>
          </table:table-cell>
          <table:table-cell office:value-type="float" office:value="0.91008" calcext:value-type="float">
            <text:p>0.91008</text:p>
          </table:table-cell>
          <table:table-cell office:value-type="float" office:value="0.96" calcext:value-type="float">
            <text:p>0.96</text:p>
          </table:table-cell>
          <table:table-cell office:value-type="float" office:value="0.697856" calcext:value-type="float">
            <text:p>0.69785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792" calcext:value-type="float">
            <text:p>0.41792</text:p>
          </table:table-cell>
          <table:table-cell office:value-type="float" office:value="0.552" calcext:value-type="float">
            <text:p>0.552</text:p>
          </table:table-cell>
          <table:table-cell office:value-type="float" office:value="0.61312" calcext:value-type="float">
            <text:p>0.61312</text:p>
          </table:table-cell>
          <table:table-cell office:value-type="float" office:value="0.67392" calcext:value-type="float">
            <text:p>0.67392</text:p>
          </table:table-cell>
          <table:table-cell office:value-type="float" office:value="0.71904" calcext:value-type="float">
            <text:p>0.71904</text:p>
          </table:table-cell>
          <table:table-cell office:value-type="float" office:value="0.76608" calcext:value-type="float">
            <text:p>0.76608</text:p>
          </table:table-cell>
          <table:table-cell office:value-type="float" office:value="0.80864" calcext:value-type="float">
            <text:p>0.80864</text:p>
          </table:table-cell>
          <table:table-cell office:value-type="float" office:value="0.84288" calcext:value-type="float">
            <text:p>0.84288</text:p>
          </table:table-cell>
          <table:table-cell office:value-type="float" office:value="0.87264" calcext:value-type="float">
            <text:p>0.87264</text:p>
          </table:table-cell>
          <table:table-cell office:value-type="float" office:value="0.91456" calcext:value-type="float">
            <text:p>0.91456</text:p>
          </table:table-cell>
          <table:table-cell office:value-type="float" office:value="0.96" calcext:value-type="float">
            <text:p>0.96</text:p>
          </table:table-cell>
          <table:table-cell office:value-type="float" office:value="0.71808" calcext:value-type="float">
            <text:p>0.7180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28" calcext:value-type="float">
            <text:p>0.28</text:p>
          </table:table-cell>
          <table:table-cell office:value-type="float" office:value="0.41376" calcext:value-type="float">
            <text:p>0.41376</text:p>
          </table:table-cell>
          <table:table-cell office:value-type="float" office:value="0.53408" calcext:value-type="float">
            <text:p>0.53408</text:p>
          </table:table-cell>
          <table:table-cell office:value-type="float" office:value="0.60704" calcext:value-type="float">
            <text:p>0.60704</text:p>
          </table:table-cell>
          <table:table-cell office:value-type="float" office:value="0.67936" calcext:value-type="float">
            <text:p>0.67936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76672" calcext:value-type="float">
            <text:p>0.76672</text:p>
          </table:table-cell>
          <table:table-cell office:value-type="float" office:value="0.80256" calcext:value-type="float">
            <text:p>0.80256</text:p>
          </table:table-cell>
          <table:table-cell office:value-type="float" office:value="0.83232" calcext:value-type="float">
            <text:p>0.83232</text:p>
          </table:table-cell>
          <table:table-cell office:value-type="float" office:value="0.86496" calcext:value-type="float">
            <text:p>0.86496</text:p>
          </table:table-cell>
          <table:table-cell office:value-type="float" office:value="0.912" calcext:value-type="float">
            <text:p>0.912</text:p>
          </table:table-cell>
          <table:table-cell office:value-type="float" office:value="0.96" calcext:value-type="float">
            <text:p>0.96</text:p>
          </table:table-cell>
          <table:table-cell office:value-type="float" office:value="0.71376" calcext:value-type="float">
            <text:p>0.7137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9552" calcext:value-type="float">
            <text:p>0.39552</text:p>
          </table:table-cell>
          <table:table-cell office:value-type="float" office:value="0.52448" calcext:value-type="float">
            <text:p>0.52448</text:p>
          </table:table-cell>
          <table:table-cell office:value-type="float" office:value="0.60032" calcext:value-type="float">
            <text:p>0.60032</text:p>
          </table:table-cell>
          <table:table-cell office:value-type="float" office:value="0.66048" calcext:value-type="float">
            <text:p>0.66048</text:p>
          </table:table-cell>
          <table:table-cell office:value-type="float" office:value="0.70432" calcext:value-type="float">
            <text:p>0.70432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79904" calcext:value-type="float">
            <text:p>0.79904</text:p>
          </table:table-cell>
          <table:table-cell office:value-type="float" office:value="0.83552" calcext:value-type="float">
            <text:p>0.83552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91744" calcext:value-type="float">
            <text:p>0.91744</text:p>
          </table:table-cell>
          <table:table-cell office:value-type="float" office:value="0.96" calcext:value-type="float">
            <text:p>0.96</text:p>
          </table:table-cell>
          <table:table-cell office:value-type="float" office:value="0.705856" calcext:value-type="float">
            <text:p>0.70585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592" calcext:value-type="float">
            <text:p>0.42592</text:p>
          </table:table-cell>
          <table:table-cell office:value-type="float" office:value="0.54624" calcext:value-type="float">
            <text:p>0.54624</text:p>
          </table:table-cell>
          <table:table-cell office:value-type="float" office:value="0.60992" calcext:value-type="float">
            <text:p>0.60992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71872" calcext:value-type="float">
            <text:p>0.71872</text:p>
          </table:table-cell>
          <table:table-cell office:value-type="float" office:value="0.77472" calcext:value-type="float">
            <text:p>0.77472</text:p>
          </table:table-cell>
          <table:table-cell office:value-type="float" office:value="0.81952" calcext:value-type="float">
            <text:p>0.81952</text:p>
          </table:table-cell>
          <table:table-cell office:value-type="float" office:value="0.85312" calcext:value-type="float">
            <text:p>0.85312</text:p>
          </table:table-cell>
          <table:table-cell office:value-type="float" office:value="0.88736" calcext:value-type="float">
            <text:p>0.88736</text:p>
          </table:table-cell>
          <table:table-cell office:value-type="float" office:value="0.92544" calcext:value-type="float">
            <text:p>0.92544</text:p>
          </table:table-cell>
          <table:table-cell office:value-type="float" office:value="0.96" calcext:value-type="float">
            <text:p>0.96</text:p>
          </table:table-cell>
          <table:table-cell office:value-type="float" office:value="0.723456" calcext:value-type="float">
            <text:p>0.72345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472" calcext:value-type="float">
            <text:p>0.45472</text:p>
          </table:table-cell>
          <table:table-cell office:value-type="float" office:value="0.55296" calcext:value-type="float">
            <text:p>0.55296</text:p>
          </table:table-cell>
          <table:table-cell office:value-type="float" office:value="0.64128" calcext:value-type="float">
            <text:p>0.64128</text:p>
          </table:table-cell>
          <table:table-cell office:value-type="float" office:value="0.68448" calcext:value-type="float">
            <text:p>0.68448</text:p>
          </table:table-cell>
          <table:table-cell office:value-type="float" office:value="0.72704" calcext:value-type="float">
            <text:p>0.72704</text:p>
          </table:table-cell>
          <table:table-cell office:value-type="float" office:value="0.77792" calcext:value-type="float">
            <text:p>0.77792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85184" calcext:value-type="float">
            <text:p>0.85184</text:p>
          </table:table-cell>
          <table:table-cell office:value-type="float" office:value="0.89024" calcext:value-type="float">
            <text:p>0.89024</text:p>
          </table:table-cell>
          <table:table-cell office:value-type="float" office:value="0.92352" calcext:value-type="float">
            <text:p>0.92352</text:p>
          </table:table-cell>
          <table:table-cell office:value-type="float" office:value="0.96" calcext:value-type="float">
            <text:p>0.96</text:p>
          </table:table-cell>
          <table:table-cell office:value-type="float" office:value="0.73184" calcext:value-type="float">
            <text:p>0.7318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9392" calcext:value-type="float">
            <text:p>0.39392</text:p>
          </table:table-cell>
          <table:table-cell office:value-type="float" office:value="0.52736" calcext:value-type="float">
            <text:p>0.52736</text:p>
          </table:table-cell>
          <table:table-cell office:value-type="float" office:value="0.61504" calcext:value-type="float">
            <text:p>0.61504</text:p>
          </table:table-cell>
          <table:table-cell office:value-type="float" office:value="0.67936" calcext:value-type="float">
            <text:p>0.67936</text:p>
          </table:table-cell>
          <table:table-cell office:value-type="float" office:value="0.71328" calcext:value-type="float">
            <text:p>0.71328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1184" calcext:value-type="float">
            <text:p>0.81184</text:p>
          </table:table-cell>
          <table:table-cell office:value-type="float" office:value="0.84864" calcext:value-type="float">
            <text:p>0.84864</text:p>
          </table:table-cell>
          <table:table-cell office:value-type="float" office:value="0.87744" calcext:value-type="float">
            <text:p>0.87744</text:p>
          </table:table-cell>
          <table:table-cell office:value-type="float" office:value="0.91904" calcext:value-type="float">
            <text:p>0.91904</text:p>
          </table:table-cell>
          <table:table-cell office:value-type="float" office:value="0.96" calcext:value-type="float">
            <text:p>0.96</text:p>
          </table:table-cell>
          <table:table-cell office:value-type="float" office:value="0.715712" calcext:value-type="float">
            <text:p>0.71571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8" calcext:value-type="float">
            <text:p>0.28</text:p>
          </table:table-cell>
          <table:table-cell office:value-type="float" office:value="0.45728" calcext:value-type="float">
            <text:p>0.45728</text:p>
          </table:table-cell>
          <table:table-cell office:value-type="float" office:value="0.56096" calcext:value-type="float">
            <text:p>0.56096</text:p>
          </table:table-cell>
          <table:table-cell office:value-type="float" office:value="0.62208" calcext:value-type="float">
            <text:p>0.62208</text:p>
          </table:table-cell>
          <table:table-cell office:value-type="float" office:value="0.67456" calcext:value-type="float">
            <text:p>0.67456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76512" calcext:value-type="float">
            <text:p>0.76512</text:p>
          </table:table-cell>
          <table:table-cell office:value-type="float" office:value="0.81376" calcext:value-type="float">
            <text:p>0.81376</text:p>
          </table:table-cell>
          <table:table-cell office:value-type="float" office:value="0.84736" calcext:value-type="float">
            <text:p>0.84736</text:p>
          </table:table-cell>
          <table:table-cell office:value-type="float" office:value="0.87744" calcext:value-type="float">
            <text:p>0.87744</text:p>
          </table:table-cell>
          <table:table-cell office:value-type="float" office:value="0.91712" calcext:value-type="float">
            <text:p>0.91712</text:p>
          </table:table-cell>
          <table:table-cell office:value-type="float" office:value="0.96" calcext:value-type="float">
            <text:p>0.96</text:p>
          </table:table-cell>
          <table:table-cell office:value-type="float" office:value="0.724608" calcext:value-type="float">
            <text:p>0.72460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3776" calcext:value-type="float">
            <text:p>0.43776</text:p>
          </table:table-cell>
          <table:table-cell office:value-type="float" office:value="0.58208" calcext:value-type="float">
            <text:p>0.58208</text:p>
          </table:table-cell>
          <table:table-cell office:value-type="float" office:value="0.65184" calcext:value-type="float">
            <text:p>0.65184</text:p>
          </table:table-cell>
          <table:table-cell office:value-type="float" office:value="0.68384" calcext:value-type="float">
            <text:p>0.68384</text:p>
          </table:table-cell>
          <table:table-cell office:value-type="float" office:value="0.72224" calcext:value-type="float">
            <text:p>0.72224</text:p>
          </table:table-cell>
          <table:table-cell office:value-type="float" office:value="0.76576" calcext:value-type="float">
            <text:p>0.76576</text:p>
          </table:table-cell>
          <table:table-cell office:value-type="float" office:value="0.81056" calcext:value-type="float">
            <text:p>0.81056</text:p>
          </table:table-cell>
          <table:table-cell office:value-type="float" office:value="0.83968" calcext:value-type="float">
            <text:p>0.83968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92128" calcext:value-type="float">
            <text:p>0.92128</text:p>
          </table:table-cell>
          <table:table-cell office:value-type="float" office:value="0.96" calcext:value-type="float">
            <text:p>0.96</text:p>
          </table:table-cell>
          <table:table-cell office:value-type="float" office:value="0.729184" calcext:value-type="float">
            <text:p>0.72918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536" calcext:value-type="float">
            <text:p>0.49536</text:p>
          </table:table-cell>
          <table:table-cell office:value-type="float" office:value="0.62432" calcext:value-type="float">
            <text:p>0.62432</text:p>
          </table:table-cell>
          <table:table-cell office:value-type="float" office:value="0.67136" calcext:value-type="float">
            <text:p>0.67136</text:p>
          </table:table-cell>
          <table:table-cell office:value-type="float" office:value="0.70496" calcext:value-type="float">
            <text:p>0.70496</text:p>
          </table:table-cell>
          <table:table-cell office:value-type="float" office:value="0.74848" calcext:value-type="float">
            <text:p>0.74848</text:p>
          </table:table-cell>
          <table:table-cell office:value-type="float" office:value="0.78336" calcext:value-type="float">
            <text:p>0.78336</text:p>
          </table:table-cell>
          <table:table-cell office:value-type="float" office:value="0.816" calcext:value-type="float">
            <text:p>0.816</text:p>
          </table:table-cell>
          <table:table-cell office:value-type="float" office:value="0.84608" calcext:value-type="float">
            <text:p>0.84608</text:p>
          </table:table-cell>
          <table:table-cell office:value-type="float" office:value="0.88704" calcext:value-type="float">
            <text:p>0.88704</text:p>
          </table:table-cell>
          <table:table-cell office:value-type="float" office:value="0.92256" calcext:value-type="float">
            <text:p>0.92256</text:p>
          </table:table-cell>
          <table:table-cell office:value-type="float" office:value="0.96" calcext:value-type="float">
            <text:p>0.96</text:p>
          </table:table-cell>
          <table:table-cell office:value-type="float" office:value="0.749952" calcext:value-type="float">
            <text:p>0.74995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672" calcext:value-type="float">
            <text:p>0.48672</text:p>
          </table:table-cell>
          <table:table-cell office:value-type="float" office:value="0.64192" calcext:value-type="float">
            <text:p>0.64192</text:p>
          </table:table-cell>
          <table:table-cell office:value-type="float" office:value="0.688" calcext:value-type="float">
            <text:p>0.688</text:p>
          </table:table-cell>
          <table:table-cell office:value-type="float" office:value="0.73504" calcext:value-type="float">
            <text:p>0.73504</text:p>
          </table:table-cell>
          <table:table-cell office:value-type="float" office:value="0.76416" calcext:value-type="float">
            <text:p>0.76416</text:p>
          </table:table-cell>
          <table:table-cell office:value-type="float" office:value="0.79072" calcext:value-type="float">
            <text:p>0.79072</text:p>
          </table:table-cell>
          <table:table-cell office:value-type="float" office:value="0.82592" calcext:value-type="float">
            <text:p>0.82592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9344" calcext:value-type="float">
            <text:p>0.89344</text:p>
          </table:table-cell>
          <table:table-cell office:value-type="float" office:value="0.92608" calcext:value-type="float">
            <text:p>0.92608</text:p>
          </table:table-cell>
          <table:table-cell office:value-type="float" office:value="0.96" calcext:value-type="float">
            <text:p>0.96</text:p>
          </table:table-cell>
          <table:table-cell office:value-type="float" office:value="0.76096" calcext:value-type="float">
            <text:p>0.7609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88" calcext:value-type="float">
            <text:p>0.288</text:p>
          </table:table-cell>
          <table:table-cell office:value-type="float" office:value="0.51424" calcext:value-type="float">
            <text:p>0.51424</text:p>
          </table:table-cell>
          <table:table-cell office:value-type="float" office:value="0.65952" calcext:value-type="float">
            <text:p>0.65952</text:p>
          </table:table-cell>
          <table:table-cell office:value-type="float" office:value="0.70432" calcext:value-type="float">
            <text:p>0.70432</text:p>
          </table:table-cell>
          <table:table-cell office:value-type="float" office:value="0.74688" calcext:value-type="float">
            <text:p>0.74688</text:p>
          </table:table-cell>
          <table:table-cell office:value-type="float" office:value="0.77472" calcext:value-type="float">
            <text:p>0.77472</text:p>
          </table:table-cell>
          <table:table-cell office:value-type="float" office:value="0.80448" calcext:value-type="float">
            <text:p>0.80448</text:p>
          </table:table-cell>
          <table:table-cell office:value-type="float" office:value="0.82976" calcext:value-type="float">
            <text:p>0.82976</text:p>
          </table:table-cell>
          <table:table-cell office:value-type="float" office:value="0.86464" calcext:value-type="float">
            <text:p>0.86464</text:p>
          </table:table-cell>
          <table:table-cell office:value-type="float" office:value="0.89568" calcext:value-type="float">
            <text:p>0.89568</text:p>
          </table:table-cell>
          <table:table-cell office:value-type="float" office:value="0.93024" calcext:value-type="float">
            <text:p>0.93024</text:p>
          </table:table-cell>
          <table:table-cell office:value-type="float" office:value="0.96" calcext:value-type="float">
            <text:p>0.96</text:p>
          </table:table-cell>
          <table:table-cell office:value-type="float" office:value="0.772448" calcext:value-type="float">
            <text:p>0.77244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408" calcext:value-type="float">
            <text:p>0.53408</text:p>
          </table:table-cell>
          <table:table-cell office:value-type="float" office:value="0.66624" calcext:value-type="float">
            <text:p>0.66624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76096" calcext:value-type="float">
            <text:p>0.76096</text:p>
          </table:table-cell>
          <table:table-cell office:value-type="float" office:value="0.79424" calcext:value-type="float">
            <text:p>0.79424</text:p>
          </table:table-cell>
          <table:table-cell office:value-type="float" office:value="0.81984" calcext:value-type="float">
            <text:p>0.81984</text:p>
          </table:table-cell>
          <table:table-cell office:value-type="float" office:value="0.84704" calcext:value-type="float">
            <text:p>0.84704</text:p>
          </table:table-cell>
          <table:table-cell office:value-type="float" office:value="0.87712" calcext:value-type="float">
            <text:p>0.87712</text:p>
          </table:table-cell>
          <table:table-cell office:value-type="float" office:value="0.90016" calcext:value-type="float">
            <text:p>0.90016</text:p>
          </table:table-cell>
          <table:table-cell office:value-type="float" office:value="0.93152" calcext:value-type="float">
            <text:p>0.93152</text:p>
          </table:table-cell>
          <table:table-cell office:value-type="float" office:value="0.96" calcext:value-type="float">
            <text:p>0.96</text:p>
          </table:table-cell>
          <table:table-cell office:value-type="float" office:value="0.78464" calcext:value-type="float">
            <text:p>0.7846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056" calcext:value-type="float">
            <text:p>0.49056</text:p>
          </table:table-cell>
          <table:table-cell office:value-type="float" office:value="0.63424" calcext:value-type="float">
            <text:p>0.63424</text:p>
          </table:table-cell>
          <table:table-cell office:value-type="float" office:value="0.69888" calcext:value-type="float">
            <text:p>0.69888</text:p>
          </table:table-cell>
          <table:table-cell office:value-type="float" office:value="0.74976" calcext:value-type="float">
            <text:p>0.74976</text:p>
          </table:table-cell>
          <table:table-cell office:value-type="float" office:value="0.78592" calcext:value-type="float">
            <text:p>0.78592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84864" calcext:value-type="float">
            <text:p>0.84864</text:p>
          </table:table-cell>
          <table:table-cell office:value-type="float" office:value="0.88" calcext:value-type="float">
            <text:p>0.88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2512" calcext:value-type="float">
            <text:p>0.92512</text:p>
          </table:table-cell>
          <table:table-cell office:value-type="float" office:value="0.96" calcext:value-type="float">
            <text:p>0.96</text:p>
          </table:table-cell>
          <table:table-cell office:value-type="float" office:value="0.772192" calcext:value-type="float">
            <text:p>0.77219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9088" calcext:value-type="float">
            <text:p>0.49088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69664" calcext:value-type="float">
            <text:p>0.69664</text:p>
          </table:table-cell>
          <table:table-cell office:value-type="float" office:value="0.74816" calcext:value-type="float">
            <text:p>0.74816</text:p>
          </table:table-cell>
          <table:table-cell office:value-type="float" office:value="0.78752" calcext:value-type="float">
            <text:p>0.78752</text:p>
          </table:table-cell>
          <table:table-cell office:value-type="float" office:value="0.82464" calcext:value-type="float">
            <text:p>0.82464</text:p>
          </table:table-cell>
          <table:table-cell office:value-type="float" office:value="0.85824" calcext:value-type="float">
            <text:p>0.85824</text:p>
          </table:table-cell>
          <table:table-cell office:value-type="float" office:value="0.88576" calcext:value-type="float">
            <text:p>0.88576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3248" calcext:value-type="float">
            <text:p>0.93248</text:p>
          </table:table-cell>
          <table:table-cell office:value-type="float" office:value="0.96" calcext:value-type="float">
            <text:p>0.96</text:p>
          </table:table-cell>
          <table:table-cell office:value-type="float" office:value="0.777792" calcext:value-type="float">
            <text:p>0.77779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36" calcext:value-type="float">
            <text:p>0.36</text:p>
          </table:table-cell>
          <table:table-cell office:value-type="float" office:value="0.54048" calcext:value-type="float">
            <text:p>0.54048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1936" calcext:value-type="float">
            <text:p>0.71936</text:p>
          </table:table-cell>
          <table:table-cell office:value-type="float" office:value="0.76224" calcext:value-type="float">
            <text:p>0.76224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2464" calcext:value-type="float">
            <text:p>0.82464</text:p>
          </table:table-cell>
          <table:table-cell office:value-type="float" office:value="0.85472" calcext:value-type="float">
            <text:p>0.85472</text:p>
          </table:table-cell>
          <table:table-cell office:value-type="float" office:value="0.88256" calcext:value-type="float">
            <text:p>0.88256</text:p>
          </table:table-cell>
          <table:table-cell office:value-type="float" office:value="0.89952" calcext:value-type="float">
            <text:p>0.89952</text:p>
          </table:table-cell>
          <table:table-cell office:value-type="float" office:value="0.93248" calcext:value-type="float">
            <text:p>0.93248</text:p>
          </table:table-cell>
          <table:table-cell office:value-type="float" office:value="0.96" calcext:value-type="float">
            <text:p>0.96</text:p>
          </table:table-cell>
          <table:table-cell office:value-type="float" office:value="0.7888" calcext:value-type="float">
            <text:p>0.788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272" calcext:value-type="float">
            <text:p>0.272</text:p>
          </table:table-cell>
          <table:table-cell office:value-type="float" office:value="0.53664" calcext:value-type="float">
            <text:p>0.53664</text:p>
          </table:table-cell>
          <table:table-cell office:value-type="float" office:value="0.67424" calcext:value-type="float">
            <text:p>0.67424</text:p>
          </table:table-cell>
          <table:table-cell office:value-type="float" office:value="0.71776" calcext:value-type="float">
            <text:p>0.71776</text:p>
          </table:table-cell>
          <table:table-cell office:value-type="float" office:value="0.78144" calcext:value-type="float">
            <text:p>0.78144</text:p>
          </table:table-cell>
          <table:table-cell office:value-type="float" office:value="0.81344" calcext:value-type="float">
            <text:p>0.81344</text:p>
          </table:table-cell>
          <table:table-cell office:value-type="float" office:value="0.83968" calcext:value-type="float">
            <text:p>0.83968</text:p>
          </table:table-cell>
          <table:table-cell office:value-type="float" office:value="0.87808" calcext:value-type="float">
            <text:p>0.87808</text:p>
          </table:table-cell>
          <table:table-cell office:value-type="float" office:value="0.89792" calcext:value-type="float">
            <text:p>0.89792</text:p>
          </table:table-cell>
          <table:table-cell office:value-type="float" office:value="0.91264" calcext:value-type="float">
            <text:p>0.91264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6" calcext:value-type="float">
            <text:p>0.96</text:p>
          </table:table-cell>
          <table:table-cell office:value-type="float" office:value="0.798944" calcext:value-type="float">
            <text:p>0.79894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272" calcext:value-type="float">
            <text:p>0.272</text:p>
          </table:table-cell>
          <table:table-cell office:value-type="float" office:value="0.50784" calcext:value-type="float">
            <text:p>0.50784</text:p>
          </table:table-cell>
          <table:table-cell office:value-type="float" office:value="0.65472" calcext:value-type="float">
            <text:p>0.65472</text:p>
          </table:table-cell>
          <table:table-cell office:value-type="float" office:value="0.71296" calcext:value-type="float">
            <text:p>0.71296</text:p>
          </table:table-cell>
          <table:table-cell office:value-type="float" office:value="0.77568" calcext:value-type="float">
            <text:p>0.77568</text:p>
          </table:table-cell>
          <table:table-cell office:value-type="float" office:value="0.81472" calcext:value-type="float">
            <text:p>0.81472</text:p>
          </table:table-cell>
          <table:table-cell office:value-type="float" office:value="0.83808" calcext:value-type="float">
            <text:p>0.83808</text:p>
          </table:table-cell>
          <table:table-cell office:value-type="float" office:value="0.86432" calcext:value-type="float">
            <text:p>0.86432</text:p>
          </table:table-cell>
          <table:table-cell office:value-type="float" office:value="0.89024" calcext:value-type="float">
            <text:p>0.89024</text:p>
          </table:table-cell>
          <table:table-cell office:value-type="float" office:value="0.90688" calcext:value-type="float">
            <text:p>0.90688</text:p>
          </table:table-cell>
          <table:table-cell office:value-type="float" office:value="0.93344" calcext:value-type="float">
            <text:p>0.93344</text:p>
          </table:table-cell>
          <table:table-cell office:value-type="float" office:value="0.96" calcext:value-type="float">
            <text:p>0.96</text:p>
          </table:table-cell>
          <table:table-cell office:value-type="float" office:value="0.789888" calcext:value-type="float">
            <text:p>0.78988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6" calcext:value-type="float">
            <text:p>0.36</text:p>
          </table:table-cell>
          <table:table-cell office:value-type="float" office:value="0.50784" calcext:value-type="float">
            <text:p>0.50784</text:p>
          </table:table-cell>
          <table:table-cell office:value-type="float" office:value="0.64544" calcext:value-type="float">
            <text:p>0.64544</text:p>
          </table:table-cell>
          <table:table-cell office:value-type="float" office:value="0.71232" calcext:value-type="float">
            <text:p>0.71232</text:p>
          </table:table-cell>
          <table:table-cell office:value-type="float" office:value="0.78336" calcext:value-type="float">
            <text:p>0.78336</text:p>
          </table:table-cell>
          <table:table-cell office:value-type="float" office:value="0.81664" calcext:value-type="float">
            <text:p>0.81664</text:p>
          </table:table-cell>
          <table:table-cell office:value-type="float" office:value="0.84224" calcext:value-type="float">
            <text:p>0.84224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0816" calcext:value-type="float">
            <text:p>0.90816</text:p>
          </table:table-cell>
          <table:table-cell office:value-type="float" office:value="0.93472" calcext:value-type="float">
            <text:p>0.93472</text:p>
          </table:table-cell>
          <table:table-cell office:value-type="float" office:value="0.96" calcext:value-type="float">
            <text:p>0.96</text:p>
          </table:table-cell>
          <table:table-cell office:value-type="float" office:value="0.791232" calcext:value-type="float">
            <text:p>0.79123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72" calcext:value-type="float">
            <text:p>0.272</text:p>
          </table:table-cell>
          <table:table-cell office:value-type="float" office:value="0.536" calcext:value-type="float">
            <text:p>0.536</text:p>
          </table:table-cell>
          <table:table-cell office:value-type="float" office:value="0.66272" calcext:value-type="float">
            <text:p>0.66272</text:p>
          </table:table-cell>
          <table:table-cell office:value-type="float" office:value="0.73536" calcext:value-type="float">
            <text:p>0.73536</text:p>
          </table:table-cell>
          <table:table-cell office:value-type="float" office:value="0.77792" calcext:value-type="float">
            <text:p>0.77792</text:p>
          </table:table-cell>
          <table:table-cell office:value-type="float" office:value="0.80768" calcext:value-type="float">
            <text:p>0.80768</text:p>
          </table:table-cell>
          <table:table-cell office:value-type="float" office:value="0.83392" calcext:value-type="float">
            <text:p>0.83392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0464" calcext:value-type="float">
            <text:p>0.90464</text:p>
          </table:table-cell>
          <table:table-cell office:value-type="float" office:value="0.93248" calcext:value-type="float">
            <text:p>0.93248</text:p>
          </table:table-cell>
          <table:table-cell office:value-type="float" office:value="0.96" calcext:value-type="float">
            <text:p>0.96</text:p>
          </table:table-cell>
          <table:table-cell office:value-type="float" office:value="0.795264" calcext:value-type="float">
            <text:p>0.79526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88" calcext:value-type="float">
            <text:p>0.288</text:p>
          </table:table-cell>
          <table:table-cell office:value-type="float" office:value="0.49312" calcext:value-type="float">
            <text:p>0.49312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75488" calcext:value-type="float">
            <text:p>0.75488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84832" calcext:value-type="float">
            <text:p>0.84832</text:p>
          </table:table-cell>
          <table:table-cell office:value-type="float" office:value="0.88032" calcext:value-type="float">
            <text:p>0.88032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0752" calcext:value-type="float">
            <text:p>0.90752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6" calcext:value-type="float">
            <text:p>0.96</text:p>
          </table:table-cell>
          <table:table-cell office:value-type="float" office:value="0.800576" calcext:value-type="float">
            <text:p>0.80057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288" calcext:value-type="float">
            <text:p>0.288</text:p>
          </table:table-cell>
          <table:table-cell office:value-type="float" office:value="0.55104" calcext:value-type="float">
            <text:p>0.55104</text:p>
          </table:table-cell>
          <table:table-cell office:value-type="float" office:value="0.74048" calcext:value-type="float">
            <text:p>0.74048</text:p>
          </table:table-cell>
          <table:table-cell office:value-type="float" office:value="0.79008" calcext:value-type="float">
            <text:p>0.79008</text:p>
          </table:table-cell>
          <table:table-cell office:value-type="float" office:value="0.82112" calcext:value-type="float">
            <text:p>0.82112</text:p>
          </table:table-cell>
          <table:table-cell office:value-type="float" office:value="0.84352" calcext:value-type="float">
            <text:p>0.84352</text:p>
          </table:table-cell>
          <table:table-cell office:value-type="float" office:value="0.86912" calcext:value-type="float">
            <text:p>0.86912</text:p>
          </table:table-cell>
          <table:table-cell office:value-type="float" office:value="0.88672" calcext:value-type="float">
            <text:p>0.88672</text:p>
          </table:table-cell>
          <table:table-cell office:value-type="float" office:value="0.89856" calcext:value-type="float">
            <text:p>0.89856</text:p>
          </table:table-cell>
          <table:table-cell office:value-type="float" office:value="0.912" calcext:value-type="float">
            <text:p>0.912</text:p>
          </table:table-cell>
          <table:table-cell office:value-type="float" office:value="0.93216" calcext:value-type="float">
            <text:p>0.93216</text:p>
          </table:table-cell>
          <table:table-cell office:value-type="float" office:value="0.96" calcext:value-type="float">
            <text:p>0.96</text:p>
          </table:table-cell>
          <table:table-cell office:value-type="float" office:value="0.82448" calcext:value-type="float">
            <text:p>0.8244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28" calcext:value-type="float">
            <text:p>0.328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73472" calcext:value-type="float">
            <text:p>0.73472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82336" calcext:value-type="float">
            <text:p>0.82336</text:p>
          </table:table-cell>
          <table:table-cell office:value-type="float" office:value="0.84608" calcext:value-type="float">
            <text:p>0.84608</text:p>
          </table:table-cell>
          <table:table-cell office:value-type="float" office:value="0.87392" calcext:value-type="float">
            <text:p>0.87392</text:p>
          </table:table-cell>
          <table:table-cell office:value-type="float" office:value="0.88928" calcext:value-type="float">
            <text:p>0.88928</text:p>
          </table:table-cell>
          <table:table-cell office:value-type="float" office:value="0.90016" calcext:value-type="float">
            <text:p>0.90016</text:p>
          </table:table-cell>
          <table:table-cell office:value-type="float" office:value="0.91072" calcext:value-type="float">
            <text:p>0.91072</text:p>
          </table:table-cell>
          <table:table-cell office:value-type="float" office:value="0.93088" calcext:value-type="float">
            <text:p>0.93088</text:p>
          </table:table-cell>
          <table:table-cell office:value-type="float" office:value="0.96" calcext:value-type="float">
            <text:p>0.96</text:p>
          </table:table-cell>
          <table:table-cell office:value-type="float" office:value="0.829792" calcext:value-type="float">
            <text:p>0.82979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536" calcext:value-type="float">
            <text:p>0.49536</text:p>
          </table:table-cell>
          <table:table-cell office:value-type="float" office:value="0.67136" calcext:value-type="float">
            <text:p>0.67136</text:p>
          </table:table-cell>
          <table:table-cell office:value-type="float" office:value="0.76576" calcext:value-type="float">
            <text:p>0.76576</text:p>
          </table:table-cell>
          <table:table-cell office:value-type="float" office:value="0.80416" calcext:value-type="float">
            <text:p>0.80416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89024" calcext:value-type="float">
            <text:p>0.89024</text:p>
          </table:table-cell>
          <table:table-cell office:value-type="float" office:value="0.90176" calcext:value-type="float">
            <text:p>0.90176</text:p>
          </table:table-cell>
          <table:table-cell office:value-type="float" office:value="0.91488" calcext:value-type="float">
            <text:p>0.91488</text:p>
          </table:table-cell>
          <table:table-cell office:value-type="float" office:value="0.93664" calcext:value-type="float">
            <text:p>0.93664</text:p>
          </table:table-cell>
          <table:table-cell office:value-type="float" office:value="0.96" calcext:value-type="float">
            <text:p>0.96</text:p>
          </table:table-cell>
          <table:table-cell office:value-type="float" office:value="0.80816" calcext:value-type="float">
            <text:p>0.8081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384" calcext:value-type="float">
            <text:p>0.48384</text:p>
          </table:table-cell>
          <table:table-cell office:value-type="float" office:value="0.64896" calcext:value-type="float">
            <text:p>0.64896</text:p>
          </table:table-cell>
          <table:table-cell office:value-type="float" office:value="0.73216" calcext:value-type="float">
            <text:p>0.73216</text:p>
          </table:table-cell>
          <table:table-cell office:value-type="float" office:value="0.77664" calcext:value-type="float">
            <text:p>0.77664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4288" calcext:value-type="float">
            <text:p>0.84288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9312" calcext:value-type="float">
            <text:p>0.89312</text:p>
          </table:table-cell>
          <table:table-cell office:value-type="float" office:value="0.90816" calcext:value-type="float">
            <text:p>0.90816</text:p>
          </table:table-cell>
          <table:table-cell office:value-type="float" office:value="0.93184" calcext:value-type="float">
            <text:p>0.93184</text:p>
          </table:table-cell>
          <table:table-cell office:value-type="float" office:value="0.96" calcext:value-type="float">
            <text:p>0.96</text:p>
          </table:table-cell>
          <table:table-cell office:value-type="float" office:value="0.7896" calcext:value-type="float">
            <text:p>0.789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28" calcext:value-type="float">
            <text:p>0.28</text:p>
          </table:table-cell>
          <table:table-cell office:value-type="float" office:value="0.4688" calcext:value-type="float">
            <text:p>0.4688</text:p>
          </table:table-cell>
          <table:table-cell office:value-type="float" office:value="0.68128" calcext:value-type="float">
            <text:p>0.68128</text:p>
          </table:table-cell>
          <table:table-cell office:value-type="float" office:value="0.75456" calcext:value-type="float">
            <text:p>0.75456</text:p>
          </table:table-cell>
          <table:table-cell office:value-type="float" office:value="0.79072" calcext:value-type="float">
            <text:p>0.79072</text:p>
          </table:table-cell>
          <table:table-cell office:value-type="float" office:value="0.82144" calcext:value-type="float">
            <text:p>0.82144</text:p>
          </table:table-cell>
          <table:table-cell office:value-type="float" office:value="0.85536" calcext:value-type="float">
            <text:p>0.85536</text:p>
          </table:table-cell>
          <table:table-cell office:value-type="float" office:value="0.87968" calcext:value-type="float">
            <text:p>0.87968</text:p>
          </table:table-cell>
          <table:table-cell office:value-type="float" office:value="0.89472" calcext:value-type="float">
            <text:p>0.89472</text:p>
          </table:table-cell>
          <table:table-cell office:value-type="float" office:value="0.90688" calcext:value-type="float">
            <text:p>0.90688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6" calcext:value-type="float">
            <text:p>0.96</text:p>
          </table:table-cell>
          <table:table-cell office:value-type="float" office:value="0.798624" calcext:value-type="float">
            <text:p>0.7986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70016" calcext:value-type="float">
            <text:p>0.70016</text:p>
          </table:table-cell>
          <table:table-cell office:value-type="float" office:value="0.75488" calcext:value-type="float">
            <text:p>0.75488</text:p>
          </table:table-cell>
          <table:table-cell office:value-type="float" office:value="0.78848" calcext:value-type="float">
            <text:p>0.78848</text:p>
          </table:table-cell>
          <table:table-cell office:value-type="float" office:value="0.82784" calcext:value-type="float">
            <text:p>0.82784</text:p>
          </table:table-cell>
          <table:table-cell office:value-type="float" office:value="0.86176" calcext:value-type="float">
            <text:p>0.86176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3312" calcext:value-type="float">
            <text:p>0.93312</text:p>
          </table:table-cell>
          <table:table-cell office:value-type="float" office:value="0.96" calcext:value-type="float">
            <text:p>0.96</text:p>
          </table:table-cell>
          <table:table-cell office:value-type="float" office:value="0.801504" calcext:value-type="float">
            <text:p>0.80150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73312" calcext:value-type="float">
            <text:p>0.73312</text:p>
          </table:table-cell>
          <table:table-cell office:value-type="float" office:value="0.77312" calcext:value-type="float">
            <text:p>0.77312</text:p>
          </table:table-cell>
          <table:table-cell office:value-type="float" office:value="0.80736" calcext:value-type="float">
            <text:p>0.80736</text:p>
          </table:table-cell>
          <table:table-cell office:value-type="float" office:value="0.84032" calcext:value-type="float">
            <text:p>0.84032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8736" calcext:value-type="float">
            <text:p>0.88736</text:p>
          </table:table-cell>
          <table:table-cell office:value-type="float" office:value="0.90208" calcext:value-type="float">
            <text:p>0.90208</text:p>
          </table:table-cell>
          <table:table-cell office:value-type="float" office:value="0.91552" calcext:value-type="float">
            <text:p>0.91552</text:p>
          </table:table-cell>
          <table:table-cell office:value-type="float" office:value="0.93824" calcext:value-type="float">
            <text:p>0.93824</text:p>
          </table:table-cell>
          <table:table-cell office:value-type="float" office:value="0.96" calcext:value-type="float">
            <text:p>0.96</text:p>
          </table:table-cell>
          <table:table-cell office:value-type="float" office:value="0.824928" calcext:value-type="float">
            <text:p>0.82492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776" calcext:value-type="float">
            <text:p>0.55776</text:p>
          </table:table-cell>
          <table:table-cell office:value-type="float" office:value="0.74144" calcext:value-type="float">
            <text:p>0.74144</text:p>
          </table:table-cell>
          <table:table-cell office:value-type="float" office:value="0.77216" calcext:value-type="float">
            <text:p>0.77216</text:p>
          </table:table-cell>
          <table:table-cell office:value-type="float" office:value="0.80352" calcext:value-type="float">
            <text:p>0.80352</text:p>
          </table:table-cell>
          <table:table-cell office:value-type="float" office:value="0.83456" calcext:value-type="float">
            <text:p>0.83456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0.88128" calcext:value-type="float">
            <text:p>0.88128</text:p>
          </table:table-cell>
          <table:table-cell office:value-type="float" office:value="0.89856" calcext:value-type="float">
            <text:p>0.89856</text:p>
          </table:table-cell>
          <table:table-cell office:value-type="float" office:value="0.91456" calcext:value-type="float">
            <text:p>0.91456</text:p>
          </table:table-cell>
          <table:table-cell office:value-type="float" office:value="0.93824" calcext:value-type="float">
            <text:p>0.93824</text:p>
          </table:table-cell>
          <table:table-cell office:value-type="float" office:value="0.96" calcext:value-type="float">
            <text:p>0.96</text:p>
          </table:table-cell>
          <table:table-cell office:value-type="float" office:value="0.820224" calcext:value-type="float">
            <text:p>0.82022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8" calcext:value-type="float">
            <text:p>0.28</text:p>
          </table:table-cell>
          <table:table-cell office:value-type="float" office:value="0.45824" calcext:value-type="float">
            <text:p>0.45824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77088" calcext:value-type="float">
            <text:p>0.77088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1664" calcext:value-type="float">
            <text:p>0.81664</text:p>
          </table:table-cell>
          <table:table-cell office:value-type="float" office:value="0.84096" calcext:value-type="float">
            <text:p>0.84096</text:p>
          </table:table-cell>
          <table:table-cell office:value-type="float" office:value="0.86912" calcext:value-type="float">
            <text:p>0.86912</text:p>
          </table:table-cell>
          <table:table-cell office:value-type="float" office:value="0.89056" calcext:value-type="float">
            <text:p>0.89056</text:p>
          </table:table-cell>
          <table:table-cell office:value-type="float" office:value="0.90848" calcext:value-type="float">
            <text:p>0.90848</text:p>
          </table:table-cell>
          <table:table-cell office:value-type="float" office:value="0.93472" calcext:value-type="float">
            <text:p>0.93472</text:p>
          </table:table-cell>
          <table:table-cell office:value-type="float" office:value="0.96" calcext:value-type="float">
            <text:p>0.96</text:p>
          </table:table-cell>
          <table:table-cell office:value-type="float" office:value="0.79904" calcext:value-type="float">
            <text:p>0.7990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68" calcext:value-type="float">
            <text:p>0.368</text:p>
          </table:table-cell>
          <table:table-cell office:value-type="float" office:value="0.54016" calcext:value-type="float">
            <text:p>0.54016</text:p>
          </table:table-cell>
          <table:table-cell office:value-type="float" office:value="0.70176" calcext:value-type="float">
            <text:p>0.70176</text:p>
          </table:table-cell>
          <table:table-cell office:value-type="float" office:value="0.75808" calcext:value-type="float">
            <text:p>0.75808</text:p>
          </table:table-cell>
          <table:table-cell office:value-type="float" office:value="0.78656" calcext:value-type="float">
            <text:p>0.78656</text:p>
          </table:table-cell>
          <table:table-cell office:value-type="float" office:value="0.81344" calcext:value-type="float">
            <text:p>0.81344</text:p>
          </table:table-cell>
          <table:table-cell office:value-type="float" office:value="0.83808" calcext:value-type="float">
            <text:p>0.83808</text:p>
          </table:table-cell>
          <table:table-cell office:value-type="float" office:value="0.87104" calcext:value-type="float">
            <text:p>0.87104</text:p>
          </table:table-cell>
          <table:table-cell office:value-type="float" office:value="0.89312" calcext:value-type="float">
            <text:p>0.89312</text:p>
          </table:table-cell>
          <table:table-cell office:value-type="float" office:value="0.91232" calcext:value-type="float">
            <text:p>0.91232</text:p>
          </table:table-cell>
          <table:table-cell office:value-type="float" office:value="0.93568" calcext:value-type="float">
            <text:p>0.93568</text:p>
          </table:table-cell>
          <table:table-cell office:value-type="float" office:value="0.96" calcext:value-type="float">
            <text:p>0.96</text:p>
          </table:table-cell>
          <table:table-cell office:value-type="float" office:value="0.805024" calcext:value-type="float">
            <text:p>0.80502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536" calcext:value-type="float">
            <text:p>0.57536</text:p>
          </table:table-cell>
          <table:table-cell office:value-type="float" office:value="0.72" calcext:value-type="float">
            <text:p>0.72</text:p>
          </table:table-cell>
          <table:table-cell office:value-type="float" office:value="0.77312" calcext:value-type="float">
            <text:p>0.77312</text:p>
          </table:table-cell>
          <table:table-cell office:value-type="float" office:value="0.79872" calcext:value-type="float">
            <text:p>0.79872</text:p>
          </table:table-cell>
          <table:table-cell office:value-type="float" office:value="0.81984" calcext:value-type="float">
            <text:p>0.81984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86368" calcext:value-type="float">
            <text:p>0.86368</text:p>
          </table:table-cell>
          <table:table-cell office:value-type="float" office:value="0.88832" calcext:value-type="float">
            <text:p>0.88832</text:p>
          </table:table-cell>
          <table:table-cell office:value-type="float" office:value="0.90784" calcext:value-type="float">
            <text:p>0.90784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6" calcext:value-type="float">
            <text:p>0.96</text:p>
          </table:table-cell>
          <table:table-cell office:value-type="float" office:value="0.811648" calcext:value-type="float">
            <text:p>0.81164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896" calcext:value-type="float">
            <text:p>0.52896</text:p>
          </table:table-cell>
          <table:table-cell office:value-type="float" office:value="0.71712" calcext:value-type="float">
            <text:p>0.71712</text:p>
          </table:table-cell>
          <table:table-cell office:value-type="float" office:value="0.77376" calcext:value-type="float">
            <text:p>0.77376</text:p>
          </table:table-cell>
          <table:table-cell office:value-type="float" office:value="0.80352" calcext:value-type="float">
            <text:p>0.80352</text:p>
          </table:table-cell>
          <table:table-cell office:value-type="float" office:value="0.82976" calcext:value-type="float">
            <text:p>0.82976</text:p>
          </table:table-cell>
          <table:table-cell office:value-type="float" office:value="0.85888" calcext:value-type="float">
            <text:p>0.85888</text:p>
          </table:table-cell>
          <table:table-cell office:value-type="float" office:value="0.88256" calcext:value-type="float">
            <text:p>0.88256</text:p>
          </table:table-cell>
          <table:table-cell office:value-type="float" office:value="0.89696" calcext:value-type="float">
            <text:p>0.89696</text:p>
          </table:table-cell>
          <table:table-cell office:value-type="float" office:value="0.91456" calcext:value-type="float">
            <text:p>0.91456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6" calcext:value-type="float">
            <text:p>0.96</text:p>
          </table:table-cell>
          <table:table-cell office:value-type="float" office:value="0.814368" calcext:value-type="float">
            <text:p>0.81436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68192" calcext:value-type="float">
            <text:p>0.68192</text:p>
          </table:table-cell>
          <table:table-cell office:value-type="float" office:value="0.75136" calcext:value-type="float">
            <text:p>0.75136</text:p>
          </table:table-cell>
          <table:table-cell office:value-type="float" office:value="0.79392" calcext:value-type="float">
            <text:p>0.79392</text:p>
          </table:table-cell>
          <table:table-cell office:value-type="float" office:value="0.82368" calcext:value-type="float">
            <text:p>0.82368</text:p>
          </table:table-cell>
          <table:table-cell office:value-type="float" office:value="0.84832" calcext:value-type="float">
            <text:p>0.84832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9376" calcext:value-type="float">
            <text:p>0.89376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0.93344" calcext:value-type="float">
            <text:p>0.93344</text:p>
          </table:table-cell>
          <table:table-cell office:value-type="float" office:value="0.96" calcext:value-type="float">
            <text:p>0.96</text:p>
          </table:table-cell>
          <table:table-cell office:value-type="float" office:value="0.802752" calcext:value-type="float">
            <text:p>0.80275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92" calcext:value-type="float">
            <text:p>0.392</text:p>
          </table:table-cell>
          <table:table-cell office:value-type="float" office:value="0.54464" calcext:value-type="float">
            <text:p>0.54464</text:p>
          </table:table-cell>
          <table:table-cell office:value-type="float" office:value="0.68672" calcext:value-type="float">
            <text:p>0.68672</text:p>
          </table:table-cell>
          <table:table-cell office:value-type="float" office:value="0.76512" calcext:value-type="float">
            <text:p>0.76512</text:p>
          </table:table-cell>
          <table:table-cell office:value-type="float" office:value="0.80352" calcext:value-type="float">
            <text:p>0.80352</text:p>
          </table:table-cell>
          <table:table-cell office:value-type="float" office:value="0.83072" calcext:value-type="float">
            <text:p>0.83072</text:p>
          </table:table-cell>
          <table:table-cell office:value-type="float" office:value="0.85952" calcext:value-type="float">
            <text:p>0.85952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2" calcext:value-type="float">
            <text:p>0.912</text:p>
          </table:table-cell>
          <table:table-cell office:value-type="float" office:value="0.93792" calcext:value-type="float">
            <text:p>0.93792</text:p>
          </table:table-cell>
          <table:table-cell office:value-type="float" office:value="0.96" calcext:value-type="float">
            <text:p>0.96</text:p>
          </table:table-cell>
          <table:table-cell office:value-type="float" office:value="0.812256" calcext:value-type="float">
            <text:p>0.81225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288" calcext:value-type="float">
            <text:p>0.288</text:p>
          </table:table-cell>
          <table:table-cell office:value-type="float" office:value="0.58048" calcext:value-type="float">
            <text:p>0.58048</text:p>
          </table:table-cell>
          <table:table-cell office:value-type="float" office:value="0.73472" calcext:value-type="float">
            <text:p>0.73472</text:p>
          </table:table-cell>
          <table:table-cell office:value-type="float" office:value="0.78752" calcext:value-type="float">
            <text:p>0.78752</text:p>
          </table:table-cell>
          <table:table-cell office:value-type="float" office:value="0.82784" calcext:value-type="float">
            <text:p>0.82784</text:p>
          </table:table-cell>
          <table:table-cell office:value-type="float" office:value="0.86272" calcext:value-type="float">
            <text:p>0.86272</text:p>
          </table:table-cell>
          <table:table-cell office:value-type="float" office:value="0.87904" calcext:value-type="float">
            <text:p>0.87904</text:p>
          </table:table-cell>
          <table:table-cell office:value-type="float" office:value="0.89152" calcext:value-type="float">
            <text:p>0.89152</text:p>
          </table:table-cell>
          <table:table-cell office:value-type="float" office:value="0.90304" calcext:value-type="float">
            <text:p>0.90304</text:p>
          </table:table-cell>
          <table:table-cell office:value-type="float" office:value="0.91776" calcext:value-type="float">
            <text:p>0.91776</text:p>
          </table:table-cell>
          <table:table-cell office:value-type="float" office:value="0.94048" calcext:value-type="float">
            <text:p>0.94048</text:p>
          </table:table-cell>
          <table:table-cell office:value-type="float" office:value="0.96" calcext:value-type="float">
            <text:p>0.96</text:p>
          </table:table-cell>
          <table:table-cell office:value-type="float" office:value="0.832512" calcext:value-type="float">
            <text:p>0.83251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8" calcext:value-type="float">
            <text:p>0.48</text:p>
          </table:table-cell>
          <table:table-cell office:value-type="float" office:value="0.64928" calcext:value-type="float">
            <text:p>0.64928</text:p>
          </table:table-cell>
          <table:table-cell office:value-type="float" office:value="0.75168" calcext:value-type="float">
            <text:p>0.75168</text:p>
          </table:table-cell>
          <table:table-cell office:value-type="float" office:value="0.79328" calcext:value-type="float">
            <text:p>0.79328</text:p>
          </table:table-cell>
          <table:table-cell office:value-type="float" office:value="0.824" calcext:value-type="float">
            <text:p>0.824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7584" calcext:value-type="float">
            <text:p>0.87584</text:p>
          </table:table-cell>
          <table:table-cell office:value-type="float" office:value="0.888" calcext:value-type="float">
            <text:p>0.888</text:p>
          </table:table-cell>
          <table:table-cell office:value-type="float" office:value="0.90112" calcext:value-type="float">
            <text:p>0.90112</text:p>
          </table:table-cell>
          <table:table-cell office:value-type="float" office:value="0.91776" calcext:value-type="float">
            <text:p>0.91776</text:p>
          </table:table-cell>
          <table:table-cell office:value-type="float" office:value="0.93792" calcext:value-type="float">
            <text:p>0.93792</text:p>
          </table:table-cell>
          <table:table-cell office:value-type="float" office:value="0.96" calcext:value-type="float">
            <text:p>0.96</text:p>
          </table:table-cell>
          <table:table-cell office:value-type="float" office:value="0.839168" calcext:value-type="float">
            <text:p>0.83916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12" calcext:value-type="float">
            <text:p>0.312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7264" calcext:value-type="float">
            <text:p>0.7264</text:p>
          </table:table-cell>
          <table:table-cell office:value-type="float" office:value="0.78016" calcext:value-type="float">
            <text:p>0.78016</text:p>
          </table:table-cell>
          <table:table-cell office:value-type="float" office:value="0.81312" calcext:value-type="float">
            <text:p>0.81312</text:p>
          </table:table-cell>
          <table:table-cell office:value-type="float" office:value="0.84032" calcext:value-type="float">
            <text:p>0.84032</text:p>
          </table:table-cell>
          <table:table-cell office:value-type="float" office:value="0.87232" calcext:value-type="float">
            <text:p>0.87232</text:p>
          </table:table-cell>
          <table:table-cell office:value-type="float" office:value="0.89056" calcext:value-type="float">
            <text:p>0.89056</text:p>
          </table:table-cell>
          <table:table-cell office:value-type="float" office:value="0.90176" calcext:value-type="float">
            <text:p>0.90176</text:p>
          </table:table-cell>
          <table:table-cell office:value-type="float" office:value="0.91808" calcext:value-type="float">
            <text:p>0.91808</text:p>
          </table:table-cell>
          <table:table-cell office:value-type="float" office:value="0.93856" calcext:value-type="float">
            <text:p>0.93856</text:p>
          </table:table-cell>
          <table:table-cell office:value-type="float" office:value="0.96" calcext:value-type="float">
            <text:p>0.96</text:p>
          </table:table-cell>
          <table:table-cell office:value-type="float" office:value="0.826208" calcext:value-type="float">
            <text:p>0.82620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" calcext:value-type="float">
            <text:p>0.4</text:p>
          </table:table-cell>
          <table:table-cell office:value-type="float" office:value="0.59808" calcext:value-type="float">
            <text:p>0.59808</text:p>
          </table:table-cell>
          <table:table-cell office:value-type="float" office:value="0.75552" calcext:value-type="float">
            <text:p>0.75552</text:p>
          </table:table-cell>
          <table:table-cell office:value-type="float" office:value="0.79744" calcext:value-type="float">
            <text:p>0.79744</text:p>
          </table:table-cell>
          <table:table-cell office:value-type="float" office:value="0.82688" calcext:value-type="float">
            <text:p>0.82688</text:p>
          </table:table-cell>
          <table:table-cell office:value-type="float" office:value="0.85536" calcext:value-type="float">
            <text:p>0.85536</text:p>
          </table:table-cell>
          <table:table-cell office:value-type="float" office:value="0.88448" calcext:value-type="float">
            <text:p>0.88448</text:p>
          </table:table-cell>
          <table:table-cell office:value-type="float" office:value="0.89696" calcext:value-type="float">
            <text:p>0.89696</text:p>
          </table:table-cell>
          <table:table-cell office:value-type="float" office:value="0.91168" calcext:value-type="float">
            <text:p>0.91168</text:p>
          </table:table-cell>
          <table:table-cell office:value-type="float" office:value="0.92544" calcext:value-type="float">
            <text:p>0.92544</text:p>
          </table:table-cell>
          <table:table-cell office:value-type="float" office:value="0.94336" calcext:value-type="float">
            <text:p>0.94336</text:p>
          </table:table-cell>
          <table:table-cell office:value-type="float" office:value="0.96" calcext:value-type="float">
            <text:p>0.96</text:p>
          </table:table-cell>
          <table:table-cell office:value-type="float" office:value="0.83952" calcext:value-type="float">
            <text:p>0.8395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408" calcext:value-type="float">
            <text:p>0.408</text:p>
          </table:table-cell>
          <table:table-cell office:value-type="float" office:value="0.61664" calcext:value-type="float">
            <text:p>0.61664</text:p>
          </table:table-cell>
          <table:table-cell office:value-type="float" office:value="0.76256" calcext:value-type="float">
            <text:p>0.76256</text:p>
          </table:table-cell>
          <table:table-cell office:value-type="float" office:value="0.80928" calcext:value-type="float">
            <text:p>0.80928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7008" calcext:value-type="float">
            <text:p>0.87008</text:p>
          </table:table-cell>
          <table:table-cell office:value-type="float" office:value="0.88768" calcext:value-type="float">
            <text:p>0.88768</text:p>
          </table:table-cell>
          <table:table-cell office:value-type="float" office:value="0.90016" calcext:value-type="float">
            <text:p>0.90016</text:p>
          </table:table-cell>
          <table:table-cell office:value-type="float" office:value="0.91328" calcext:value-type="float">
            <text:p>0.91328</text:p>
          </table:table-cell>
          <table:table-cell office:value-type="float" office:value="0.92512" calcext:value-type="float">
            <text:p>0.92512</text:p>
          </table:table-cell>
          <table:table-cell office:value-type="float" office:value="0.94464" calcext:value-type="float">
            <text:p>0.94464</text:p>
          </table:table-cell>
          <table:table-cell office:value-type="float" office:value="0.96" calcext:value-type="float">
            <text:p>0.96</text:p>
          </table:table-cell>
          <table:table-cell office:value-type="float" office:value="0.846624" calcext:value-type="float">
            <text:p>0.84662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2" calcext:value-type="float">
            <text:p>0.32</text:p>
          </table:table-cell>
          <table:table-cell office:value-type="float" office:value="0.64064" calcext:value-type="float">
            <text:p>0.64064</text:p>
          </table:table-cell>
          <table:table-cell office:value-type="float" office:value="0.79968" calcext:value-type="float">
            <text:p>0.79968</text:p>
          </table:table-cell>
          <table:table-cell office:value-type="float" office:value="0.84288" calcext:value-type="float">
            <text:p>0.84288</text:p>
          </table:table-cell>
          <table:table-cell office:value-type="float" office:value="0.86496" calcext:value-type="float">
            <text:p>0.86496</text:p>
          </table:table-cell>
          <table:table-cell office:value-type="float" office:value="0.88384" calcext:value-type="float">
            <text:p>0.88384</text:p>
          </table:table-cell>
          <table:table-cell office:value-type="float" office:value="0.89344" calcext:value-type="float">
            <text:p>0.89344</text:p>
          </table:table-cell>
          <table:table-cell office:value-type="float" office:value="0.90464" calcext:value-type="float">
            <text:p>0.90464</text:p>
          </table:table-cell>
          <table:table-cell office:value-type="float" office:value="0.91712" calcext:value-type="float">
            <text:p>0.91712</text:p>
          </table:table-cell>
          <table:table-cell office:value-type="float" office:value="0.92896" calcext:value-type="float">
            <text:p>0.92896</text:p>
          </table:table-cell>
          <table:table-cell office:value-type="float" office:value="0.94432" calcext:value-type="float">
            <text:p>0.94432</text:p>
          </table:table-cell>
          <table:table-cell office:value-type="float" office:value="0.96" calcext:value-type="float">
            <text:p>0.96</text:p>
          </table:table-cell>
          <table:table-cell office:value-type="float" office:value="0.862048" calcext:value-type="float">
            <text:p>0.86204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424" calcext:value-type="float">
            <text:p>0.424</text:p>
          </table:table-cell>
          <table:table-cell office:value-type="float" office:value="0.69632" calcext:value-type="float">
            <text:p>0.69632</text:p>
          </table:table-cell>
          <table:table-cell office:value-type="float" office:value="0.82112" calcext:value-type="float">
            <text:p>0.82112</text:p>
          </table:table-cell>
          <table:table-cell office:value-type="float" office:value="0.85536" calcext:value-type="float">
            <text:p>0.85536</text:p>
          </table:table-cell>
          <table:table-cell office:value-type="float" office:value="0.88128" calcext:value-type="float">
            <text:p>0.88128</text:p>
          </table:table-cell>
          <table:table-cell office:value-type="float" office:value="0.89024" calcext:value-type="float">
            <text:p>0.89024</text:p>
          </table:table-cell>
          <table:table-cell office:value-type="float" office:value="0.90144" calcext:value-type="float">
            <text:p>0.90144</text:p>
          </table:table-cell>
          <table:table-cell office:value-type="float" office:value="0.91296" calcext:value-type="float">
            <text:p>0.91296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2928" calcext:value-type="float">
            <text:p>0.92928</text:p>
          </table:table-cell>
          <table:table-cell office:value-type="float" office:value="0.94272" calcext:value-type="float">
            <text:p>0.94272</text:p>
          </table:table-cell>
          <table:table-cell office:value-type="float" office:value="0.96" calcext:value-type="float">
            <text:p>0.96</text:p>
          </table:table-cell>
          <table:table-cell office:value-type="float" office:value="0.875232" calcext:value-type="float">
            <text:p>0.87523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44" calcext:value-type="float">
            <text:p>0.344</text:p>
          </table:table-cell>
          <table:table-cell office:value-type="float" office:value="0.61312" calcext:value-type="float">
            <text:p>0.61312</text:p>
          </table:table-cell>
          <table:table-cell office:value-type="float" office:value="0.80832" calcext:value-type="float">
            <text:p>0.80832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6752" calcext:value-type="float">
            <text:p>0.86752</text:p>
          </table:table-cell>
          <table:table-cell office:value-type="float" office:value="0.88544" calcext:value-type="float">
            <text:p>0.88544</text:p>
          </table:table-cell>
          <table:table-cell office:value-type="float" office:value="0.89536" calcext:value-type="float">
            <text:p>0.89536</text:p>
          </table:table-cell>
          <table:table-cell office:value-type="float" office:value="0.91072" calcext:value-type="float">
            <text:p>0.91072</text:p>
          </table:table-cell>
          <table:table-cell office:value-type="float" office:value="0.92064" calcext:value-type="float">
            <text:p>0.92064</text:p>
          </table:table-cell>
          <table:table-cell office:value-type="float" office:value="0.92928" calcext:value-type="float">
            <text:p>0.92928</text:p>
          </table:table-cell>
          <table:table-cell office:value-type="float" office:value="0.94208" calcext:value-type="float">
            <text:p>0.94208</text:p>
          </table:table-cell>
          <table:table-cell office:value-type="float" office:value="0.96" calcext:value-type="float">
            <text:p>0.96</text:p>
          </table:table-cell>
          <table:table-cell office:value-type="float" office:value="0.861728" calcext:value-type="float">
            <text:p>0.86172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296" calcext:value-type="float">
            <text:p>0.296</text:p>
          </table:table-cell>
          <table:table-cell office:value-type="float" office:value="0.57856" calcext:value-type="float">
            <text:p>0.57856</text:p>
          </table:table-cell>
          <table:table-cell office:value-type="float" office:value="0.79296" calcext:value-type="float">
            <text:p>0.79296</text:p>
          </table:table-cell>
          <table:table-cell office:value-type="float" office:value="0.84192" calcext:value-type="float">
            <text:p>0.84192</text:p>
          </table:table-cell>
          <table:table-cell office:value-type="float" office:value="0.86112" calcext:value-type="float">
            <text:p>0.86112</text:p>
          </table:table-cell>
          <table:table-cell office:value-type="float" office:value="0.87616" calcext:value-type="float">
            <text:p>0.87616</text:p>
          </table:table-cell>
          <table:table-cell office:value-type="float" office:value="0.88896" calcext:value-type="float">
            <text:p>0.88896</text:p>
          </table:table-cell>
          <table:table-cell office:value-type="float" office:value="0.90048" calcext:value-type="float">
            <text:p>0.90048</text:p>
          </table:table-cell>
          <table:table-cell office:value-type="float" office:value="0.91424" calcext:value-type="float">
            <text:p>0.91424</text:p>
          </table:table-cell>
          <table:table-cell office:value-type="float" office:value="0.92704" calcext:value-type="float">
            <text:p>0.92704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6" calcext:value-type="float">
            <text:p>0.96</text:p>
          </table:table-cell>
          <table:table-cell office:value-type="float" office:value="0.852224" calcext:value-type="float">
            <text:p>0.85222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28" calcext:value-type="float">
            <text:p>0.528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83936" calcext:value-type="float">
            <text:p>0.83936</text:p>
          </table:table-cell>
          <table:table-cell office:value-type="float" office:value="0.85632" calcext:value-type="float">
            <text:p>0.85632</text:p>
          </table:table-cell>
          <table:table-cell office:value-type="float" office:value="0.87424" calcext:value-type="float">
            <text:p>0.87424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89184" calcext:value-type="float">
            <text:p>0.89184</text:p>
          </table:table-cell>
          <table:table-cell office:value-type="float" office:value="0.90112" calcext:value-type="float">
            <text:p>0.90112</text:p>
          </table:table-cell>
          <table:table-cell office:value-type="float" office:value="0.91456" calcext:value-type="float">
            <text:p>0.91456</text:p>
          </table:table-cell>
          <table:table-cell office:value-type="float" office:value="0.92384" calcext:value-type="float">
            <text:p>0.92384</text:p>
          </table:table-cell>
          <table:table-cell office:value-type="float" office:value="0.93824" calcext:value-type="float">
            <text:p>0.93824</text:p>
          </table:table-cell>
          <table:table-cell office:value-type="float" office:value="0.96" calcext:value-type="float">
            <text:p>0.96</text:p>
          </table:table-cell>
          <table:table-cell office:value-type="float" office:value="0.876992" calcext:value-type="float">
            <text:p>0.87699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56" calcext:value-type="float">
            <text:p>0.656</text:p>
          </table:table-cell>
          <table:table-cell office:value-type="float" office:value="0.79488" calcext:value-type="float">
            <text:p>0.79488</text:p>
          </table:table-cell>
          <table:table-cell office:value-type="float" office:value="0.84768" calcext:value-type="float">
            <text:p>0.84768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8192" calcext:value-type="float">
            <text:p>0.88192</text:p>
          </table:table-cell>
          <table:table-cell office:value-type="float" office:value="0.89024" calcext:value-type="float">
            <text:p>0.8902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624" calcext:value-type="float">
            <text:p>0.90624</text:p>
          </table:table-cell>
          <table:table-cell office:value-type="float" office:value="0.91552" calcext:value-type="float">
            <text:p>0.91552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4112" calcext:value-type="float">
            <text:p>0.94112</text:p>
          </table:table-cell>
          <table:table-cell office:value-type="float" office:value="0.96" calcext:value-type="float">
            <text:p>0.96</text:p>
          </table:table-cell>
          <table:table-cell office:value-type="float" office:value="0.8872" calcext:value-type="float">
            <text:p>0.887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4" calcext:value-type="float">
            <text:p>0.64</text:p>
          </table:table-cell>
          <table:table-cell office:value-type="float" office:value="0.78016" calcext:value-type="float">
            <text:p>0.78016</text:p>
          </table:table-cell>
          <table:table-cell office:value-type="float" office:value="0.84032" calcext:value-type="float">
            <text:p>0.84032</text:p>
          </table:table-cell>
          <table:table-cell office:value-type="float" office:value="0.86496" calcext:value-type="float">
            <text:p>0.86496</text:p>
          </table:table-cell>
          <table:table-cell office:value-type="float" office:value="0.88096" calcext:value-type="float">
            <text:p>0.88096</text:p>
          </table:table-cell>
          <table:table-cell office:value-type="float" office:value="0.88896" calcext:value-type="float">
            <text:p>0.888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424" calcext:value-type="float">
            <text:p>0.9142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4336" calcext:value-type="float">
            <text:p>0.94336</text:p>
          </table:table-cell>
          <table:table-cell office:value-type="float" office:value="0.96" calcext:value-type="float">
            <text:p>0.96</text:p>
          </table:table-cell>
          <table:table-cell office:value-type="float" office:value="0.884096" calcext:value-type="float">
            <text:p>0.88409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32" calcext:value-type="float">
            <text:p>0.632</text:p>
          </table:table-cell>
          <table:table-cell office:value-type="float" office:value="0.78272" calcext:value-type="float">
            <text:p>0.78272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872" calcext:value-type="float">
            <text:p>0.87872</text:p>
          </table:table-cell>
          <table:table-cell office:value-type="float" office:value="0.88992" calcext:value-type="float">
            <text:p>0.88992</text:p>
          </table:table-cell>
          <table:table-cell office:value-type="float" office:value="0.89664" calcext:value-type="float">
            <text:p>0.89664</text:p>
          </table:table-cell>
          <table:table-cell office:value-type="float" office:value="0.90432" calcext:value-type="float">
            <text:p>0.90432</text:p>
          </table:table-cell>
          <table:table-cell office:value-type="float" office:value="0.91488" calcext:value-type="float">
            <text:p>0.91488</text:p>
          </table:table-cell>
          <table:table-cell office:value-type="float" office:value="0.93152" calcext:value-type="float">
            <text:p>0.93152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6" calcext:value-type="float">
            <text:p>0.96</text:p>
          </table:table-cell>
          <table:table-cell office:value-type="float" office:value="0.885952" calcext:value-type="float">
            <text:p>0.88595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36" calcext:value-type="float">
            <text:p>0.336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83744" calcext:value-type="float">
            <text:p>0.83744</text:p>
          </table:table-cell>
          <table:table-cell office:value-type="float" office:value="0.86464" calcext:value-type="float">
            <text:p>0.86464</text:p>
          </table:table-cell>
          <table:table-cell office:value-type="float" office:value="0.87744" calcext:value-type="float">
            <text:p>0.87744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89632" calcext:value-type="float">
            <text:p>0.89632</text:p>
          </table:table-cell>
          <table:table-cell office:value-type="float" office:value="0.90624" calcext:value-type="float">
            <text:p>0.90624</text:p>
          </table:table-cell>
          <table:table-cell office:value-type="float" office:value="0.91648" calcext:value-type="float">
            <text:p>0.91648</text:p>
          </table:table-cell>
          <table:table-cell office:value-type="float" office:value="0.93056" calcext:value-type="float">
            <text:p>0.93056</text:p>
          </table:table-cell>
          <table:table-cell office:value-type="float" office:value="0.94368" calcext:value-type="float">
            <text:p>0.94368</text:p>
          </table:table-cell>
          <table:table-cell office:value-type="float" office:value="0.96" calcext:value-type="float">
            <text:p>0.96</text:p>
          </table:table-cell>
          <table:table-cell office:value-type="float" office:value="0.87776" calcext:value-type="float">
            <text:p>0.8777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84" calcext:value-type="float">
            <text:p>0.384</text:p>
          </table:table-cell>
          <table:table-cell office:value-type="float" office:value="0.74144" calcext:value-type="float">
            <text:p>0.74144</text:p>
          </table:table-cell>
          <table:table-cell office:value-type="float" office:value="0.84896" calcext:value-type="float">
            <text:p>0.84896</text:p>
          </table:table-cell>
          <table:table-cell office:value-type="float" office:value="0.86912" calcext:value-type="float">
            <text:p>0.86912</text:p>
          </table:table-cell>
          <table:table-cell office:value-type="float" office:value="0.88544" calcext:value-type="float">
            <text:p>0.88544</text:p>
          </table:table-cell>
          <table:table-cell office:value-type="float" office:value="0.89504" calcext:value-type="float">
            <text:p>0.89504</text:p>
          </table:table-cell>
          <table:table-cell office:value-type="float" office:value="0.90176" calcext:value-type="float">
            <text:p>0.90176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3408" calcext:value-type="float">
            <text:p>0.93408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6" calcext:value-type="float">
            <text:p>0.96</text:p>
          </table:table-cell>
          <table:table-cell office:value-type="float" office:value="0.885664" calcext:value-type="float">
            <text:p>0.8856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84" calcext:value-type="float">
            <text:p>0.384</text:p>
          </table:table-cell>
          <table:table-cell office:value-type="float" office:value="0.76288" calcext:value-type="float">
            <text:p>0.76288</text:p>
          </table:table-cell>
          <table:table-cell office:value-type="float" office:value="0.84992" calcext:value-type="float">
            <text:p>0.84992</text:p>
          </table:table-cell>
          <table:table-cell office:value-type="float" office:value="0.86976" calcext:value-type="float">
            <text:p>0.86976</text:p>
          </table:table-cell>
          <table:table-cell office:value-type="float" office:value="0.88416" calcext:value-type="float">
            <text:p>0.88416</text:p>
          </table:table-cell>
          <table:table-cell office:value-type="float" office:value="0.89472" calcext:value-type="float">
            <text:p>0.89472</text:p>
          </table:table-cell>
          <table:table-cell office:value-type="float" office:value="0.90624" calcext:value-type="float">
            <text:p>0.9062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3184" calcext:value-type="float">
            <text:p>0.93184</text:p>
          </table:table-cell>
          <table:table-cell office:value-type="float" office:value="0.94592" calcext:value-type="float">
            <text:p>0.94592</text:p>
          </table:table-cell>
          <table:table-cell office:value-type="float" office:value="0.96" calcext:value-type="float">
            <text:p>0.96</text:p>
          </table:table-cell>
          <table:table-cell office:value-type="float" office:value="0.888544" calcext:value-type="float">
            <text:p>0.88854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12" calcext:value-type="float">
            <text:p>0.512</text:p>
          </table:table-cell>
          <table:table-cell office:value-type="float" office:value="0.74464" calcext:value-type="float">
            <text:p>0.74464</text:p>
          </table:table-cell>
          <table:table-cell office:value-type="float" office:value="0.85216" calcext:value-type="float">
            <text:p>0.85216</text:p>
          </table:table-cell>
          <table:table-cell office:value-type="float" office:value="0.87488" calcext:value-type="float">
            <text:p>0.87488</text:p>
          </table:table-cell>
          <table:table-cell office:value-type="float" office:value="0.88928" calcext:value-type="float">
            <text:p>0.88928</text:p>
          </table:table-cell>
          <table:table-cell office:value-type="float" office:value="0.89792" calcext:value-type="float">
            <text:p>0.89792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392" calcext:value-type="float">
            <text:p>0.91392</text:p>
          </table:table-cell>
          <table:table-cell office:value-type="float" office:value="0.92512" calcext:value-type="float">
            <text:p>0.92512</text:p>
          </table:table-cell>
          <table:table-cell office:value-type="float" office:value="0.93888" calcext:value-type="float">
            <text:p>0.93888</text:p>
          </table:table-cell>
          <table:table-cell office:value-type="float" office:value="0.94848" calcext:value-type="float">
            <text:p>0.94848</text:p>
          </table:table-cell>
          <table:table-cell office:value-type="float" office:value="0.96" calcext:value-type="float">
            <text:p>0.96</text:p>
          </table:table-cell>
          <table:table-cell office:value-type="float" office:value="0.888928" calcext:value-type="float">
            <text:p>0.88892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432" calcext:value-type="float">
            <text:p>0.432</text:p>
          </table:table-cell>
          <table:table-cell office:value-type="float" office:value="0.70496" calcext:value-type="float">
            <text:p>0.70496</text:p>
          </table:table-cell>
          <table:table-cell office:value-type="float" office:value="0.84864" calcext:value-type="float">
            <text:p>0.84864</text:p>
          </table:table-cell>
          <table:table-cell office:value-type="float" office:value="0.87648" calcext:value-type="float">
            <text:p>0.87648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89856" calcext:value-type="float">
            <text:p>0.89856</text:p>
          </table:table-cell>
          <table:table-cell office:value-type="float" office:value="0.90656" calcext:value-type="float">
            <text:p>0.90656</text:p>
          </table:table-cell>
          <table:table-cell office:value-type="float" office:value="0.91616" calcext:value-type="float">
            <text:p>0.91616</text:p>
          </table:table-cell>
          <table:table-cell office:value-type="float" office:value="0.92704" calcext:value-type="float">
            <text:p>0.92704</text:p>
          </table:table-cell>
          <table:table-cell office:value-type="float" office:value="0.93824" calcext:value-type="float">
            <text:p>0.93824</text:p>
          </table:table-cell>
          <table:table-cell office:value-type="float" office:value="0.94816" calcext:value-type="float">
            <text:p>0.94816</text:p>
          </table:table-cell>
          <table:table-cell office:value-type="float" office:value="0.96" calcext:value-type="float">
            <text:p>0.96</text:p>
          </table:table-cell>
          <table:table-cell office:value-type="float" office:value="0.88544" calcext:value-type="float">
            <text:p>0.8854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424" calcext:value-type="float">
            <text:p>0.424</text:p>
          </table:table-cell>
          <table:table-cell office:value-type="float" office:value="0.62208" calcext:value-type="float">
            <text:p>0.62208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86208" calcext:value-type="float">
            <text:p>0.86208</text:p>
          </table:table-cell>
          <table:table-cell office:value-type="float" office:value="0.88416" calcext:value-type="float">
            <text:p>0.88416</text:p>
          </table:table-cell>
          <table:table-cell office:value-type="float" office:value="0.89504" calcext:value-type="float">
            <text:p>0.8950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3408" calcext:value-type="float">
            <text:p>0.93408</text:p>
          </table:table-cell>
          <table:table-cell office:value-type="float" office:value="0.94816" calcext:value-type="float">
            <text:p>0.94816</text:p>
          </table:table-cell>
          <table:table-cell office:value-type="float" office:value="0.96" calcext:value-type="float">
            <text:p>0.96</text:p>
          </table:table-cell>
          <table:table-cell office:value-type="float" office:value="0.87056" calcext:value-type="float">
            <text:p>0.8705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52" calcext:value-type="float">
            <text:p>0.52</text:p>
          </table:table-cell>
          <table:table-cell office:value-type="float" office:value="0.66656" calcext:value-type="float">
            <text:p>0.66656</text:p>
          </table:table-cell>
          <table:table-cell office:value-type="float" office:value="0.81312" calcext:value-type="float">
            <text:p>0.81312</text:p>
          </table:table-cell>
          <table:table-cell office:value-type="float" office:value="0.85632" calcext:value-type="float">
            <text:p>0.85632</text:p>
          </table:table-cell>
          <table:table-cell office:value-type="float" office:value="0.88352" calcext:value-type="float">
            <text:p>0.88352</text:p>
          </table:table-cell>
          <table:table-cell office:value-type="float" office:value="0.89472" calcext:value-type="float">
            <text:p>0.89472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2384" calcext:value-type="float">
            <text:p>0.92384</text:p>
          </table:table-cell>
          <table:table-cell office:value-type="float" office:value="0.93376" calcext:value-type="float">
            <text:p>0.93376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6" calcext:value-type="float">
            <text:p>0.96</text:p>
          </table:table-cell>
          <table:table-cell office:value-type="float" office:value="0.873824" calcext:value-type="float">
            <text:p>0.87382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416" calcext:value-type="float">
            <text:p>0.416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85536" calcext:value-type="float">
            <text:p>0.85536</text:p>
          </table:table-cell>
          <table:table-cell office:value-type="float" office:value="0.87648" calcext:value-type="float">
            <text:p>0.87648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0464" calcext:value-type="float">
            <text:p>0.90464</text:p>
          </table:table-cell>
          <table:table-cell office:value-type="float" office:value="0.91584" calcext:value-type="float">
            <text:p>0.91584</text:p>
          </table:table-cell>
          <table:table-cell office:value-type="float" office:value="0.92448" calcext:value-type="float">
            <text:p>0.92448</text:p>
          </table:table-cell>
          <table:table-cell office:value-type="float" office:value="0.93472" calcext:value-type="float">
            <text:p>0.93472</text:p>
          </table:table-cell>
          <table:table-cell office:value-type="float" office:value="0.94592" calcext:value-type="float">
            <text:p>0.94592</text:p>
          </table:table-cell>
          <table:table-cell office:value-type="float" office:value="0.96" calcext:value-type="float">
            <text:p>0.96</text:p>
          </table:table-cell>
          <table:table-cell office:value-type="float" office:value="0.874784" calcext:value-type="float">
            <text:p>0.87478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16" calcext:value-type="float">
            <text:p>0.416</text:p>
          </table:table-cell>
          <table:table-cell office:value-type="float" office:value="0.59776" calcext:value-type="float">
            <text:p>0.59776</text:p>
          </table:table-cell>
          <table:table-cell office:value-type="float" office:value="0.80256" calcext:value-type="float">
            <text:p>0.80256</text:p>
          </table:table-cell>
          <table:table-cell office:value-type="float" office:value="0.85152" calcext:value-type="float">
            <text:p>0.85152</text:p>
          </table:table-cell>
          <table:table-cell office:value-type="float" office:value="0.87392" calcext:value-type="float">
            <text:p>0.87392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0144" calcext:value-type="float">
            <text:p>0.90144</text:p>
          </table:table-cell>
          <table:table-cell office:value-type="float" office:value="0.91072" calcext:value-type="float">
            <text:p>0.91072</text:p>
          </table:table-cell>
          <table:table-cell office:value-type="float" office:value="0.92288" calcext:value-type="float">
            <text:p>0.92288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4816" calcext:value-type="float">
            <text:p>0.94816</text:p>
          </table:table-cell>
          <table:table-cell office:value-type="float" office:value="0.96" calcext:value-type="float">
            <text:p>0.96</text:p>
          </table:table-cell>
          <table:table-cell office:value-type="float" office:value="0.863296" calcext:value-type="float">
            <text:p>0.86329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24" calcext:value-type="float">
            <text:p>0.424</text:p>
          </table:table-cell>
          <table:table-cell office:value-type="float" office:value="0.62912" calcext:value-type="float">
            <text:p>0.62912</text:p>
          </table:table-cell>
          <table:table-cell office:value-type="float" office:value="0.80896" calcext:value-type="float">
            <text:p>0.80896</text:p>
          </table:table-cell>
          <table:table-cell office:value-type="float" office:value="0.84832" calcext:value-type="float">
            <text:p>0.84832</text:p>
          </table:table-cell>
          <table:table-cell office:value-type="float" office:value="0.87008" calcext:value-type="float">
            <text:p>0.87008</text:p>
          </table:table-cell>
          <table:table-cell office:value-type="float" office:value="0.88576" calcext:value-type="float">
            <text:p>0.88576</text:p>
          </table:table-cell>
          <table:table-cell office:value-type="float" office:value="0.89792" calcext:value-type="float">
            <text:p>0.8979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3184" calcext:value-type="float">
            <text:p>0.93184</text:p>
          </table:table-cell>
          <table:table-cell office:value-type="float" office:value="0.94624" calcext:value-type="float">
            <text:p>0.94624</text:p>
          </table:table-cell>
          <table:table-cell office:value-type="float" office:value="0.96" calcext:value-type="float">
            <text:p>0.96</text:p>
          </table:table-cell>
          <table:table-cell office:value-type="float" office:value="0.864864" calcext:value-type="float">
            <text:p>0.86486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472" calcext:value-type="float">
            <text:p>0.472</text:p>
          </table:table-cell>
          <table:table-cell office:value-type="float" office:value="0.64416" calcext:value-type="float">
            <text:p>0.64416</text:p>
          </table:table-cell>
          <table:table-cell office:value-type="float" office:value="0.82304" calcext:value-type="float">
            <text:p>0.82304</text:p>
          </table:table-cell>
          <table:table-cell office:value-type="float" office:value="0.85728" calcext:value-type="float">
            <text:p>0.85728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8768" calcext:value-type="float">
            <text:p>0.88768</text:p>
          </table:table-cell>
          <table:table-cell office:value-type="float" office:value="0.89888" calcext:value-type="float">
            <text:p>0.89888</text:p>
          </table:table-cell>
          <table:table-cell office:value-type="float" office:value="0.91104" calcext:value-type="float">
            <text:p>0.91104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3504" calcext:value-type="float">
            <text:p>0.93504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6" calcext:value-type="float">
            <text:p>0.96</text:p>
          </table:table-cell>
          <table:table-cell office:value-type="float" office:value="0.870432" calcext:value-type="float">
            <text:p>0.87043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28" calcext:value-type="float">
            <text:p>0.328</text:p>
          </table:table-cell>
          <table:table-cell office:value-type="float" office:value="0.74688" calcext:value-type="float">
            <text:p>0.74688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6816" calcext:value-type="float">
            <text:p>0.86816</text:p>
          </table:table-cell>
          <table:table-cell office:value-type="float" office:value="0.88384" calcext:value-type="float">
            <text:p>0.88384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0272" calcext:value-type="float">
            <text:p>0.90272</text:p>
          </table:table-cell>
          <table:table-cell office:value-type="float" office:value="0.91232" calcext:value-type="float">
            <text:p>0.91232</text:p>
          </table:table-cell>
          <table:table-cell office:value-type="float" office:value="0.92512" calcext:value-type="float">
            <text:p>0.92512</text:p>
          </table:table-cell>
          <table:table-cell office:value-type="float" office:value="0.93248" calcext:value-type="float">
            <text:p>0.93248</text:p>
          </table:table-cell>
          <table:table-cell office:value-type="float" office:value="0.94656" calcext:value-type="float">
            <text:p>0.94656</text:p>
          </table:table-cell>
          <table:table-cell office:value-type="float" office:value="0.96" calcext:value-type="float">
            <text:p>0.96</text:p>
          </table:table-cell>
          <table:table-cell office:value-type="float" office:value="0.885248" calcext:value-type="float">
            <text:p>0.88524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28" calcext:value-type="float">
            <text:p>0.328</text:p>
          </table:table-cell>
          <table:table-cell office:value-type="float" office:value="0.71904" calcext:value-type="float">
            <text:p>0.71904</text:p>
          </table:table-cell>
          <table:table-cell office:value-type="float" office:value="0.84" calcext:value-type="float">
            <text:p>0.84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8416" calcext:value-type="float">
            <text:p>0.88416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0144" calcext:value-type="float">
            <text:p>0.90144</text:p>
          </table:table-cell>
          <table:table-cell office:value-type="float" office:value="0.91648" calcext:value-type="float">
            <text:p>0.9164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008" calcext:value-type="float">
            <text:p>0.95008</text:p>
          </table:table-cell>
          <table:table-cell office:value-type="float" office:value="0.96" calcext:value-type="float">
            <text:p>0.96</text:p>
          </table:table-cell>
          <table:table-cell office:value-type="float" office:value="0.88352" calcext:value-type="float">
            <text:p>0.8835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28" calcext:value-type="float">
            <text:p>0.328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85408" calcext:value-type="float">
            <text:p>0.85408</text:p>
          </table:table-cell>
          <table:table-cell office:value-type="float" office:value="0.87264" calcext:value-type="float">
            <text:p>0.87264</text:p>
          </table:table-cell>
          <table:table-cell office:value-type="float" office:value="0.88352" calcext:value-type="float">
            <text:p>0.88352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0272" calcext:value-type="float">
            <text:p>0.90272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064" calcext:value-type="float">
            <text:p>0.92064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4592" calcext:value-type="float">
            <text:p>0.94592</text:p>
          </table:table-cell>
          <table:table-cell office:value-type="float" office:value="0.96" calcext:value-type="float">
            <text:p>0.96</text:p>
          </table:table-cell>
          <table:table-cell office:value-type="float" office:value="0.887552" calcext:value-type="float">
            <text:p>0.88755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2" calcext:value-type="float">
            <text:p>0.52</text:p>
          </table:table-cell>
          <table:table-cell office:value-type="float" office:value="0.76384" calcext:value-type="float">
            <text:p>0.76384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8096" calcext:value-type="float">
            <text:p>0.88096</text:p>
          </table:table-cell>
          <table:table-cell office:value-type="float" office:value="0.89312" calcext:value-type="float">
            <text:p>0.89312</text:p>
          </table:table-cell>
          <table:table-cell office:value-type="float" office:value="0.90144" calcext:value-type="float">
            <text:p>0.90144</text:p>
          </table:table-cell>
          <table:table-cell office:value-type="float" office:value="0.90816" calcext:value-type="float">
            <text:p>0.90816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2576" calcext:value-type="float">
            <text:p>0.92576</text:p>
          </table:table-cell>
          <table:table-cell office:value-type="float" office:value="0.93728" calcext:value-type="float">
            <text:p>0.93728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96" calcext:value-type="float">
            <text:p>0.89289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64" calcext:value-type="float">
            <text:p>0.464</text:p>
          </table:table-cell>
          <table:table-cell office:value-type="float" office:value="0.72544" calcext:value-type="float">
            <text:p>0.72544</text:p>
          </table:table-cell>
          <table:table-cell office:value-type="float" office:value="0.83392" calcext:value-type="float">
            <text:p>0.83392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8672" calcext:value-type="float">
            <text:p>0.88672</text:p>
          </table:table-cell>
          <table:table-cell office:value-type="float" office:value="0.89824" calcext:value-type="float">
            <text:p>0.89824</text:p>
          </table:table-cell>
          <table:table-cell office:value-type="float" office:value="0.90592" calcext:value-type="float">
            <text:p>0.90592</text:p>
          </table:table-cell>
          <table:table-cell office:value-type="float" office:value="0.91328" calcext:value-type="float">
            <text:p>0.91328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3792" calcext:value-type="float">
            <text:p>0.93792</text:p>
          </table:table-cell>
          <table:table-cell office:value-type="float" office:value="0.94752" calcext:value-type="float">
            <text:p>0.94752</text:p>
          </table:table-cell>
          <table:table-cell office:value-type="float" office:value="0.96" calcext:value-type="float">
            <text:p>0.96</text:p>
          </table:table-cell>
          <table:table-cell office:value-type="float" office:value="0.884256" calcext:value-type="float">
            <text:p>0.88425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28" calcext:value-type="float">
            <text:p>0.328</text:p>
          </table:table-cell>
          <table:table-cell office:value-type="float" office:value="0.68896" calcext:value-type="float">
            <text:p>0.68896</text:p>
          </table:table-cell>
          <table:table-cell office:value-type="float" office:value="0.82816" calcext:value-type="float">
            <text:p>0.8281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8608" calcext:value-type="float">
            <text:p>0.88608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0688" calcext:value-type="float">
            <text:p>0.90688</text:p>
          </table:table-cell>
          <table:table-cell office:value-type="float" office:value="0.91968" calcext:value-type="float">
            <text:p>0.91968</text:p>
          </table:table-cell>
          <table:table-cell office:value-type="float" office:value="0.92928" calcext:value-type="float">
            <text:p>0.92928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4912" calcext:value-type="float">
            <text:p>0.94912</text:p>
          </table:table-cell>
          <table:table-cell office:value-type="float" office:value="0.96" calcext:value-type="float">
            <text:p>0.96</text:p>
          </table:table-cell>
          <table:table-cell office:value-type="float" office:value="0.880736" calcext:value-type="float">
            <text:p>0.88073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6" calcext:value-type="float">
            <text:p>0.36</text:p>
          </table:table-cell>
          <table:table-cell office:value-type="float" office:value="0.63872" calcext:value-type="float">
            <text:p>0.63872</text:p>
          </table:table-cell>
          <table:table-cell office:value-type="float" office:value="0.83104" calcext:value-type="float">
            <text:p>0.83104</text:p>
          </table:table-cell>
          <table:table-cell office:value-type="float" office:value="0.87104" calcext:value-type="float">
            <text:p>0.87104</text:p>
          </table:table-cell>
          <table:table-cell office:value-type="float" office:value="0.88672" calcext:value-type="float">
            <text:p>0.88672</text:p>
          </table:table-cell>
          <table:table-cell office:value-type="float" office:value="0.89952" calcext:value-type="float">
            <text:p>0.8995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2" calcext:value-type="float">
            <text:p>0.92</text:p>
          </table:table-cell>
          <table:table-cell office:value-type="float" office:value="0.92832" calcext:value-type="float">
            <text:p>0.92832</text:p>
          </table:table-cell>
          <table:table-cell office:value-type="float" office:value="0.93824" calcext:value-type="float">
            <text:p>0.93824</text:p>
          </table:table-cell>
          <table:table-cell office:value-type="float" office:value="0.94912" calcext:value-type="float">
            <text:p>0.94912</text:p>
          </table:table-cell>
          <table:table-cell office:value-type="float" office:value="0.96" calcext:value-type="float">
            <text:p>0.96</text:p>
          </table:table-cell>
          <table:table-cell office:value-type="float" office:value="0.877152" calcext:value-type="float">
            <text:p>0.87715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416" calcext:value-type="float">
            <text:p>0.416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82944" calcext:value-type="float">
            <text:p>0.82944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8128" calcext:value-type="float">
            <text:p>0.88128</text:p>
          </table:table-cell>
          <table:table-cell office:value-type="float" office:value="0.89152" calcext:value-type="float">
            <text:p>0.89152</text:p>
          </table:table-cell>
          <table:table-cell office:value-type="float" office:value="0.90688" calcext:value-type="float">
            <text:p>0.90688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2864" calcext:value-type="float">
            <text:p>0.92864</text:p>
          </table:table-cell>
          <table:table-cell office:value-type="float" office:value="0.93856" calcext:value-type="float">
            <text:p>0.93856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6" calcext:value-type="float">
            <text:p>0.96</text:p>
          </table:table-cell>
          <table:table-cell office:value-type="float" office:value="0.880192" calcext:value-type="float">
            <text:p>0.88019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88" calcext:value-type="float">
            <text:p>0.488</text:p>
          </table:table-cell>
          <table:table-cell office:value-type="float" office:value="0.752" calcext:value-type="float">
            <text:p>0.752</text:p>
          </table:table-cell>
          <table:table-cell office:value-type="float" office:value="0.83872" calcext:value-type="float">
            <text:p>0.83872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0.87936" calcext:value-type="float">
            <text:p>0.87936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3152" calcext:value-type="float">
            <text:p>0.93152</text:p>
          </table:table-cell>
          <table:table-cell office:value-type="float" office:value="0.94336" calcext:value-type="float">
            <text:p>0.94336</text:p>
          </table:table-cell>
          <table:table-cell office:value-type="float" office:value="0.94944" calcext:value-type="float">
            <text:p>0.94944</text:p>
          </table:table-cell>
          <table:table-cell office:value-type="float" office:value="0.96" calcext:value-type="float">
            <text:p>0.96</text:p>
          </table:table-cell>
          <table:table-cell office:value-type="float" office:value="0.887296" calcext:value-type="float">
            <text:p>0.88729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12" calcext:value-type="float">
            <text:p>0.512</text:p>
          </table:table-cell>
          <table:table-cell office:value-type="float" office:value="0.74752" calcext:value-type="float">
            <text:p>0.74752</text:p>
          </table:table-cell>
          <table:table-cell office:value-type="float" office:value="0.84288" calcext:value-type="float">
            <text:p>0.84288</text:p>
          </table:table-cell>
          <table:table-cell office:value-type="float" office:value="0.87136" calcext:value-type="float">
            <text:p>0.87136</text:p>
          </table:table-cell>
          <table:table-cell office:value-type="float" office:value="0.88832" calcext:value-type="float">
            <text:p>0.88832</text:p>
          </table:table-cell>
          <table:table-cell office:value-type="float" office:value="0.90048" calcext:value-type="float">
            <text:p>0.90048</text:p>
          </table:table-cell>
          <table:table-cell office:value-type="float" office:value="0.91072" calcext:value-type="float">
            <text:p>0.91072</text:p>
          </table:table-cell>
          <table:table-cell office:value-type="float" office:value="0.92288" calcext:value-type="float">
            <text:p>0.92288</text:p>
          </table:table-cell>
          <table:table-cell office:value-type="float" office:value="0.93024" calcext:value-type="float">
            <text:p>0.93024</text:p>
          </table:table-cell>
          <table:table-cell office:value-type="float" office:value="0.94272" calcext:value-type="float">
            <text:p>0.94272</text:p>
          </table:table-cell>
          <table:table-cell office:value-type="float" office:value="0.94976" calcext:value-type="float">
            <text:p>0.94976</text:p>
          </table:table-cell>
          <table:table-cell office:value-type="float" office:value="0.96" calcext:value-type="float">
            <text:p>0.96</text:p>
          </table:table-cell>
          <table:table-cell office:value-type="float" office:value="0.890688" calcext:value-type="float">
            <text:p>0.89068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28" calcext:value-type="float">
            <text:p>0.528</text:p>
          </table:table-cell>
          <table:table-cell office:value-type="float" office:value="0.75584" calcext:value-type="float">
            <text:p>0.75584</text:p>
          </table:table-cell>
          <table:table-cell office:value-type="float" office:value="0.84096" calcext:value-type="float">
            <text:p>0.84096</text:p>
          </table:table-cell>
          <table:table-cell office:value-type="float" office:value="0.87808" calcext:value-type="float">
            <text:p>0.87808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92512" calcext:value-type="float">
            <text:p>0.92512</text:p>
          </table:table-cell>
          <table:table-cell office:value-type="float" office:value="0.92896" calcext:value-type="float">
            <text:p>0.9289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36" calcext:value-type="float">
            <text:p>0.94336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6" calcext:value-type="float">
            <text:p>0.96</text:p>
          </table:table-cell>
          <table:table-cell office:value-type="float" office:value="0.896608" calcext:value-type="float">
            <text:p>0.89660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96" calcext:value-type="float">
            <text:p>0.496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88992" calcext:value-type="float">
            <text:p>0.88992</text:p>
          </table:table-cell>
          <table:table-cell office:value-type="float" office:value="0.90368" calcext:value-type="float">
            <text:p>0.90368</text:p>
          </table:table-cell>
          <table:table-cell office:value-type="float" office:value="0.91328" calcext:value-type="float">
            <text:p>0.91328</text:p>
          </table:table-cell>
          <table:table-cell office:value-type="float" office:value="0.92384" calcext:value-type="float">
            <text:p>0.92384</text:p>
          </table:table-cell>
          <table:table-cell office:value-type="float" office:value="0.92864" calcext:value-type="float">
            <text:p>0.9286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68" calcext:value-type="float">
            <text:p>0.94368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6" calcext:value-type="float">
            <text:p>0.96</text:p>
          </table:table-cell>
          <table:table-cell office:value-type="float" office:value="0.900416" calcext:value-type="float">
            <text:p>0.90041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4" calcext:value-type="float">
            <text:p>0.44</text:p>
          </table:table-cell>
          <table:table-cell office:value-type="float" office:value="0.68448" calcext:value-type="float">
            <text:p>0.68448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0.88864" calcext:value-type="float">
            <text:p>0.88864</text:p>
          </table:table-cell>
          <table:table-cell office:value-type="float" office:value="0.90016" calcext:value-type="float">
            <text:p>0.90016</text:p>
          </table:table-cell>
          <table:table-cell office:value-type="float" office:value="0.91104" calcext:value-type="float">
            <text:p>0.91104</text:p>
          </table:table-cell>
          <table:table-cell office:value-type="float" office:value="0.91968" calcext:value-type="float">
            <text:p>0.9196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312" calcext:value-type="float">
            <text:p>0.93312</text:p>
          </table:table-cell>
          <table:table-cell office:value-type="float" office:value="0.93888" calcext:value-type="float">
            <text:p>0.93888</text:p>
          </table:table-cell>
          <table:table-cell office:value-type="float" office:value="0.94848" calcext:value-type="float">
            <text:p>0.94848</text:p>
          </table:table-cell>
          <table:table-cell office:value-type="float" office:value="0.96" calcext:value-type="float">
            <text:p>0.96</text:p>
          </table:table-cell>
          <table:table-cell office:value-type="float" office:value="0.891264" calcext:value-type="float">
            <text:p>0.89126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32" calcext:value-type="float">
            <text:p>0.632</text:p>
          </table:table-cell>
          <table:table-cell office:value-type="float" office:value="0.75136" calcext:value-type="float">
            <text:p>0.75136</text:p>
          </table:table-cell>
          <table:table-cell office:value-type="float" office:value="0.87488" calcext:value-type="float">
            <text:p>0.87488</text:p>
          </table:table-cell>
          <table:table-cell office:value-type="float" office:value="0.88992" calcext:value-type="float">
            <text:p>0.88992</text:p>
          </table:table-cell>
          <table:table-cell office:value-type="float" office:value="0.90304" calcext:value-type="float">
            <text:p>0.90304</text:p>
          </table:table-cell>
          <table:table-cell office:value-type="float" office:value="0.91584" calcext:value-type="float">
            <text:p>0.91584</text:p>
          </table:table-cell>
          <table:table-cell office:value-type="float" office:value="0.92576" calcext:value-type="float">
            <text:p>0.92576</text:p>
          </table:table-cell>
          <table:table-cell office:value-type="float" office:value="0.92928" calcext:value-type="float">
            <text:p>0.929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68" calcext:value-type="float">
            <text:p>0.94368</text:p>
          </table:table-cell>
          <table:table-cell office:value-type="float" office:value="0.94976" calcext:value-type="float">
            <text:p>0.94976</text:p>
          </table:table-cell>
          <table:table-cell office:value-type="float" office:value="0.96" calcext:value-type="float">
            <text:p>0.96</text:p>
          </table:table-cell>
          <table:table-cell office:value-type="float" office:value="0.901952" calcext:value-type="float">
            <text:p>0.90195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328" calcext:value-type="float">
            <text:p>0.328</text:p>
          </table:table-cell>
          <table:table-cell office:value-type="float" office:value="0.69536" calcext:value-type="float">
            <text:p>0.69536</text:p>
          </table:table-cell>
          <table:table-cell office:value-type="float" office:value="0.86624" calcext:value-type="float">
            <text:p>0.86624</text:p>
          </table:table-cell>
          <table:table-cell office:value-type="float" office:value="0.88576" calcext:value-type="float">
            <text:p>0.88576</text:p>
          </table:table-cell>
          <table:table-cell office:value-type="float" office:value="0.89568" calcext:value-type="float">
            <text:p>0.89568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92544" calcext:value-type="float">
            <text:p>0.92544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728" calcext:value-type="float">
            <text:p>0.93728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6" calcext:value-type="float">
            <text:p>0.96</text:p>
          </table:table-cell>
          <table:table-cell office:value-type="float" office:value="0.893952" calcext:value-type="float">
            <text:p>0.89395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592" calcext:value-type="float">
            <text:p>0.592</text:p>
          </table:table-cell>
          <table:table-cell office:value-type="float" office:value="0.704" calcext:value-type="float">
            <text:p>0.704</text:p>
          </table:table-cell>
          <table:table-cell office:value-type="float" office:value="0.85376" calcext:value-type="float">
            <text:p>0.85376</text:p>
          </table:table-cell>
          <table:table-cell office:value-type="float" office:value="0.88032" calcext:value-type="float">
            <text:p>0.88032</text:p>
          </table:table-cell>
          <table:table-cell office:value-type="float" office:value="0.89376" calcext:value-type="float">
            <text:p>0.89376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2512" calcext:value-type="float">
            <text:p>0.92512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696" calcext:value-type="float">
            <text:p>0.9369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168" calcext:value-type="float">
            <text:p>0.95168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" calcext:value-type="float">
            <text:p>0.892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92" calcext:value-type="float">
            <text:p>0.592</text:p>
          </table:table-cell>
          <table:table-cell office:value-type="float" office:value="0.69856" calcext:value-type="float">
            <text:p>0.69856</text:p>
          </table:table-cell>
          <table:table-cell office:value-type="float" office:value="0.86048" calcext:value-type="float">
            <text:p>0.86048</text:p>
          </table:table-cell>
          <table:table-cell office:value-type="float" office:value="0.89152" calcext:value-type="float">
            <text:p>0.8915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1808" calcext:value-type="float">
            <text:p>0.91808</text:p>
          </table:table-cell>
          <table:table-cell office:value-type="float" office:value="0.92768" calcext:value-type="float">
            <text:p>0.92768</text:p>
          </table:table-cell>
          <table:table-cell office:value-type="float" office:value="0.93056" calcext:value-type="float">
            <text:p>0.93056</text:p>
          </table:table-cell>
          <table:table-cell office:value-type="float" office:value="0.93824" calcext:value-type="float">
            <text:p>0.93824</text:p>
          </table:table-cell>
          <table:table-cell office:value-type="float" office:value="0.94464" calcext:value-type="float">
            <text:p>0.94464</text:p>
          </table:table-cell>
          <table:table-cell office:value-type="float" office:value="0.95392" calcext:value-type="float">
            <text:p>0.95392</text:p>
          </table:table-cell>
          <table:table-cell office:value-type="float" office:value="0.96" calcext:value-type="float">
            <text:p>0.96</text:p>
          </table:table-cell>
          <table:table-cell office:value-type="float" office:value="0.897248" calcext:value-type="float">
            <text:p>0.89724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7312" calcext:value-type="float">
            <text:p>0.77312</text:p>
          </table:table-cell>
          <table:table-cell office:value-type="float" office:value="0.87712" calcext:value-type="float">
            <text:p>0.87712</text:p>
          </table:table-cell>
          <table:table-cell office:value-type="float" office:value="0.90144" calcext:value-type="float">
            <text:p>0.90144</text:p>
          </table:table-cell>
          <table:table-cell office:value-type="float" office:value="0.91392" calcext:value-type="float">
            <text:p>0.91392</text:p>
          </table:table-cell>
          <table:table-cell office:value-type="float" office:value="0.92448" calcext:value-type="float">
            <text:p>0.9244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536" calcext:value-type="float">
            <text:p>0.93536</text:p>
          </table:table-cell>
          <table:table-cell office:value-type="float" office:value="0.93952" calcext:value-type="float">
            <text:p>0.93952</text:p>
          </table:table-cell>
          <table:table-cell office:value-type="float" office:value="0.94528" calcext:value-type="float">
            <text:p>0.94528</text:p>
          </table:table-cell>
          <table:table-cell office:value-type="float" office:value="0.95392" calcext:value-type="float">
            <text:p>0.95392</text:p>
          </table:table-cell>
          <table:table-cell office:value-type="float" office:value="0.96" calcext:value-type="float">
            <text:p>0.96</text:p>
          </table:table-cell>
          <table:table-cell office:value-type="float" office:value="0.909216" calcext:value-type="float">
            <text:p>0.90921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904" calcext:value-type="float">
            <text:p>0.75904</text:p>
          </table:table-cell>
          <table:table-cell office:value-type="float" office:value="0.86688" calcext:value-type="float">
            <text:p>0.86688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1488" calcext:value-type="float">
            <text:p>0.91488</text:p>
          </table:table-cell>
          <table:table-cell office:value-type="float" office:value="0.92544" calcext:value-type="float">
            <text:p>0.92544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824" calcext:value-type="float">
            <text:p>0.93824</text:p>
          </table:table-cell>
          <table:table-cell office:value-type="float" office:value="0.94432" calcext:value-type="float">
            <text:p>0.94432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6" calcext:value-type="float">
            <text:p>0.96</text:p>
          </table:table-cell>
          <table:table-cell office:value-type="float" office:value="0.90304" calcext:value-type="float">
            <text:p>0.9030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88" calcext:value-type="float">
            <text:p>0.688</text:p>
          </table:table-cell>
          <table:table-cell office:value-type="float" office:value="0.76896" calcext:value-type="float">
            <text:p>0.76896</text:p>
          </table:table-cell>
          <table:table-cell office:value-type="float" office:value="0.86784" calcext:value-type="float">
            <text:p>0.86784</text:p>
          </table:table-cell>
          <table:table-cell office:value-type="float" office:value="0.89344" calcext:value-type="float">
            <text:p>0.89344</text:p>
          </table:table-cell>
          <table:table-cell office:value-type="float" office:value="0.90752" calcext:value-type="float">
            <text:p>0.90752</text:p>
          </table:table-cell>
          <table:table-cell office:value-type="float" office:value="0.91424" calcext:value-type="float">
            <text:p>0.91424</text:p>
          </table:table-cell>
          <table:table-cell office:value-type="float" office:value="0.92096" calcext:value-type="float">
            <text:p>0.9209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568" calcext:value-type="float">
            <text:p>0.93568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328" calcext:value-type="float">
            <text:p>0.95328</text:p>
          </table:table-cell>
          <table:table-cell office:value-type="float" office:value="0.96" calcext:value-type="float">
            <text:p>0.96</text:p>
          </table:table-cell>
          <table:table-cell office:value-type="float" office:value="0.903392" calcext:value-type="float">
            <text:p>0.90339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64" calcext:value-type="float">
            <text:p>0.664</text:p>
          </table:table-cell>
          <table:table-cell office:value-type="float" office:value="0.80256" calcext:value-type="float">
            <text:p>0.80256</text:p>
          </table:table-cell>
          <table:table-cell office:value-type="float" office:value="0.88672" calcext:value-type="float">
            <text:p>0.88672</text:p>
          </table:table-cell>
          <table:table-cell office:value-type="float" office:value="0.90624" calcext:value-type="float">
            <text:p>0.90624</text:p>
          </table:table-cell>
          <table:table-cell office:value-type="float" office:value="0.91488" calcext:value-type="float">
            <text:p>0.91488</text:p>
          </table:table-cell>
          <table:table-cell office:value-type="float" office:value="0.92352" calcext:value-type="float">
            <text:p>0.9235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312" calcext:value-type="float">
            <text:p>0.93312</text:p>
          </table:table-cell>
          <table:table-cell office:value-type="float" office:value="0.94112" calcext:value-type="float">
            <text:p>0.94112</text:p>
          </table:table-cell>
          <table:table-cell office:value-type="float" office:value="0.94432" calcext:value-type="float">
            <text:p>0.94432</text:p>
          </table:table-cell>
          <table:table-cell office:value-type="float" office:value="0.95328" calcext:value-type="float">
            <text:p>0.95328</text:p>
          </table:table-cell>
          <table:table-cell office:value-type="float" office:value="0.96" calcext:value-type="float">
            <text:p>0.96</text:p>
          </table:table-cell>
          <table:table-cell office:value-type="float" office:value="0.913376" calcext:value-type="float">
            <text:p>0.91337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56" calcext:value-type="float">
            <text:p>0.656</text:p>
          </table:table-cell>
          <table:table-cell office:value-type="float" office:value="0.80704" calcext:value-type="float">
            <text:p>0.80704</text:p>
          </table:table-cell>
          <table:table-cell office:value-type="float" office:value="0.88448" calcext:value-type="float">
            <text:p>0.88448</text:p>
          </table:table-cell>
          <table:table-cell office:value-type="float" office:value="0.90432" calcext:value-type="float">
            <text:p>0.90432</text:p>
          </table:table-cell>
          <table:table-cell office:value-type="float" office:value="0.91296" calcext:value-type="float">
            <text:p>0.91296</text:p>
          </table:table-cell>
          <table:table-cell office:value-type="float" office:value="0.92064" calcext:value-type="float">
            <text:p>0.9206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4208" calcext:value-type="float">
            <text:p>0.94208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13056" calcext:value-type="float">
            <text:p>0.91305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72" calcext:value-type="float">
            <text:p>0.672</text:p>
          </table:table-cell>
          <table:table-cell office:value-type="float" office:value="0.81632" calcext:value-type="float">
            <text:p>0.81632</text:p>
          </table:table-cell>
          <table:table-cell office:value-type="float" office:value="0.88704" calcext:value-type="float">
            <text:p>0.88704</text:p>
          </table:table-cell>
          <table:table-cell office:value-type="float" office:value="0.90752" calcext:value-type="float">
            <text:p>0.9075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256" calcext:value-type="float">
            <text:p>0.9225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168" calcext:value-type="float">
            <text:p>0.95168</text:p>
          </table:table-cell>
          <table:table-cell office:value-type="float" office:value="0.96" calcext:value-type="float">
            <text:p>0.96</text:p>
          </table:table-cell>
          <table:table-cell office:value-type="float" office:value="0.914752" calcext:value-type="float">
            <text:p>0.914752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72" calcext:value-type="float">
            <text:p>0.672</text:p>
          </table:table-cell>
          <table:table-cell office:value-type="float" office:value="0.83392" calcext:value-type="float">
            <text:p>0.83392</text:p>
          </table:table-cell>
          <table:table-cell office:value-type="float" office:value="0.89568" calcext:value-type="float">
            <text:p>0.89568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91776" calcext:value-type="float">
            <text:p>0.91776</text:p>
          </table:table-cell>
          <table:table-cell office:value-type="float" office:value="0.92736" calcext:value-type="float">
            <text:p>0.92736</text:p>
          </table:table-cell>
          <table:table-cell office:value-type="float" office:value="0.92864" calcext:value-type="float">
            <text:p>0.9286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36" calcext:value-type="float">
            <text:p>0.9433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008" calcext:value-type="float">
            <text:p>0.95008</text:p>
          </table:table-cell>
          <table:table-cell office:value-type="float" office:value="0.96" calcext:value-type="float">
            <text:p>0.96</text:p>
          </table:table-cell>
          <table:table-cell office:value-type="float" office:value="0.918816" calcext:value-type="float">
            <text:p>0.91881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808" calcext:value-type="float">
            <text:p>0.808</text:p>
          </table:table-cell>
          <table:table-cell office:value-type="float" office:value="0.86208" calcext:value-type="float">
            <text:p>0.86208</text:p>
          </table:table-cell>
          <table:table-cell office:value-type="float" office:value="0.90336" calcext:value-type="float">
            <text:p>0.90336</text:p>
          </table:table-cell>
          <table:table-cell office:value-type="float" office:value="0.91584" calcext:value-type="float">
            <text:p>0.9158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056" calcext:value-type="float">
            <text:p>0.93056</text:p>
          </table:table-cell>
          <table:table-cell office:value-type="float" office:value="0.93696" calcext:value-type="float">
            <text:p>0.93696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5072" calcext:value-type="float">
            <text:p>0.95072</text:p>
          </table:table-cell>
          <table:table-cell office:value-type="float" office:value="0.96" calcext:value-type="float">
            <text:p>0.96</text:p>
          </table:table-cell>
          <table:table-cell office:value-type="float" office:value="0.923712" calcext:value-type="float">
            <text:p>0.92371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776" calcext:value-type="float">
            <text:p>0.776</text:p>
          </table:table-cell>
          <table:table-cell office:value-type="float" office:value="0.86464" calcext:value-type="float">
            <text:p>0.86464</text:p>
          </table:table-cell>
          <table:table-cell office:value-type="float" office:value="0.90496" calcext:value-type="float">
            <text:p>0.90496</text:p>
          </table:table-cell>
          <table:table-cell office:value-type="float" office:value="0.91552" calcext:value-type="float">
            <text:p>0.91552</text:p>
          </table:table-cell>
          <table:table-cell office:value-type="float" office:value="0.92" calcext:value-type="float">
            <text:p>0.92</text:p>
          </table:table-cell>
          <table:table-cell office:value-type="float" office:value="0.92736" calcext:value-type="float">
            <text:p>0.92736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92" calcext:value-type="float">
            <text:p>0.9392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5232" calcext:value-type="float">
            <text:p>0.95232</text:p>
          </table:table-cell>
          <table:table-cell office:value-type="float" office:value="0.96" calcext:value-type="float">
            <text:p>0.96</text:p>
          </table:table-cell>
          <table:table-cell office:value-type="float" office:value="0.92432" calcext:value-type="float">
            <text:p>0.9243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8" calcext:value-type="float">
            <text:p>0.8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0.90304" calcext:value-type="float">
            <text:p>0.90304</text:p>
          </table:table-cell>
          <table:table-cell office:value-type="float" office:value="0.91616" calcext:value-type="float">
            <text:p>0.91616</text:p>
          </table:table-cell>
          <table:table-cell office:value-type="float" office:value="0.92128" calcext:value-type="float">
            <text:p>0.9212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024" calcext:value-type="float">
            <text:p>0.93024</text:p>
          </table:table-cell>
          <table:table-cell office:value-type="float" office:value="0.93824" calcext:value-type="float">
            <text:p>0.93824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5072" calcext:value-type="float">
            <text:p>0.95072</text:p>
          </table:table-cell>
          <table:table-cell office:value-type="float" office:value="0.96" calcext:value-type="float">
            <text:p>0.96</text:p>
          </table:table-cell>
          <table:table-cell office:value-type="float" office:value="0.923584" calcext:value-type="float">
            <text:p>0.92358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808" calcext:value-type="float">
            <text:p>0.808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90336" calcext:value-type="float">
            <text:p>0.90336</text:p>
          </table:table-cell>
          <table:table-cell office:value-type="float" office:value="0.91744" calcext:value-type="float">
            <text:p>0.91744</text:p>
          </table:table-cell>
          <table:table-cell office:value-type="float" office:value="0.92544" calcext:value-type="float">
            <text:p>0.9254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152" calcext:value-type="float">
            <text:p>0.93152</text:p>
          </table:table-cell>
          <table:table-cell office:value-type="float" office:value="0.93856" calcext:value-type="float">
            <text:p>0.93856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24576" calcext:value-type="float">
            <text:p>0.92457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816" calcext:value-type="float">
            <text:p>0.816</text:p>
          </table:table-cell>
          <table:table-cell office:value-type="float" office:value="0.85536" calcext:value-type="float">
            <text:p>0.85536</text:p>
          </table:table-cell>
          <table:table-cell office:value-type="float" office:value="0.89408" calcext:value-type="float">
            <text:p>0.8940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224" calcext:value-type="float">
            <text:p>0.9222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088" calcext:value-type="float">
            <text:p>0.93088</text:p>
          </table:table-cell>
          <table:table-cell office:value-type="float" office:value="0.93696" calcext:value-type="float">
            <text:p>0.93696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5168" calcext:value-type="float">
            <text:p>0.95168</text:p>
          </table:table-cell>
          <table:table-cell office:value-type="float" office:value="0.96" calcext:value-type="float">
            <text:p>0.96</text:p>
          </table:table-cell>
          <table:table-cell office:value-type="float" office:value="0.92224" calcext:value-type="float">
            <text:p>0.9222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808" calcext:value-type="float">
            <text:p>0.808</text:p>
          </table:table-cell>
          <table:table-cell office:value-type="float" office:value="0.84768" calcext:value-type="float">
            <text:p>0.84768</text:p>
          </table:table-cell>
          <table:table-cell office:value-type="float" office:value="0.89536" calcext:value-type="float">
            <text:p>0.89536</text:p>
          </table:table-cell>
          <table:table-cell office:value-type="float" office:value="0.91712" calcext:value-type="float">
            <text:p>0.91712</text:p>
          </table:table-cell>
          <table:table-cell office:value-type="float" office:value="0.92352" calcext:value-type="float">
            <text:p>0.9235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824" calcext:value-type="float">
            <text:p>0.93824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4816" calcext:value-type="float">
            <text:p>0.94816</text:p>
          </table:table-cell>
          <table:table-cell office:value-type="float" office:value="0.96" calcext:value-type="float">
            <text:p>0.96</text:p>
          </table:table-cell>
          <table:table-cell office:value-type="float" office:value="0.921728" calcext:value-type="float">
            <text:p>0.92172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776" calcext:value-type="float">
            <text:p>0.776</text:p>
          </table:table-cell>
          <table:table-cell office:value-type="float" office:value="0.82816" calcext:value-type="float">
            <text:p>0.82816</text:p>
          </table:table-cell>
          <table:table-cell office:value-type="float" office:value="0.88672" calcext:value-type="float">
            <text:p>0.88672</text:p>
          </table:table-cell>
          <table:table-cell office:value-type="float" office:value="0.91104" calcext:value-type="float">
            <text:p>0.91104</text:p>
          </table:table-cell>
          <table:table-cell office:value-type="float" office:value="0.92416" calcext:value-type="float">
            <text:p>0.9241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248" calcext:value-type="float">
            <text:p>0.93248</text:p>
          </table:table-cell>
          <table:table-cell office:value-type="float" office:value="0.93888" calcext:value-type="float">
            <text:p>0.93888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5072" calcext:value-type="float">
            <text:p>0.95072</text:p>
          </table:table-cell>
          <table:table-cell office:value-type="float" office:value="0.96" calcext:value-type="float">
            <text:p>0.96</text:p>
          </table:table-cell>
          <table:table-cell office:value-type="float" office:value="0.918816" calcext:value-type="float">
            <text:p>0.91881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36" calcext:value-type="float">
            <text:p>0.536</text:p>
          </table:table-cell>
          <table:table-cell office:value-type="float" office:value="0.81408" calcext:value-type="float">
            <text:p>0.81408</text:p>
          </table:table-cell>
          <table:table-cell office:value-type="float" office:value="0.88768" calcext:value-type="float">
            <text:p>0.88768</text:p>
          </table:table-cell>
          <table:table-cell office:value-type="float" office:value="0.91712" calcext:value-type="float">
            <text:p>0.9171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376" calcext:value-type="float">
            <text:p>0.93376</text:p>
          </table:table-cell>
          <table:table-cell office:value-type="float" office:value="0.93824" calcext:value-type="float">
            <text:p>0.93824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20352" calcext:value-type="float">
            <text:p>0.92035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36" calcext:value-type="float">
            <text:p>0.536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8832" calcext:value-type="float">
            <text:p>0.88832</text:p>
          </table:table-cell>
          <table:table-cell office:value-type="float" office:value="0.91616" calcext:value-type="float">
            <text:p>0.91616</text:p>
          </table:table-cell>
          <table:table-cell office:value-type="float" office:value="0.92672" calcext:value-type="float">
            <text:p>0.92672</text:p>
          </table:table-cell>
          <table:table-cell office:value-type="float" office:value="0.92928" calcext:value-type="float">
            <text:p>0.92928</text:p>
          </table:table-cell>
          <table:table-cell office:value-type="float" office:value="0.93728" calcext:value-type="float">
            <text:p>0.93728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4432" calcext:value-type="float">
            <text:p>0.94432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6" calcext:value-type="float">
            <text:p>0.96</text:p>
          </table:table-cell>
          <table:table-cell office:value-type="float" office:value="0.919264" calcext:value-type="float">
            <text:p>0.91926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48" calcext:value-type="float">
            <text:p>0.648</text:p>
          </table:table-cell>
          <table:table-cell office:value-type="float" office:value="0.84544" calcext:value-type="float">
            <text:p>0.84544</text:p>
          </table:table-cell>
          <table:table-cell office:value-type="float" office:value="0.89952" calcext:value-type="float">
            <text:p>0.89952</text:p>
          </table:table-cell>
          <table:table-cell office:value-type="float" office:value="0.92128" calcext:value-type="float">
            <text:p>0.9212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088" calcext:value-type="float">
            <text:p>0.9308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68" calcext:value-type="float">
            <text:p>0.94368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5168" calcext:value-type="float">
            <text:p>0.95168</text:p>
          </table:table-cell>
          <table:table-cell office:value-type="float" office:value="0.96" calcext:value-type="float">
            <text:p>0.96</text:p>
          </table:table-cell>
          <table:table-cell office:value-type="float" office:value="0.924448" calcext:value-type="float">
            <text:p>0.92444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48" calcext:value-type="float">
            <text:p>0.648</text:p>
          </table:table-cell>
          <table:table-cell office:value-type="float" office:value="0.86016" calcext:value-type="float">
            <text:p>0.86016</text:p>
          </table:table-cell>
          <table:table-cell office:value-type="float" office:value="0.90816" calcext:value-type="float">
            <text:p>0.90816</text:p>
          </table:table-cell>
          <table:table-cell office:value-type="float" office:value="0.92448" calcext:value-type="float">
            <text:p>0.9244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472" calcext:value-type="float">
            <text:p>0.93472</text:p>
          </table:table-cell>
          <table:table-cell office:value-type="float" office:value="0.93824" calcext:value-type="float">
            <text:p>0.93824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5136" calcext:value-type="float">
            <text:p>0.95136</text:p>
          </table:table-cell>
          <table:table-cell office:value-type="float" office:value="0.96" calcext:value-type="float">
            <text:p>0.96</text:p>
          </table:table-cell>
          <table:table-cell office:value-type="float" office:value="0.927712" calcext:value-type="float">
            <text:p>0.92771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48" calcext:value-type="float">
            <text:p>0.648</text:p>
          </table:table-cell>
          <table:table-cell office:value-type="float" office:value="0.84096" calcext:value-type="float">
            <text:p>0.84096</text:p>
          </table:table-cell>
          <table:table-cell office:value-type="float" office:value="0.91328" calcext:value-type="float">
            <text:p>0.91328</text:p>
          </table:table-cell>
          <table:table-cell office:value-type="float" office:value="0.92576" calcext:value-type="float">
            <text:p>0.92576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44" calcext:value-type="float">
            <text:p>0.94144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6" calcext:value-type="float">
            <text:p>0.96</text:p>
          </table:table-cell>
          <table:table-cell office:value-type="float" office:value="0.9272" calcext:value-type="float">
            <text:p>0.927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4" calcext:value-type="float">
            <text:p>0.64</text:p>
          </table:table-cell>
          <table:table-cell office:value-type="float" office:value="0.81504" calcext:value-type="float">
            <text:p>0.81504</text:p>
          </table:table-cell>
          <table:table-cell office:value-type="float" office:value="0.91808" calcext:value-type="float">
            <text:p>0.9180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992" calcext:value-type="float">
            <text:p>0.9299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56" calcext:value-type="float">
            <text:p>0.93856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4528" calcext:value-type="float">
            <text:p>0.94528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6" calcext:value-type="float">
            <text:p>0.96</text:p>
          </table:table-cell>
          <table:table-cell office:value-type="float" office:value="0.925184" calcext:value-type="float">
            <text:p>0.92518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56" calcext:value-type="float">
            <text:p>0.656</text:p>
          </table:table-cell>
          <table:table-cell office:value-type="float" office:value="0.88" calcext:value-type="float">
            <text:p>0.88</text:p>
          </table:table-cell>
          <table:table-cell office:value-type="float" office:value="0.91968" calcext:value-type="float">
            <text:p>0.9196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12" calcext:value-type="float">
            <text:p>0.94112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4752" calcext:value-type="float">
            <text:p>0.94752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6" calcext:value-type="float">
            <text:p>0.96</text:p>
          </table:table-cell>
          <table:table-cell office:value-type="float" office:value="0.932608" calcext:value-type="float">
            <text:p>0.932608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832" calcext:value-type="float">
            <text:p>0.832</text:p>
          </table:table-cell>
          <table:table-cell office:value-type="float" office:value="0.88704" calcext:value-type="float">
            <text:p>0.88704</text:p>
          </table:table-cell>
          <table:table-cell office:value-type="float" office:value="0.91072" calcext:value-type="float">
            <text:p>0.91072</text:p>
          </table:table-cell>
          <table:table-cell office:value-type="float" office:value="0.92544" calcext:value-type="float">
            <text:p>0.92544</text:p>
          </table:table-cell>
          <table:table-cell office:value-type="float" office:value="0.92992" calcext:value-type="float">
            <text:p>0.9299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728" calcext:value-type="float">
            <text:p>0.93728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4496" calcext:value-type="float">
            <text:p>0.94496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312" calcext:value-type="float">
            <text:p>0.931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736" calcext:value-type="float">
            <text:p>0.736</text:p>
          </table:table-cell>
          <table:table-cell office:value-type="float" office:value="0.87776" calcext:value-type="float">
            <text:p>0.87776</text:p>
          </table:table-cell>
          <table:table-cell office:value-type="float" office:value="0.91008" calcext:value-type="float">
            <text:p>0.91008</text:p>
          </table:table-cell>
          <table:table-cell office:value-type="float" office:value="0.92448" calcext:value-type="float">
            <text:p>0.9244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344" calcext:value-type="float">
            <text:p>0.93344</text:p>
          </table:table-cell>
          <table:table-cell office:value-type="float" office:value="0.93888" calcext:value-type="float">
            <text:p>0.93888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4848" calcext:value-type="float">
            <text:p>0.94848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30176" calcext:value-type="float">
            <text:p>0.93017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736" calcext:value-type="float">
            <text:p>0.736</text:p>
          </table:table-cell>
          <table:table-cell office:value-type="float" office:value="0.87232" calcext:value-type="float">
            <text:p>0.8723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3024" calcext:value-type="float">
            <text:p>0.9302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68" calcext:value-type="float">
            <text:p>0.94368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4816" calcext:value-type="float">
            <text:p>0.94816</text:p>
          </table:table-cell>
          <table:table-cell office:value-type="float" office:value="0.95232" calcext:value-type="float">
            <text:p>0.95232</text:p>
          </table:table-cell>
          <table:table-cell office:value-type="float" office:value="0.96" calcext:value-type="float">
            <text:p>0.96</text:p>
          </table:table-cell>
          <table:table-cell office:value-type="float" office:value="0.930432" calcext:value-type="float">
            <text:p>0.93043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24" calcext:value-type="float">
            <text:p>0.624</text:p>
          </table:table-cell>
          <table:table-cell office:value-type="float" office:value="0.85536" calcext:value-type="float">
            <text:p>0.85536</text:p>
          </table:table-cell>
          <table:table-cell office:value-type="float" office:value="0.90784" calcext:value-type="float">
            <text:p>0.90784</text:p>
          </table:table-cell>
          <table:table-cell office:value-type="float" office:value="0.92512" calcext:value-type="float">
            <text:p>0.92512</text:p>
          </table:table-cell>
          <table:table-cell office:value-type="float" office:value="0.93056" calcext:value-type="float">
            <text:p>0.93056</text:p>
          </table:table-cell>
          <table:table-cell office:value-type="float" office:value="0.93632" calcext:value-type="float">
            <text:p>0.93632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4752" calcext:value-type="float">
            <text:p>0.94752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28736" calcext:value-type="float">
            <text:p>0.92873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4" calcext:value-type="float">
            <text:p>0.64</text:p>
          </table:table-cell>
          <table:table-cell office:value-type="float" office:value="0.86496" calcext:value-type="float">
            <text:p>0.86496</text:p>
          </table:table-cell>
          <table:table-cell office:value-type="float" office:value="0.90848" calcext:value-type="float">
            <text:p>0.90848</text:p>
          </table:table-cell>
          <table:table-cell office:value-type="float" office:value="0.92512" calcext:value-type="float">
            <text:p>0.92512</text:p>
          </table:table-cell>
          <table:table-cell office:value-type="float" office:value="0.93216" calcext:value-type="float">
            <text:p>0.93216</text:p>
          </table:table-cell>
          <table:table-cell office:value-type="float" office:value="0.93632" calcext:value-type="float">
            <text:p>0.93632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95328" calcext:value-type="float">
            <text:p>0.95328</text:p>
          </table:table-cell>
          <table:table-cell office:value-type="float" office:value="0.96" calcext:value-type="float">
            <text:p>0.96</text:p>
          </table:table-cell>
          <table:table-cell office:value-type="float" office:value="0.930272" calcext:value-type="float">
            <text:p>0.93027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328" calcext:value-type="float">
            <text:p>0.328</text:p>
          </table:table-cell>
          <table:table-cell office:value-type="float" office:value="0.84096" calcext:value-type="float">
            <text:p>0.8409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2288" calcext:value-type="float">
            <text:p>0.92288</text:p>
          </table:table-cell>
          <table:table-cell office:value-type="float" office:value="0.93152" calcext:value-type="float">
            <text:p>0.93152</text:p>
          </table:table-cell>
          <table:table-cell office:value-type="float" office:value="0.93696" calcext:value-type="float">
            <text:p>0.93696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4688" calcext:value-type="float">
            <text:p>0.94688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6" calcext:value-type="float">
            <text:p>0.96</text:p>
          </table:table-cell>
          <table:table-cell office:value-type="float" office:value="0.927136" calcext:value-type="float">
            <text:p>0.92713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832" calcext:value-type="float">
            <text:p>0.832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90752" calcext:value-type="float">
            <text:p>0.90752</text:p>
          </table:table-cell>
          <table:table-cell office:value-type="float" office:value="0.92512" calcext:value-type="float">
            <text:p>0.92512</text:p>
          </table:table-cell>
          <table:table-cell office:value-type="float" office:value="0.93344" calcext:value-type="float">
            <text:p>0.93344</text:p>
          </table:table-cell>
          <table:table-cell office:value-type="float" office:value="0.9392" calcext:value-type="float">
            <text:p>0.9392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30752" calcext:value-type="float">
            <text:p>0.93075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776" calcext:value-type="float">
            <text:p>0.776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9888" calcext:value-type="float">
            <text:p>0.89888</text:p>
          </table:table-cell>
          <table:table-cell office:value-type="float" office:value="0.92224" calcext:value-type="float">
            <text:p>0.92224</text:p>
          </table:table-cell>
          <table:table-cell office:value-type="float" office:value="0.93088" calcext:value-type="float">
            <text:p>0.93088</text:p>
          </table:table-cell>
          <table:table-cell office:value-type="float" office:value="0.93664" calcext:value-type="float">
            <text:p>0.93664</text:p>
          </table:table-cell>
          <table:table-cell table:number-columns-repeated="4" office:value-type="float" office:value="0.944" calcext:value-type="float">
            <text:p>0.944</text:p>
          </table:table-cell>
          <table:table-cell office:value-type="float" office:value="0.95008" calcext:value-type="float">
            <text:p>0.95008</text:p>
          </table:table-cell>
          <table:table-cell office:value-type="float" office:value="0.96" calcext:value-type="float">
            <text:p>0.96</text:p>
          </table:table-cell>
          <table:table-cell office:value-type="float" office:value="0.926912" calcext:value-type="float">
            <text:p>0.92691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64" calcext:value-type="float">
            <text:p>0.664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90496" calcext:value-type="float">
            <text:p>0.90496</text:p>
          </table:table-cell>
          <table:table-cell office:value-type="float" office:value="0.92608" calcext:value-type="float">
            <text:p>0.92608</text:p>
          </table:table-cell>
          <table:table-cell office:value-type="float" office:value="0.93312" calcext:value-type="float">
            <text:p>0.93312</text:p>
          </table:table-cell>
          <table:table-cell office:value-type="float" office:value="0.93824" calcext:value-type="float">
            <text:p>0.93824</text:p>
          </table:table-cell>
          <table:table-cell table:number-columns-repeated="4" office:value-type="float" office:value="0.944" calcext:value-type="float">
            <text:p>0.9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6" calcext:value-type="float">
            <text:p>0.96</text:p>
          </table:table-cell>
          <table:table-cell office:value-type="float" office:value="0.92608" calcext:value-type="float">
            <text:p>0.92608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28" calcext:value-type="float">
            <text:p>0.328</text:p>
          </table:table-cell>
          <table:table-cell office:value-type="float" office:value="0.77408" calcext:value-type="float">
            <text:p>0.77408</text:p>
          </table:table-cell>
          <table:table-cell office:value-type="float" office:value="0.90624" calcext:value-type="float">
            <text:p>0.9062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056" calcext:value-type="float">
            <text:p>0.9305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68" calcext:value-type="float">
            <text:p>0.94368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4624" calcext:value-type="float">
            <text:p>0.94624</text:p>
          </table:table-cell>
          <table:table-cell office:value-type="float" office:value="0.95328" calcext:value-type="float">
            <text:p>0.95328</text:p>
          </table:table-cell>
          <table:table-cell office:value-type="float" office:value="0.96" calcext:value-type="float">
            <text:p>0.96</text:p>
          </table:table-cell>
          <table:table-cell office:value-type="float" office:value="0.920608" calcext:value-type="float">
            <text:p>0.92060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56" calcext:value-type="float">
            <text:p>0.656</text:p>
          </table:table-cell>
          <table:table-cell office:value-type="float" office:value="0.78016" calcext:value-type="float">
            <text:p>0.78016</text:p>
          </table:table-cell>
          <table:table-cell office:value-type="float" office:value="0.90816" calcext:value-type="float">
            <text:p>0.9081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472" calcext:value-type="float">
            <text:p>0.93472</text:p>
          </table:table-cell>
          <table:table-cell office:value-type="float" office:value="0.94144" calcext:value-type="float">
            <text:p>0.94144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5232" calcext:value-type="float">
            <text:p>0.95232</text:p>
          </table:table-cell>
          <table:table-cell office:value-type="float" office:value="0.96" calcext:value-type="float">
            <text:p>0.96</text:p>
          </table:table-cell>
          <table:table-cell office:value-type="float" office:value="0.92256" calcext:value-type="float">
            <text:p>0.9225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56" calcext:value-type="float">
            <text:p>0.656</text:p>
          </table:table-cell>
          <table:table-cell office:value-type="float" office:value="0.80064" calcext:value-type="float">
            <text:p>0.80064</text:p>
          </table:table-cell>
          <table:table-cell office:value-type="float" office:value="0.91904" calcext:value-type="float">
            <text:p>0.91904</text:p>
          </table:table-cell>
          <table:table-cell office:value-type="float" office:value="0.93024" calcext:value-type="float">
            <text:p>0.9302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36" calcext:value-type="float">
            <text:p>0.94336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4656" calcext:value-type="float">
            <text:p>0.94656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6" calcext:value-type="float">
            <text:p>0.96</text:p>
          </table:table-cell>
          <table:table-cell office:value-type="float" office:value="0.92608" calcext:value-type="float">
            <text:p>0.92608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8" calcext:value-type="float">
            <text:p>0.68</text:p>
          </table:table-cell>
          <table:table-cell office:value-type="float" office:value="0.86368" calcext:value-type="float">
            <text:p>0.86368</text:p>
          </table:table-cell>
          <table:table-cell office:value-type="float" office:value="0.92576" calcext:value-type="float">
            <text:p>0.92576</text:p>
          </table:table-cell>
          <table:table-cell office:value-type="float" office:value="0.93184" calcext:value-type="float">
            <text:p>0.93184</text:p>
          </table:table-cell>
          <table:table-cell office:value-type="float" office:value="0.9376" calcext:value-type="float">
            <text:p>0.9376</text:p>
          </table:table-cell>
          <table:table-cell table:number-columns-repeated="4" office:value-type="float" office:value="0.944" calcext:value-type="float">
            <text:p>0.944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6" calcext:value-type="float">
            <text:p>0.96</text:p>
          </table:table-cell>
          <table:table-cell office:value-type="float" office:value="0.933664" calcext:value-type="float">
            <text:p>0.93366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88" calcext:value-type="float">
            <text:p>0.688</text:p>
          </table:table-cell>
          <table:table-cell office:value-type="float" office:value="0.82592" calcext:value-type="float">
            <text:p>0.82592</text:p>
          </table:table-cell>
          <table:table-cell office:value-type="float" office:value="0.92512" calcext:value-type="float">
            <text:p>0.92512</text:p>
          </table:table-cell>
          <table:table-cell office:value-type="float" office:value="0.93056" calcext:value-type="float">
            <text:p>0.9305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36" calcext:value-type="float">
            <text:p>0.94336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4912" calcext:value-type="float">
            <text:p>0.94912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6" calcext:value-type="float">
            <text:p>0.96</text:p>
          </table:table-cell>
          <table:table-cell office:value-type="float" office:value="0.929504" calcext:value-type="float">
            <text:p>0.92950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744" calcext:value-type="float">
            <text:p>0.744</text:p>
          </table:table-cell>
          <table:table-cell office:value-type="float" office:value="0.86208" calcext:value-type="float">
            <text:p>0.86208</text:p>
          </table:table-cell>
          <table:table-cell office:value-type="float" office:value="0.92576" calcext:value-type="float">
            <text:p>0.92576</text:p>
          </table:table-cell>
          <table:table-cell office:value-type="float" office:value="0.93024" calcext:value-type="float">
            <text:p>0.9302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04" calcext:value-type="float">
            <text:p>0.94304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6" calcext:value-type="float">
            <text:p>0.96</text:p>
          </table:table-cell>
          <table:table-cell office:value-type="float" office:value="0.932928" calcext:value-type="float">
            <text:p>0.932928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56" calcext:value-type="float">
            <text:p>0.656</text:p>
          </table:table-cell>
          <table:table-cell office:value-type="float" office:value="0.89952" calcext:value-type="float">
            <text:p>0.89952</text:p>
          </table:table-cell>
          <table:table-cell office:value-type="float" office:value="0.92704" calcext:value-type="float">
            <text:p>0.92704</text:p>
          </table:table-cell>
          <table:table-cell office:value-type="float" office:value="0.93024" calcext:value-type="float">
            <text:p>0.93024</text:p>
          </table:table-cell>
          <table:table-cell office:value-type="float" office:value="0.93696" calcext:value-type="float">
            <text:p>0.93696</text:p>
          </table:table-cell>
          <table:table-cell table:number-columns-repeated="4" office:value-type="float" office:value="0.944" calcext:value-type="float">
            <text:p>0.944</text:p>
          </table:table-cell>
          <table:table-cell office:value-type="float" office:value="0.94528" calcext:value-type="float">
            <text:p>0.94528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36768" calcext:value-type="float">
            <text:p>0.93676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856" calcext:value-type="float">
            <text:p>0.856</text:p>
          </table:table-cell>
          <table:table-cell office:value-type="float" office:value="0.90496" calcext:value-type="float">
            <text:p>0.90496</text:p>
          </table:table-cell>
          <table:table-cell office:value-type="float" office:value="0.92608" calcext:value-type="float">
            <text:p>0.92608</text:p>
          </table:table-cell>
          <table:table-cell office:value-type="float" office:value="0.93056" calcext:value-type="float">
            <text:p>0.9305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4" calcext:value-type="float">
            <text:p>0.9424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4752" calcext:value-type="float">
            <text:p>0.94752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37216" calcext:value-type="float">
            <text:p>0.93721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88" calcext:value-type="float">
            <text:p>0.88</text:p>
          </table:table-cell>
          <table:table-cell office:value-type="float" office:value="0.91456" calcext:value-type="float">
            <text:p>0.9145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344" calcext:value-type="float">
            <text:p>0.93344</text:p>
          </table:table-cell>
          <table:table-cell office:value-type="float" office:value="0.93824" calcext:value-type="float">
            <text:p>0.93824</text:p>
          </table:table-cell>
          <table:table-cell table:number-columns-repeated="4" office:value-type="float" office:value="0.944" calcext:value-type="float">
            <text:p>0.944</text:p>
          </table:table-cell>
          <table:table-cell office:value-type="float" office:value="0.94752" calcext:value-type="float">
            <text:p>0.94752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3904" calcext:value-type="float">
            <text:p>0.9390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88" calcext:value-type="float">
            <text:p>0.88</text:p>
          </table:table-cell>
          <table:table-cell office:value-type="float" office:value="0.91104" calcext:value-type="float">
            <text:p>0.9110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992" calcext:value-type="float">
            <text:p>0.92992</text:p>
          </table:table-cell>
          <table:table-cell office:value-type="float" office:value="0.93952" calcext:value-type="float">
            <text:p>0.93952</text:p>
          </table:table-cell>
          <table:table-cell table:number-columns-repeated="4" office:value-type="float" office:value="0.944" calcext:value-type="float">
            <text:p>0.944</text:p>
          </table:table-cell>
          <table:table-cell office:value-type="float" office:value="0.94848" calcext:value-type="float">
            <text:p>0.94848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3856" calcext:value-type="float">
            <text:p>0.9385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48" calcext:value-type="float">
            <text:p>0.648</text:p>
          </table:table-cell>
          <table:table-cell office:value-type="float" office:value="0.88992" calcext:value-type="float">
            <text:p>0.88992</text:p>
          </table:table-cell>
          <table:table-cell office:value-type="float" office:value="0.92672" calcext:value-type="float">
            <text:p>0.92672</text:p>
          </table:table-cell>
          <table:table-cell office:value-type="float" office:value="0.92864" calcext:value-type="float">
            <text:p>0.92864</text:p>
          </table:table-cell>
          <table:table-cell office:value-type="float" office:value="0.936" calcext:value-type="float">
            <text:p>0.936</text:p>
          </table:table-cell>
          <table:table-cell table:number-columns-repeated="4" office:value-type="float" office:value="0.944" calcext:value-type="float">
            <text:p>0.944</text:p>
          </table:table-cell>
          <table:table-cell office:value-type="float" office:value="0.94656" calcext:value-type="float">
            <text:p>0.94656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6" calcext:value-type="float">
            <text:p>0.96</text:p>
          </table:table-cell>
          <table:table-cell office:value-type="float" office:value="0.93568" calcext:value-type="float">
            <text:p>0.9356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48" calcext:value-type="float">
            <text:p>0.648</text:p>
          </table:table-cell>
          <table:table-cell office:value-type="float" office:value="0.84576" calcext:value-type="float">
            <text:p>0.84576</text:p>
          </table:table-cell>
          <table:table-cell office:value-type="float" office:value="0.92608" calcext:value-type="float">
            <text:p>0.92608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08" calcext:value-type="float">
            <text:p>0.94208</text:p>
          </table:table-cell>
          <table:table-cell table:number-columns-repeated="4" office:value-type="float" office:value="0.944" calcext:value-type="float">
            <text:p>0.9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6" calcext:value-type="float">
            <text:p>0.96</text:p>
          </table:table-cell>
          <table:table-cell office:value-type="float" office:value="0.930752" calcext:value-type="float">
            <text:p>0.93075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56" calcext:value-type="float">
            <text:p>0.656</text:p>
          </table:table-cell>
          <table:table-cell office:value-type="float" office:value="0.80928" calcext:value-type="float">
            <text:p>0.80928</text:p>
          </table:table-cell>
          <table:table-cell office:value-type="float" office:value="0.92416" calcext:value-type="float">
            <text:p>0.92416</text:p>
          </table:table-cell>
          <table:table-cell office:value-type="float" office:value="0.93152" calcext:value-type="float">
            <text:p>0.9315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12" calcext:value-type="float">
            <text:p>0.94112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4496" calcext:value-type="float">
            <text:p>0.94496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6" calcext:value-type="float">
            <text:p>0.96</text:p>
          </table:table-cell>
          <table:table-cell office:value-type="float" office:value="0.9272" calcext:value-type="float">
            <text:p>0.927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24" calcext:value-type="float">
            <text:p>0.624</text:p>
          </table:table-cell>
          <table:table-cell office:value-type="float" office:value="0.79968" calcext:value-type="float">
            <text:p>0.79968</text:p>
          </table:table-cell>
          <table:table-cell office:value-type="float" office:value="0.92736" calcext:value-type="float">
            <text:p>0.92736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12" calcext:value-type="float">
            <text:p>0.94112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5328" calcext:value-type="float">
            <text:p>0.95328</text:p>
          </table:table-cell>
          <table:table-cell office:value-type="float" office:value="0.96" calcext:value-type="float">
            <text:p>0.96</text:p>
          </table:table-cell>
          <table:table-cell office:value-type="float" office:value="0.926784" calcext:value-type="float">
            <text:p>0.92678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64" calcext:value-type="float">
            <text:p>0.664</text:p>
          </table:table-cell>
          <table:table-cell office:value-type="float" office:value="0.80608" calcext:value-type="float">
            <text:p>0.80608</text:p>
          </table:table-cell>
          <table:table-cell office:value-type="float" office:value="0.92512" calcext:value-type="float">
            <text:p>0.92512</text:p>
          </table:table-cell>
          <table:table-cell office:value-type="float" office:value="0.93152" calcext:value-type="float">
            <text:p>0.9315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048" calcext:value-type="float">
            <text:p>0.94048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4688" calcext:value-type="float">
            <text:p>0.94688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6" calcext:value-type="float">
            <text:p>0.96</text:p>
          </table:table-cell>
          <table:table-cell office:value-type="float" office:value="0.927168" calcext:value-type="float">
            <text:p>0.92716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8944" calcext:value-type="float">
            <text:p>0.78944</text:p>
          </table:table-cell>
          <table:table-cell office:value-type="float" office:value="0.92704" calcext:value-type="float">
            <text:p>0.92704</text:p>
          </table:table-cell>
          <table:table-cell office:value-type="float" office:value="0.93408" calcext:value-type="float">
            <text:p>0.93408</text:p>
          </table:table-cell>
          <table:table-cell office:value-type="float" office:value="0.93824" calcext:value-type="float">
            <text:p>0.93824</text:p>
          </table:table-cell>
          <table:table-cell table:number-columns-repeated="4" office:value-type="float" office:value="0.944" calcext:value-type="float">
            <text:p>0.944</text:p>
          </table:table-cell>
          <table:table-cell office:value-type="float" office:value="0.94688" calcext:value-type="float">
            <text:p>0.94688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6" calcext:value-type="float">
            <text:p>0.96</text:p>
          </table:table-cell>
          <table:table-cell office:value-type="float" office:value="0.926528" calcext:value-type="float">
            <text:p>0.92652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56" calcext:value-type="float">
            <text:p>0.656</text:p>
          </table:table-cell>
          <table:table-cell office:value-type="float" office:value="0.74048" calcext:value-type="float">
            <text:p>0.74048</text:p>
          </table:table-cell>
          <table:table-cell office:value-type="float" office:value="0.92416" calcext:value-type="float">
            <text:p>0.92416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12" calcext:value-type="float">
            <text:p>0.94112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4464" calcext:value-type="float">
            <text:p>0.94464</text:p>
          </table:table-cell>
          <table:table-cell office:value-type="float" office:value="0.95328" calcext:value-type="float">
            <text:p>0.95328</text:p>
          </table:table-cell>
          <table:table-cell office:value-type="float" office:value="0.96" calcext:value-type="float">
            <text:p>0.96</text:p>
          </table:table-cell>
          <table:table-cell office:value-type="float" office:value="0.920288" calcext:value-type="float">
            <text:p>0.920288</text:p>
          </table:table-cell>
          <table:table-cell>
            <draw:frame draw:z-index="0" draw:style-name="gr1" draw:text-style-name="P1" svg:width="22.348cm" svg:height="12.57cm" svg:x="0.002cm" svg:y="0.001cm">
              <draw:object draw:notify-on-update-of-ranges="accuracy.A2:accuracy.A351 accuracy.C1:accuracy.C1 accuracy.C2:accuracy.C351 accuracy.D1:accuracy.D1 accuracy.D2:accuracy.D351 accuracy.E1:accuracy.E1 accuracy.E2:accuracy.E351 accuracy.F1:accuracy.F1 accuracy.F2:accuracy.F351 accuracy.G1:accuracy.G1 accuracy.G2:accuracy.G351 accuracy.H1:accuracy.H1 accuracy.H2:accuracy.H351 accuracy.I1:accuracy.I1 accuracy.I2:accuracy.I351 accuracy.J1:accuracy.J1 accuracy.J2:accuracy.J351 accuracy.K1:accuracy.K1 accuracy.K2:accuracy.K351 accuracy.L1:accuracy.L1 accuracy.L2:accuracy.L351 accuracy.M1:accuracy.M1 accuracy.M2:accuracy.M351 accuracy.N1:accuracy.N1 accuracy.N2:accuracy.N3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704" calcext:value-type="float">
            <text:p>0.704</text:p>
          </table:table-cell>
          <table:table-cell office:value-type="float" office:value="0.76" calcext:value-type="float">
            <text:p>0.76</text:p>
          </table:table-cell>
          <table:table-cell office:value-type="float" office:value="0.92416" calcext:value-type="float">
            <text:p>0.92416</text:p>
          </table:table-cell>
          <table:table-cell office:value-type="float" office:value="0.93184" calcext:value-type="float">
            <text:p>0.9318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68" calcext:value-type="float">
            <text:p>0.94368</text:p>
          </table:table-cell>
          <table:table-cell table:number-columns-repeated="3" office:value-type="float" office:value="0.944" calcext:value-type="float">
            <text:p>0.944</text:p>
          </table:table-cell>
          <table:table-cell office:value-type="float" office:value="0.94528" calcext:value-type="float">
            <text:p>0.94528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6" calcext:value-type="float">
            <text:p>0.96</text:p>
          </table:table-cell>
          <table:table-cell office:value-type="float" office:value="0.922592" calcext:value-type="float">
            <text:p>0.922592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504" calcext:value-type="float">
            <text:p>0.504</text:p>
          </table:table-cell>
          <table:table-cell office:value-type="float" office:value="0.72192" calcext:value-type="float">
            <text:p>0.72192</text:p>
          </table:table-cell>
          <table:table-cell office:value-type="float" office:value="0.91488" calcext:value-type="float">
            <text:p>0.91488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536" calcext:value-type="float">
            <text:p>0.93536</text:p>
          </table:table-cell>
          <table:table-cell office:value-type="float" office:value="0.94112" calcext:value-type="float">
            <text:p>0.94112</text:p>
          </table:table-cell>
          <table:table-cell table:number-columns-repeated="4" office:value-type="float" office:value="0.944" calcext:value-type="float">
            <text:p>0.944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16992" calcext:value-type="float">
            <text:p>0.916992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" calcext:value-type="float">
            <text:p>0.6</text:p>
          </table:table-cell>
          <table:table-cell office:value-type="float" office:value="0.78464" calcext:value-type="float">
            <text:p>0.78464</text:p>
          </table:table-cell>
          <table:table-cell office:value-type="float" office:value="0.92672" calcext:value-type="float">
            <text:p>0.92672</text:p>
          </table:table-cell>
          <table:table-cell office:value-type="float" office:value="0.93024" calcext:value-type="float">
            <text:p>0.9302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04" calcext:value-type="float">
            <text:p>0.94304</text:p>
          </table:table-cell>
          <table:table-cell table:number-columns-repeated="4" office:value-type="float" office:value="0.944" calcext:value-type="float">
            <text:p>0.944</text:p>
          </table:table-cell>
          <table:table-cell office:value-type="float" office:value="0.95328" calcext:value-type="float">
            <text:p>0.95328</text:p>
          </table:table-cell>
          <table:table-cell office:value-type="float" office:value="0.96" calcext:value-type="float">
            <text:p>0.96</text:p>
          </table:table-cell>
          <table:table-cell office:value-type="float" office:value="0.924992" calcext:value-type="float">
            <text:p>0.924992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536" calcext:value-type="float">
            <text:p>0.536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92608" calcext:value-type="float">
            <text:p>0.92608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4048" calcext:value-type="float">
            <text:p>0.94048</text:p>
          </table:table-cell>
          <table:table-cell table:number-columns-repeated="4" office:value-type="float" office:value="0.944" calcext:value-type="float">
            <text:p>0.944</text:p>
          </table:table-cell>
          <table:table-cell office:value-type="float" office:value="0.94464" calcext:value-type="float">
            <text:p>0.94464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6" calcext:value-type="float">
            <text:p>0.96</text:p>
          </table:table-cell>
          <table:table-cell office:value-type="float" office:value="0.930176" calcext:value-type="float">
            <text:p>0.930176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536" calcext:value-type="float">
            <text:p>0.536</text:p>
          </table:table-cell>
          <table:table-cell office:value-type="float" office:value="0.84384" calcext:value-type="float">
            <text:p>0.84384</text:p>
          </table:table-cell>
          <table:table-cell office:value-type="float" office:value="0.92704" calcext:value-type="float">
            <text:p>0.92704</text:p>
          </table:table-cell>
          <table:table-cell office:value-type="float" office:value="0.93184" calcext:value-type="float">
            <text:p>0.93184</text:p>
          </table:table-cell>
          <table:table-cell office:value-type="float" office:value="0.9376" calcext:value-type="float">
            <text:p>0.9376</text:p>
          </table:table-cell>
          <table:table-cell table:number-columns-repeated="4" office:value-type="float" office:value="0.944" calcext:value-type="float">
            <text:p>0.944</text:p>
          </table:table-cell>
          <table:table-cell office:value-type="float" office:value="0.94496" calcext:value-type="float">
            <text:p>0.94496</text:p>
          </table:table-cell>
          <table:table-cell office:value-type="float" office:value="0.95328" calcext:value-type="float">
            <text:p>0.95328</text:p>
          </table:table-cell>
          <table:table-cell office:value-type="float" office:value="0.96" calcext:value-type="float">
            <text:p>0.96</text:p>
          </table:table-cell>
          <table:table-cell office:value-type="float" office:value="0.931456" calcext:value-type="float">
            <text:p>0.93145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28" calcext:value-type="float">
            <text:p>0.328</text:p>
          </table:table-cell>
          <table:table-cell office:value-type="float" office:value="0.83232" calcext:value-type="float">
            <text:p>0.83232</text:p>
          </table:table-cell>
          <table:table-cell office:value-type="float" office:value="0.92704" calcext:value-type="float">
            <text:p>0.92704</text:p>
          </table:table-cell>
          <table:table-cell office:value-type="float" office:value="0.93088" calcext:value-type="float">
            <text:p>0.9308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44" calcext:value-type="float">
            <text:p>0.94144</text:p>
          </table:table-cell>
          <table:table-cell table:number-columns-repeated="4" office:value-type="float" office:value="0.944" calcext:value-type="float">
            <text:p>0.944</text:p>
          </table:table-cell>
          <table:table-cell office:value-type="float" office:value="0.95168" calcext:value-type="float">
            <text:p>0.95168</text:p>
          </table:table-cell>
          <table:table-cell office:value-type="float" office:value="0.96" calcext:value-type="float">
            <text:p>0.96</text:p>
          </table:table-cell>
          <table:table-cell office:value-type="float" office:value="0.929536" calcext:value-type="float">
            <text:p>0.92953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48" calcext:value-type="float">
            <text:p>0.48</text:p>
          </table:table-cell>
          <table:table-cell office:value-type="float" office:value="0.87968" calcext:value-type="float">
            <text:p>0.87968</text:p>
          </table:table-cell>
          <table:table-cell office:value-type="float" office:value="0.92832" calcext:value-type="float">
            <text:p>0.9283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88" calcext:value-type="float">
            <text:p>0.93888</text:p>
          </table:table-cell>
          <table:table-cell table:number-columns-repeated="5" office:value-type="float" office:value="0.944" calcext:value-type="float">
            <text:p>0.944</text:p>
          </table:table-cell>
          <table:table-cell office:value-type="float" office:value="0.95232" calcext:value-type="float">
            <text:p>0.95232</text:p>
          </table:table-cell>
          <table:table-cell office:value-type="float" office:value="0.96" calcext:value-type="float">
            <text:p>0.96</text:p>
          </table:table-cell>
          <table:table-cell office:value-type="float" office:value="0.93552" calcext:value-type="float">
            <text:p>0.93552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48" calcext:value-type="float">
            <text:p>0.48</text:p>
          </table:table-cell>
          <table:table-cell office:value-type="float" office:value="0.88288" calcext:value-type="float">
            <text:p>0.88288</text:p>
          </table:table-cell>
          <table:table-cell office:value-type="float" office:value="0.93216" calcext:value-type="float">
            <text:p>0.9321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08" calcext:value-type="float">
            <text:p>0.94208</text:p>
          </table:table-cell>
          <table:table-cell table:number-columns-repeated="4" office:value-type="float" office:value="0.944" calcext:value-type="float">
            <text:p>0.944</text:p>
          </table:table-cell>
          <table:table-cell office:value-type="float" office:value="0.94848" calcext:value-type="float">
            <text:p>0.94848</text:p>
          </table:table-cell>
          <table:table-cell office:value-type="float" office:value="0.95328" calcext:value-type="float">
            <text:p>0.95328</text:p>
          </table:table-cell>
          <table:table-cell office:value-type="float" office:value="0.96" calcext:value-type="float">
            <text:p>0.96</text:p>
          </table:table-cell>
          <table:table-cell office:value-type="float" office:value="0.937088" calcext:value-type="float">
            <text:p>0.93708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872" calcext:value-type="float">
            <text:p>0.872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3376" calcext:value-type="float">
            <text:p>0.93376</text:p>
          </table:table-cell>
          <table:table-cell office:value-type="float" office:value="0.93856" calcext:value-type="float">
            <text:p>0.93856</text:p>
          </table:table-cell>
          <table:table-cell table:number-columns-repeated="5" office:value-type="float" office:value="0.944" calcext:value-type="float">
            <text:p>0.944</text:p>
          </table:table-cell>
          <table:table-cell office:value-type="float" office:value="0.94976" calcext:value-type="float">
            <text:p>0.94976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6" calcext:value-type="float">
            <text:p>0.96</text:p>
          </table:table-cell>
          <table:table-cell office:value-type="float" office:value="0.941728" calcext:value-type="float">
            <text:p>0.94172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3504" calcext:value-type="float">
            <text:p>0.93504</text:p>
          </table:table-cell>
          <table:table-cell office:value-type="float" office:value="0.94336" calcext:value-type="float">
            <text:p>0.94336</text:p>
          </table:table-cell>
          <table:table-cell table:number-columns-repeated="5" office:value-type="float" office:value="0.944" calcext:value-type="float">
            <text:p>0.944</text:p>
          </table:table-cell>
          <table:table-cell office:value-type="float" office:value="0.94784" calcext:value-type="float">
            <text:p>0.94784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6" calcext:value-type="float">
            <text:p>0.96</text:p>
          </table:table-cell>
          <table:table-cell office:value-type="float" office:value="0.942304" calcext:value-type="float">
            <text:p>0.94230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896" calcext:value-type="float">
            <text:p>0.896</text:p>
          </table:table-cell>
          <table:table-cell office:value-type="float" office:value="0.92544" calcext:value-type="float">
            <text:p>0.9254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04" calcext:value-type="float">
            <text:p>0.94304</text:p>
          </table:table-cell>
          <table:table-cell table:number-columns-repeated="5" office:value-type="float" office:value="0.944" calcext:value-type="float">
            <text:p>0.944</text:p>
          </table:table-cell>
          <table:table-cell office:value-type="float" office:value="0.94496" calcext:value-type="float">
            <text:p>0.94496</text:p>
          </table:table-cell>
          <table:table-cell office:value-type="float" office:value="0.95392" calcext:value-type="float">
            <text:p>0.95392</text:p>
          </table:table-cell>
          <table:table-cell office:value-type="float" office:value="0.96" calcext:value-type="float">
            <text:p>0.96</text:p>
          </table:table-cell>
          <table:table-cell office:value-type="float" office:value="0.942336" calcext:value-type="float">
            <text:p>0.942336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72" calcext:value-type="float">
            <text:p>0.7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984" calcext:value-type="float">
            <text:p>0.93984</text:p>
          </table:table-cell>
          <table:table-cell table:number-columns-repeated="6" office:value-type="float" office:value="0.944" calcext:value-type="float">
            <text:p>0.944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6" calcext:value-type="float">
            <text:p>0.96</text:p>
          </table:table-cell>
          <table:table-cell office:value-type="float" office:value="0.94016" calcext:value-type="float">
            <text:p>0.9401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568" calcext:value-type="float">
            <text:p>0.568</text:p>
          </table:table-cell>
          <table:table-cell office:value-type="float" office:value="0.90176" calcext:value-type="float">
            <text:p>0.9017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92" calcext:value-type="float">
            <text:p>0.9392</text:p>
          </table:table-cell>
          <table:table-cell table:number-columns-repeated="6" office:value-type="float" office:value="0.944" calcext:value-type="float">
            <text:p>0.944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6" calcext:value-type="float">
            <text:p>0.96</text:p>
          </table:table-cell>
          <table:table-cell office:value-type="float" office:value="0.939392" calcext:value-type="float">
            <text:p>0.939392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64" calcext:value-type="float">
            <text:p>0.664</text:p>
          </table:table-cell>
          <table:table-cell office:value-type="float" office:value="0.91104" calcext:value-type="float">
            <text:p>0.9110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72" calcext:value-type="float">
            <text:p>0.94272</text:p>
          </table:table-cell>
          <table:table-cell table:number-columns-repeated="5" office:value-type="float" office:value="0.944" calcext:value-type="float">
            <text:p>0.944</text:p>
          </table:table-cell>
          <table:table-cell office:value-type="float" office:value="0.94432" calcext:value-type="float">
            <text:p>0.94432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40672" calcext:value-type="float">
            <text:p>0.94067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416" calcext:value-type="float">
            <text:p>0.416</text:p>
          </table:table-cell>
          <table:table-cell office:value-type="float" office:value="0.84928" calcext:value-type="float">
            <text:p>0.849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76" calcext:value-type="float">
            <text:p>0.94176</text:p>
          </table:table-cell>
          <table:table-cell table:number-columns-repeated="5" office:value-type="float" office:value="0.944" calcext:value-type="float">
            <text:p>0.944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34528" calcext:value-type="float">
            <text:p>0.93452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8" calcext:value-type="float">
            <text:p>0.68</text:p>
          </table:table-cell>
          <table:table-cell office:value-type="float" office:value="0.90272" calcext:value-type="float">
            <text:p>0.90272</text:p>
          </table:table-cell>
          <table:table-cell office:value-type="float" office:value="0.93504" calcext:value-type="float">
            <text:p>0.93504</text:p>
          </table:table-cell>
          <table:table-cell office:value-type="float" office:value="0.93984" calcext:value-type="float">
            <text:p>0.93984</text:p>
          </table:table-cell>
          <table:table-cell table:number-columns-repeated="5" office:value-type="float" office:value="0.944" calcext:value-type="float">
            <text:p>0.944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5232" calcext:value-type="float">
            <text:p>0.95232</text:p>
          </table:table-cell>
          <table:table-cell office:value-type="float" office:value="0.96" calcext:value-type="float">
            <text:p>0.96</text:p>
          </table:table-cell>
          <table:table-cell office:value-type="float" office:value="0.939552" calcext:value-type="float">
            <text:p>0.93955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328" calcext:value-type="float">
            <text:p>0.328</text:p>
          </table:table-cell>
          <table:table-cell office:value-type="float" office:value="0.87456" calcext:value-type="float">
            <text:p>0.87456</text:p>
          </table:table-cell>
          <table:table-cell office:value-type="float" office:value="0.93248" calcext:value-type="float">
            <text:p>0.93248</text:p>
          </table:table-cell>
          <table:table-cell office:value-type="float" office:value="0.94016" calcext:value-type="float">
            <text:p>0.94016</text:p>
          </table:table-cell>
          <table:table-cell table:number-columns-repeated="5" office:value-type="float" office:value="0.944" calcext:value-type="float">
            <text:p>0.944</text:p>
          </table:table-cell>
          <table:table-cell office:value-type="float" office:value="0.94496" calcext:value-type="float">
            <text:p>0.94496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3648" calcext:value-type="float">
            <text:p>0.9364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328" calcext:value-type="float">
            <text:p>0.328</text:p>
          </table:table-cell>
          <table:table-cell office:value-type="float" office:value="0.85344" calcext:value-type="float">
            <text:p>0.85344</text:p>
          </table:table-cell>
          <table:table-cell office:value-type="float" office:value="0.93152" calcext:value-type="float">
            <text:p>0.93152</text:p>
          </table:table-cell>
          <table:table-cell office:value-type="float" office:value="0.9408" calcext:value-type="float">
            <text:p>0.9408</text:p>
          </table:table-cell>
          <table:table-cell table:number-columns-repeated="5" office:value-type="float" office:value="0.944" calcext:value-type="float">
            <text:p>0.944</text:p>
          </table:table-cell>
          <table:table-cell office:value-type="float" office:value="0.94464" calcext:value-type="float">
            <text:p>0.94464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34304" calcext:value-type="float">
            <text:p>0.934304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832" calcext:value-type="float">
            <text:p>0.832</text:p>
          </table:table-cell>
          <table:table-cell office:value-type="float" office:value="0.89536" calcext:value-type="float">
            <text:p>0.89536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4304" calcext:value-type="float">
            <text:p>0.94304</text:p>
          </table:table-cell>
          <table:table-cell table:number-columns-repeated="6" office:value-type="float" office:value="0.944" calcext:value-type="float">
            <text:p>0.944</text:p>
          </table:table-cell>
          <table:table-cell office:value-type="float" office:value="0.95232" calcext:value-type="float">
            <text:p>0.95232</text:p>
          </table:table-cell>
          <table:table-cell office:value-type="float" office:value="0.96" calcext:value-type="float">
            <text:p>0.96</text:p>
          </table:table-cell>
          <table:table-cell office:value-type="float" office:value="0.938752" calcext:value-type="float">
            <text:p>0.93875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9824" calcext:value-type="float">
            <text:p>0.89824</text:p>
          </table:table-cell>
          <table:table-cell office:value-type="float" office:value="0.93344" calcext:value-type="float">
            <text:p>0.93344</text:p>
          </table:table-cell>
          <table:table-cell office:value-type="float" office:value="0.94112" calcext:value-type="float">
            <text:p>0.94112</text:p>
          </table:table-cell>
          <table:table-cell table:number-columns-repeated="5" office:value-type="float" office:value="0.944" calcext:value-type="float">
            <text:p>0.944</text:p>
          </table:table-cell>
          <table:table-cell office:value-type="float" office:value="0.94496" calcext:value-type="float">
            <text:p>0.94496</text:p>
          </table:table-cell>
          <table:table-cell office:value-type="float" office:value="0.95232" calcext:value-type="float">
            <text:p>0.95232</text:p>
          </table:table-cell>
          <table:table-cell office:value-type="float" office:value="0.96" calcext:value-type="float">
            <text:p>0.96</text:p>
          </table:table-cell>
          <table:table-cell office:value-type="float" office:value="0.939008" calcext:value-type="float">
            <text:p>0.939008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8" calcext:value-type="float">
            <text:p>0.8</text:p>
          </table:table-cell>
          <table:table-cell office:value-type="float" office:value="0.87872" calcext:value-type="float">
            <text:p>0.87872</text:p>
          </table:table-cell>
          <table:table-cell office:value-type="float" office:value="0.93344" calcext:value-type="float">
            <text:p>0.93344</text:p>
          </table:table-cell>
          <table:table-cell office:value-type="float" office:value="0.94144" calcext:value-type="float">
            <text:p>0.94144</text:p>
          </table:table-cell>
          <table:table-cell table:number-columns-repeated="5" office:value-type="float" office:value="0.944" calcext:value-type="float">
            <text:p>0.944</text:p>
          </table:table-cell>
          <table:table-cell office:value-type="float" office:value="0.94528" calcext:value-type="float">
            <text:p>0.94528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37152" calcext:value-type="float">
            <text:p>0.937152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816" calcext:value-type="float">
            <text:p>0.816</text:p>
          </table:table-cell>
          <table:table-cell office:value-type="float" office:value="0.88416" calcext:value-type="float">
            <text:p>0.88416</text:p>
          </table:table-cell>
          <table:table-cell office:value-type="float" office:value="0.93344" calcext:value-type="float">
            <text:p>0.93344</text:p>
          </table:table-cell>
          <table:table-cell office:value-type="float" office:value="0.9424" calcext:value-type="float">
            <text:p>0.9424</text:p>
          </table:table-cell>
          <table:table-cell table:number-columns-repeated="5" office:value-type="float" office:value="0.944" calcext:value-type="float">
            <text:p>0.944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37824" calcext:value-type="float">
            <text:p>0.93782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816" calcext:value-type="float">
            <text:p>0.816</text:p>
          </table:table-cell>
          <table:table-cell office:value-type="float" office:value="0.872" calcext:value-type="float">
            <text:p>0.872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4016" calcext:value-type="float">
            <text:p>0.94016</text:p>
          </table:table-cell>
          <table:table-cell table:number-columns-repeated="6" office:value-type="float" office:value="0.944" calcext:value-type="float">
            <text:p>0.944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3584" calcext:value-type="float">
            <text:p>0.9358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328" calcext:value-type="float">
            <text:p>0.328</text:p>
          </table:table-cell>
          <table:table-cell office:value-type="float" office:value="0.84896" calcext:value-type="float">
            <text:p>0.84896</text:p>
          </table:table-cell>
          <table:table-cell office:value-type="float" office:value="0.93536" calcext:value-type="float">
            <text:p>0.93536</text:p>
          </table:table-cell>
          <table:table-cell office:value-type="float" office:value="0.94016" calcext:value-type="float">
            <text:p>0.94016</text:p>
          </table:table-cell>
          <table:table-cell table:number-columns-repeated="5" office:value-type="float" office:value="0.944" calcext:value-type="float">
            <text:p>0.944</text:p>
          </table:table-cell>
          <table:table-cell office:value-type="float" office:value="0.94464" calcext:value-type="float">
            <text:p>0.94464</text:p>
          </table:table-cell>
          <table:table-cell office:value-type="float" office:value="0.95264" calcext:value-type="float">
            <text:p>0.95264</text:p>
          </table:table-cell>
          <table:table-cell office:value-type="float" office:value="0.96" calcext:value-type="float">
            <text:p>0.96</text:p>
          </table:table-cell>
          <table:table-cell office:value-type="float" office:value="0.934176" calcext:value-type="float">
            <text:p>0.93417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52" calcext:value-type="float">
            <text:p>0.52</text:p>
          </table:table-cell>
          <table:table-cell office:value-type="float" office:value="0.86368" calcext:value-type="float">
            <text:p>0.86368</text:p>
          </table:table-cell>
          <table:table-cell office:value-type="float" office:value="0.93536" calcext:value-type="float">
            <text:p>0.93536</text:p>
          </table:table-cell>
          <table:table-cell office:value-type="float" office:value="0.94208" calcext:value-type="float">
            <text:p>0.94208</text:p>
          </table:table-cell>
          <table:table-cell table:number-columns-repeated="5" office:value-type="float" office:value="0.944" calcext:value-type="float">
            <text:p>0.944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5392" calcext:value-type="float">
            <text:p>0.95392</text:p>
          </table:table-cell>
          <table:table-cell office:value-type="float" office:value="0.96" calcext:value-type="float">
            <text:p>0.96</text:p>
          </table:table-cell>
          <table:table-cell office:value-type="float" office:value="0.936224" calcext:value-type="float">
            <text:p>0.93622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328" calcext:value-type="float">
            <text:p>0.328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93216" calcext:value-type="float">
            <text:p>0.93216</text:p>
          </table:table-cell>
          <table:table-cell office:value-type="float" office:value="0.94112" calcext:value-type="float">
            <text:p>0.94112</text:p>
          </table:table-cell>
          <table:table-cell table:number-columns-repeated="5" office:value-type="float" office:value="0.944" calcext:value-type="float">
            <text:p>0.944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5392" calcext:value-type="float">
            <text:p>0.95392</text:p>
          </table:table-cell>
          <table:table-cell office:value-type="float" office:value="0.96" calcext:value-type="float">
            <text:p>0.96</text:p>
          </table:table-cell>
          <table:table-cell office:value-type="float" office:value="0.93616" calcext:value-type="float">
            <text:p>0.9361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24" calcext:value-type="float">
            <text:p>0.624</text:p>
          </table:table-cell>
          <table:table-cell office:value-type="float" office:value="0.86944" calcext:value-type="float">
            <text:p>0.86944</text:p>
          </table:table-cell>
          <table:table-cell office:value-type="float" office:value="0.93568" calcext:value-type="float">
            <text:p>0.93568</text:p>
          </table:table-cell>
          <table:table-cell office:value-type="float" office:value="0.9424" calcext:value-type="float">
            <text:p>0.9424</text:p>
          </table:table-cell>
          <table:table-cell table:number-columns-repeated="5" office:value-type="float" office:value="0.944" calcext:value-type="float">
            <text:p>0.944</text:p>
          </table:table-cell>
          <table:table-cell office:value-type="float" office:value="0.94848" calcext:value-type="float">
            <text:p>0.94848</text:p>
          </table:table-cell>
          <table:table-cell office:value-type="float" office:value="0.95328" calcext:value-type="float">
            <text:p>0.95328</text:p>
          </table:table-cell>
          <table:table-cell office:value-type="float" office:value="0.96" calcext:value-type="float">
            <text:p>0.96</text:p>
          </table:table-cell>
          <table:table-cell office:value-type="float" office:value="0.936928" calcext:value-type="float">
            <text:p>0.9369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30T12:42:39.085385398</dc:date>
    <meta:editing-duration>PT59S</meta:editing-duration>
    <meta:editing-cycles>1</meta:editing-cycles>
    <meta:document-statistic meta:table-count="1" meta:cell-count="49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accuracy.A2:accuracy.A351 accuracy.C1:accuracy.N351" chart:data-source-has-labels="both" svg:x="1.427cm" svg:y="0.251cm" svg:width="17.692cm" svg:height="11.118cm">
          <chart:coordinate-region svg:x="2.178cm" svg:y="0.452cm" svg:width="16.848cm" svg:height="9.959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accuracy.A2:accuracy.A35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351" chart:label-cell-address="accuracy.C1:accuracy.C1" chart:class="chart:line">
            <chart:data-point chart:repeated="350"/>
          </chart:series>
          <chart:series chart:style-name="ch9" chart:values-cell-range-address="accuracy.D2:accuracy.D351" chart:label-cell-address="accuracy.D1:accuracy.D1" chart:class="chart:line">
            <chart:data-point chart:repeated="350"/>
          </chart:series>
          <chart:series chart:style-name="ch10" chart:values-cell-range-address="accuracy.E2:accuracy.E351" chart:label-cell-address="accuracy.E1:accuracy.E1" chart:class="chart:line">
            <chart:data-point chart:repeated="350"/>
          </chart:series>
          <chart:series chart:style-name="ch11" chart:values-cell-range-address="accuracy.F2:accuracy.F351" chart:label-cell-address="accuracy.F1:accuracy.F1" chart:class="chart:line">
            <chart:data-point chart:repeated="350"/>
          </chart:series>
          <chart:series chart:style-name="ch12" chart:values-cell-range-address="accuracy.G2:accuracy.G351" chart:label-cell-address="accuracy.G1:accuracy.G1" chart:class="chart:line">
            <chart:data-point chart:repeated="350"/>
          </chart:series>
          <chart:series chart:style-name="ch13" chart:values-cell-range-address="accuracy.H2:accuracy.H351" chart:label-cell-address="accuracy.H1:accuracy.H1" chart:class="chart:line">
            <chart:data-point chart:repeated="350"/>
          </chart:series>
          <chart:series chart:style-name="ch14" chart:values-cell-range-address="accuracy.I2:accuracy.I351" chart:label-cell-address="accuracy.I1:accuracy.I1" chart:class="chart:line">
            <chart:data-point chart:repeated="350"/>
          </chart:series>
          <chart:series chart:style-name="ch15" chart:values-cell-range-address="accuracy.J2:accuracy.J351" chart:label-cell-address="accuracy.J1:accuracy.J1" chart:class="chart:line">
            <chart:data-point chart:repeated="350"/>
          </chart:series>
          <chart:series chart:style-name="ch16" chart:values-cell-range-address="accuracy.K2:accuracy.K351" chart:label-cell-address="accuracy.K1:accuracy.K1" chart:class="chart:line">
            <chart:data-point chart:repeated="350"/>
          </chart:series>
          <chart:series chart:style-name="ch17" chart:values-cell-range-address="accuracy.L2:accuracy.L351" chart:label-cell-address="accuracy.L1:accuracy.L1" chart:class="chart:line">
            <chart:data-point chart:repeated="350"/>
          </chart:series>
          <chart:series chart:style-name="ch18" chart:values-cell-range-address="accuracy.M2:accuracy.M351" chart:label-cell-address="accuracy.M1:accuracy.M1" chart:class="chart:line">
            <chart:data-point chart:repeated="350"/>
          </chart:series>
          <chart:series chart:style-name="ch19" chart:values-cell-range-address="accuracy.N2:accuracy.N351" chart:label-cell-address="accuracy.N1:accuracy.N1" chart:class="chart:line">
            <chart:data-point chart:repeated="3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Best</text:p>
                <draw:g>
                  <svg:desc>accuracy.M1:accuracy.M1</svg:desc>
                </draw:g>
              </table:table-cell>
              <table:table-cell office:value-type="string">
                <text:p>Averag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351</svg:desc>
                </draw:g>
              </table:table-cell>
              <table:table-cell office:value-type="float" office:value="0.22656">
                <text:p>0.22656</text:p>
                <draw:g>
                  <svg:desc>accuracy.C2:accuracy.C351</svg:desc>
                </draw:g>
              </table:table-cell>
              <table:table-cell office:value-type="float" office:value="0.272">
                <text:p>0.272</text:p>
                <draw:g>
                  <svg:desc>accuracy.D2:accuracy.D351</svg:desc>
                </draw:g>
              </table:table-cell>
              <table:table-cell office:value-type="float" office:value="0.28992">
                <text:p>0.28992</text:p>
                <draw:g>
                  <svg:desc>accuracy.E2:accuracy.E351</svg:desc>
                </draw:g>
              </table:table-cell>
              <table:table-cell office:value-type="float" office:value="0.328">
                <text:p>0.328</text:p>
                <draw:g>
                  <svg:desc>accuracy.F2:accuracy.F351</svg:desc>
                </draw:g>
              </table:table-cell>
              <table:table-cell office:value-type="float" office:value="0.328">
                <text:p>0.328</text:p>
                <draw:g>
                  <svg:desc>accuracy.G2:accuracy.G351</svg:desc>
                </draw:g>
              </table:table-cell>
              <table:table-cell office:value-type="float" office:value="0.328">
                <text:p>0.328</text:p>
                <draw:g>
                  <svg:desc>accuracy.H2:accuracy.H351</svg:desc>
                </draw:g>
              </table:table-cell>
              <table:table-cell office:value-type="float" office:value="0.3824">
                <text:p>0.3824</text:p>
                <draw:g>
                  <svg:desc>accuracy.I2:accuracy.I351</svg:desc>
                </draw:g>
              </table:table-cell>
              <table:table-cell office:value-type="float" office:value="0.4">
                <text:p>0.4</text:p>
                <draw:g>
                  <svg:desc>accuracy.J2:accuracy.J351</svg:desc>
                </draw:g>
              </table:table-cell>
              <table:table-cell office:value-type="float" office:value="0.4">
                <text:p>0.4</text:p>
                <draw:g>
                  <svg:desc>accuracy.K2:accuracy.K351</svg:desc>
                </draw:g>
              </table:table-cell>
              <table:table-cell office:value-type="float" office:value="0.45632">
                <text:p>0.45632</text:p>
                <draw:g>
                  <svg:desc>accuracy.L2:accuracy.L351</svg:desc>
                </draw:g>
              </table:table-cell>
              <table:table-cell office:value-type="float" office:value="0.624">
                <text:p>0.624</text:p>
                <draw:g>
                  <svg:desc>accuracy.M2:accuracy.M351</svg:desc>
                </draw:g>
              </table:table-cell>
              <table:table-cell office:value-type="float" office:value="0.34112">
                <text:p>0.34112</text:p>
                <draw:g>
                  <svg:desc>accuracy.N2:accuracy.N3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6144">
                <text:p>0.26144</text:p>
              </table:table-cell>
              <table:table-cell office:value-type="float" office:value="0.28416">
                <text:p>0.28416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3504">
                <text:p>0.33504</text:p>
              </table:table-cell>
              <table:table-cell office:value-type="float" office:value="0.38848">
                <text:p>0.3884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7456">
                <text:p>0.47456</text:p>
              </table:table-cell>
              <table:table-cell office:value-type="float" office:value="0.648">
                <text:p>0.648</text:p>
              </table:table-cell>
              <table:table-cell office:value-type="float" office:value="0.359968">
                <text:p>0.3599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6336">
                <text:p>0.26336</text:p>
              </table:table-cell>
              <table:table-cell office:value-type="float" office:value="0.28704">
                <text:p>0.28704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5232">
                <text:p>0.3523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0208">
                <text:p>0.50208</text:p>
              </table:table-cell>
              <table:table-cell office:value-type="float" office:value="0.664">
                <text:p>0.664</text:p>
              </table:table-cell>
              <table:table-cell office:value-type="float" office:value="0.36608">
                <text:p>0.366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576">
                <text:p>0.2576</text:p>
              </table:table-cell>
              <table:table-cell office:value-type="float" office:value="0.31872">
                <text:p>0.31872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7216">
                <text:p>0.3721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28">
                <text:p>0.528</text:p>
              </table:table-cell>
              <table:table-cell office:value-type="float" office:value="0.672">
                <text:p>0.672</text:p>
              </table:table-cell>
              <table:table-cell office:value-type="float" office:value="0.373248">
                <text:p>0.3732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568">
                <text:p>0.25568</text:p>
              </table:table-cell>
              <table:table-cell office:value-type="float" office:value="0.29024">
                <text:p>0.29024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5232">
                <text:p>0.3523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32">
                <text:p>0.40032</text:p>
              </table:table-cell>
              <table:table-cell office:value-type="float" office:value="0.58016">
                <text:p>0.58016</text:p>
              </table:table-cell>
              <table:table-cell office:value-type="float" office:value="0.816">
                <text:p>0.816</text:p>
              </table:table-cell>
              <table:table-cell office:value-type="float" office:value="0.373472">
                <text:p>0.3734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08">
                <text:p>0.2608</text:p>
              </table:table-cell>
              <table:table-cell office:value-type="float" office:value="0.28736">
                <text:p>0.28736</text:p>
              </table:table-cell>
              <table:table-cell office:value-type="float" office:value="0.328">
                <text:p>0.328</text:p>
              </table:table-cell>
              <table:table-cell office:value-type="float" office:value="0.32896">
                <text:p>0.32896</text:p>
              </table:table-cell>
              <table:table-cell office:value-type="float" office:value="0.3904">
                <text:p>0.390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2">
                <text:p>0.432</text:p>
              </table:table-cell>
              <table:table-cell office:value-type="float" office:value="0.6464">
                <text:p>0.6464</text:p>
              </table:table-cell>
              <table:table-cell office:value-type="float" office:value="0.816">
                <text:p>0.816</text:p>
              </table:table-cell>
              <table:table-cell office:value-type="float" office:value="0.387392">
                <text:p>0.3873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6688">
                <text:p>0.26688</text:p>
              </table:table-cell>
              <table:table-cell office:value-type="float" office:value="0.32704">
                <text:p>0.32704</text:p>
              </table:table-cell>
              <table:table-cell office:value-type="float" office:value="0.328">
                <text:p>0.328</text:p>
              </table:table-cell>
              <table:table-cell office:value-type="float" office:value="0.38272">
                <text:p>0.3827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88">
                <text:p>0.488</text:p>
              </table:table-cell>
              <table:table-cell office:value-type="float" office:value="0.66912">
                <text:p>0.66912</text:p>
              </table:table-cell>
              <table:table-cell office:value-type="float" office:value="0.816">
                <text:p>0.816</text:p>
              </table:table-cell>
              <table:table-cell office:value-type="float" office:value="0.406176">
                <text:p>0.4061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768">
                <text:p>0.2768</text:p>
              </table:table-cell>
              <table:table-cell office:value-type="float" office:value="0.328">
                <text:p>0.328</text:p>
              </table:table-cell>
              <table:table-cell office:value-type="float" office:value="0.3392">
                <text:p>0.3392</text:p>
              </table:table-cell>
              <table:table-cell office:value-type="float" office:value="0.39872">
                <text:p>0.3987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416">
                <text:p>0.40416</text:p>
              </table:table-cell>
              <table:table-cell office:value-type="float" office:value="0.50528">
                <text:p>0.50528</text:p>
              </table:table-cell>
              <table:table-cell office:value-type="float" office:value="0.66432">
                <text:p>0.66432</text:p>
              </table:table-cell>
              <table:table-cell office:value-type="float" office:value="0.816">
                <text:p>0.816</text:p>
              </table:table-cell>
              <table:table-cell office:value-type="float" office:value="0.411648">
                <text:p>0.4116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9376">
                <text:p>0.29376</text:p>
              </table:table-cell>
              <table:table-cell office:value-type="float" office:value="0.33952">
                <text:p>0.33952</text:p>
              </table:table-cell>
              <table:table-cell office:value-type="float" office:value="0.3968">
                <text:p>0.396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128">
                <text:p>0.40128</text:p>
              </table:table-cell>
              <table:table-cell office:value-type="float" office:value="0.47424">
                <text:p>0.47424</text:p>
              </table:table-cell>
              <table:table-cell office:value-type="float" office:value="0.54752">
                <text:p>0.54752</text:p>
              </table:table-cell>
              <table:table-cell office:value-type="float" office:value="0.68096">
                <text:p>0.68096</text:p>
              </table:table-cell>
              <table:table-cell office:value-type="float" office:value="0.816">
                <text:p>0.816</text:p>
              </table:table-cell>
              <table:table-cell office:value-type="float" office:value="0.433408">
                <text:p>0.4334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0784">
                <text:p>0.30784</text:p>
              </table:table-cell>
              <table:table-cell office:value-type="float" office:value="0.33248">
                <text:p>0.33248</text:p>
              </table:table-cell>
              <table:table-cell office:value-type="float" office:value="0.39392">
                <text:p>0.3939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7808">
                <text:p>0.47808</text:p>
              </table:table-cell>
              <table:table-cell office:value-type="float" office:value="0.58368">
                <text:p>0.58368</text:p>
              </table:table-cell>
              <table:table-cell office:value-type="float" office:value="0.68768">
                <text:p>0.68768</text:p>
              </table:table-cell>
              <table:table-cell office:value-type="float" office:value="0.816">
                <text:p>0.816</text:p>
              </table:table-cell>
              <table:table-cell office:value-type="float" office:value="0.438368">
                <text:p>0.4383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976">
                <text:p>0.30976</text:p>
              </table:table-cell>
              <table:table-cell office:value-type="float" office:value="0.36896">
                <text:p>0.3689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512">
                <text:p>0.40512</text:p>
              </table:table-cell>
              <table:table-cell office:value-type="float" office:value="0.50496">
                <text:p>0.50496</text:p>
              </table:table-cell>
              <table:table-cell office:value-type="float" office:value="0.59264">
                <text:p>0.59264</text:p>
              </table:table-cell>
              <table:table-cell office:value-type="float" office:value="0.68768">
                <text:p>0.68768</text:p>
              </table:table-cell>
              <table:table-cell office:value-type="float" office:value="0.816">
                <text:p>0.816</text:p>
              </table:table-cell>
              <table:table-cell office:value-type="float" office:value="0.446912">
                <text:p>0.4469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104">
                <text:p>0.31104</text:p>
              </table:table-cell>
              <table:table-cell office:value-type="float" office:value="0.3824">
                <text:p>0.382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9408">
                <text:p>0.49408</text:p>
              </table:table-cell>
              <table:table-cell office:value-type="float" office:value="0.60704">
                <text:p>0.60704</text:p>
              </table:table-cell>
              <table:table-cell office:value-type="float" office:value="0.69216">
                <text:p>0.69216</text:p>
              </table:table-cell>
              <table:table-cell office:value-type="float" office:value="0.816">
                <text:p>0.816</text:p>
              </table:table-cell>
              <table:table-cell office:value-type="float" office:value="0.448672">
                <text:p>0.4486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2608">
                <text:p>0.32608</text:p>
              </table:table-cell>
              <table:table-cell office:value-type="float" office:value="0.39872">
                <text:p>0.3987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4352">
                <text:p>0.44352</text:p>
              </table:table-cell>
              <table:table-cell office:value-type="float" office:value="0.55264">
                <text:p>0.55264</text:p>
              </table:table-cell>
              <table:table-cell office:value-type="float" office:value="0.63904">
                <text:p>0.63904</text:p>
              </table:table-cell>
              <table:table-cell office:value-type="float" office:value="0.69408">
                <text:p>0.69408</text:p>
              </table:table-cell>
              <table:table-cell office:value-type="float" office:value="0.816">
                <text:p>0.816</text:p>
              </table:table-cell>
              <table:table-cell office:value-type="float" office:value="0.465408">
                <text:p>0.4654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28">
                <text:p>0.328</text:p>
              </table:table-cell>
              <table:table-cell office:value-type="float" office:value="0.38624">
                <text:p>0.3862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4736">
                <text:p>0.44736</text:p>
              </table:table-cell>
              <table:table-cell office:value-type="float" office:value="0.56448">
                <text:p>0.56448</text:p>
              </table:table-cell>
              <table:table-cell office:value-type="float" office:value="0.64192">
                <text:p>0.64192</text:p>
              </table:table-cell>
              <table:table-cell office:value-type="float" office:value="0.69824">
                <text:p>0.69824</text:p>
              </table:table-cell>
              <table:table-cell office:value-type="float" office:value="0.816">
                <text:p>0.816</text:p>
              </table:table-cell>
              <table:table-cell office:value-type="float" office:value="0.466624">
                <text:p>0.4666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3344">
                <text:p>0.33344</text:p>
              </table:table-cell>
              <table:table-cell office:value-type="float" office:value="0.39552">
                <text:p>0.3955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128">
                <text:p>0.40128</text:p>
              </table:table-cell>
              <table:table-cell office:value-type="float" office:value="0.48256">
                <text:p>0.48256</text:p>
              </table:table-cell>
              <table:table-cell office:value-type="float" office:value="0.60192">
                <text:p>0.60192</text:p>
              </table:table-cell>
              <table:table-cell office:value-type="float" office:value="0.64896">
                <text:p>0.64896</text:p>
              </table:table-cell>
              <table:table-cell office:value-type="float" office:value="0.69888">
                <text:p>0.69888</text:p>
              </table:table-cell>
              <table:table-cell office:value-type="float" office:value="0.816">
                <text:p>0.816</text:p>
              </table:table-cell>
              <table:table-cell office:value-type="float" office:value="0.476256">
                <text:p>0.4762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4976">
                <text:p>0.3497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7488">
                <text:p>0.47488</text:p>
              </table:table-cell>
              <table:table-cell office:value-type="float" office:value="0.5712">
                <text:p>0.5712</text:p>
              </table:table-cell>
              <table:table-cell office:value-type="float" office:value="0.64576">
                <text:p>0.64576</text:p>
              </table:table-cell>
              <table:table-cell office:value-type="float" office:value="0.70112">
                <text:p>0.70112</text:p>
              </table:table-cell>
              <table:table-cell office:value-type="float" office:value="0.816">
                <text:p>0.816</text:p>
              </table:table-cell>
              <table:table-cell office:value-type="float" office:value="0.474272">
                <text:p>0.4742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3792">
                <text:p>0.33792</text:p>
              </table:table-cell>
              <table:table-cell office:value-type="float" office:value="0.39936">
                <text:p>0.3993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384">
                <text:p>0.40384</text:p>
              </table:table-cell>
              <table:table-cell office:value-type="float" office:value="0.48192">
                <text:p>0.48192</text:p>
              </table:table-cell>
              <table:table-cell office:value-type="float" office:value="0.58784">
                <text:p>0.58784</text:p>
              </table:table-cell>
              <table:table-cell office:value-type="float" office:value="0.648">
                <text:p>0.648</text:p>
              </table:table-cell>
              <table:table-cell office:value-type="float" office:value="0.7008">
                <text:p>0.7008</text:p>
              </table:table-cell>
              <table:table-cell office:value-type="float" office:value="0.816">
                <text:p>0.816</text:p>
              </table:table-cell>
              <table:table-cell office:value-type="float" office:value="0.475968">
                <text:p>0.4759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38528">
                <text:p>0.3852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64">
                <text:p>0.40064</text:p>
              </table:table-cell>
              <table:table-cell office:value-type="float" office:value="0.48896">
                <text:p>0.48896</text:p>
              </table:table-cell>
              <table:table-cell office:value-type="float" office:value="0.58112">
                <text:p>0.58112</text:p>
              </table:table-cell>
              <table:table-cell office:value-type="float" office:value="0.65184">
                <text:p>0.65184</text:p>
              </table:table-cell>
              <table:table-cell office:value-type="float" office:value="0.70688">
                <text:p>0.70688</text:p>
              </table:table-cell>
              <table:table-cell office:value-type="float" office:value="0.816">
                <text:p>0.816</text:p>
              </table:table-cell>
              <table:table-cell office:value-type="float" office:value="0.473472">
                <text:p>0.4734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296">
                <text:p>0.3296</text:p>
              </table:table-cell>
              <table:table-cell office:value-type="float" office:value="0.38848">
                <text:p>0.3884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928">
                <text:p>0.40928</text:p>
              </table:table-cell>
              <table:table-cell office:value-type="float" office:value="0.51456">
                <text:p>0.51456</text:p>
              </table:table-cell>
              <table:table-cell office:value-type="float" office:value="0.6176">
                <text:p>0.6176</text:p>
              </table:table-cell>
              <table:table-cell office:value-type="float" office:value="0.66144">
                <text:p>0.66144</text:p>
              </table:table-cell>
              <table:table-cell office:value-type="float" office:value="0.71008">
                <text:p>0.71008</text:p>
              </table:table-cell>
              <table:table-cell office:value-type="float" office:value="0.816">
                <text:p>0.816</text:p>
              </table:table-cell>
              <table:table-cell office:value-type="float" office:value="0.483104">
                <text:p>0.4831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5136">
                <text:p>0.3513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96">
                <text:p>0.4096</text:p>
              </table:table-cell>
              <table:table-cell office:value-type="float" office:value="0.48896">
                <text:p>0.48896</text:p>
              </table:table-cell>
              <table:table-cell office:value-type="float" office:value="0.60256">
                <text:p>0.60256</text:p>
              </table:table-cell>
              <table:table-cell office:value-type="float" office:value="0.65568">
                <text:p>0.65568</text:p>
              </table:table-cell>
              <table:table-cell office:value-type="float" office:value="0.71328">
                <text:p>0.71328</text:p>
              </table:table-cell>
              <table:table-cell office:value-type="float" office:value="0.816">
                <text:p>0.816</text:p>
              </table:table-cell>
              <table:table-cell office:value-type="float" office:value="0.482144">
                <text:p>0.4821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5136">
                <text:p>0.35136</text:p>
              </table:table-cell>
              <table:table-cell office:value-type="float" office:value="0.39936">
                <text:p>0.3993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08">
                <text:p>0.4208</text:p>
              </table:table-cell>
              <table:table-cell office:value-type="float" office:value="0.50496">
                <text:p>0.50496</text:p>
              </table:table-cell>
              <table:table-cell office:value-type="float" office:value="0.60384">
                <text:p>0.60384</text:p>
              </table:table-cell>
              <table:table-cell office:value-type="float" office:value="0.6512">
                <text:p>0.6512</text:p>
              </table:table-cell>
              <table:table-cell office:value-type="float" office:value="0.71168">
                <text:p>0.71168</text:p>
              </table:table-cell>
              <table:table-cell office:value-type="float" office:value="0.816">
                <text:p>0.816</text:p>
              </table:table-cell>
              <table:table-cell office:value-type="float" office:value="0.48432">
                <text:p>0.4843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28">
                <text:p>0.328</text:p>
              </table:table-cell>
              <table:table-cell office:value-type="float" office:value="0.36672">
                <text:p>0.3667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152">
                <text:p>0.41152</text:p>
              </table:table-cell>
              <table:table-cell office:value-type="float" office:value="0.49184">
                <text:p>0.49184</text:p>
              </table:table-cell>
              <table:table-cell office:value-type="float" office:value="0.58144">
                <text:p>0.58144</text:p>
              </table:table-cell>
              <table:table-cell office:value-type="float" office:value="0.65024">
                <text:p>0.65024</text:p>
              </table:table-cell>
              <table:table-cell office:value-type="float" office:value="0.72352">
                <text:p>0.72352</text:p>
              </table:table-cell>
              <table:table-cell office:value-type="float" office:value="0.832">
                <text:p>0.832</text:p>
              </table:table-cell>
              <table:table-cell office:value-type="float" office:value="0.475328">
                <text:p>0.47532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2768">
                <text:p>0.32768</text:p>
              </table:table-cell>
              <table:table-cell office:value-type="float" office:value="0.36512">
                <text:p>0.3651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4">
                <text:p>0.424</text:p>
              </table:table-cell>
              <table:table-cell office:value-type="float" office:value="0.5184">
                <text:p>0.5184</text:p>
              </table:table-cell>
              <table:table-cell office:value-type="float" office:value="0.59968">
                <text:p>0.59968</text:p>
              </table:table-cell>
              <table:table-cell office:value-type="float" office:value="0.6576">
                <text:p>0.6576</text:p>
              </table:table-cell>
              <table:table-cell office:value-type="float" office:value="0.72896">
                <text:p>0.72896</text:p>
              </table:table-cell>
              <table:table-cell office:value-type="float" office:value="0.832">
                <text:p>0.832</text:p>
              </table:table-cell>
              <table:table-cell office:value-type="float" office:value="0.482144">
                <text:p>0.4821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28">
                <text:p>0.328</text:p>
              </table:table-cell>
              <table:table-cell office:value-type="float" office:value="0.38496">
                <text:p>0.3849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992">
                <text:p>0.40992</text:p>
              </table:table-cell>
              <table:table-cell office:value-type="float" office:value="0.4896">
                <text:p>0.4896</text:p>
              </table:table-cell>
              <table:table-cell office:value-type="float" office:value="0.56064">
                <text:p>0.56064</text:p>
              </table:table-cell>
              <table:table-cell office:value-type="float" office:value="0.63616">
                <text:p>0.63616</text:p>
              </table:table-cell>
              <table:table-cell office:value-type="float" office:value="0.66272">
                <text:p>0.66272</text:p>
              </table:table-cell>
              <table:table-cell office:value-type="float" office:value="0.72576">
                <text:p>0.72576</text:p>
              </table:table-cell>
              <table:table-cell office:value-type="float" office:value="0.832">
                <text:p>0.832</text:p>
              </table:table-cell>
              <table:table-cell office:value-type="float" office:value="0.499776">
                <text:p>0.49977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3984">
                <text:p>0.33984</text:p>
              </table:table-cell>
              <table:table-cell office:value-type="float" office:value="0.39872">
                <text:p>0.39872</text:p>
              </table:table-cell>
              <table:table-cell office:value-type="float" office:value="0.4">
                <text:p>0.4</text:p>
              </table:table-cell>
              <table:table-cell office:value-type="float" office:value="0.40704">
                <text:p>0.40704</text:p>
              </table:table-cell>
              <table:table-cell office:value-type="float" office:value="0.47584">
                <text:p>0.47584</text:p>
              </table:table-cell>
              <table:table-cell office:value-type="float" office:value="0.53664">
                <text:p>0.53664</text:p>
              </table:table-cell>
              <table:table-cell office:value-type="float" office:value="0.60448">
                <text:p>0.60448</text:p>
              </table:table-cell>
              <table:table-cell office:value-type="float" office:value="0.65024">
                <text:p>0.65024</text:p>
              </table:table-cell>
              <table:table-cell office:value-type="float" office:value="0.66976">
                <text:p>0.66976</text:p>
              </table:table-cell>
              <table:table-cell office:value-type="float" office:value="0.7328">
                <text:p>0.7328</text:p>
              </table:table-cell>
              <table:table-cell office:value-type="float" office:value="0.832">
                <text:p>0.832</text:p>
              </table:table-cell>
              <table:table-cell office:value-type="float" office:value="0.521536">
                <text:p>0.5215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5136">
                <text:p>0.35136</text:p>
              </table:table-cell>
              <table:table-cell office:value-type="float" office:value="0.39968">
                <text:p>0.39968</text:p>
              </table:table-cell>
              <table:table-cell office:value-type="float" office:value="0.41888">
                <text:p>0.41888</text:p>
              </table:table-cell>
              <table:table-cell office:value-type="float" office:value="0.48192">
                <text:p>0.48192</text:p>
              </table:table-cell>
              <table:table-cell office:value-type="float" office:value="0.51968">
                <text:p>0.51968</text:p>
              </table:table-cell>
              <table:table-cell office:value-type="float" office:value="0.57664">
                <text:p>0.57664</text:p>
              </table:table-cell>
              <table:table-cell office:value-type="float" office:value="0.63936">
                <text:p>0.63936</text:p>
              </table:table-cell>
              <table:table-cell office:value-type="float" office:value="0.65568">
                <text:p>0.65568</text:p>
              </table:table-cell>
              <table:table-cell office:value-type="float" office:value="0.67232">
                <text:p>0.67232</text:p>
              </table:table-cell>
              <table:table-cell office:value-type="float" office:value="0.73088">
                <text:p>0.73088</text:p>
              </table:table-cell>
              <table:table-cell office:value-type="float" office:value="0.832">
                <text:p>0.832</text:p>
              </table:table-cell>
              <table:table-cell office:value-type="float" office:value="0.54464">
                <text:p>0.5446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2704">
                <text:p>0.32704</text:p>
              </table:table-cell>
              <table:table-cell office:value-type="float" office:value="0.38976">
                <text:p>0.38976</text:p>
              </table:table-cell>
              <table:table-cell office:value-type="float" office:value="0.4176">
                <text:p>0.4176</text:p>
              </table:table-cell>
              <table:table-cell office:value-type="float" office:value="0.48352">
                <text:p>0.48352</text:p>
              </table:table-cell>
              <table:table-cell office:value-type="float" office:value="0.52128">
                <text:p>0.52128</text:p>
              </table:table-cell>
              <table:table-cell office:value-type="float" office:value="0.56256">
                <text:p>0.56256</text:p>
              </table:table-cell>
              <table:table-cell office:value-type="float" office:value="0.6208">
                <text:p>0.6208</text:p>
              </table:table-cell>
              <table:table-cell office:value-type="float" office:value="0.65408">
                <text:p>0.65408</text:p>
              </table:table-cell>
              <table:table-cell office:value-type="float" office:value="0.6752">
                <text:p>0.6752</text:p>
              </table:table-cell>
              <table:table-cell office:value-type="float" office:value="0.73088">
                <text:p>0.73088</text:p>
              </table:table-cell>
              <table:table-cell office:value-type="float" office:value="0.864">
                <text:p>0.864</text:p>
              </table:table-cell>
              <table:table-cell office:value-type="float" office:value="0.538272">
                <text:p>0.53827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328">
                <text:p>0.3328</text:p>
              </table:table-cell>
              <table:table-cell office:value-type="float" office:value="0.39488">
                <text:p>0.39488</text:p>
              </table:table-cell>
              <table:table-cell office:value-type="float" office:value="0.4112">
                <text:p>0.4112</text:p>
              </table:table-cell>
              <table:table-cell office:value-type="float" office:value="0.47136">
                <text:p>0.47136</text:p>
              </table:table-cell>
              <table:table-cell office:value-type="float" office:value="0.52256">
                <text:p>0.52256</text:p>
              </table:table-cell>
              <table:table-cell office:value-type="float" office:value="0.57664">
                <text:p>0.57664</text:p>
              </table:table-cell>
              <table:table-cell office:value-type="float" office:value="0.62688">
                <text:p>0.62688</text:p>
              </table:table-cell>
              <table:table-cell office:value-type="float" office:value="0.65728">
                <text:p>0.65728</text:p>
              </table:table-cell>
              <table:table-cell office:value-type="float" office:value="0.67872">
                <text:p>0.67872</text:p>
              </table:table-cell>
              <table:table-cell office:value-type="float" office:value="0.72416">
                <text:p>0.72416</text:p>
              </table:table-cell>
              <table:table-cell office:value-type="float" office:value="0.864">
                <text:p>0.864</text:p>
              </table:table-cell>
              <table:table-cell office:value-type="float" office:value="0.539648">
                <text:p>0.53964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392">
                <text:p>0.3392</text:p>
              </table:table-cell>
              <table:table-cell office:value-type="float" office:value="0.39776">
                <text:p>0.39776</text:p>
              </table:table-cell>
              <table:table-cell office:value-type="float" office:value="0.42496">
                <text:p>0.42496</text:p>
              </table:table-cell>
              <table:table-cell office:value-type="float" office:value="0.49152">
                <text:p>0.49152</text:p>
              </table:table-cell>
              <table:table-cell office:value-type="float" office:value="0.52512">
                <text:p>0.52512</text:p>
              </table:table-cell>
              <table:table-cell office:value-type="float" office:value="0.5744">
                <text:p>0.5744</text:p>
              </table:table-cell>
              <table:table-cell office:value-type="float" office:value="0.62368">
                <text:p>0.62368</text:p>
              </table:table-cell>
              <table:table-cell office:value-type="float" office:value="0.6576">
                <text:p>0.6576</text:p>
              </table:table-cell>
              <table:table-cell office:value-type="float" office:value="0.67456">
                <text:p>0.67456</text:p>
              </table:table-cell>
              <table:table-cell office:value-type="float" office:value="0.72384">
                <text:p>0.72384</text:p>
              </table:table-cell>
              <table:table-cell office:value-type="float" office:value="0.864">
                <text:p>0.864</text:p>
              </table:table-cell>
              <table:table-cell office:value-type="float" office:value="0.543264">
                <text:p>0.54326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296">
                <text:p>0.3296</text:p>
              </table:table-cell>
              <table:table-cell office:value-type="float" office:value="0.39392">
                <text:p>0.39392</text:p>
              </table:table-cell>
              <table:table-cell office:value-type="float" office:value="0.43552">
                <text:p>0.43552</text:p>
              </table:table-cell>
              <table:table-cell office:value-type="float" office:value="0.49376">
                <text:p>0.49376</text:p>
              </table:table-cell>
              <table:table-cell office:value-type="float" office:value="0.54912">
                <text:p>0.54912</text:p>
              </table:table-cell>
              <table:table-cell office:value-type="float" office:value="0.59392">
                <text:p>0.59392</text:p>
              </table:table-cell>
              <table:table-cell office:value-type="float" office:value="0.64608">
                <text:p>0.64608</text:p>
              </table:table-cell>
              <table:table-cell office:value-type="float" office:value="0.66272">
                <text:p>0.66272</text:p>
              </table:table-cell>
              <table:table-cell office:value-type="float" office:value="0.67712">
                <text:p>0.67712</text:p>
              </table:table-cell>
              <table:table-cell office:value-type="float" office:value="0.72128">
                <text:p>0.72128</text:p>
              </table:table-cell>
              <table:table-cell office:value-type="float" office:value="0.864">
                <text:p>0.864</text:p>
              </table:table-cell>
              <table:table-cell office:value-type="float" office:value="0.550304">
                <text:p>0.5503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28">
                <text:p>0.328</text:p>
              </table:table-cell>
              <table:table-cell office:value-type="float" office:value="0.38336">
                <text:p>0.38336</text:p>
              </table:table-cell>
              <table:table-cell office:value-type="float" office:value="0.42112">
                <text:p>0.42112</text:p>
              </table:table-cell>
              <table:table-cell office:value-type="float" office:value="0.49504">
                <text:p>0.49504</text:p>
              </table:table-cell>
              <table:table-cell office:value-type="float" office:value="0.53792">
                <text:p>0.53792</text:p>
              </table:table-cell>
              <table:table-cell office:value-type="float" office:value="0.57728">
                <text:p>0.57728</text:p>
              </table:table-cell>
              <table:table-cell office:value-type="float" office:value="0.62336">
                <text:p>0.62336</text:p>
              </table:table-cell>
              <table:table-cell office:value-type="float" office:value="0.65664">
                <text:p>0.65664</text:p>
              </table:table-cell>
              <table:table-cell office:value-type="float" office:value="0.67424">
                <text:p>0.67424</text:p>
              </table:table-cell>
              <table:table-cell office:value-type="float" office:value="0.71072">
                <text:p>0.71072</text:p>
              </table:table-cell>
              <table:table-cell office:value-type="float" office:value="0.864">
                <text:p>0.864</text:p>
              </table:table-cell>
              <table:table-cell office:value-type="float" office:value="0.540768">
                <text:p>0.5407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5136">
                <text:p>0.35136</text:p>
              </table:table-cell>
              <table:table-cell office:value-type="float" office:value="0.4">
                <text:p>0.4</text:p>
              </table:table-cell>
              <table:table-cell office:value-type="float" office:value="0.4208">
                <text:p>0.4208</text:p>
              </table:table-cell>
              <table:table-cell office:value-type="float" office:value="0.48352">
                <text:p>0.48352</text:p>
              </table:table-cell>
              <table:table-cell office:value-type="float" office:value="0.53056">
                <text:p>0.53056</text:p>
              </table:table-cell>
              <table:table-cell office:value-type="float" office:value="0.57024">
                <text:p>0.57024</text:p>
              </table:table-cell>
              <table:table-cell office:value-type="float" office:value="0.62048">
                <text:p>0.62048</text:p>
              </table:table-cell>
              <table:table-cell office:value-type="float" office:value="0.656">
                <text:p>0.656</text:p>
              </table:table-cell>
              <table:table-cell office:value-type="float" office:value="0.6768">
                <text:p>0.6768</text:p>
              </table:table-cell>
              <table:table-cell office:value-type="float" office:value="0.72224">
                <text:p>0.72224</text:p>
              </table:table-cell>
              <table:table-cell office:value-type="float" office:value="0.864">
                <text:p>0.864</text:p>
              </table:table-cell>
              <table:table-cell office:value-type="float" office:value="0.5432">
                <text:p>0.54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44">
                <text:p>0.344</text:p>
              </table:table-cell>
              <table:table-cell office:value-type="float" office:value="0.4">
                <text:p>0.4</text:p>
              </table:table-cell>
              <table:table-cell office:value-type="float" office:value="0.42528">
                <text:p>0.42528</text:p>
              </table:table-cell>
              <table:table-cell office:value-type="float" office:value="0.49056">
                <text:p>0.49056</text:p>
              </table:table-cell>
              <table:table-cell office:value-type="float" office:value="0.53248">
                <text:p>0.53248</text:p>
              </table:table-cell>
              <table:table-cell office:value-type="float" office:value="0.57504">
                <text:p>0.57504</text:p>
              </table:table-cell>
              <table:table-cell office:value-type="float" office:value="0.6304">
                <text:p>0.6304</text:p>
              </table:table-cell>
              <table:table-cell office:value-type="float" office:value="0.65344">
                <text:p>0.65344</text:p>
              </table:table-cell>
              <table:table-cell office:value-type="float" office:value="0.66976">
                <text:p>0.66976</text:p>
              </table:table-cell>
              <table:table-cell office:value-type="float" office:value="0.71872">
                <text:p>0.71872</text:p>
              </table:table-cell>
              <table:table-cell office:value-type="float" office:value="0.864">
                <text:p>0.864</text:p>
              </table:table-cell>
              <table:table-cell office:value-type="float" office:value="0.543968">
                <text:p>0.54396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3344">
                <text:p>0.33344</text:p>
              </table:table-cell>
              <table:table-cell office:value-type="float" office:value="0.39872">
                <text:p>0.39872</text:p>
              </table:table-cell>
              <table:table-cell office:value-type="float" office:value="0.42432">
                <text:p>0.42432</text:p>
              </table:table-cell>
              <table:table-cell office:value-type="float" office:value="0.48672">
                <text:p>0.48672</text:p>
              </table:table-cell>
              <table:table-cell office:value-type="float" office:value="0.53664">
                <text:p>0.53664</text:p>
              </table:table-cell>
              <table:table-cell office:value-type="float" office:value="0.576">
                <text:p>0.576</text:p>
              </table:table-cell>
              <table:table-cell office:value-type="float" office:value="0.62976">
                <text:p>0.62976</text:p>
              </table:table-cell>
              <table:table-cell office:value-type="float" office:value="0.6544">
                <text:p>0.6544</text:p>
              </table:table-cell>
              <table:table-cell office:value-type="float" office:value="0.6736">
                <text:p>0.6736</text:p>
              </table:table-cell>
              <table:table-cell office:value-type="float" office:value="0.72096">
                <text:p>0.72096</text:p>
              </table:table-cell>
              <table:table-cell office:value-type="float" office:value="0.864">
                <text:p>0.864</text:p>
              </table:table-cell>
              <table:table-cell office:value-type="float" office:value="0.543456">
                <text:p>0.5434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3696">
                <text:p>0.33696</text:p>
              </table:table-cell>
              <table:table-cell office:value-type="float" office:value="0.39616">
                <text:p>0.39616</text:p>
              </table:table-cell>
              <table:table-cell office:value-type="float" office:value="0.41952">
                <text:p>0.41952</text:p>
              </table:table-cell>
              <table:table-cell office:value-type="float" office:value="0.4768">
                <text:p>0.4768</text:p>
              </table:table-cell>
              <table:table-cell office:value-type="float" office:value="0.53248">
                <text:p>0.53248</text:p>
              </table:table-cell>
              <table:table-cell office:value-type="float" office:value="0.57568">
                <text:p>0.57568</text:p>
              </table:table-cell>
              <table:table-cell office:value-type="float" office:value="0.63264">
                <text:p>0.63264</text:p>
              </table:table-cell>
              <table:table-cell office:value-type="float" office:value="0.65504">
                <text:p>0.65504</text:p>
              </table:table-cell>
              <table:table-cell office:value-type="float" office:value="0.67424">
                <text:p>0.67424</text:p>
              </table:table-cell>
              <table:table-cell office:value-type="float" office:value="0.72512">
                <text:p>0.72512</text:p>
              </table:table-cell>
              <table:table-cell office:value-type="float" office:value="0.864">
                <text:p>0.864</text:p>
              </table:table-cell>
              <table:table-cell office:value-type="float" office:value="0.542464">
                <text:p>0.5424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3376">
                <text:p>0.33376</text:p>
              </table:table-cell>
              <table:table-cell office:value-type="float" office:value="0.3904">
                <text:p>0.3904</text:p>
              </table:table-cell>
              <table:table-cell office:value-type="float" office:value="0.40832">
                <text:p>0.40832</text:p>
              </table:table-cell>
              <table:table-cell office:value-type="float" office:value="0.46208">
                <text:p>0.46208</text:p>
              </table:table-cell>
              <table:table-cell office:value-type="float" office:value="0.52096">
                <text:p>0.52096</text:p>
              </table:table-cell>
              <table:table-cell office:value-type="float" office:value="0.57184">
                <text:p>0.57184</text:p>
              </table:table-cell>
              <table:table-cell office:value-type="float" office:value="0.62816">
                <text:p>0.62816</text:p>
              </table:table-cell>
              <table:table-cell office:value-type="float" office:value="0.656">
                <text:p>0.656</text:p>
              </table:table-cell>
              <table:table-cell office:value-type="float" office:value="0.6752">
                <text:p>0.6752</text:p>
              </table:table-cell>
              <table:table-cell office:value-type="float" office:value="0.71424">
                <text:p>0.71424</text:p>
              </table:table-cell>
              <table:table-cell office:value-type="float" office:value="0.864">
                <text:p>0.864</text:p>
              </table:table-cell>
              <table:table-cell office:value-type="float" office:value="0.536096">
                <text:p>0.5360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2448">
                <text:p>0.32448</text:p>
              </table:table-cell>
              <table:table-cell office:value-type="float" office:value="0.38016">
                <text:p>0.38016</text:p>
              </table:table-cell>
              <table:table-cell office:value-type="float" office:value="0.40768">
                <text:p>0.40768</text:p>
              </table:table-cell>
              <table:table-cell office:value-type="float" office:value="0.43712">
                <text:p>0.43712</text:p>
              </table:table-cell>
              <table:table-cell office:value-type="float" office:value="0.49984">
                <text:p>0.49984</text:p>
              </table:table-cell>
              <table:table-cell office:value-type="float" office:value="0.5568">
                <text:p>0.5568</text:p>
              </table:table-cell>
              <table:table-cell office:value-type="float" office:value="0.62144">
                <text:p>0.62144</text:p>
              </table:table-cell>
              <table:table-cell office:value-type="float" office:value="0.65408">
                <text:p>0.65408</text:p>
              </table:table-cell>
              <table:table-cell office:value-type="float" office:value="0.67456">
                <text:p>0.67456</text:p>
              </table:table-cell>
              <table:table-cell office:value-type="float" office:value="0.7216">
                <text:p>0.7216</text:p>
              </table:table-cell>
              <table:table-cell office:value-type="float" office:value="0.864">
                <text:p>0.864</text:p>
              </table:table-cell>
              <table:table-cell office:value-type="float" office:value="0.527776">
                <text:p>0.52777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4656">
                <text:p>0.34656</text:p>
              </table:table-cell>
              <table:table-cell office:value-type="float" office:value="0.4">
                <text:p>0.4</text:p>
              </table:table-cell>
              <table:table-cell office:value-type="float" office:value="0.41376">
                <text:p>0.41376</text:p>
              </table:table-cell>
              <table:table-cell office:value-type="float" office:value="0.4656">
                <text:p>0.4656</text:p>
              </table:table-cell>
              <table:table-cell office:value-type="float" office:value="0.50912">
                <text:p>0.50912</text:p>
              </table:table-cell>
              <table:table-cell office:value-type="float" office:value="0.56416">
                <text:p>0.56416</text:p>
              </table:table-cell>
              <table:table-cell office:value-type="float" office:value="0.63296">
                <text:p>0.63296</text:p>
              </table:table-cell>
              <table:table-cell office:value-type="float" office:value="0.65888">
                <text:p>0.65888</text:p>
              </table:table-cell>
              <table:table-cell office:value-type="float" office:value="0.68096">
                <text:p>0.68096</text:p>
              </table:table-cell>
              <table:table-cell office:value-type="float" office:value="0.72512">
                <text:p>0.72512</text:p>
              </table:table-cell>
              <table:table-cell office:value-type="float" office:value="0.864">
                <text:p>0.864</text:p>
              </table:table-cell>
              <table:table-cell office:value-type="float" office:value="0.539712">
                <text:p>0.53971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2608">
                <text:p>0.32608</text:p>
              </table:table-cell>
              <table:table-cell office:value-type="float" office:value="0.392">
                <text:p>0.392</text:p>
              </table:table-cell>
              <table:table-cell office:value-type="float" office:value="0.41056">
                <text:p>0.41056</text:p>
              </table:table-cell>
              <table:table-cell office:value-type="float" office:value="0.47456">
                <text:p>0.47456</text:p>
              </table:table-cell>
              <table:table-cell office:value-type="float" office:value="0.51936">
                <text:p>0.51936</text:p>
              </table:table-cell>
              <table:table-cell office:value-type="float" office:value="0.57248">
                <text:p>0.57248</text:p>
              </table:table-cell>
              <table:table-cell office:value-type="float" office:value="0.63168">
                <text:p>0.63168</text:p>
              </table:table-cell>
              <table:table-cell office:value-type="float" office:value="0.66048">
                <text:p>0.66048</text:p>
              </table:table-cell>
              <table:table-cell office:value-type="float" office:value="0.68256">
                <text:p>0.68256</text:p>
              </table:table-cell>
              <table:table-cell office:value-type="float" office:value="0.7472">
                <text:p>0.7472</text:p>
              </table:table-cell>
              <table:table-cell office:value-type="float" office:value="0.888">
                <text:p>0.888</text:p>
              </table:table-cell>
              <table:table-cell office:value-type="float" office:value="0.541696">
                <text:p>0.54169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2416">
                <text:p>0.32416</text:p>
              </table:table-cell>
              <table:table-cell office:value-type="float" office:value="0.39424">
                <text:p>0.39424</text:p>
              </table:table-cell>
              <table:table-cell office:value-type="float" office:value="0.40416">
                <text:p>0.40416</text:p>
              </table:table-cell>
              <table:table-cell office:value-type="float" office:value="0.46848">
                <text:p>0.46848</text:p>
              </table:table-cell>
              <table:table-cell office:value-type="float" office:value="0.52544">
                <text:p>0.52544</text:p>
              </table:table-cell>
              <table:table-cell office:value-type="float" office:value="0.57632">
                <text:p>0.57632</text:p>
              </table:table-cell>
              <table:table-cell office:value-type="float" office:value="0.63456">
                <text:p>0.63456</text:p>
              </table:table-cell>
              <table:table-cell office:value-type="float" office:value="0.66304">
                <text:p>0.66304</text:p>
              </table:table-cell>
              <table:table-cell office:value-type="float" office:value="0.68352">
                <text:p>0.68352</text:p>
              </table:table-cell>
              <table:table-cell office:value-type="float" office:value="0.73248">
                <text:p>0.73248</text:p>
              </table:table-cell>
              <table:table-cell office:value-type="float" office:value="0.888">
                <text:p>0.888</text:p>
              </table:table-cell>
              <table:table-cell office:value-type="float" office:value="0.54064">
                <text:p>0.540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496">
                <text:p>0.34496</text:p>
              </table:table-cell>
              <table:table-cell office:value-type="float" office:value="0.39808">
                <text:p>0.39808</text:p>
              </table:table-cell>
              <table:table-cell office:value-type="float" office:value="0.43456">
                <text:p>0.43456</text:p>
              </table:table-cell>
              <table:table-cell office:value-type="float" office:value="0.49568">
                <text:p>0.49568</text:p>
              </table:table-cell>
              <table:table-cell office:value-type="float" office:value="0.5424">
                <text:p>0.5424</text:p>
              </table:table-cell>
              <table:table-cell office:value-type="float" office:value="0.59456">
                <text:p>0.59456</text:p>
              </table:table-cell>
              <table:table-cell office:value-type="float" office:value="0.64192">
                <text:p>0.64192</text:p>
              </table:table-cell>
              <table:table-cell office:value-type="float" office:value="0.6688">
                <text:p>0.6688</text:p>
              </table:table-cell>
              <table:table-cell office:value-type="float" office:value="0.688">
                <text:p>0.688</text:p>
              </table:table-cell>
              <table:table-cell office:value-type="float" office:value="0.73312">
                <text:p>0.73312</text:p>
              </table:table-cell>
              <table:table-cell office:value-type="float" office:value="0.888">
                <text:p>0.888</text:p>
              </table:table-cell>
              <table:table-cell office:value-type="float" office:value="0.554208">
                <text:p>0.55420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424">
                <text:p>0.3424</text:p>
              </table:table-cell>
              <table:table-cell office:value-type="float" office:value="0.4">
                <text:p>0.4</text:p>
              </table:table-cell>
              <table:table-cell office:value-type="float" office:value="0.41984">
                <text:p>0.41984</text:p>
              </table:table-cell>
              <table:table-cell office:value-type="float" office:value="0.48896">
                <text:p>0.48896</text:p>
              </table:table-cell>
              <table:table-cell office:value-type="float" office:value="0.55232">
                <text:p>0.55232</text:p>
              </table:table-cell>
              <table:table-cell office:value-type="float" office:value="0.624">
                <text:p>0.624</text:p>
              </table:table-cell>
              <table:table-cell office:value-type="float" office:value="0.65344">
                <text:p>0.65344</text:p>
              </table:table-cell>
              <table:table-cell office:value-type="float" office:value="0.672">
                <text:p>0.672</text:p>
              </table:table-cell>
              <table:table-cell office:value-type="float" office:value="0.68992">
                <text:p>0.68992</text:p>
              </table:table-cell>
              <table:table-cell office:value-type="float" office:value="0.74304">
                <text:p>0.74304</text:p>
              </table:table-cell>
              <table:table-cell office:value-type="float" office:value="0.888">
                <text:p>0.888</text:p>
              </table:table-cell>
              <table:table-cell office:value-type="float" office:value="0.558592">
                <text:p>0.55859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5648">
                <text:p>0.35648</text:p>
              </table:table-cell>
              <table:table-cell office:value-type="float" office:value="0.40192">
                <text:p>0.40192</text:p>
              </table:table-cell>
              <table:table-cell office:value-type="float" office:value="0.44224">
                <text:p>0.44224</text:p>
              </table:table-cell>
              <table:table-cell office:value-type="float" office:value="0.5056">
                <text:p>0.5056</text:p>
              </table:table-cell>
              <table:table-cell office:value-type="float" office:value="0.5648">
                <text:p>0.5648</text:p>
              </table:table-cell>
              <table:table-cell office:value-type="float" office:value="0.62592">
                <text:p>0.62592</text:p>
              </table:table-cell>
              <table:table-cell office:value-type="float" office:value="0.65824">
                <text:p>0.65824</text:p>
              </table:table-cell>
              <table:table-cell office:value-type="float" office:value="0.67648">
                <text:p>0.67648</text:p>
              </table:table-cell>
              <table:table-cell office:value-type="float" office:value="0.69088">
                <text:p>0.69088</text:p>
              </table:table-cell>
              <table:table-cell office:value-type="float" office:value="0.7552">
                <text:p>0.7552</text:p>
              </table:table-cell>
              <table:table-cell office:value-type="float" office:value="0.888">
                <text:p>0.888</text:p>
              </table:table-cell>
              <table:table-cell office:value-type="float" office:value="0.567776">
                <text:p>0.56777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5776">
                <text:p>0.35776</text:p>
              </table:table-cell>
              <table:table-cell office:value-type="float" office:value="0.4016">
                <text:p>0.4016</text:p>
              </table:table-cell>
              <table:table-cell office:value-type="float" office:value="0.44512">
                <text:p>0.44512</text:p>
              </table:table-cell>
              <table:table-cell office:value-type="float" office:value="0.50432">
                <text:p>0.50432</text:p>
              </table:table-cell>
              <table:table-cell office:value-type="float" office:value="0.5584">
                <text:p>0.5584</text:p>
              </table:table-cell>
              <table:table-cell office:value-type="float" office:value="0.6112">
                <text:p>0.6112</text:p>
              </table:table-cell>
              <table:table-cell office:value-type="float" office:value="0.65248">
                <text:p>0.65248</text:p>
              </table:table-cell>
              <table:table-cell office:value-type="float" office:value="0.67136">
                <text:p>0.67136</text:p>
              </table:table-cell>
              <table:table-cell office:value-type="float" office:value="0.68768">
                <text:p>0.68768</text:p>
              </table:table-cell>
              <table:table-cell office:value-type="float" office:value="0.744">
                <text:p>0.744</text:p>
              </table:table-cell>
              <table:table-cell office:value-type="float" office:value="0.888">
                <text:p>0.888</text:p>
              </table:table-cell>
              <table:table-cell office:value-type="float" office:value="0.563392">
                <text:p>0.56339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4272">
                <text:p>0.34272</text:p>
              </table:table-cell>
              <table:table-cell office:value-type="float" office:value="0.4">
                <text:p>0.4</text:p>
              </table:table-cell>
              <table:table-cell office:value-type="float" office:value="0.41728">
                <text:p>0.41728</text:p>
              </table:table-cell>
              <table:table-cell office:value-type="float" office:value="0.47488">
                <text:p>0.47488</text:p>
              </table:table-cell>
              <table:table-cell office:value-type="float" office:value="0.53504">
                <text:p>0.53504</text:p>
              </table:table-cell>
              <table:table-cell office:value-type="float" office:value="0.58464">
                <text:p>0.58464</text:p>
              </table:table-cell>
              <table:table-cell office:value-type="float" office:value="0.63264">
                <text:p>0.63264</text:p>
              </table:table-cell>
              <table:table-cell office:value-type="float" office:value="0.66304">
                <text:p>0.66304</text:p>
              </table:table-cell>
              <table:table-cell office:value-type="float" office:value="0.68064">
                <text:p>0.68064</text:p>
              </table:table-cell>
              <table:table-cell office:value-type="float" office:value="0.73664">
                <text:p>0.73664</text:p>
              </table:table-cell>
              <table:table-cell office:value-type="float" office:value="0.888">
                <text:p>0.888</text:p>
              </table:table-cell>
              <table:table-cell office:value-type="float" office:value="0.546752">
                <text:p>0.5467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4688">
                <text:p>0.34688</text:p>
              </table:table-cell>
              <table:table-cell office:value-type="float" office:value="0.40128">
                <text:p>0.40128</text:p>
              </table:table-cell>
              <table:table-cell office:value-type="float" office:value="0.43072">
                <text:p>0.43072</text:p>
              </table:table-cell>
              <table:table-cell office:value-type="float" office:value="0.49632">
                <text:p>0.49632</text:p>
              </table:table-cell>
              <table:table-cell office:value-type="float" office:value="0.53728">
                <text:p>0.53728</text:p>
              </table:table-cell>
              <table:table-cell office:value-type="float" office:value="0.57248">
                <text:p>0.57248</text:p>
              </table:table-cell>
              <table:table-cell office:value-type="float" office:value="0.61216">
                <text:p>0.61216</text:p>
              </table:table-cell>
              <table:table-cell office:value-type="float" office:value="0.65056">
                <text:p>0.65056</text:p>
              </table:table-cell>
              <table:table-cell office:value-type="float" office:value="0.67712">
                <text:p>0.67712</text:p>
              </table:table-cell>
              <table:table-cell office:value-type="float" office:value="0.74304">
                <text:p>0.74304</text:p>
              </table:table-cell>
              <table:table-cell office:value-type="float" office:value="0.888">
                <text:p>0.888</text:p>
              </table:table-cell>
              <table:table-cell office:value-type="float" office:value="0.546784">
                <text:p>0.54678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3152">
                <text:p>0.33152</text:p>
              </table:table-cell>
              <table:table-cell office:value-type="float" office:value="0.38944">
                <text:p>0.38944</text:p>
              </table:table-cell>
              <table:table-cell office:value-type="float" office:value="0.41216">
                <text:p>0.41216</text:p>
              </table:table-cell>
              <table:table-cell office:value-type="float" office:value="0.4688">
                <text:p>0.4688</text:p>
              </table:table-cell>
              <table:table-cell office:value-type="float" office:value="0.52032">
                <text:p>0.52032</text:p>
              </table:table-cell>
              <table:table-cell office:value-type="float" office:value="0.56192">
                <text:p>0.56192</text:p>
              </table:table-cell>
              <table:table-cell office:value-type="float" office:value="0.61952">
                <text:p>0.61952</text:p>
              </table:table-cell>
              <table:table-cell office:value-type="float" office:value="0.65344">
                <text:p>0.65344</text:p>
              </table:table-cell>
              <table:table-cell office:value-type="float" office:value="0.67712">
                <text:p>0.67712</text:p>
              </table:table-cell>
              <table:table-cell office:value-type="float" office:value="0.74848">
                <text:p>0.74848</text:p>
              </table:table-cell>
              <table:table-cell office:value-type="float" office:value="0.888">
                <text:p>0.888</text:p>
              </table:table-cell>
              <table:table-cell office:value-type="float" office:value="0.538272">
                <text:p>0.53827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5744">
                <text:p>0.35744</text:p>
              </table:table-cell>
              <table:table-cell office:value-type="float" office:value="0.40224">
                <text:p>0.40224</text:p>
              </table:table-cell>
              <table:table-cell office:value-type="float" office:value="0.43104">
                <text:p>0.43104</text:p>
              </table:table-cell>
              <table:table-cell office:value-type="float" office:value="0.48416">
                <text:p>0.48416</text:p>
              </table:table-cell>
              <table:table-cell office:value-type="float" office:value="0.52576">
                <text:p>0.52576</text:p>
              </table:table-cell>
              <table:table-cell office:value-type="float" office:value="0.56064">
                <text:p>0.56064</text:p>
              </table:table-cell>
              <table:table-cell office:value-type="float" office:value="0.62336">
                <text:p>0.62336</text:p>
              </table:table-cell>
              <table:table-cell office:value-type="float" office:value="0.6592">
                <text:p>0.6592</text:p>
              </table:table-cell>
              <table:table-cell office:value-type="float" office:value="0.68512">
                <text:p>0.68512</text:p>
              </table:table-cell>
              <table:table-cell office:value-type="float" office:value="0.7632">
                <text:p>0.7632</text:p>
              </table:table-cell>
              <table:table-cell office:value-type="float" office:value="0.904">
                <text:p>0.904</text:p>
              </table:table-cell>
              <table:table-cell office:value-type="float" office:value="0.549216">
                <text:p>0.54921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3376">
                <text:p>0.33376</text:p>
              </table:table-cell>
              <table:table-cell office:value-type="float" office:value="0.3984">
                <text:p>0.3984</text:p>
              </table:table-cell>
              <table:table-cell office:value-type="float" office:value="0.42592">
                <text:p>0.42592</text:p>
              </table:table-cell>
              <table:table-cell office:value-type="float" office:value="0.47968">
                <text:p>0.47968</text:p>
              </table:table-cell>
              <table:table-cell office:value-type="float" office:value="0.51776">
                <text:p>0.51776</text:p>
              </table:table-cell>
              <table:table-cell office:value-type="float" office:value="0.55744">
                <text:p>0.55744</text:p>
              </table:table-cell>
              <table:table-cell office:value-type="float" office:value="0.61728">
                <text:p>0.61728</text:p>
              </table:table-cell>
              <table:table-cell office:value-type="float" office:value="0.65984">
                <text:p>0.65984</text:p>
              </table:table-cell>
              <table:table-cell office:value-type="float" office:value="0.68768">
                <text:p>0.68768</text:p>
              </table:table-cell>
              <table:table-cell office:value-type="float" office:value="0.79584">
                <text:p>0.79584</text:p>
              </table:table-cell>
              <table:table-cell office:value-type="float" office:value="0.92">
                <text:p>0.92</text:p>
              </table:table-cell>
              <table:table-cell office:value-type="float" office:value="0.54736">
                <text:p>0.5473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4528">
                <text:p>0.34528</text:p>
              </table:table-cell>
              <table:table-cell office:value-type="float" office:value="0.4">
                <text:p>0.4</text:p>
              </table:table-cell>
              <table:table-cell office:value-type="float" office:value="0.43072">
                <text:p>0.43072</text:p>
              </table:table-cell>
              <table:table-cell office:value-type="float" office:value="0.48384">
                <text:p>0.48384</text:p>
              </table:table-cell>
              <table:table-cell office:value-type="float" office:value="0.52192">
                <text:p>0.52192</text:p>
              </table:table-cell>
              <table:table-cell office:value-type="float" office:value="0.5632">
                <text:p>0.5632</text:p>
              </table:table-cell>
              <table:table-cell office:value-type="float" office:value="0.61664">
                <text:p>0.61664</text:p>
              </table:table-cell>
              <table:table-cell office:value-type="float" office:value="0.6592">
                <text:p>0.6592</text:p>
              </table:table-cell>
              <table:table-cell office:value-type="float" office:value="0.68576">
                <text:p>0.68576</text:p>
              </table:table-cell>
              <table:table-cell office:value-type="float" office:value="0.78784">
                <text:p>0.78784</text:p>
              </table:table-cell>
              <table:table-cell office:value-type="float" office:value="0.92">
                <text:p>0.92</text:p>
              </table:table-cell>
              <table:table-cell office:value-type="float" office:value="0.54944">
                <text:p>0.549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1168">
                <text:p>0.31168</text:p>
              </table:table-cell>
              <table:table-cell office:value-type="float" office:value="0.39584">
                <text:p>0.39584</text:p>
              </table:table-cell>
              <table:table-cell office:value-type="float" office:value="0.4096">
                <text:p>0.4096</text:p>
              </table:table-cell>
              <table:table-cell office:value-type="float" office:value="0.45952">
                <text:p>0.45952</text:p>
              </table:table-cell>
              <table:table-cell office:value-type="float" office:value="0.52736">
                <text:p>0.52736</text:p>
              </table:table-cell>
              <table:table-cell office:value-type="float" office:value="0.57216">
                <text:p>0.57216</text:p>
              </table:table-cell>
              <table:table-cell office:value-type="float" office:value="0.62848">
                <text:p>0.62848</text:p>
              </table:table-cell>
              <table:table-cell office:value-type="float" office:value="0.66048">
                <text:p>0.66048</text:p>
              </table:table-cell>
              <table:table-cell office:value-type="float" office:value="0.68448">
                <text:p>0.68448</text:p>
              </table:table-cell>
              <table:table-cell office:value-type="float" office:value="0.7776">
                <text:p>0.7776</text:p>
              </table:table-cell>
              <table:table-cell office:value-type="float" office:value="0.92">
                <text:p>0.92</text:p>
              </table:table-cell>
              <table:table-cell office:value-type="float" office:value="0.54272">
                <text:p>0.5427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392">
                <text:p>0.3392</text:p>
              </table:table-cell>
              <table:table-cell office:value-type="float" office:value="0.40128">
                <text:p>0.40128</text:p>
              </table:table-cell>
              <table:table-cell office:value-type="float" office:value="0.45856">
                <text:p>0.45856</text:p>
              </table:table-cell>
              <table:table-cell office:value-type="float" office:value="0.50912">
                <text:p>0.50912</text:p>
              </table:table-cell>
              <table:table-cell office:value-type="float" office:value="0.54688">
                <text:p>0.54688</text:p>
              </table:table-cell>
              <table:table-cell office:value-type="float" office:value="0.592">
                <text:p>0.592</text:p>
              </table:table-cell>
              <table:table-cell office:value-type="float" office:value="0.64416">
                <text:p>0.64416</text:p>
              </table:table-cell>
              <table:table-cell office:value-type="float" office:value="0.66912">
                <text:p>0.66912</text:p>
              </table:table-cell>
              <table:table-cell office:value-type="float" office:value="0.69088">
                <text:p>0.69088</text:p>
              </table:table-cell>
              <table:table-cell office:value-type="float" office:value="0.80384">
                <text:p>0.80384</text:p>
              </table:table-cell>
              <table:table-cell office:value-type="float" office:value="0.92">
                <text:p>0.92</text:p>
              </table:table-cell>
              <table:table-cell office:value-type="float" office:value="0.565504">
                <text:p>0.5655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312">
                <text:p>0.3312</text:p>
              </table:table-cell>
              <table:table-cell office:value-type="float" office:value="0.4032">
                <text:p>0.4032</text:p>
              </table:table-cell>
              <table:table-cell office:value-type="float" office:value="0.45952">
                <text:p>0.45952</text:p>
              </table:table-cell>
              <table:table-cell office:value-type="float" office:value="0.51616">
                <text:p>0.51616</text:p>
              </table:table-cell>
              <table:table-cell office:value-type="float" office:value="0.55776">
                <text:p>0.55776</text:p>
              </table:table-cell>
              <table:table-cell office:value-type="float" office:value="0.60896">
                <text:p>0.60896</text:p>
              </table:table-cell>
              <table:table-cell office:value-type="float" office:value="0.65408">
                <text:p>0.65408</text:p>
              </table:table-cell>
              <table:table-cell office:value-type="float" office:value="0.6736">
                <text:p>0.6736</text:p>
              </table:table-cell>
              <table:table-cell office:value-type="float" office:value="0.69728">
                <text:p>0.69728</text:p>
              </table:table-cell>
              <table:table-cell office:value-type="float" office:value="0.82656">
                <text:p>0.82656</text:p>
              </table:table-cell>
              <table:table-cell office:value-type="float" office:value="0.92">
                <text:p>0.92</text:p>
              </table:table-cell>
              <table:table-cell office:value-type="float" office:value="0.572832">
                <text:p>0.57283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4752">
                <text:p>0.34752</text:p>
              </table:table-cell>
              <table:table-cell office:value-type="float" office:value="0.40128">
                <text:p>0.40128</text:p>
              </table:table-cell>
              <table:table-cell office:value-type="float" office:value="0.44064">
                <text:p>0.44064</text:p>
              </table:table-cell>
              <table:table-cell office:value-type="float" office:value="0.5088">
                <text:p>0.5088</text:p>
              </table:table-cell>
              <table:table-cell office:value-type="float" office:value="0.56384">
                <text:p>0.56384</text:p>
              </table:table-cell>
              <table:table-cell office:value-type="float" office:value="0.63424">
                <text:p>0.63424</text:p>
              </table:table-cell>
              <table:table-cell office:value-type="float" office:value="0.66592">
                <text:p>0.66592</text:p>
              </table:table-cell>
              <table:table-cell office:value-type="float" office:value="0.68224">
                <text:p>0.68224</text:p>
              </table:table-cell>
              <table:table-cell office:value-type="float" office:value="0.71008">
                <text:p>0.71008</text:p>
              </table:table-cell>
              <table:table-cell office:value-type="float" office:value="0.85216">
                <text:p>0.85216</text:p>
              </table:table-cell>
              <table:table-cell office:value-type="float" office:value="0.92">
                <text:p>0.92</text:p>
              </table:table-cell>
              <table:table-cell office:value-type="float" office:value="0.580672">
                <text:p>0.58067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4912">
                <text:p>0.34912</text:p>
              </table:table-cell>
              <table:table-cell office:value-type="float" office:value="0.40864">
                <text:p>0.40864</text:p>
              </table:table-cell>
              <table:table-cell office:value-type="float" office:value="0.47584">
                <text:p>0.47584</text:p>
              </table:table-cell>
              <table:table-cell office:value-type="float" office:value="0.53216">
                <text:p>0.53216</text:p>
              </table:table-cell>
              <table:table-cell office:value-type="float" office:value="0.5936">
                <text:p>0.5936</text:p>
              </table:table-cell>
              <table:table-cell office:value-type="float" office:value="0.65376">
                <text:p>0.65376</text:p>
              </table:table-cell>
              <table:table-cell office:value-type="float" office:value="0.6704">
                <text:p>0.6704</text:p>
              </table:table-cell>
              <table:table-cell office:value-type="float" office:value="0.688">
                <text:p>0.688</text:p>
              </table:table-cell>
              <table:table-cell office:value-type="float" office:value="0.7408">
                <text:p>0.7408</text:p>
              </table:table-cell>
              <table:table-cell office:value-type="float" office:value="0.89056">
                <text:p>0.89056</text:p>
              </table:table-cell>
              <table:table-cell office:value-type="float" office:value="0.92">
                <text:p>0.92</text:p>
              </table:table-cell>
              <table:table-cell office:value-type="float" office:value="0.600288">
                <text:p>0.60028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6256">
                <text:p>0.36256</text:p>
              </table:table-cell>
              <table:table-cell office:value-type="float" office:value="0.41824">
                <text:p>0.41824</text:p>
              </table:table-cell>
              <table:table-cell office:value-type="float" office:value="0.49376">
                <text:p>0.49376</text:p>
              </table:table-cell>
              <table:table-cell office:value-type="float" office:value="0.54144">
                <text:p>0.54144</text:p>
              </table:table-cell>
              <table:table-cell office:value-type="float" office:value="0.58752">
                <text:p>0.58752</text:p>
              </table:table-cell>
              <table:table-cell office:value-type="float" office:value="0.64608">
                <text:p>0.64608</text:p>
              </table:table-cell>
              <table:table-cell office:value-type="float" office:value="0.67072">
                <text:p>0.67072</text:p>
              </table:table-cell>
              <table:table-cell office:value-type="float" office:value="0.69184">
                <text:p>0.69184</text:p>
              </table:table-cell>
              <table:table-cell office:value-type="float" office:value="0.75584">
                <text:p>0.75584</text:p>
              </table:table-cell>
              <table:table-cell office:value-type="float" office:value="0.88256">
                <text:p>0.88256</text:p>
              </table:table-cell>
              <table:table-cell office:value-type="float" office:value="0.92">
                <text:p>0.92</text:p>
              </table:table-cell>
              <table:table-cell office:value-type="float" office:value="0.605056">
                <text:p>0.60505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5456">
                <text:p>0.35456</text:p>
              </table:table-cell>
              <table:table-cell office:value-type="float" office:value="0.42944">
                <text:p>0.42944</text:p>
              </table:table-cell>
              <table:table-cell office:value-type="float" office:value="0.50528">
                <text:p>0.50528</text:p>
              </table:table-cell>
              <table:table-cell office:value-type="float" office:value="0.55872">
                <text:p>0.55872</text:p>
              </table:table-cell>
              <table:table-cell office:value-type="float" office:value="0.60832">
                <text:p>0.60832</text:p>
              </table:table-cell>
              <table:table-cell office:value-type="float" office:value="0.65696">
                <text:p>0.65696</text:p>
              </table:table-cell>
              <table:table-cell office:value-type="float" office:value="0.67872">
                <text:p>0.67872</text:p>
              </table:table-cell>
              <table:table-cell office:value-type="float" office:value="0.71392">
                <text:p>0.71392</text:p>
              </table:table-cell>
              <table:table-cell office:value-type="float" office:value="0.79712">
                <text:p>0.79712</text:p>
              </table:table-cell>
              <table:table-cell office:value-type="float" office:value="0.88352">
                <text:p>0.88352</text:p>
              </table:table-cell>
              <table:table-cell office:value-type="float" office:value="0.92">
                <text:p>0.92</text:p>
              </table:table-cell>
              <table:table-cell office:value-type="float" office:value="0.618656">
                <text:p>0.61865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7792">
                <text:p>0.37792</text:p>
              </table:table-cell>
              <table:table-cell office:value-type="float" office:value="0.44544">
                <text:p>0.44544</text:p>
              </table:table-cell>
              <table:table-cell office:value-type="float" office:value="0.52224">
                <text:p>0.52224</text:p>
              </table:table-cell>
              <table:table-cell office:value-type="float" office:value="0.57856">
                <text:p>0.57856</text:p>
              </table:table-cell>
              <table:table-cell office:value-type="float" office:value="0.63104">
                <text:p>0.63104</text:p>
              </table:table-cell>
              <table:table-cell office:value-type="float" office:value="0.66688">
                <text:p>0.66688</text:p>
              </table:table-cell>
              <table:table-cell office:value-type="float" office:value="0.68288">
                <text:p>0.68288</text:p>
              </table:table-cell>
              <table:table-cell office:value-type="float" office:value="0.74112">
                <text:p>0.74112</text:p>
              </table:table-cell>
              <table:table-cell office:value-type="float" office:value="0.82336">
                <text:p>0.82336</text:p>
              </table:table-cell>
              <table:table-cell office:value-type="float" office:value="0.89568">
                <text:p>0.89568</text:p>
              </table:table-cell>
              <table:table-cell office:value-type="float" office:value="0.92">
                <text:p>0.92</text:p>
              </table:table-cell>
              <table:table-cell office:value-type="float" office:value="0.636512">
                <text:p>0.6365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5712">
                <text:p>0.35712</text:p>
              </table:table-cell>
              <table:table-cell office:value-type="float" office:value="0.4528">
                <text:p>0.4528</text:p>
              </table:table-cell>
              <table:table-cell office:value-type="float" office:value="0.52">
                <text:p>0.52</text:p>
              </table:table-cell>
              <table:table-cell office:value-type="float" office:value="0.58656">
                <text:p>0.58656</text:p>
              </table:table-cell>
              <table:table-cell office:value-type="float" office:value="0.64288">
                <text:p>0.64288</text:p>
              </table:table-cell>
              <table:table-cell office:value-type="float" office:value="0.67264">
                <text:p>0.67264</text:p>
              </table:table-cell>
              <table:table-cell office:value-type="float" office:value="0.696">
                <text:p>0.696</text:p>
              </table:table-cell>
              <table:table-cell office:value-type="float" office:value="0.76832">
                <text:p>0.76832</text:p>
              </table:table-cell>
              <table:table-cell office:value-type="float" office:value="0.82912">
                <text:p>0.82912</text:p>
              </table:table-cell>
              <table:table-cell office:value-type="float" office:value="0.90336">
                <text:p>0.90336</text:p>
              </table:table-cell>
              <table:table-cell office:value-type="float" office:value="0.928">
                <text:p>0.928</text:p>
              </table:table-cell>
              <table:table-cell office:value-type="float" office:value="0.64288">
                <text:p>0.6428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7664">
                <text:p>0.37664</text:p>
              </table:table-cell>
              <table:table-cell office:value-type="float" office:value="0.46048">
                <text:p>0.46048</text:p>
              </table:table-cell>
              <table:table-cell office:value-type="float" office:value="0.52736">
                <text:p>0.52736</text:p>
              </table:table-cell>
              <table:table-cell office:value-type="float" office:value="0.584">
                <text:p>0.584</text:p>
              </table:table-cell>
              <table:table-cell office:value-type="float" office:value="0.64064">
                <text:p>0.64064</text:p>
              </table:table-cell>
              <table:table-cell office:value-type="float" office:value="0.6784">
                <text:p>0.6784</text:p>
              </table:table-cell>
              <table:table-cell office:value-type="float" office:value="0.70016">
                <text:p>0.70016</text:p>
              </table:table-cell>
              <table:table-cell office:value-type="float" office:value="0.75456">
                <text:p>0.75456</text:p>
              </table:table-cell>
              <table:table-cell office:value-type="float" office:value="0.82048">
                <text:p>0.82048</text:p>
              </table:table-cell>
              <table:table-cell office:value-type="float" office:value="0.9024">
                <text:p>0.9024</text:p>
              </table:table-cell>
              <table:table-cell office:value-type="float" office:value="0.928">
                <text:p>0.928</text:p>
              </table:table-cell>
              <table:table-cell office:value-type="float" office:value="0.644512">
                <text:p>0.6445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6096">
                <text:p>0.36096</text:p>
              </table:table-cell>
              <table:table-cell office:value-type="float" office:value="0.4752">
                <text:p>0.4752</text:p>
              </table:table-cell>
              <table:table-cell office:value-type="float" office:value="0.58016">
                <text:p>0.58016</text:p>
              </table:table-cell>
              <table:table-cell office:value-type="float" office:value="0.64256">
                <text:p>0.64256</text:p>
              </table:table-cell>
              <table:table-cell office:value-type="float" office:value="0.672">
                <text:p>0.672</text:p>
              </table:table-cell>
              <table:table-cell office:value-type="float" office:value="0.6896">
                <text:p>0.6896</text:p>
              </table:table-cell>
              <table:table-cell office:value-type="float" office:value="0.73184">
                <text:p>0.73184</text:p>
              </table:table-cell>
              <table:table-cell office:value-type="float" office:value="0.80064">
                <text:p>0.80064</text:p>
              </table:table-cell>
              <table:table-cell office:value-type="float" office:value="0.86784">
                <text:p>0.86784</text:p>
              </table:table-cell>
              <table:table-cell office:value-type="float" office:value="0.91328">
                <text:p>0.91328</text:p>
              </table:table-cell>
              <table:table-cell office:value-type="float" office:value="0.944">
                <text:p>0.944</text:p>
              </table:table-cell>
              <table:table-cell office:value-type="float" office:value="0.673408">
                <text:p>0.67340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1536">
                <text:p>0.41536</text:p>
              </table:table-cell>
              <table:table-cell office:value-type="float" office:value="0.55712">
                <text:p>0.55712</text:p>
              </table:table-cell>
              <table:table-cell office:value-type="float" office:value="0.61248">
                <text:p>0.61248</text:p>
              </table:table-cell>
              <table:table-cell office:value-type="float" office:value="0.656">
                <text:p>0.656</text:p>
              </table:table-cell>
              <table:table-cell office:value-type="float" office:value="0.67872">
                <text:p>0.67872</text:p>
              </table:table-cell>
              <table:table-cell office:value-type="float" office:value="0.70528">
                <text:p>0.70528</text:p>
              </table:table-cell>
              <table:table-cell office:value-type="float" office:value="0.76672">
                <text:p>0.76672</text:p>
              </table:table-cell>
              <table:table-cell office:value-type="float" office:value="0.82624">
                <text:p>0.82624</text:p>
              </table:table-cell>
              <table:table-cell office:value-type="float" office:value="0.88384">
                <text:p>0.88384</text:p>
              </table:table-cell>
              <table:table-cell office:value-type="float" office:value="0.912">
                <text:p>0.912</text:p>
              </table:table-cell>
              <table:table-cell office:value-type="float" office:value="0.944">
                <text:p>0.944</text:p>
              </table:table-cell>
              <table:table-cell office:value-type="float" office:value="0.701376">
                <text:p>0.7013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608">
                <text:p>0.4608</text:p>
              </table:table-cell>
              <table:table-cell office:value-type="float" office:value="0.58048">
                <text:p>0.58048</text:p>
              </table:table-cell>
              <table:table-cell office:value-type="float" office:value="0.64352">
                <text:p>0.64352</text:p>
              </table:table-cell>
              <table:table-cell office:value-type="float" office:value="0.68096">
                <text:p>0.68096</text:p>
              </table:table-cell>
              <table:table-cell office:value-type="float" office:value="0.72032">
                <text:p>0.72032</text:p>
              </table:table-cell>
              <table:table-cell office:value-type="float" office:value="0.77696">
                <text:p>0.77696</text:p>
              </table:table-cell>
              <table:table-cell office:value-type="float" office:value="0.824">
                <text:p>0.824</text:p>
              </table:table-cell>
              <table:table-cell office:value-type="float" office:value="0.87104">
                <text:p>0.87104</text:p>
              </table:table-cell>
              <table:table-cell office:value-type="float" office:value="0.89344">
                <text:p>0.89344</text:p>
              </table:table-cell>
              <table:table-cell office:value-type="float" office:value="0.9184">
                <text:p>0.9184</text:p>
              </table:table-cell>
              <table:table-cell office:value-type="float" office:value="0.944">
                <text:p>0.944</text:p>
              </table:table-cell>
              <table:table-cell office:value-type="float" office:value="0.736992">
                <text:p>0.73699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2944">
                <text:p>0.42944</text:p>
              </table:table-cell>
              <table:table-cell office:value-type="float" office:value="0.56544">
                <text:p>0.56544</text:p>
              </table:table-cell>
              <table:table-cell office:value-type="float" office:value="0.63424">
                <text:p>0.63424</text:p>
              </table:table-cell>
              <table:table-cell office:value-type="float" office:value="0.66912">
                <text:p>0.66912</text:p>
              </table:table-cell>
              <table:table-cell office:value-type="float" office:value="0.70144">
                <text:p>0.70144</text:p>
              </table:table-cell>
              <table:table-cell office:value-type="float" office:value="0.77056">
                <text:p>0.77056</text:p>
              </table:table-cell>
              <table:table-cell office:value-type="float" office:value="0.82176">
                <text:p>0.82176</text:p>
              </table:table-cell>
              <table:table-cell office:value-type="float" office:value="0.86752">
                <text:p>0.86752</text:p>
              </table:table-cell>
              <table:table-cell office:value-type="float" office:value="0.896">
                <text:p>0.896</text:p>
              </table:table-cell>
              <table:table-cell office:value-type="float" office:value="0.91936">
                <text:p>0.91936</text:p>
              </table:table-cell>
              <table:table-cell office:value-type="float" office:value="0.944">
                <text:p>0.944</text:p>
              </table:table-cell>
              <table:table-cell office:value-type="float" office:value="0.727488">
                <text:p>0.72748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6208">
                <text:p>0.46208</text:p>
              </table:table-cell>
              <table:table-cell office:value-type="float" office:value="0.57344">
                <text:p>0.57344</text:p>
              </table:table-cell>
              <table:table-cell office:value-type="float" office:value="0.64256">
                <text:p>0.64256</text:p>
              </table:table-cell>
              <table:table-cell office:value-type="float" office:value="0.67648">
                <text:p>0.67648</text:p>
              </table:table-cell>
              <table:table-cell office:value-type="float" office:value="0.7296">
                <text:p>0.7296</text:p>
              </table:table-cell>
              <table:table-cell office:value-type="float" office:value="0.78112">
                <text:p>0.78112</text:p>
              </table:table-cell>
              <table:table-cell office:value-type="float" office:value="0.8192">
                <text:p>0.8192</text:p>
              </table:table-cell>
              <table:table-cell office:value-type="float" office:value="0.86496">
                <text:p>0.86496</text:p>
              </table:table-cell>
              <table:table-cell office:value-type="float" office:value="0.89408">
                <text:p>0.89408</text:p>
              </table:table-cell>
              <table:table-cell office:value-type="float" office:value="0.92032">
                <text:p>0.92032</text:p>
              </table:table-cell>
              <table:table-cell office:value-type="float" office:value="0.952">
                <text:p>0.952</text:p>
              </table:table-cell>
              <table:table-cell office:value-type="float" office:value="0.736384">
                <text:p>0.73638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2208">
                <text:p>0.42208</text:p>
              </table:table-cell>
              <table:table-cell office:value-type="float" office:value="0.5984">
                <text:p>0.5984</text:p>
              </table:table-cell>
              <table:table-cell office:value-type="float" office:value="0.66272">
                <text:p>0.66272</text:p>
              </table:table-cell>
              <table:table-cell office:value-type="float" office:value="0.7088">
                <text:p>0.7088</text:p>
              </table:table-cell>
              <table:table-cell office:value-type="float" office:value="0.76896">
                <text:p>0.76896</text:p>
              </table:table-cell>
              <table:table-cell office:value-type="float" office:value="0.80576">
                <text:p>0.80576</text:p>
              </table:table-cell>
              <table:table-cell office:value-type="float" office:value="0.84736">
                <text:p>0.84736</text:p>
              </table:table-cell>
              <table:table-cell office:value-type="float" office:value="0.8784">
                <text:p>0.8784</text:p>
              </table:table-cell>
              <table:table-cell office:value-type="float" office:value="0.89632">
                <text:p>0.89632</text:p>
              </table:table-cell>
              <table:table-cell office:value-type="float" office:value="0.9232">
                <text:p>0.9232</text:p>
              </table:table-cell>
              <table:table-cell office:value-type="float" office:value="0.952">
                <text:p>0.952</text:p>
              </table:table-cell>
              <table:table-cell office:value-type="float" office:value="0.7512">
                <text:p>0.751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44704">
                <text:p>0.44704</text:p>
              </table:table-cell>
              <table:table-cell office:value-type="float" office:value="0.61696">
                <text:p>0.61696</text:p>
              </table:table-cell>
              <table:table-cell office:value-type="float" office:value="0.66752">
                <text:p>0.66752</text:p>
              </table:table-cell>
              <table:table-cell office:value-type="float" office:value="0.68704">
                <text:p>0.68704</text:p>
              </table:table-cell>
              <table:table-cell office:value-type="float" office:value="0.73184">
                <text:p>0.73184</text:p>
              </table:table-cell>
              <table:table-cell office:value-type="float" office:value="0.7776">
                <text:p>0.7776</text:p>
              </table:table-cell>
              <table:table-cell office:value-type="float" office:value="0.81664">
                <text:p>0.81664</text:p>
              </table:table-cell>
              <table:table-cell office:value-type="float" office:value="0.86592">
                <text:p>0.86592</text:p>
              </table:table-cell>
              <table:table-cell office:value-type="float" office:value="0.89152">
                <text:p>0.89152</text:p>
              </table:table-cell>
              <table:table-cell office:value-type="float" office:value="0.92128">
                <text:p>0.92128</text:p>
              </table:table-cell>
              <table:table-cell office:value-type="float" office:value="0.952">
                <text:p>0.952</text:p>
              </table:table-cell>
              <table:table-cell office:value-type="float" office:value="0.742336">
                <text:p>0.7423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45408">
                <text:p>0.45408</text:p>
              </table:table-cell>
              <table:table-cell office:value-type="float" office:value="0.61408">
                <text:p>0.61408</text:p>
              </table:table-cell>
              <table:table-cell office:value-type="float" office:value="0.66912">
                <text:p>0.66912</text:p>
              </table:table-cell>
              <table:table-cell office:value-type="float" office:value="0.69056">
                <text:p>0.69056</text:p>
              </table:table-cell>
              <table:table-cell office:value-type="float" office:value="0.7424">
                <text:p>0.7424</text:p>
              </table:table-cell>
              <table:table-cell office:value-type="float" office:value="0.78752">
                <text:p>0.78752</text:p>
              </table:table-cell>
              <table:table-cell office:value-type="float" office:value="0.82624">
                <text:p>0.82624</text:p>
              </table:table-cell>
              <table:table-cell office:value-type="float" office:value="0.86592">
                <text:p>0.86592</text:p>
              </table:table-cell>
              <table:table-cell office:value-type="float" office:value="0.89472">
                <text:p>0.89472</text:p>
              </table:table-cell>
              <table:table-cell office:value-type="float" office:value="0.91744">
                <text:p>0.91744</text:p>
              </table:table-cell>
              <table:table-cell office:value-type="float" office:value="0.952">
                <text:p>0.952</text:p>
              </table:table-cell>
              <table:table-cell office:value-type="float" office:value="0.746208">
                <text:p>0.74620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1712">
                <text:p>0.51712</text:p>
              </table:table-cell>
              <table:table-cell office:value-type="float" office:value="0.62912">
                <text:p>0.62912</text:p>
              </table:table-cell>
              <table:table-cell office:value-type="float" office:value="0.67328">
                <text:p>0.67328</text:p>
              </table:table-cell>
              <table:table-cell office:value-type="float" office:value="0.696">
                <text:p>0.696</text:p>
              </table:table-cell>
              <table:table-cell office:value-type="float" office:value="0.7584">
                <text:p>0.7584</text:p>
              </table:table-cell>
              <table:table-cell office:value-type="float" office:value="0.80736">
                <text:p>0.80736</text:p>
              </table:table-cell>
              <table:table-cell office:value-type="float" office:value="0.84704">
                <text:p>0.84704</text:p>
              </table:table-cell>
              <table:table-cell office:value-type="float" office:value="0.88192">
                <text:p>0.88192</text:p>
              </table:table-cell>
              <table:table-cell office:value-type="float" office:value="0.9008">
                <text:p>0.9008</text:p>
              </table:table-cell>
              <table:table-cell office:value-type="float" office:value="0.92256">
                <text:p>0.92256</text:p>
              </table:table-cell>
              <table:table-cell office:value-type="float" office:value="0.952">
                <text:p>0.952</text:p>
              </table:table-cell>
              <table:table-cell office:value-type="float" office:value="0.76336">
                <text:p>0.7633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45344">
                <text:p>0.45344</text:p>
              </table:table-cell>
              <table:table-cell office:value-type="float" office:value="0.62048">
                <text:p>0.62048</text:p>
              </table:table-cell>
              <table:table-cell office:value-type="float" office:value="0.67456">
                <text:p>0.67456</text:p>
              </table:table-cell>
              <table:table-cell office:value-type="float" office:value="0.70368">
                <text:p>0.70368</text:p>
              </table:table-cell>
              <table:table-cell office:value-type="float" office:value="0.76352">
                <text:p>0.76352</text:p>
              </table:table-cell>
              <table:table-cell office:value-type="float" office:value="0.8064">
                <text:p>0.8064</text:p>
              </table:table-cell>
              <table:table-cell office:value-type="float" office:value="0.84608">
                <text:p>0.84608</text:p>
              </table:table-cell>
              <table:table-cell office:value-type="float" office:value="0.8768">
                <text:p>0.8768</text:p>
              </table:table-cell>
              <table:table-cell office:value-type="float" office:value="0.89728">
                <text:p>0.89728</text:p>
              </table:table-cell>
              <table:table-cell office:value-type="float" office:value="0.92384">
                <text:p>0.92384</text:p>
              </table:table-cell>
              <table:table-cell office:value-type="float" office:value="0.952">
                <text:p>0.952</text:p>
              </table:table-cell>
              <table:table-cell office:value-type="float" office:value="0.756608">
                <text:p>0.7566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6496">
                <text:p>0.46496</text:p>
              </table:table-cell>
              <table:table-cell office:value-type="float" office:value="0.63744">
                <text:p>0.63744</text:p>
              </table:table-cell>
              <table:table-cell office:value-type="float" office:value="0.6944">
                <text:p>0.6944</text:p>
              </table:table-cell>
              <table:table-cell office:value-type="float" office:value="0.74464">
                <text:p>0.74464</text:p>
              </table:table-cell>
              <table:table-cell office:value-type="float" office:value="0.78912">
                <text:p>0.78912</text:p>
              </table:table-cell>
              <table:table-cell office:value-type="float" office:value="0.8288">
                <text:p>0.8288</text:p>
              </table:table-cell>
              <table:table-cell office:value-type="float" office:value="0.86368">
                <text:p>0.86368</text:p>
              </table:table-cell>
              <table:table-cell office:value-type="float" office:value="0.88736">
                <text:p>0.88736</text:p>
              </table:table-cell>
              <table:table-cell office:value-type="float" office:value="0.90176">
                <text:p>0.90176</text:p>
              </table:table-cell>
              <table:table-cell office:value-type="float" office:value="0.92064">
                <text:p>0.92064</text:p>
              </table:table-cell>
              <table:table-cell office:value-type="float" office:value="0.952">
                <text:p>0.952</text:p>
              </table:table-cell>
              <table:table-cell office:value-type="float" office:value="0.77328">
                <text:p>0.7732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2992">
                <text:p>0.52992</text:p>
              </table:table-cell>
              <table:table-cell office:value-type="float" office:value="0.64544">
                <text:p>0.64544</text:p>
              </table:table-cell>
              <table:table-cell office:value-type="float" office:value="0.69184">
                <text:p>0.69184</text:p>
              </table:table-cell>
              <table:table-cell office:value-type="float" office:value="0.74752">
                <text:p>0.74752</text:p>
              </table:table-cell>
              <table:table-cell office:value-type="float" office:value="0.8048">
                <text:p>0.8048</text:p>
              </table:table-cell>
              <table:table-cell office:value-type="float" office:value="0.8352">
                <text:p>0.8352</text:p>
              </table:table-cell>
              <table:table-cell office:value-type="float" office:value="0.86176">
                <text:p>0.86176</text:p>
              </table:table-cell>
              <table:table-cell office:value-type="float" office:value="0.88672">
                <text:p>0.88672</text:p>
              </table:table-cell>
              <table:table-cell office:value-type="float" office:value="0.90048">
                <text:p>0.90048</text:p>
              </table:table-cell>
              <table:table-cell office:value-type="float" office:value="0.92192">
                <text:p>0.92192</text:p>
              </table:table-cell>
              <table:table-cell office:value-type="float" office:value="0.952">
                <text:p>0.952</text:p>
              </table:table-cell>
              <table:table-cell office:value-type="float" office:value="0.78256">
                <text:p>0.7825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2384">
                <text:p>0.52384</text:p>
              </table:table-cell>
              <table:table-cell office:value-type="float" office:value="0.66624">
                <text:p>0.66624</text:p>
              </table:table-cell>
              <table:table-cell office:value-type="float" office:value="0.7376">
                <text:p>0.7376</text:p>
              </table:table-cell>
              <table:table-cell office:value-type="float" office:value="0.79136">
                <text:p>0.79136</text:p>
              </table:table-cell>
              <table:table-cell office:value-type="float" office:value="0.8192">
                <text:p>0.8192</text:p>
              </table:table-cell>
              <table:table-cell office:value-type="float" office:value="0.84416">
                <text:p>0.84416</text:p>
              </table:table-cell>
              <table:table-cell office:value-type="float" office:value="0.86784">
                <text:p>0.86784</text:p>
              </table:table-cell>
              <table:table-cell office:value-type="float" office:value="0.88704">
                <text:p>0.88704</text:p>
              </table:table-cell>
              <table:table-cell office:value-type="float" office:value="0.9024">
                <text:p>0.9024</text:p>
              </table:table-cell>
              <table:table-cell office:value-type="float" office:value="0.92224">
                <text:p>0.92224</text:p>
              </table:table-cell>
              <table:table-cell office:value-type="float" office:value="0.952">
                <text:p>0.952</text:p>
              </table:table-cell>
              <table:table-cell office:value-type="float" office:value="0.796192">
                <text:p>0.79619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3888">
                <text:p>0.53888</text:p>
              </table:table-cell>
              <table:table-cell office:value-type="float" office:value="0.65632">
                <text:p>0.65632</text:p>
              </table:table-cell>
              <table:table-cell office:value-type="float" office:value="0.73344">
                <text:p>0.73344</text:p>
              </table:table-cell>
              <table:table-cell office:value-type="float" office:value="0.78944">
                <text:p>0.78944</text:p>
              </table:table-cell>
              <table:table-cell office:value-type="float" office:value="0.82528">
                <text:p>0.82528</text:p>
              </table:table-cell>
              <table:table-cell office:value-type="float" office:value="0.84544">
                <text:p>0.84544</text:p>
              </table:table-cell>
              <table:table-cell office:value-type="float" office:value="0.86976">
                <text:p>0.86976</text:p>
              </table:table-cell>
              <table:table-cell office:value-type="float" office:value="0.89088">
                <text:p>0.89088</text:p>
              </table:table-cell>
              <table:table-cell office:value-type="float" office:value="0.9056">
                <text:p>0.9056</text:p>
              </table:table-cell>
              <table:table-cell office:value-type="float" office:value="0.92544">
                <text:p>0.92544</text:p>
              </table:table-cell>
              <table:table-cell office:value-type="float" office:value="0.952">
                <text:p>0.952</text:p>
              </table:table-cell>
              <table:table-cell office:value-type="float" office:value="0.798048">
                <text:p>0.79804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4912">
                <text:p>0.54912</text:p>
              </table:table-cell>
              <table:table-cell office:value-type="float" office:value="0.66976">
                <text:p>0.66976</text:p>
              </table:table-cell>
              <table:table-cell office:value-type="float" office:value="0.7456">
                <text:p>0.7456</text:p>
              </table:table-cell>
              <table:table-cell office:value-type="float" office:value="0.79392">
                <text:p>0.79392</text:p>
              </table:table-cell>
              <table:table-cell office:value-type="float" office:value="0.82848">
                <text:p>0.82848</text:p>
              </table:table-cell>
              <table:table-cell office:value-type="float" office:value="0.84864">
                <text:p>0.84864</text:p>
              </table:table-cell>
              <table:table-cell office:value-type="float" office:value="0.87264">
                <text:p>0.87264</text:p>
              </table:table-cell>
              <table:table-cell office:value-type="float" office:value="0.89088">
                <text:p>0.89088</text:p>
              </table:table-cell>
              <table:table-cell office:value-type="float" office:value="0.90432">
                <text:p>0.90432</text:p>
              </table:table-cell>
              <table:table-cell office:value-type="float" office:value="0.92576">
                <text:p>0.92576</text:p>
              </table:table-cell>
              <table:table-cell office:value-type="float" office:value="0.952">
                <text:p>0.952</text:p>
              </table:table-cell>
              <table:table-cell office:value-type="float" office:value="0.802912">
                <text:p>0.80291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608">
                <text:p>0.4608</text:p>
              </table:table-cell>
              <table:table-cell office:value-type="float" office:value="0.62976">
                <text:p>0.62976</text:p>
              </table:table-cell>
              <table:table-cell office:value-type="float" office:value="0.71072">
                <text:p>0.71072</text:p>
              </table:table-cell>
              <table:table-cell office:value-type="float" office:value="0.76192">
                <text:p>0.76192</text:p>
              </table:table-cell>
              <table:table-cell office:value-type="float" office:value="0.80352">
                <text:p>0.80352</text:p>
              </table:table-cell>
              <table:table-cell office:value-type="float" office:value="0.83168">
                <text:p>0.83168</text:p>
              </table:table-cell>
              <table:table-cell office:value-type="float" office:value="0.8576">
                <text:p>0.8576</text:p>
              </table:table-cell>
              <table:table-cell office:value-type="float" office:value="0.88512">
                <text:p>0.88512</text:p>
              </table:table-cell>
              <table:table-cell office:value-type="float" office:value="0.90048">
                <text:p>0.90048</text:p>
              </table:table-cell>
              <table:table-cell office:value-type="float" office:value="0.92544">
                <text:p>0.92544</text:p>
              </table:table-cell>
              <table:table-cell office:value-type="float" office:value="0.952">
                <text:p>0.952</text:p>
              </table:table-cell>
              <table:table-cell office:value-type="float" office:value="0.776704">
                <text:p>0.77670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7616">
                <text:p>0.47616</text:p>
              </table:table-cell>
              <table:table-cell office:value-type="float" office:value="0.61408">
                <text:p>0.61408</text:p>
              </table:table-cell>
              <table:table-cell office:value-type="float" office:value="0.69632">
                <text:p>0.69632</text:p>
              </table:table-cell>
              <table:table-cell office:value-type="float" office:value="0.74816">
                <text:p>0.74816</text:p>
              </table:table-cell>
              <table:table-cell office:value-type="float" office:value="0.78784">
                <text:p>0.78784</text:p>
              </table:table-cell>
              <table:table-cell office:value-type="float" office:value="0.82048">
                <text:p>0.82048</text:p>
              </table:table-cell>
              <table:table-cell office:value-type="float" office:value="0.85088">
                <text:p>0.85088</text:p>
              </table:table-cell>
              <table:table-cell office:value-type="float" office:value="0.8816">
                <text:p>0.8816</text:p>
              </table:table-cell>
              <table:table-cell office:value-type="float" office:value="0.90176">
                <text:p>0.90176</text:p>
              </table:table-cell>
              <table:table-cell office:value-type="float" office:value="0.9248">
                <text:p>0.9248</text:p>
              </table:table-cell>
              <table:table-cell office:value-type="float" office:value="0.952">
                <text:p>0.952</text:p>
              </table:table-cell>
              <table:table-cell office:value-type="float" office:value="0.770208">
                <text:p>0.77020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8832">
                <text:p>0.48832</text:p>
              </table:table-cell>
              <table:table-cell office:value-type="float" office:value="0.61568">
                <text:p>0.61568</text:p>
              </table:table-cell>
              <table:table-cell office:value-type="float" office:value="0.696">
                <text:p>0.696</text:p>
              </table:table-cell>
              <table:table-cell office:value-type="float" office:value="0.74944">
                <text:p>0.74944</text:p>
              </table:table-cell>
              <table:table-cell office:value-type="float" office:value="0.79488">
                <text:p>0.79488</text:p>
              </table:table-cell>
              <table:table-cell office:value-type="float" office:value="0.82432">
                <text:p>0.82432</text:p>
              </table:table-cell>
              <table:table-cell office:value-type="float" office:value="0.85984">
                <text:p>0.85984</text:p>
              </table:table-cell>
              <table:table-cell office:value-type="float" office:value="0.88864">
                <text:p>0.88864</text:p>
              </table:table-cell>
              <table:table-cell office:value-type="float" office:value="0.90464">
                <text:p>0.90464</text:p>
              </table:table-cell>
              <table:table-cell office:value-type="float" office:value="0.92352">
                <text:p>0.92352</text:p>
              </table:table-cell>
              <table:table-cell office:value-type="float" office:value="0.952">
                <text:p>0.952</text:p>
              </table:table-cell>
              <table:table-cell office:value-type="float" office:value="0.774528">
                <text:p>0.77452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6464">
                <text:p>0.46464</text:p>
              </table:table-cell>
              <table:table-cell office:value-type="float" office:value="0.632">
                <text:p>0.632</text:p>
              </table:table-cell>
              <table:table-cell office:value-type="float" office:value="0.71808">
                <text:p>0.71808</text:p>
              </table:table-cell>
              <table:table-cell office:value-type="float" office:value="0.77248">
                <text:p>0.77248</text:p>
              </table:table-cell>
              <table:table-cell office:value-type="float" office:value="0.81536">
                <text:p>0.81536</text:p>
              </table:table-cell>
              <table:table-cell office:value-type="float" office:value="0.83872">
                <text:p>0.83872</text:p>
              </table:table-cell>
              <table:table-cell office:value-type="float" office:value="0.86112">
                <text:p>0.86112</text:p>
              </table:table-cell>
              <table:table-cell office:value-type="float" office:value="0.88256">
                <text:p>0.88256</text:p>
              </table:table-cell>
              <table:table-cell office:value-type="float" office:value="0.90176">
                <text:p>0.90176</text:p>
              </table:table-cell>
              <table:table-cell office:value-type="float" office:value="0.92416">
                <text:p>0.92416</text:p>
              </table:table-cell>
              <table:table-cell office:value-type="float" office:value="0.952">
                <text:p>0.952</text:p>
              </table:table-cell>
              <table:table-cell office:value-type="float" office:value="0.781088">
                <text:p>0.78108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2992">
                <text:p>0.52992</text:p>
              </table:table-cell>
              <table:table-cell office:value-type="float" office:value="0.67296">
                <text:p>0.67296</text:p>
              </table:table-cell>
              <table:table-cell office:value-type="float" office:value="0.74368">
                <text:p>0.74368</text:p>
              </table:table-cell>
              <table:table-cell office:value-type="float" office:value="0.78688">
                <text:p>0.78688</text:p>
              </table:table-cell>
              <table:table-cell office:value-type="float" office:value="0.81664">
                <text:p>0.81664</text:p>
              </table:table-cell>
              <table:table-cell office:value-type="float" office:value="0.84064">
                <text:p>0.84064</text:p>
              </table:table-cell>
              <table:table-cell office:value-type="float" office:value="0.8624">
                <text:p>0.8624</text:p>
              </table:table-cell>
              <table:table-cell office:value-type="float" office:value="0.87968">
                <text:p>0.87968</text:p>
              </table:table-cell>
              <table:table-cell office:value-type="float" office:value="0.90048">
                <text:p>0.90048</text:p>
              </table:table-cell>
              <table:table-cell office:value-type="float" office:value="0.92832">
                <text:p>0.92832</text:p>
              </table:table-cell>
              <table:table-cell office:value-type="float" office:value="0.952">
                <text:p>0.952</text:p>
              </table:table-cell>
              <table:table-cell office:value-type="float" office:value="0.79616">
                <text:p>0.796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4208">
                <text:p>0.54208</text:p>
              </table:table-cell>
              <table:table-cell office:value-type="float" office:value="0.68704">
                <text:p>0.68704</text:p>
              </table:table-cell>
              <table:table-cell office:value-type="float" office:value="0.76256">
                <text:p>0.76256</text:p>
              </table:table-cell>
              <table:table-cell office:value-type="float" office:value="0.80256">
                <text:p>0.80256</text:p>
              </table:table-cell>
              <table:table-cell office:value-type="float" office:value="0.82752">
                <text:p>0.82752</text:p>
              </table:table-cell>
              <table:table-cell office:value-type="float" office:value="0.85088">
                <text:p>0.85088</text:p>
              </table:table-cell>
              <table:table-cell office:value-type="float" office:value="0.86944">
                <text:p>0.86944</text:p>
              </table:table-cell>
              <table:table-cell office:value-type="float" office:value="0.88896">
                <text:p>0.88896</text:p>
              </table:table-cell>
              <table:table-cell office:value-type="float" office:value="0.9056">
                <text:p>0.9056</text:p>
              </table:table-cell>
              <table:table-cell office:value-type="float" office:value="0.93216">
                <text:p>0.93216</text:p>
              </table:table-cell>
              <table:table-cell office:value-type="float" office:value="0.952">
                <text:p>0.952</text:p>
              </table:table-cell>
              <table:table-cell office:value-type="float" office:value="0.80688">
                <text:p>0.8068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2016">
                <text:p>0.62016</text:p>
              </table:table-cell>
              <table:table-cell office:value-type="float" office:value="0.7456">
                <text:p>0.7456</text:p>
              </table:table-cell>
              <table:table-cell office:value-type="float" office:value="0.80096">
                <text:p>0.80096</text:p>
              </table:table-cell>
              <table:table-cell office:value-type="float" office:value="0.82592">
                <text:p>0.82592</text:p>
              </table:table-cell>
              <table:table-cell office:value-type="float" office:value="0.8448">
                <text:p>0.8448</text:p>
              </table:table-cell>
              <table:table-cell office:value-type="float" office:value="0.8608">
                <text:p>0.8608</text:p>
              </table:table-cell>
              <table:table-cell office:value-type="float" office:value="0.88064">
                <text:p>0.88064</text:p>
              </table:table-cell>
              <table:table-cell office:value-type="float" office:value="0.8944">
                <text:p>0.8944</text:p>
              </table:table-cell>
              <table:table-cell office:value-type="float" office:value="0.90912">
                <text:p>0.90912</text:p>
              </table:table-cell>
              <table:table-cell office:value-type="float" office:value="0.92896">
                <text:p>0.92896</text:p>
              </table:table-cell>
              <table:table-cell office:value-type="float" office:value="0.952">
                <text:p>0.952</text:p>
              </table:table-cell>
              <table:table-cell office:value-type="float" office:value="0.831136">
                <text:p>0.83113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472">
                <text:p>0.5472</text:p>
              </table:table-cell>
              <table:table-cell office:value-type="float" office:value="0.76512">
                <text:p>0.76512</text:p>
              </table:table-cell>
              <table:table-cell office:value-type="float" office:value="0.8032">
                <text:p>0.8032</text:p>
              </table:table-cell>
              <table:table-cell office:value-type="float" office:value="0.82656">
                <text:p>0.82656</text:p>
              </table:table-cell>
              <table:table-cell office:value-type="float" office:value="0.84416">
                <text:p>0.84416</text:p>
              </table:table-cell>
              <table:table-cell office:value-type="float" office:value="0.86304">
                <text:p>0.86304</text:p>
              </table:table-cell>
              <table:table-cell office:value-type="float" office:value="0.88288">
                <text:p>0.88288</text:p>
              </table:table-cell>
              <table:table-cell office:value-type="float" office:value="0.8928">
                <text:p>0.8928</text:p>
              </table:table-cell>
              <table:table-cell office:value-type="float" office:value="0.90816">
                <text:p>0.90816</text:p>
              </table:table-cell>
              <table:table-cell office:value-type="float" office:value="0.93152">
                <text:p>0.93152</text:p>
              </table:table-cell>
              <table:table-cell office:value-type="float" office:value="0.952">
                <text:p>0.952</text:p>
              </table:table-cell>
              <table:table-cell office:value-type="float" office:value="0.826464">
                <text:p>0.82646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7712">
                <text:p>0.67712</text:p>
              </table:table-cell>
              <table:table-cell office:value-type="float" office:value="0.77824">
                <text:p>0.77824</text:p>
              </table:table-cell>
              <table:table-cell office:value-type="float" office:value="0.80512">
                <text:p>0.80512</text:p>
              </table:table-cell>
              <table:table-cell office:value-type="float" office:value="0.82624">
                <text:p>0.82624</text:p>
              </table:table-cell>
              <table:table-cell office:value-type="float" office:value="0.84576">
                <text:p>0.84576</text:p>
              </table:table-cell>
              <table:table-cell office:value-type="float" office:value="0.86112">
                <text:p>0.86112</text:p>
              </table:table-cell>
              <table:table-cell office:value-type="float" office:value="0.87744">
                <text:p>0.87744</text:p>
              </table:table-cell>
              <table:table-cell office:value-type="float" office:value="0.89088">
                <text:p>0.89088</text:p>
              </table:table-cell>
              <table:table-cell office:value-type="float" office:value="0.90144">
                <text:p>0.90144</text:p>
              </table:table-cell>
              <table:table-cell office:value-type="float" office:value="0.92448">
                <text:p>0.92448</text:p>
              </table:table-cell>
              <table:table-cell office:value-type="float" office:value="0.952">
                <text:p>0.952</text:p>
              </table:table-cell>
              <table:table-cell office:value-type="float" office:value="0.838784">
                <text:p>0.83878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9024">
                <text:p>0.69024</text:p>
              </table:table-cell>
              <table:table-cell office:value-type="float" office:value="0.76928">
                <text:p>0.76928</text:p>
              </table:table-cell>
              <table:table-cell office:value-type="float" office:value="0.79552">
                <text:p>0.79552</text:p>
              </table:table-cell>
              <table:table-cell office:value-type="float" office:value="0.81952">
                <text:p>0.81952</text:p>
              </table:table-cell>
              <table:table-cell office:value-type="float" office:value="0.8448">
                <text:p>0.8448</text:p>
              </table:table-cell>
              <table:table-cell office:value-type="float" office:value="0.86368">
                <text:p>0.86368</text:p>
              </table:table-cell>
              <table:table-cell office:value-type="float" office:value="0.88032">
                <text:p>0.88032</text:p>
              </table:table-cell>
              <table:table-cell office:value-type="float" office:value="0.89472">
                <text:p>0.89472</text:p>
              </table:table-cell>
              <table:table-cell office:value-type="float" office:value="0.9072">
                <text:p>0.9072</text:p>
              </table:table-cell>
              <table:table-cell office:value-type="float" office:value="0.93056">
                <text:p>0.93056</text:p>
              </table:table-cell>
              <table:table-cell office:value-type="float" office:value="0.952">
                <text:p>0.952</text:p>
              </table:table-cell>
              <table:table-cell office:value-type="float" office:value="0.839584">
                <text:p>0.83958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5392">
                <text:p>0.55392</text:p>
              </table:table-cell>
              <table:table-cell office:value-type="float" office:value="0.74976">
                <text:p>0.74976</text:p>
              </table:table-cell>
              <table:table-cell office:value-type="float" office:value="0.79552">
                <text:p>0.79552</text:p>
              </table:table-cell>
              <table:table-cell office:value-type="float" office:value="0.82464">
                <text:p>0.82464</text:p>
              </table:table-cell>
              <table:table-cell office:value-type="float" office:value="0.84608">
                <text:p>0.84608</text:p>
              </table:table-cell>
              <table:table-cell office:value-type="float" office:value="0.86592">
                <text:p>0.86592</text:p>
              </table:table-cell>
              <table:table-cell office:value-type="float" office:value="0.88">
                <text:p>0.88</text:p>
              </table:table-cell>
              <table:table-cell office:value-type="float" office:value="0.89344">
                <text:p>0.89344</text:p>
              </table:table-cell>
              <table:table-cell office:value-type="float" office:value="0.904">
                <text:p>0.904</text:p>
              </table:table-cell>
              <table:table-cell office:value-type="float" office:value="0.92896">
                <text:p>0.92896</text:p>
              </table:table-cell>
              <table:table-cell office:value-type="float" office:value="0.952">
                <text:p>0.952</text:p>
              </table:table-cell>
              <table:table-cell office:value-type="float" office:value="0.824224">
                <text:p>0.82422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59456">
                <text:p>0.59456</text:p>
              </table:table-cell>
              <table:table-cell office:value-type="float" office:value="0.7728">
                <text:p>0.7728</text:p>
              </table:table-cell>
              <table:table-cell office:value-type="float" office:value="0.8016">
                <text:p>0.8016</text:p>
              </table:table-cell>
              <table:table-cell office:value-type="float" office:value="0.82432">
                <text:p>0.82432</text:p>
              </table:table-cell>
              <table:table-cell office:value-type="float" office:value="0.84416">
                <text:p>0.84416</text:p>
              </table:table-cell>
              <table:table-cell office:value-type="float" office:value="0.86624">
                <text:p>0.86624</text:p>
              </table:table-cell>
              <table:table-cell office:value-type="float" office:value="0.88192">
                <text:p>0.88192</text:p>
              </table:table-cell>
              <table:table-cell office:value-type="float" office:value="0.8976">
                <text:p>0.8976</text:p>
              </table:table-cell>
              <table:table-cell office:value-type="float" office:value="0.91168">
                <text:p>0.91168</text:p>
              </table:table-cell>
              <table:table-cell office:value-type="float" office:value="0.93408">
                <text:p>0.93408</text:p>
              </table:table-cell>
              <table:table-cell office:value-type="float" office:value="0.952">
                <text:p>0.952</text:p>
              </table:table-cell>
              <table:table-cell office:value-type="float" office:value="0.832896">
                <text:p>0.83289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5824">
                <text:p>0.65824</text:p>
              </table:table-cell>
              <table:table-cell office:value-type="float" office:value="0.77152">
                <text:p>0.77152</text:p>
              </table:table-cell>
              <table:table-cell office:value-type="float" office:value="0.80096">
                <text:p>0.80096</text:p>
              </table:table-cell>
              <table:table-cell office:value-type="float" office:value="0.82784">
                <text:p>0.82784</text:p>
              </table:table-cell>
              <table:table-cell office:value-type="float" office:value="0.8448">
                <text:p>0.8448</text:p>
              </table:table-cell>
              <table:table-cell office:value-type="float" office:value="0.86304">
                <text:p>0.86304</text:p>
              </table:table-cell>
              <table:table-cell office:value-type="float" office:value="0.87936">
                <text:p>0.87936</text:p>
              </table:table-cell>
              <table:table-cell office:value-type="float" office:value="0.8976">
                <text:p>0.8976</text:p>
              </table:table-cell>
              <table:table-cell office:value-type="float" office:value="0.90752">
                <text:p>0.90752</text:p>
              </table:table-cell>
              <table:table-cell office:value-type="float" office:value="0.9312">
                <text:p>0.9312</text:p>
              </table:table-cell>
              <table:table-cell office:value-type="float" office:value="0.952">
                <text:p>0.952</text:p>
              </table:table-cell>
              <table:table-cell office:value-type="float" office:value="0.838208">
                <text:p>0.83820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7024">
                <text:p>0.57024</text:p>
              </table:table-cell>
              <table:table-cell office:value-type="float" office:value="0.76096">
                <text:p>0.76096</text:p>
              </table:table-cell>
              <table:table-cell office:value-type="float" office:value="0.79616">
                <text:p>0.79616</text:p>
              </table:table-cell>
              <table:table-cell office:value-type="float" office:value="0.82368">
                <text:p>0.82368</text:p>
              </table:table-cell>
              <table:table-cell office:value-type="float" office:value="0.84352">
                <text:p>0.84352</text:p>
              </table:table-cell>
              <table:table-cell office:value-type="float" office:value="0.86272">
                <text:p>0.86272</text:p>
              </table:table-cell>
              <table:table-cell office:value-type="float" office:value="0.8784">
                <text:p>0.8784</text:p>
              </table:table-cell>
              <table:table-cell office:value-type="float" office:value="0.89664">
                <text:p>0.89664</text:p>
              </table:table-cell>
              <table:table-cell office:value-type="float" office:value="0.9072">
                <text:p>0.9072</text:p>
              </table:table-cell>
              <table:table-cell office:value-type="float" office:value="0.92704">
                <text:p>0.92704</text:p>
              </table:table-cell>
              <table:table-cell office:value-type="float" office:value="0.952">
                <text:p>0.952</text:p>
              </table:table-cell>
              <table:table-cell office:value-type="float" office:value="0.826656">
                <text:p>0.82665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57536">
                <text:p>0.57536</text:p>
              </table:table-cell>
              <table:table-cell office:value-type="float" office:value="0.77184">
                <text:p>0.77184</text:p>
              </table:table-cell>
              <table:table-cell office:value-type="float" office:value="0.81216">
                <text:p>0.81216</text:p>
              </table:table-cell>
              <table:table-cell office:value-type="float" office:value="0.83424">
                <text:p>0.83424</text:p>
              </table:table-cell>
              <table:table-cell office:value-type="float" office:value="0.85248">
                <text:p>0.85248</text:p>
              </table:table-cell>
              <table:table-cell office:value-type="float" office:value="0.87264">
                <text:p>0.87264</text:p>
              </table:table-cell>
              <table:table-cell office:value-type="float" office:value="0.88928">
                <text:p>0.88928</text:p>
              </table:table-cell>
              <table:table-cell office:value-type="float" office:value="0.90112">
                <text:p>0.90112</text:p>
              </table:table-cell>
              <table:table-cell office:value-type="float" office:value="0.90944">
                <text:p>0.90944</text:p>
              </table:table-cell>
              <table:table-cell office:value-type="float" office:value="0.93088">
                <text:p>0.93088</text:p>
              </table:table-cell>
              <table:table-cell office:value-type="float" office:value="0.952">
                <text:p>0.952</text:p>
              </table:table-cell>
              <table:table-cell office:value-type="float" office:value="0.834944">
                <text:p>0.8349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008">
                <text:p>0.7008</text:p>
              </table:table-cell>
              <table:table-cell office:value-type="float" office:value="0.78752">
                <text:p>0.78752</text:p>
              </table:table-cell>
              <table:table-cell office:value-type="float" office:value="0.8176">
                <text:p>0.8176</text:p>
              </table:table-cell>
              <table:table-cell office:value-type="float" office:value="0.83584">
                <text:p>0.83584</text:p>
              </table:table-cell>
              <table:table-cell office:value-type="float" office:value="0.84896">
                <text:p>0.84896</text:p>
              </table:table-cell>
              <table:table-cell office:value-type="float" office:value="0.87104">
                <text:p>0.87104</text:p>
              </table:table-cell>
              <table:table-cell office:value-type="float" office:value="0.88704">
                <text:p>0.88704</text:p>
              </table:table-cell>
              <table:table-cell office:value-type="float" office:value="0.89952">
                <text:p>0.89952</text:p>
              </table:table-cell>
              <table:table-cell office:value-type="float" office:value="0.90944">
                <text:p>0.90944</text:p>
              </table:table-cell>
              <table:table-cell office:value-type="float" office:value="0.9312">
                <text:p>0.9312</text:p>
              </table:table-cell>
              <table:table-cell office:value-type="float" office:value="0.952">
                <text:p>0.952</text:p>
              </table:table-cell>
              <table:table-cell office:value-type="float" office:value="0.848896">
                <text:p>0.84889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1536">
                <text:p>0.61536</text:p>
              </table:table-cell>
              <table:table-cell office:value-type="float" office:value="0.7888">
                <text:p>0.7888</text:p>
              </table:table-cell>
              <table:table-cell office:value-type="float" office:value="0.82208">
                <text:p>0.82208</text:p>
              </table:table-cell>
              <table:table-cell office:value-type="float" office:value="0.8448">
                <text:p>0.8448</text:p>
              </table:table-cell>
              <table:table-cell office:value-type="float" office:value="0.86176">
                <text:p>0.86176</text:p>
              </table:table-cell>
              <table:table-cell office:value-type="float" office:value="0.88416">
                <text:p>0.88416</text:p>
              </table:table-cell>
              <table:table-cell office:value-type="float" office:value="0.896">
                <text:p>0.896</text:p>
              </table:table-cell>
              <table:table-cell office:value-type="float" office:value="0.90496">
                <text:p>0.90496</text:p>
              </table:table-cell>
              <table:table-cell office:value-type="float" office:value="0.91552">
                <text:p>0.91552</text:p>
              </table:table-cell>
              <table:table-cell office:value-type="float" office:value="0.93728">
                <text:p>0.93728</text:p>
              </table:table-cell>
              <table:table-cell office:value-type="float" office:value="0.952">
                <text:p>0.952</text:p>
              </table:table-cell>
              <table:table-cell office:value-type="float" office:value="0.847072">
                <text:p>0.84707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9344">
                <text:p>0.69344</text:p>
              </table:table-cell>
              <table:table-cell office:value-type="float" office:value="0.80256">
                <text:p>0.80256</text:p>
              </table:table-cell>
              <table:table-cell office:value-type="float" office:value="0.83168">
                <text:p>0.83168</text:p>
              </table:table-cell>
              <table:table-cell office:value-type="float" office:value="0.84704">
                <text:p>0.84704</text:p>
              </table:table-cell>
              <table:table-cell office:value-type="float" office:value="0.86656">
                <text:p>0.86656</text:p>
              </table:table-cell>
              <table:table-cell office:value-type="float" office:value="0.88512">
                <text:p>0.88512</text:p>
              </table:table-cell>
              <table:table-cell office:value-type="float" office:value="0.89824">
                <text:p>0.89824</text:p>
              </table:table-cell>
              <table:table-cell office:value-type="float" office:value="0.90752">
                <text:p>0.90752</text:p>
              </table:table-cell>
              <table:table-cell office:value-type="float" office:value="0.9168">
                <text:p>0.9168</text:p>
              </table:table-cell>
              <table:table-cell office:value-type="float" office:value="0.93472">
                <text:p>0.93472</text:p>
              </table:table-cell>
              <table:table-cell office:value-type="float" office:value="0.952">
                <text:p>0.952</text:p>
              </table:table-cell>
              <table:table-cell office:value-type="float" office:value="0.858368">
                <text:p>0.85836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7904">
                <text:p>0.67904</text:p>
              </table:table-cell>
              <table:table-cell office:value-type="float" office:value="0.7936">
                <text:p>0.7936</text:p>
              </table:table-cell>
              <table:table-cell office:value-type="float" office:value="0.82336">
                <text:p>0.82336</text:p>
              </table:table-cell>
              <table:table-cell office:value-type="float" office:value="0.84192">
                <text:p>0.84192</text:p>
              </table:table-cell>
              <table:table-cell office:value-type="float" office:value="0.85696">
                <text:p>0.85696</text:p>
              </table:table-cell>
              <table:table-cell office:value-type="float" office:value="0.8752">
                <text:p>0.8752</text:p>
              </table:table-cell>
              <table:table-cell office:value-type="float" office:value="0.88768">
                <text:p>0.88768</text:p>
              </table:table-cell>
              <table:table-cell office:value-type="float" office:value="0.8992">
                <text:p>0.8992</text:p>
              </table:table-cell>
              <table:table-cell office:value-type="float" office:value="0.91008">
                <text:p>0.91008</text:p>
              </table:table-cell>
              <table:table-cell office:value-type="float" office:value="0.93152">
                <text:p>0.93152</text:p>
              </table:table-cell>
              <table:table-cell office:value-type="float" office:value="0.952">
                <text:p>0.952</text:p>
              </table:table-cell>
              <table:table-cell office:value-type="float" office:value="0.849856">
                <text:p>0.84985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0128">
                <text:p>0.60128</text:p>
              </table:table-cell>
              <table:table-cell office:value-type="float" office:value="0.77408">
                <text:p>0.77408</text:p>
              </table:table-cell>
              <table:table-cell office:value-type="float" office:value="0.80448">
                <text:p>0.80448</text:p>
              </table:table-cell>
              <table:table-cell office:value-type="float" office:value="0.83264">
                <text:p>0.83264</text:p>
              </table:table-cell>
              <table:table-cell office:value-type="float" office:value="0.84672">
                <text:p>0.84672</text:p>
              </table:table-cell>
              <table:table-cell office:value-type="float" office:value="0.86624">
                <text:p>0.86624</text:p>
              </table:table-cell>
              <table:table-cell office:value-type="float" office:value="0.88384">
                <text:p>0.88384</text:p>
              </table:table-cell>
              <table:table-cell office:value-type="float" office:value="0.89696">
                <text:p>0.89696</text:p>
              </table:table-cell>
              <table:table-cell office:value-type="float" office:value="0.90976">
                <text:p>0.90976</text:p>
              </table:table-cell>
              <table:table-cell office:value-type="float" office:value="0.92896">
                <text:p>0.92896</text:p>
              </table:table-cell>
              <table:table-cell office:value-type="float" office:value="0.952">
                <text:p>0.952</text:p>
              </table:table-cell>
              <table:table-cell office:value-type="float" office:value="0.834496">
                <text:p>0.83449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3296">
                <text:p>0.63296</text:p>
              </table:table-cell>
              <table:table-cell office:value-type="float" office:value="0.78528">
                <text:p>0.78528</text:p>
              </table:table-cell>
              <table:table-cell office:value-type="float" office:value="0.8096">
                <text:p>0.8096</text:p>
              </table:table-cell>
              <table:table-cell office:value-type="float" office:value="0.8368">
                <text:p>0.8368</text:p>
              </table:table-cell>
              <table:table-cell office:value-type="float" office:value="0.85408">
                <text:p>0.85408</text:p>
              </table:table-cell>
              <table:table-cell office:value-type="float" office:value="0.87136">
                <text:p>0.87136</text:p>
              </table:table-cell>
              <table:table-cell office:value-type="float" office:value="0.88736">
                <text:p>0.88736</text:p>
              </table:table-cell>
              <table:table-cell office:value-type="float" office:value="0.89824">
                <text:p>0.89824</text:p>
              </table:table-cell>
              <table:table-cell office:value-type="float" office:value="0.90976">
                <text:p>0.90976</text:p>
              </table:table-cell>
              <table:table-cell office:value-type="float" office:value="0.92736">
                <text:p>0.92736</text:p>
              </table:table-cell>
              <table:table-cell office:value-type="float" office:value="0.944">
                <text:p>0.944</text:p>
              </table:table-cell>
              <table:table-cell office:value-type="float" office:value="0.84128">
                <text:p>0.8412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3552">
                <text:p>0.63552</text:p>
              </table:table-cell>
              <table:table-cell office:value-type="float" office:value="0.78592">
                <text:p>0.78592</text:p>
              </table:table-cell>
              <table:table-cell office:value-type="float" office:value="0.8128">
                <text:p>0.8128</text:p>
              </table:table-cell>
              <table:table-cell office:value-type="float" office:value="0.83776">
                <text:p>0.83776</text:p>
              </table:table-cell>
              <table:table-cell office:value-type="float" office:value="0.85472">
                <text:p>0.85472</text:p>
              </table:table-cell>
              <table:table-cell office:value-type="float" office:value="0.87008">
                <text:p>0.87008</text:p>
              </table:table-cell>
              <table:table-cell office:value-type="float" office:value="0.88672">
                <text:p>0.88672</text:p>
              </table:table-cell>
              <table:table-cell office:value-type="float" office:value="0.89792">
                <text:p>0.89792</text:p>
              </table:table-cell>
              <table:table-cell office:value-type="float" office:value="0.91168">
                <text:p>0.91168</text:p>
              </table:table-cell>
              <table:table-cell office:value-type="float" office:value="0.92896">
                <text:p>0.92896</text:p>
              </table:table-cell>
              <table:table-cell office:value-type="float" office:value="0.944">
                <text:p>0.944</text:p>
              </table:table-cell>
              <table:table-cell office:value-type="float" office:value="0.842208">
                <text:p>0.84220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4048">
                <text:p>0.54048</text:p>
              </table:table-cell>
              <table:table-cell office:value-type="float" office:value="0.77632">
                <text:p>0.77632</text:p>
              </table:table-cell>
              <table:table-cell office:value-type="float" office:value="0.80288">
                <text:p>0.80288</text:p>
              </table:table-cell>
              <table:table-cell office:value-type="float" office:value="0.83008">
                <text:p>0.83008</text:p>
              </table:table-cell>
              <table:table-cell office:value-type="float" office:value="0.84704">
                <text:p>0.84704</text:p>
              </table:table-cell>
              <table:table-cell office:value-type="float" office:value="0.86624">
                <text:p>0.86624</text:p>
              </table:table-cell>
              <table:table-cell office:value-type="float" office:value="0.88128">
                <text:p>0.88128</text:p>
              </table:table-cell>
              <table:table-cell office:value-type="float" office:value="0.89696">
                <text:p>0.89696</text:p>
              </table:table-cell>
              <table:table-cell office:value-type="float" office:value="0.90944">
                <text:p>0.90944</text:p>
              </table:table-cell>
              <table:table-cell office:value-type="float" office:value="0.9296">
                <text:p>0.9296</text:p>
              </table:table-cell>
              <table:table-cell office:value-type="float" office:value="0.944">
                <text:p>0.944</text:p>
              </table:table-cell>
              <table:table-cell office:value-type="float" office:value="0.828032">
                <text:p>0.82803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9008">
                <text:p>0.59008</text:p>
              </table:table-cell>
              <table:table-cell office:value-type="float" office:value="0.77344">
                <text:p>0.77344</text:p>
              </table:table-cell>
              <table:table-cell office:value-type="float" office:value="0.81344">
                <text:p>0.81344</text:p>
              </table:table-cell>
              <table:table-cell office:value-type="float" office:value="0.83968">
                <text:p>0.83968</text:p>
              </table:table-cell>
              <table:table-cell office:value-type="float" office:value="0.8656">
                <text:p>0.8656</text:p>
              </table:table-cell>
              <table:table-cell office:value-type="float" office:value="0.87776">
                <text:p>0.87776</text:p>
              </table:table-cell>
              <table:table-cell office:value-type="float" office:value="0.88896">
                <text:p>0.88896</text:p>
              </table:table-cell>
              <table:table-cell office:value-type="float" office:value="0.90304">
                <text:p>0.90304</text:p>
              </table:table-cell>
              <table:table-cell office:value-type="float" office:value="0.91712">
                <text:p>0.91712</text:p>
              </table:table-cell>
              <table:table-cell office:value-type="float" office:value="0.93376">
                <text:p>0.93376</text:p>
              </table:table-cell>
              <table:table-cell office:value-type="float" office:value="0.944">
                <text:p>0.944</text:p>
              </table:table-cell>
              <table:table-cell office:value-type="float" office:value="0.840288">
                <text:p>0.84028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344">
                <text:p>0.5344</text:p>
              </table:table-cell>
              <table:table-cell office:value-type="float" office:value="0.76864">
                <text:p>0.76864</text:p>
              </table:table-cell>
              <table:table-cell office:value-type="float" office:value="0.79424">
                <text:p>0.79424</text:p>
              </table:table-cell>
              <table:table-cell office:value-type="float" office:value="0.8224">
                <text:p>0.8224</text:p>
              </table:table-cell>
              <table:table-cell office:value-type="float" office:value="0.848">
                <text:p>0.848</text:p>
              </table:table-cell>
              <table:table-cell office:value-type="float" office:value="0.86944">
                <text:p>0.86944</text:p>
              </table:table-cell>
              <table:table-cell office:value-type="float" office:value="0.88192">
                <text:p>0.88192</text:p>
              </table:table-cell>
              <table:table-cell office:value-type="float" office:value="0.89504">
                <text:p>0.89504</text:p>
              </table:table-cell>
              <table:table-cell office:value-type="float" office:value="0.91008">
                <text:p>0.91008</text:p>
              </table:table-cell>
              <table:table-cell office:value-type="float" office:value="0.92896">
                <text:p>0.92896</text:p>
              </table:table-cell>
              <table:table-cell office:value-type="float" office:value="0.944">
                <text:p>0.944</text:p>
              </table:table-cell>
              <table:table-cell office:value-type="float" office:value="0.825312">
                <text:p>0.8253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7152">
                <text:p>0.57152</text:p>
              </table:table-cell>
              <table:table-cell office:value-type="float" office:value="0.76992">
                <text:p>0.76992</text:p>
              </table:table-cell>
              <table:table-cell office:value-type="float" office:value="0.8032">
                <text:p>0.8032</text:p>
              </table:table-cell>
              <table:table-cell office:value-type="float" office:value="0.83456">
                <text:p>0.83456</text:p>
              </table:table-cell>
              <table:table-cell office:value-type="float" office:value="0.8576">
                <text:p>0.8576</text:p>
              </table:table-cell>
              <table:table-cell office:value-type="float" office:value="0.8736">
                <text:p>0.8736</text:p>
              </table:table-cell>
              <table:table-cell office:value-type="float" office:value="0.88512">
                <text:p>0.88512</text:p>
              </table:table-cell>
              <table:table-cell office:value-type="float" office:value="0.8976">
                <text:p>0.8976</text:p>
              </table:table-cell>
              <table:table-cell office:value-type="float" office:value="0.91296">
                <text:p>0.91296</text:p>
              </table:table-cell>
              <table:table-cell office:value-type="float" office:value="0.93152">
                <text:p>0.93152</text:p>
              </table:table-cell>
              <table:table-cell office:value-type="float" office:value="0.944">
                <text:p>0.944</text:p>
              </table:table-cell>
              <table:table-cell office:value-type="float" office:value="0.83376">
                <text:p>0.8337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4944">
                <text:p>0.54944</text:p>
              </table:table-cell>
              <table:table-cell office:value-type="float" office:value="0.77216">
                <text:p>0.77216</text:p>
              </table:table-cell>
              <table:table-cell office:value-type="float" office:value="0.80928">
                <text:p>0.80928</text:p>
              </table:table-cell>
              <table:table-cell office:value-type="float" office:value="0.83744">
                <text:p>0.83744</text:p>
              </table:table-cell>
              <table:table-cell office:value-type="float" office:value="0.85504">
                <text:p>0.85504</text:p>
              </table:table-cell>
              <table:table-cell office:value-type="float" office:value="0.872">
                <text:p>0.872</text:p>
              </table:table-cell>
              <table:table-cell office:value-type="float" office:value="0.88544">
                <text:p>0.88544</text:p>
              </table:table-cell>
              <table:table-cell office:value-type="float" office:value="0.8976">
                <text:p>0.8976</text:p>
              </table:table-cell>
              <table:table-cell office:value-type="float" office:value="0.91296">
                <text:p>0.91296</text:p>
              </table:table-cell>
              <table:table-cell office:value-type="float" office:value="0.93088">
                <text:p>0.93088</text:p>
              </table:table-cell>
              <table:table-cell office:value-type="float" office:value="0.944">
                <text:p>0.944</text:p>
              </table:table-cell>
              <table:table-cell office:value-type="float" office:value="0.832224">
                <text:p>0.83222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904">
                <text:p>0.5904</text:p>
              </table:table-cell>
              <table:table-cell office:value-type="float" office:value="0.78912">
                <text:p>0.78912</text:p>
              </table:table-cell>
              <table:table-cell office:value-type="float" office:value="0.83392">
                <text:p>0.83392</text:p>
              </table:table-cell>
              <table:table-cell office:value-type="float" office:value="0.84992">
                <text:p>0.84992</text:p>
              </table:table-cell>
              <table:table-cell office:value-type="float" office:value="0.86112">
                <text:p>0.86112</text:p>
              </table:table-cell>
              <table:table-cell office:value-type="float" office:value="0.87936">
                <text:p>0.87936</text:p>
              </table:table-cell>
              <table:table-cell office:value-type="float" office:value="0.89152">
                <text:p>0.89152</text:p>
              </table:table-cell>
              <table:table-cell office:value-type="float" office:value="0.90528">
                <text:p>0.90528</text:p>
              </table:table-cell>
              <table:table-cell office:value-type="float" office:value="0.91552">
                <text:p>0.91552</text:p>
              </table:table-cell>
              <table:table-cell office:value-type="float" office:value="0.93088">
                <text:p>0.93088</text:p>
              </table:table-cell>
              <table:table-cell office:value-type="float" office:value="0.944">
                <text:p>0.944</text:p>
              </table:table-cell>
              <table:table-cell office:value-type="float" office:value="0.844704">
                <text:p>0.84470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776">
                <text:p>0.5776</text:p>
              </table:table-cell>
              <table:table-cell office:value-type="float" office:value="0.76448">
                <text:p>0.76448</text:p>
              </table:table-cell>
              <table:table-cell office:value-type="float" office:value="0.81216">
                <text:p>0.81216</text:p>
              </table:table-cell>
              <table:table-cell office:value-type="float" office:value="0.8464">
                <text:p>0.8464</text:p>
              </table:table-cell>
              <table:table-cell office:value-type="float" office:value="0.86112">
                <text:p>0.86112</text:p>
              </table:table-cell>
              <table:table-cell office:value-type="float" office:value="0.87904">
                <text:p>0.87904</text:p>
              </table:table-cell>
              <table:table-cell office:value-type="float" office:value="0.88992">
                <text:p>0.88992</text:p>
              </table:table-cell>
              <table:table-cell office:value-type="float" office:value="0.9024">
                <text:p>0.9024</text:p>
              </table:table-cell>
              <table:table-cell office:value-type="float" office:value="0.91328">
                <text:p>0.91328</text:p>
              </table:table-cell>
              <table:table-cell office:value-type="float" office:value="0.92928">
                <text:p>0.92928</text:p>
              </table:table-cell>
              <table:table-cell office:value-type="float" office:value="0.944">
                <text:p>0.944</text:p>
              </table:table-cell>
              <table:table-cell office:value-type="float" office:value="0.837568">
                <text:p>0.83756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4688">
                <text:p>0.54688</text:p>
              </table:table-cell>
              <table:table-cell office:value-type="float" office:value="0.76576">
                <text:p>0.76576</text:p>
              </table:table-cell>
              <table:table-cell office:value-type="float" office:value="0.80704">
                <text:p>0.80704</text:p>
              </table:table-cell>
              <table:table-cell office:value-type="float" office:value="0.83936">
                <text:p>0.83936</text:p>
              </table:table-cell>
              <table:table-cell office:value-type="float" office:value="0.86272">
                <text:p>0.86272</text:p>
              </table:table-cell>
              <table:table-cell office:value-type="float" office:value="0.8848">
                <text:p>0.8848</text:p>
              </table:table-cell>
              <table:table-cell office:value-type="float" office:value="0.8928">
                <text:p>0.8928</text:p>
              </table:table-cell>
              <table:table-cell office:value-type="float" office:value="0.90496">
                <text:p>0.90496</text:p>
              </table:table-cell>
              <table:table-cell office:value-type="float" office:value="0.91488">
                <text:p>0.91488</text:p>
              </table:table-cell>
              <table:table-cell office:value-type="float" office:value="0.92896">
                <text:p>0.92896</text:p>
              </table:table-cell>
              <table:table-cell office:value-type="float" office:value="0.944">
                <text:p>0.944</text:p>
              </table:table-cell>
              <table:table-cell office:value-type="float" office:value="0.834816">
                <text:p>0.83481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0768">
                <text:p>0.60768</text:p>
              </table:table-cell>
              <table:table-cell office:value-type="float" office:value="0.76576">
                <text:p>0.76576</text:p>
              </table:table-cell>
              <table:table-cell office:value-type="float" office:value="0.79808">
                <text:p>0.79808</text:p>
              </table:table-cell>
              <table:table-cell office:value-type="float" office:value="0.8368">
                <text:p>0.8368</text:p>
              </table:table-cell>
              <table:table-cell office:value-type="float" office:value="0.86112">
                <text:p>0.86112</text:p>
              </table:table-cell>
              <table:table-cell office:value-type="float" office:value="0.88064">
                <text:p>0.88064</text:p>
              </table:table-cell>
              <table:table-cell office:value-type="float" office:value="0.89184">
                <text:p>0.89184</text:p>
              </table:table-cell>
              <table:table-cell office:value-type="float" office:value="0.89952">
                <text:p>0.89952</text:p>
              </table:table-cell>
              <table:table-cell office:value-type="float" office:value="0.912">
                <text:p>0.912</text:p>
              </table:table-cell>
              <table:table-cell office:value-type="float" office:value="0.93184">
                <text:p>0.93184</text:p>
              </table:table-cell>
              <table:table-cell office:value-type="float" office:value="0.944">
                <text:p>0.944</text:p>
              </table:table-cell>
              <table:table-cell office:value-type="float" office:value="0.838528">
                <text:p>0.83852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4576">
                <text:p>0.64576</text:p>
              </table:table-cell>
              <table:table-cell office:value-type="float" office:value="0.77056">
                <text:p>0.77056</text:p>
              </table:table-cell>
              <table:table-cell office:value-type="float" office:value="0.81152">
                <text:p>0.81152</text:p>
              </table:table-cell>
              <table:table-cell office:value-type="float" office:value="0.84768">
                <text:p>0.84768</text:p>
              </table:table-cell>
              <table:table-cell office:value-type="float" office:value="0.87424">
                <text:p>0.87424</text:p>
              </table:table-cell>
              <table:table-cell office:value-type="float" office:value="0.88768">
                <text:p>0.88768</text:p>
              </table:table-cell>
              <table:table-cell office:value-type="float" office:value="0.896">
                <text:p>0.896</text:p>
              </table:table-cell>
              <table:table-cell office:value-type="float" office:value="0.90432">
                <text:p>0.90432</text:p>
              </table:table-cell>
              <table:table-cell office:value-type="float" office:value="0.91456">
                <text:p>0.91456</text:p>
              </table:table-cell>
              <table:table-cell office:value-type="float" office:value="0.93152">
                <text:p>0.93152</text:p>
              </table:table-cell>
              <table:table-cell office:value-type="float" office:value="0.944">
                <text:p>0.944</text:p>
              </table:table-cell>
              <table:table-cell office:value-type="float" office:value="0.848384">
                <text:p>0.84838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7168">
                <text:p>0.67168</text:p>
              </table:table-cell>
              <table:table-cell office:value-type="float" office:value="0.7696">
                <text:p>0.7696</text:p>
              </table:table-cell>
              <table:table-cell office:value-type="float" office:value="0.80128">
                <text:p>0.80128</text:p>
              </table:table-cell>
              <table:table-cell office:value-type="float" office:value="0.84096">
                <text:p>0.84096</text:p>
              </table:table-cell>
              <table:table-cell office:value-type="float" office:value="0.86592">
                <text:p>0.86592</text:p>
              </table:table-cell>
              <table:table-cell office:value-type="float" office:value="0.8832">
                <text:p>0.8832</text:p>
              </table:table-cell>
              <table:table-cell office:value-type="float" office:value="0.89152">
                <text:p>0.89152</text:p>
              </table:table-cell>
              <table:table-cell office:value-type="float" office:value="0.9008">
                <text:p>0.9008</text:p>
              </table:table-cell>
              <table:table-cell office:value-type="float" office:value="0.91168">
                <text:p>0.91168</text:p>
              </table:table-cell>
              <table:table-cell office:value-type="float" office:value="0.93024">
                <text:p>0.93024</text:p>
              </table:table-cell>
              <table:table-cell office:value-type="float" office:value="0.952">
                <text:p>0.952</text:p>
              </table:table-cell>
              <table:table-cell office:value-type="float" office:value="0.846688">
                <text:p>0.84668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6672">
                <text:p>0.56672</text:p>
              </table:table-cell>
              <table:table-cell office:value-type="float" office:value="0.73536">
                <text:p>0.73536</text:p>
              </table:table-cell>
              <table:table-cell office:value-type="float" office:value="0.79264">
                <text:p>0.79264</text:p>
              </table:table-cell>
              <table:table-cell office:value-type="float" office:value="0.83136">
                <text:p>0.83136</text:p>
              </table:table-cell>
              <table:table-cell office:value-type="float" office:value="0.85248">
                <text:p>0.85248</text:p>
              </table:table-cell>
              <table:table-cell office:value-type="float" office:value="0.87552">
                <text:p>0.87552</text:p>
              </table:table-cell>
              <table:table-cell office:value-type="float" office:value="0.888">
                <text:p>0.888</text:p>
              </table:table-cell>
              <table:table-cell office:value-type="float" office:value="0.89888">
                <text:p>0.89888</text:p>
              </table:table-cell>
              <table:table-cell office:value-type="float" office:value="0.91008">
                <text:p>0.91008</text:p>
              </table:table-cell>
              <table:table-cell office:value-type="float" office:value="0.92768">
                <text:p>0.92768</text:p>
              </table:table-cell>
              <table:table-cell office:value-type="float" office:value="0.944">
                <text:p>0.944</text:p>
              </table:table-cell>
              <table:table-cell office:value-type="float" office:value="0.827872">
                <text:p>0.82787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8736">
                <text:p>0.48736</text:p>
              </table:table-cell>
              <table:table-cell office:value-type="float" office:value="0.7184">
                <text:p>0.7184</text:p>
              </table:table-cell>
              <table:table-cell office:value-type="float" office:value="0.80608">
                <text:p>0.80608</text:p>
              </table:table-cell>
              <table:table-cell office:value-type="float" office:value="0.8336">
                <text:p>0.8336</text:p>
              </table:table-cell>
              <table:table-cell office:value-type="float" office:value="0.8512">
                <text:p>0.8512</text:p>
              </table:table-cell>
              <table:table-cell office:value-type="float" office:value="0.87136">
                <text:p>0.87136</text:p>
              </table:table-cell>
              <table:table-cell office:value-type="float" office:value="0.88576">
                <text:p>0.88576</text:p>
              </table:table-cell>
              <table:table-cell office:value-type="float" office:value="0.89696">
                <text:p>0.89696</text:p>
              </table:table-cell>
              <table:table-cell office:value-type="float" office:value="0.91328">
                <text:p>0.91328</text:p>
              </table:table-cell>
              <table:table-cell office:value-type="float" office:value="0.92864">
                <text:p>0.92864</text:p>
              </table:table-cell>
              <table:table-cell office:value-type="float" office:value="0.944">
                <text:p>0.944</text:p>
              </table:table-cell>
              <table:table-cell office:value-type="float" office:value="0.819264">
                <text:p>0.81926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584">
                <text:p>0.35584</text:p>
              </table:table-cell>
              <table:table-cell office:value-type="float" office:value="0.66208">
                <text:p>0.66208</text:p>
              </table:table-cell>
              <table:table-cell office:value-type="float" office:value="0.77344">
                <text:p>0.77344</text:p>
              </table:table-cell>
              <table:table-cell office:value-type="float" office:value="0.81728">
                <text:p>0.81728</text:p>
              </table:table-cell>
              <table:table-cell office:value-type="float" office:value="0.83936">
                <text:p>0.83936</text:p>
              </table:table-cell>
              <table:table-cell office:value-type="float" office:value="0.8624">
                <text:p>0.8624</text:p>
              </table:table-cell>
              <table:table-cell office:value-type="float" office:value="0.88096">
                <text:p>0.88096</text:p>
              </table:table-cell>
              <table:table-cell office:value-type="float" office:value="0.89632">
                <text:p>0.89632</text:p>
              </table:table-cell>
              <table:table-cell office:value-type="float" office:value="0.91456">
                <text:p>0.91456</text:p>
              </table:table-cell>
              <table:table-cell office:value-type="float" office:value="0.93312">
                <text:p>0.93312</text:p>
              </table:table-cell>
              <table:table-cell office:value-type="float" office:value="0.944">
                <text:p>0.944</text:p>
              </table:table-cell>
              <table:table-cell office:value-type="float" office:value="0.793536">
                <text:p>0.79353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34688">
                <text:p>0.34688</text:p>
              </table:table-cell>
              <table:table-cell office:value-type="float" office:value="0.6736">
                <text:p>0.6736</text:p>
              </table:table-cell>
              <table:table-cell office:value-type="float" office:value="0.7744">
                <text:p>0.7744</text:p>
              </table:table-cell>
              <table:table-cell office:value-type="float" office:value="0.80928">
                <text:p>0.80928</text:p>
              </table:table-cell>
              <table:table-cell office:value-type="float" office:value="0.83552">
                <text:p>0.83552</text:p>
              </table:table-cell>
              <table:table-cell office:value-type="float" office:value="0.85952">
                <text:p>0.85952</text:p>
              </table:table-cell>
              <table:table-cell office:value-type="float" office:value="0.88064">
                <text:p>0.88064</text:p>
              </table:table-cell>
              <table:table-cell office:value-type="float" office:value="0.89888">
                <text:p>0.89888</text:p>
              </table:table-cell>
              <table:table-cell office:value-type="float" office:value="0.91264">
                <text:p>0.91264</text:p>
              </table:table-cell>
              <table:table-cell office:value-type="float" office:value="0.93024">
                <text:p>0.93024</text:p>
              </table:table-cell>
              <table:table-cell office:value-type="float" office:value="0.944">
                <text:p>0.944</text:p>
              </table:table-cell>
              <table:table-cell office:value-type="float" office:value="0.79216">
                <text:p>0.7921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43648">
                <text:p>0.43648</text:p>
              </table:table-cell>
              <table:table-cell office:value-type="float" office:value="0.68224">
                <text:p>0.68224</text:p>
              </table:table-cell>
              <table:table-cell office:value-type="float" office:value="0.7696">
                <text:p>0.7696</text:p>
              </table:table-cell>
              <table:table-cell office:value-type="float" office:value="0.80448">
                <text:p>0.80448</text:p>
              </table:table-cell>
              <table:table-cell office:value-type="float" office:value="0.83424">
                <text:p>0.83424</text:p>
              </table:table-cell>
              <table:table-cell office:value-type="float" office:value="0.85376">
                <text:p>0.85376</text:p>
              </table:table-cell>
              <table:table-cell office:value-type="float" office:value="0.88128">
                <text:p>0.88128</text:p>
              </table:table-cell>
              <table:table-cell office:value-type="float" office:value="0.8992">
                <text:p>0.8992</text:p>
              </table:table-cell>
              <table:table-cell office:value-type="float" office:value="0.91328">
                <text:p>0.91328</text:p>
              </table:table-cell>
              <table:table-cell office:value-type="float" office:value="0.92896">
                <text:p>0.92896</text:p>
              </table:table-cell>
              <table:table-cell office:value-type="float" office:value="0.944">
                <text:p>0.944</text:p>
              </table:table-cell>
              <table:table-cell office:value-type="float" office:value="0.800352">
                <text:p>0.80035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39456">
                <text:p>0.39456</text:p>
              </table:table-cell>
              <table:table-cell office:value-type="float" office:value="0.64896">
                <text:p>0.64896</text:p>
              </table:table-cell>
              <table:table-cell office:value-type="float" office:value="0.76192">
                <text:p>0.76192</text:p>
              </table:table-cell>
              <table:table-cell office:value-type="float" office:value="0.8064">
                <text:p>0.8064</text:p>
              </table:table-cell>
              <table:table-cell office:value-type="float" office:value="0.83488">
                <text:p>0.83488</text:p>
              </table:table-cell>
              <table:table-cell office:value-type="float" office:value="0.85056">
                <text:p>0.85056</text:p>
              </table:table-cell>
              <table:table-cell office:value-type="float" office:value="0.86848">
                <text:p>0.86848</text:p>
              </table:table-cell>
              <table:table-cell office:value-type="float" office:value="0.8896">
                <text:p>0.8896</text:p>
              </table:table-cell>
              <table:table-cell office:value-type="float" office:value="0.9072">
                <text:p>0.9072</text:p>
              </table:table-cell>
              <table:table-cell office:value-type="float" office:value="0.928">
                <text:p>0.928</text:p>
              </table:table-cell>
              <table:table-cell office:value-type="float" office:value="0.944">
                <text:p>0.944</text:p>
              </table:table-cell>
              <table:table-cell office:value-type="float" office:value="0.789056">
                <text:p>0.78905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40768">
                <text:p>0.40768</text:p>
              </table:table-cell>
              <table:table-cell office:value-type="float" office:value="0.65824">
                <text:p>0.65824</text:p>
              </table:table-cell>
              <table:table-cell office:value-type="float" office:value="0.744">
                <text:p>0.744</text:p>
              </table:table-cell>
              <table:table-cell office:value-type="float" office:value="0.78656">
                <text:p>0.78656</text:p>
              </table:table-cell>
              <table:table-cell office:value-type="float" office:value="0.81664">
                <text:p>0.81664</text:p>
              </table:table-cell>
              <table:table-cell office:value-type="float" office:value="0.83904">
                <text:p>0.83904</text:p>
              </table:table-cell>
              <table:table-cell office:value-type="float" office:value="0.85696">
                <text:p>0.85696</text:p>
              </table:table-cell>
              <table:table-cell office:value-type="float" office:value="0.87552">
                <text:p>0.87552</text:p>
              </table:table-cell>
              <table:table-cell office:value-type="float" office:value="0.9008">
                <text:p>0.9008</text:p>
              </table:table-cell>
              <table:table-cell office:value-type="float" office:value="0.92576">
                <text:p>0.92576</text:p>
              </table:table-cell>
              <table:table-cell office:value-type="float" office:value="0.944">
                <text:p>0.944</text:p>
              </table:table-cell>
              <table:table-cell office:value-type="float" office:value="0.78112">
                <text:p>0.7811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47296">
                <text:p>0.47296</text:p>
              </table:table-cell>
              <table:table-cell office:value-type="float" office:value="0.64">
                <text:p>0.64</text:p>
              </table:table-cell>
              <table:table-cell office:value-type="float" office:value="0.72">
                <text:p>0.72</text:p>
              </table:table-cell>
              <table:table-cell office:value-type="float" office:value="0.7712">
                <text:p>0.7712</text:p>
              </table:table-cell>
              <table:table-cell office:value-type="float" office:value="0.80448">
                <text:p>0.80448</text:p>
              </table:table-cell>
              <table:table-cell office:value-type="float" office:value="0.83072">
                <text:p>0.83072</text:p>
              </table:table-cell>
              <table:table-cell office:value-type="float" office:value="0.8512">
                <text:p>0.8512</text:p>
              </table:table-cell>
              <table:table-cell office:value-type="float" office:value="0.87424">
                <text:p>0.87424</text:p>
              </table:table-cell>
              <table:table-cell office:value-type="float" office:value="0.8976">
                <text:p>0.8976</text:p>
              </table:table-cell>
              <table:table-cell office:value-type="float" office:value="0.9168">
                <text:p>0.9168</text:p>
              </table:table-cell>
              <table:table-cell office:value-type="float" office:value="0.944">
                <text:p>0.944</text:p>
              </table:table-cell>
              <table:table-cell office:value-type="float" office:value="0.77792">
                <text:p>0.7779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6272">
                <text:p>0.46272</text:p>
              </table:table-cell>
              <table:table-cell office:value-type="float" office:value="0.63232">
                <text:p>0.63232</text:p>
              </table:table-cell>
              <table:table-cell office:value-type="float" office:value="0.7232">
                <text:p>0.7232</text:p>
              </table:table-cell>
              <table:table-cell office:value-type="float" office:value="0.77632">
                <text:p>0.77632</text:p>
              </table:table-cell>
              <table:table-cell office:value-type="float" office:value="0.80768">
                <text:p>0.80768</text:p>
              </table:table-cell>
              <table:table-cell office:value-type="float" office:value="0.83712">
                <text:p>0.83712</text:p>
              </table:table-cell>
              <table:table-cell office:value-type="float" office:value="0.85984">
                <text:p>0.85984</text:p>
              </table:table-cell>
              <table:table-cell office:value-type="float" office:value="0.88384">
                <text:p>0.88384</text:p>
              </table:table-cell>
              <table:table-cell office:value-type="float" office:value="0.90112">
                <text:p>0.90112</text:p>
              </table:table-cell>
              <table:table-cell office:value-type="float" office:value="0.91936">
                <text:p>0.91936</text:p>
              </table:table-cell>
              <table:table-cell office:value-type="float" office:value="0.944">
                <text:p>0.944</text:p>
              </table:table-cell>
              <table:table-cell office:value-type="float" office:value="0.780352">
                <text:p>0.78035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42816">
                <text:p>0.42816</text:p>
              </table:table-cell>
              <table:table-cell office:value-type="float" office:value="0.5952">
                <text:p>0.5952</text:p>
              </table:table-cell>
              <table:table-cell office:value-type="float" office:value="0.69792">
                <text:p>0.69792</text:p>
              </table:table-cell>
              <table:table-cell office:value-type="float" office:value="0.7616">
                <text:p>0.7616</text:p>
              </table:table-cell>
              <table:table-cell office:value-type="float" office:value="0.8">
                <text:p>0.8</text:p>
              </table:table-cell>
              <table:table-cell office:value-type="float" office:value="0.82528">
                <text:p>0.82528</text:p>
              </table:table-cell>
              <table:table-cell office:value-type="float" office:value="0.84448">
                <text:p>0.84448</text:p>
              </table:table-cell>
              <table:table-cell office:value-type="float" office:value="0.8784">
                <text:p>0.8784</text:p>
              </table:table-cell>
              <table:table-cell office:value-type="float" office:value="0.90144">
                <text:p>0.90144</text:p>
              </table:table-cell>
              <table:table-cell office:value-type="float" office:value="0.92256">
                <text:p>0.92256</text:p>
              </table:table-cell>
              <table:table-cell office:value-type="float" office:value="0.944">
                <text:p>0.944</text:p>
              </table:table-cell>
              <table:table-cell office:value-type="float" office:value="0.765504">
                <text:p>0.76550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376">
                <text:p>0.376</text:p>
              </table:table-cell>
              <table:table-cell office:value-type="float" office:value="0.56064">
                <text:p>0.56064</text:p>
              </table:table-cell>
              <table:table-cell office:value-type="float" office:value="0.65824">
                <text:p>0.65824</text:p>
              </table:table-cell>
              <table:table-cell office:value-type="float" office:value="0.74752">
                <text:p>0.74752</text:p>
              </table:table-cell>
              <table:table-cell office:value-type="float" office:value="0.78496">
                <text:p>0.78496</text:p>
              </table:table-cell>
              <table:table-cell office:value-type="float" office:value="0.81248">
                <text:p>0.81248</text:p>
              </table:table-cell>
              <table:table-cell office:value-type="float" office:value="0.84128">
                <text:p>0.84128</text:p>
              </table:table-cell>
              <table:table-cell office:value-type="float" office:value="0.87776">
                <text:p>0.87776</text:p>
              </table:table-cell>
              <table:table-cell office:value-type="float" office:value="0.90208">
                <text:p>0.90208</text:p>
              </table:table-cell>
              <table:table-cell office:value-type="float" office:value="0.92064">
                <text:p>0.92064</text:p>
              </table:table-cell>
              <table:table-cell office:value-type="float" office:value="0.944">
                <text:p>0.944</text:p>
              </table:table-cell>
              <table:table-cell office:value-type="float" office:value="0.74816">
                <text:p>0.7481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3744">
                <text:p>0.3744</text:p>
              </table:table-cell>
              <table:table-cell office:value-type="float" office:value="0.59552">
                <text:p>0.59552</text:p>
              </table:table-cell>
              <table:table-cell office:value-type="float" office:value="0.69184">
                <text:p>0.69184</text:p>
              </table:table-cell>
              <table:table-cell office:value-type="float" office:value="0.75968">
                <text:p>0.75968</text:p>
              </table:table-cell>
              <table:table-cell office:value-type="float" office:value="0.78624">
                <text:p>0.78624</text:p>
              </table:table-cell>
              <table:table-cell office:value-type="float" office:value="0.81088">
                <text:p>0.81088</text:p>
              </table:table-cell>
              <table:table-cell office:value-type="float" office:value="0.83776">
                <text:p>0.83776</text:p>
              </table:table-cell>
              <table:table-cell office:value-type="float" office:value="0.87328">
                <text:p>0.87328</text:p>
              </table:table-cell>
              <table:table-cell office:value-type="float" office:value="0.90016">
                <text:p>0.90016</text:p>
              </table:table-cell>
              <table:table-cell office:value-type="float" office:value="0.92384">
                <text:p>0.92384</text:p>
              </table:table-cell>
              <table:table-cell office:value-type="float" office:value="0.944">
                <text:p>0.944</text:p>
              </table:table-cell>
              <table:table-cell office:value-type="float" office:value="0.75536">
                <text:p>0.755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6064">
                <text:p>0.36064</text:p>
              </table:table-cell>
              <table:table-cell office:value-type="float" office:value="0.6032">
                <text:p>0.6032</text:p>
              </table:table-cell>
              <table:table-cell office:value-type="float" office:value="0.69856">
                <text:p>0.69856</text:p>
              </table:table-cell>
              <table:table-cell office:value-type="float" office:value="0.75424">
                <text:p>0.75424</text:p>
              </table:table-cell>
              <table:table-cell office:value-type="float" office:value="0.78176">
                <text:p>0.78176</text:p>
              </table:table-cell>
              <table:table-cell office:value-type="float" office:value="0.80448">
                <text:p>0.80448</text:p>
              </table:table-cell>
              <table:table-cell office:value-type="float" office:value="0.82688">
                <text:p>0.82688</text:p>
              </table:table-cell>
              <table:table-cell office:value-type="float" office:value="0.8528">
                <text:p>0.8528</text:p>
              </table:table-cell>
              <table:table-cell office:value-type="float" office:value="0.88288">
                <text:p>0.88288</text:p>
              </table:table-cell>
              <table:table-cell office:value-type="float" office:value="0.91584">
                <text:p>0.91584</text:p>
              </table:table-cell>
              <table:table-cell office:value-type="float" office:value="0.944">
                <text:p>0.944</text:p>
              </table:table-cell>
              <table:table-cell office:value-type="float" office:value="0.748128">
                <text:p>0.74812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38624">
                <text:p>0.38624</text:p>
              </table:table-cell>
              <table:table-cell office:value-type="float" office:value="0.62304">
                <text:p>0.62304</text:p>
              </table:table-cell>
              <table:table-cell office:value-type="float" office:value="0.7216">
                <text:p>0.7216</text:p>
              </table:table-cell>
              <table:table-cell office:value-type="float" office:value="0.76512">
                <text:p>0.76512</text:p>
              </table:table-cell>
              <table:table-cell office:value-type="float" office:value="0.7856">
                <text:p>0.7856</text:p>
              </table:table-cell>
              <table:table-cell office:value-type="float" office:value="0.8048">
                <text:p>0.8048</text:p>
              </table:table-cell>
              <table:table-cell office:value-type="float" office:value="0.8288">
                <text:p>0.8288</text:p>
              </table:table-cell>
              <table:table-cell office:value-type="float" office:value="0.85408">
                <text:p>0.85408</text:p>
              </table:table-cell>
              <table:table-cell office:value-type="float" office:value="0.88608">
                <text:p>0.88608</text:p>
              </table:table-cell>
              <table:table-cell office:value-type="float" office:value="0.92064">
                <text:p>0.92064</text:p>
              </table:table-cell>
              <table:table-cell office:value-type="float" office:value="0.944">
                <text:p>0.944</text:p>
              </table:table-cell>
              <table:table-cell office:value-type="float" office:value="0.7576">
                <text:p>0.757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2816">
                <text:p>0.42816</text:p>
              </table:table-cell>
              <table:table-cell office:value-type="float" office:value="0.65952">
                <text:p>0.65952</text:p>
              </table:table-cell>
              <table:table-cell office:value-type="float" office:value="0.72864">
                <text:p>0.72864</text:p>
              </table:table-cell>
              <table:table-cell office:value-type="float" office:value="0.76256">
                <text:p>0.76256</text:p>
              </table:table-cell>
              <table:table-cell office:value-type="float" office:value="0.78528">
                <text:p>0.78528</text:p>
              </table:table-cell>
              <table:table-cell office:value-type="float" office:value="0.808">
                <text:p>0.808</text:p>
              </table:table-cell>
              <table:table-cell office:value-type="float" office:value="0.8336">
                <text:p>0.8336</text:p>
              </table:table-cell>
              <table:table-cell office:value-type="float" office:value="0.864">
                <text:p>0.864</text:p>
              </table:table-cell>
              <table:table-cell office:value-type="float" office:value="0.8912">
                <text:p>0.8912</text:p>
              </table:table-cell>
              <table:table-cell office:value-type="float" office:value="0.91808">
                <text:p>0.91808</text:p>
              </table:table-cell>
              <table:table-cell office:value-type="float" office:value="0.944">
                <text:p>0.944</text:p>
              </table:table-cell>
              <table:table-cell office:value-type="float" office:value="0.767904">
                <text:p>0.76790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1088">
                <text:p>0.41088</text:p>
              </table:table-cell>
              <table:table-cell office:value-type="float" office:value="0.64512">
                <text:p>0.64512</text:p>
              </table:table-cell>
              <table:table-cell office:value-type="float" office:value="0.71616">
                <text:p>0.71616</text:p>
              </table:table-cell>
              <table:table-cell office:value-type="float" office:value="0.76384">
                <text:p>0.76384</text:p>
              </table:table-cell>
              <table:table-cell office:value-type="float" office:value="0.79104">
                <text:p>0.79104</text:p>
              </table:table-cell>
              <table:table-cell office:value-type="float" office:value="0.81152">
                <text:p>0.81152</text:p>
              </table:table-cell>
              <table:table-cell office:value-type="float" office:value="0.832">
                <text:p>0.832</text:p>
              </table:table-cell>
              <table:table-cell office:value-type="float" office:value="0.85312">
                <text:p>0.85312</text:p>
              </table:table-cell>
              <table:table-cell office:value-type="float" office:value="0.88352">
                <text:p>0.88352</text:p>
              </table:table-cell>
              <table:table-cell office:value-type="float" office:value="0.91616">
                <text:p>0.91616</text:p>
              </table:table-cell>
              <table:table-cell office:value-type="float" office:value="0.944">
                <text:p>0.944</text:p>
              </table:table-cell>
              <table:table-cell office:value-type="float" office:value="0.762336">
                <text:p>0.76233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42784">
                <text:p>0.42784</text:p>
              </table:table-cell>
              <table:table-cell office:value-type="float" office:value="0.66784">
                <text:p>0.66784</text:p>
              </table:table-cell>
              <table:table-cell office:value-type="float" office:value="0.72096">
                <text:p>0.72096</text:p>
              </table:table-cell>
              <table:table-cell office:value-type="float" office:value="0.76512">
                <text:p>0.76512</text:p>
              </table:table-cell>
              <table:table-cell office:value-type="float" office:value="0.78912">
                <text:p>0.78912</text:p>
              </table:table-cell>
              <table:table-cell office:value-type="float" office:value="0.80992">
                <text:p>0.80992</text:p>
              </table:table-cell>
              <table:table-cell office:value-type="float" office:value="0.83872">
                <text:p>0.83872</text:p>
              </table:table-cell>
              <table:table-cell office:value-type="float" office:value="0.8624">
                <text:p>0.8624</text:p>
              </table:table-cell>
              <table:table-cell office:value-type="float" office:value="0.88832">
                <text:p>0.88832</text:p>
              </table:table-cell>
              <table:table-cell office:value-type="float" office:value="0.92">
                <text:p>0.92</text:p>
              </table:table-cell>
              <table:table-cell office:value-type="float" office:value="0.944">
                <text:p>0.944</text:p>
              </table:table-cell>
              <table:table-cell office:value-type="float" office:value="0.769024">
                <text:p>0.76902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4864">
                <text:p>0.44864</text:p>
              </table:table-cell>
              <table:table-cell office:value-type="float" office:value="0.68288">
                <text:p>0.68288</text:p>
              </table:table-cell>
              <table:table-cell office:value-type="float" office:value="0.72992">
                <text:p>0.72992</text:p>
              </table:table-cell>
              <table:table-cell office:value-type="float" office:value="0.76544">
                <text:p>0.76544</text:p>
              </table:table-cell>
              <table:table-cell office:value-type="float" office:value="0.7904">
                <text:p>0.7904</text:p>
              </table:table-cell>
              <table:table-cell office:value-type="float" office:value="0.82112">
                <text:p>0.82112</text:p>
              </table:table-cell>
              <table:table-cell office:value-type="float" office:value="0.84224">
                <text:p>0.84224</text:p>
              </table:table-cell>
              <table:table-cell office:value-type="float" office:value="0.86976">
                <text:p>0.86976</text:p>
              </table:table-cell>
              <table:table-cell office:value-type="float" office:value="0.8896">
                <text:p>0.8896</text:p>
              </table:table-cell>
              <table:table-cell office:value-type="float" office:value="0.91488">
                <text:p>0.91488</text:p>
              </table:table-cell>
              <table:table-cell office:value-type="float" office:value="0.944">
                <text:p>0.944</text:p>
              </table:table-cell>
              <table:table-cell office:value-type="float" office:value="0.775488">
                <text:p>0.77548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51744">
                <text:p>0.51744</text:p>
              </table:table-cell>
              <table:table-cell office:value-type="float" office:value="0.68128">
                <text:p>0.68128</text:p>
              </table:table-cell>
              <table:table-cell office:value-type="float" office:value="0.74144">
                <text:p>0.74144</text:p>
              </table:table-cell>
              <table:table-cell office:value-type="float" office:value="0.77984">
                <text:p>0.77984</text:p>
              </table:table-cell>
              <table:table-cell office:value-type="float" office:value="0.80928">
                <text:p>0.80928</text:p>
              </table:table-cell>
              <table:table-cell office:value-type="float" office:value="0.83296">
                <text:p>0.83296</text:p>
              </table:table-cell>
              <table:table-cell office:value-type="float" office:value="0.8512">
                <text:p>0.8512</text:p>
              </table:table-cell>
              <table:table-cell office:value-type="float" office:value="0.86976">
                <text:p>0.86976</text:p>
              </table:table-cell>
              <table:table-cell office:value-type="float" office:value="0.89216">
                <text:p>0.89216</text:p>
              </table:table-cell>
              <table:table-cell office:value-type="float" office:value="0.9168">
                <text:p>0.9168</text:p>
              </table:table-cell>
              <table:table-cell office:value-type="float" office:value="0.944">
                <text:p>0.944</text:p>
              </table:table-cell>
              <table:table-cell office:value-type="float" office:value="0.789216">
                <text:p>0.78921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45312">
                <text:p>0.45312</text:p>
              </table:table-cell>
              <table:table-cell office:value-type="float" office:value="0.6768">
                <text:p>0.6768</text:p>
              </table:table-cell>
              <table:table-cell office:value-type="float" office:value="0.74176">
                <text:p>0.74176</text:p>
              </table:table-cell>
              <table:table-cell office:value-type="float" office:value="0.78464">
                <text:p>0.78464</text:p>
              </table:table-cell>
              <table:table-cell office:value-type="float" office:value="0.81536">
                <text:p>0.81536</text:p>
              </table:table-cell>
              <table:table-cell office:value-type="float" office:value="0.83456">
                <text:p>0.83456</text:p>
              </table:table-cell>
              <table:table-cell office:value-type="float" office:value="0.85696">
                <text:p>0.85696</text:p>
              </table:table-cell>
              <table:table-cell office:value-type="float" office:value="0.88416">
                <text:p>0.88416</text:p>
              </table:table-cell>
              <table:table-cell office:value-type="float" office:value="0.9056">
                <text:p>0.9056</text:p>
              </table:table-cell>
              <table:table-cell office:value-type="float" office:value="0.92576">
                <text:p>0.92576</text:p>
              </table:table-cell>
              <table:table-cell office:value-type="float" office:value="0.944">
                <text:p>0.944</text:p>
              </table:table-cell>
              <table:table-cell office:value-type="float" office:value="0.787872">
                <text:p>0.78787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4032">
                <text:p>0.44032</text:p>
              </table:table-cell>
              <table:table-cell office:value-type="float" office:value="0.69024">
                <text:p>0.69024</text:p>
              </table:table-cell>
              <table:table-cell office:value-type="float" office:value="0.7472">
                <text:p>0.7472</text:p>
              </table:table-cell>
              <table:table-cell office:value-type="float" office:value="0.78272">
                <text:p>0.78272</text:p>
              </table:table-cell>
              <table:table-cell office:value-type="float" office:value="0.81856">
                <text:p>0.81856</text:p>
              </table:table-cell>
              <table:table-cell office:value-type="float" office:value="0.8448">
                <text:p>0.8448</text:p>
              </table:table-cell>
              <table:table-cell office:value-type="float" office:value="0.8688">
                <text:p>0.8688</text:p>
              </table:table-cell>
              <table:table-cell office:value-type="float" office:value="0.88864">
                <text:p>0.88864</text:p>
              </table:table-cell>
              <table:table-cell office:value-type="float" office:value="0.904">
                <text:p>0.904</text:p>
              </table:table-cell>
              <table:table-cell office:value-type="float" office:value="0.9264">
                <text:p>0.9264</text:p>
              </table:table-cell>
              <table:table-cell office:value-type="float" office:value="0.952">
                <text:p>0.952</text:p>
              </table:table-cell>
              <table:table-cell office:value-type="float" office:value="0.791168">
                <text:p>0.79116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44864">
                <text:p>0.44864</text:p>
              </table:table-cell>
              <table:table-cell office:value-type="float" office:value="0.68736">
                <text:p>0.68736</text:p>
              </table:table-cell>
              <table:table-cell office:value-type="float" office:value="0.74112">
                <text:p>0.74112</text:p>
              </table:table-cell>
              <table:table-cell office:value-type="float" office:value="0.78816">
                <text:p>0.78816</text:p>
              </table:table-cell>
              <table:table-cell office:value-type="float" office:value="0.81952">
                <text:p>0.81952</text:p>
              </table:table-cell>
              <table:table-cell office:value-type="float" office:value="0.85024">
                <text:p>0.85024</text:p>
              </table:table-cell>
              <table:table-cell office:value-type="float" office:value="0.872">
                <text:p>0.872</text:p>
              </table:table-cell>
              <table:table-cell office:value-type="float" office:value="0.88864">
                <text:p>0.88864</text:p>
              </table:table-cell>
              <table:table-cell office:value-type="float" office:value="0.90208">
                <text:p>0.90208</text:p>
              </table:table-cell>
              <table:table-cell office:value-type="float" office:value="0.92672">
                <text:p>0.92672</text:p>
              </table:table-cell>
              <table:table-cell office:value-type="float" office:value="0.944">
                <text:p>0.944</text:p>
              </table:table-cell>
              <table:table-cell office:value-type="float" office:value="0.792448">
                <text:p>0.7924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4048">
                <text:p>0.34048</text:p>
              </table:table-cell>
              <table:table-cell office:value-type="float" office:value="0.6128">
                <text:p>0.6128</text:p>
              </table:table-cell>
              <table:table-cell office:value-type="float" office:value="0.69952">
                <text:p>0.69952</text:p>
              </table:table-cell>
              <table:table-cell office:value-type="float" office:value="0.776">
                <text:p>0.776</text:p>
              </table:table-cell>
              <table:table-cell office:value-type="float" office:value="0.8128">
                <text:p>0.8128</text:p>
              </table:table-cell>
              <table:table-cell office:value-type="float" office:value="0.84288">
                <text:p>0.84288</text:p>
              </table:table-cell>
              <table:table-cell office:value-type="float" office:value="0.87072">
                <text:p>0.87072</text:p>
              </table:table-cell>
              <table:table-cell office:value-type="float" office:value="0.88992">
                <text:p>0.88992</text:p>
              </table:table-cell>
              <table:table-cell office:value-type="float" office:value="0.90144">
                <text:p>0.90144</text:p>
              </table:table-cell>
              <table:table-cell office:value-type="float" office:value="0.9248">
                <text:p>0.9248</text:p>
              </table:table-cell>
              <table:table-cell office:value-type="float" office:value="0.944">
                <text:p>0.944</text:p>
              </table:table-cell>
              <table:table-cell office:value-type="float" office:value="0.767136">
                <text:p>0.76713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4224">
                <text:p>0.4224</text:p>
              </table:table-cell>
              <table:table-cell office:value-type="float" office:value="0.6656">
                <text:p>0.6656</text:p>
              </table:table-cell>
              <table:table-cell office:value-type="float" office:value="0.7104">
                <text:p>0.7104</text:p>
              </table:table-cell>
              <table:table-cell office:value-type="float" office:value="0.78048">
                <text:p>0.78048</text:p>
              </table:table-cell>
              <table:table-cell office:value-type="float" office:value="0.8176">
                <text:p>0.8176</text:p>
              </table:table-cell>
              <table:table-cell office:value-type="float" office:value="0.83872">
                <text:p>0.83872</text:p>
              </table:table-cell>
              <table:table-cell office:value-type="float" office:value="0.85984">
                <text:p>0.85984</text:p>
              </table:table-cell>
              <table:table-cell office:value-type="float" office:value="0.8832">
                <text:p>0.8832</text:p>
              </table:table-cell>
              <table:table-cell office:value-type="float" office:value="0.90016">
                <text:p>0.90016</text:p>
              </table:table-cell>
              <table:table-cell office:value-type="float" office:value="0.92256">
                <text:p>0.92256</text:p>
              </table:table-cell>
              <table:table-cell office:value-type="float" office:value="0.944">
                <text:p>0.944</text:p>
              </table:table-cell>
              <table:table-cell office:value-type="float" office:value="0.780096">
                <text:p>0.78009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46528">
                <text:p>0.46528</text:p>
              </table:table-cell>
              <table:table-cell office:value-type="float" office:value="0.65728">
                <text:p>0.65728</text:p>
              </table:table-cell>
              <table:table-cell office:value-type="float" office:value="0.69248">
                <text:p>0.69248</text:p>
              </table:table-cell>
              <table:table-cell office:value-type="float" office:value="0.7408">
                <text:p>0.7408</text:p>
              </table:table-cell>
              <table:table-cell office:value-type="float" office:value="0.79392">
                <text:p>0.79392</text:p>
              </table:table-cell>
              <table:table-cell office:value-type="float" office:value="0.832">
                <text:p>0.832</text:p>
              </table:table-cell>
              <table:table-cell office:value-type="float" office:value="0.8512">
                <text:p>0.8512</text:p>
              </table:table-cell>
              <table:table-cell office:value-type="float" office:value="0.87424">
                <text:p>0.87424</text:p>
              </table:table-cell>
              <table:table-cell office:value-type="float" office:value="0.89888">
                <text:p>0.89888</text:p>
              </table:table-cell>
              <table:table-cell office:value-type="float" office:value="0.92512">
                <text:p>0.92512</text:p>
              </table:table-cell>
              <table:table-cell office:value-type="float" office:value="0.944">
                <text:p>0.944</text:p>
              </table:table-cell>
              <table:table-cell office:value-type="float" office:value="0.77312">
                <text:p>0.7731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46528">
                <text:p>0.46528</text:p>
              </table:table-cell>
              <table:table-cell office:value-type="float" office:value="0.67904">
                <text:p>0.67904</text:p>
              </table:table-cell>
              <table:table-cell office:value-type="float" office:value="0.72576">
                <text:p>0.72576</text:p>
              </table:table-cell>
              <table:table-cell office:value-type="float" office:value="0.77312">
                <text:p>0.77312</text:p>
              </table:table-cell>
              <table:table-cell office:value-type="float" office:value="0.81088">
                <text:p>0.81088</text:p>
              </table:table-cell>
              <table:table-cell office:value-type="float" office:value="0.83584">
                <text:p>0.83584</text:p>
              </table:table-cell>
              <table:table-cell office:value-type="float" office:value="0.8576">
                <text:p>0.8576</text:p>
              </table:table-cell>
              <table:table-cell office:value-type="float" office:value="0.8832">
                <text:p>0.8832</text:p>
              </table:table-cell>
              <table:table-cell office:value-type="float" office:value="0.90304">
                <text:p>0.90304</text:p>
              </table:table-cell>
              <table:table-cell office:value-type="float" office:value="0.92384">
                <text:p>0.92384</text:p>
              </table:table-cell>
              <table:table-cell office:value-type="float" office:value="0.944">
                <text:p>0.944</text:p>
              </table:table-cell>
              <table:table-cell office:value-type="float" office:value="0.78576">
                <text:p>0.7857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48096">
                <text:p>0.48096</text:p>
              </table:table-cell>
              <table:table-cell office:value-type="float" office:value="0.67808">
                <text:p>0.67808</text:p>
              </table:table-cell>
              <table:table-cell office:value-type="float" office:value="0.72896">
                <text:p>0.72896</text:p>
              </table:table-cell>
              <table:table-cell office:value-type="float" office:value="0.768">
                <text:p>0.768</text:p>
              </table:table-cell>
              <table:table-cell office:value-type="float" office:value="0.79872">
                <text:p>0.79872</text:p>
              </table:table-cell>
              <table:table-cell office:value-type="float" office:value="0.82784">
                <text:p>0.82784</text:p>
              </table:table-cell>
              <table:table-cell office:value-type="float" office:value="0.85024">
                <text:p>0.85024</text:p>
              </table:table-cell>
              <table:table-cell office:value-type="float" office:value="0.87136">
                <text:p>0.87136</text:p>
              </table:table-cell>
              <table:table-cell office:value-type="float" office:value="0.89984">
                <text:p>0.89984</text:p>
              </table:table-cell>
              <table:table-cell office:value-type="float" office:value="0.92704">
                <text:p>0.92704</text:p>
              </table:table-cell>
              <table:table-cell office:value-type="float" office:value="0.944">
                <text:p>0.944</text:p>
              </table:table-cell>
              <table:table-cell office:value-type="float" office:value="0.783104">
                <text:p>0.78310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50208">
                <text:p>0.50208</text:p>
              </table:table-cell>
              <table:table-cell office:value-type="float" office:value="0.69024">
                <text:p>0.69024</text:p>
              </table:table-cell>
              <table:table-cell office:value-type="float" office:value="0.75008">
                <text:p>0.75008</text:p>
              </table:table-cell>
              <table:table-cell office:value-type="float" office:value="0.78688">
                <text:p>0.78688</text:p>
              </table:table-cell>
              <table:table-cell office:value-type="float" office:value="0.80608">
                <text:p>0.80608</text:p>
              </table:table-cell>
              <table:table-cell office:value-type="float" office:value="0.83488">
                <text:p>0.83488</text:p>
              </table:table-cell>
              <table:table-cell office:value-type="float" office:value="0.85664">
                <text:p>0.85664</text:p>
              </table:table-cell>
              <table:table-cell office:value-type="float" office:value="0.87968">
                <text:p>0.87968</text:p>
              </table:table-cell>
              <table:table-cell office:value-type="float" office:value="0.904">
                <text:p>0.904</text:p>
              </table:table-cell>
              <table:table-cell office:value-type="float" office:value="0.92928">
                <text:p>0.92928</text:p>
              </table:table-cell>
              <table:table-cell office:value-type="float" office:value="0.944">
                <text:p>0.944</text:p>
              </table:table-cell>
              <table:table-cell office:value-type="float" office:value="0.793984">
                <text:p>0.79398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504">
                <text:p>0.5504</text:p>
              </table:table-cell>
              <table:table-cell office:value-type="float" office:value="0.7344">
                <text:p>0.7344</text:p>
              </table:table-cell>
              <table:table-cell office:value-type="float" office:value="0.78176">
                <text:p>0.78176</text:p>
              </table:table-cell>
              <table:table-cell office:value-type="float" office:value="0.80544">
                <text:p>0.80544</text:p>
              </table:table-cell>
              <table:table-cell office:value-type="float" office:value="0.8336">
                <text:p>0.8336</text:p>
              </table:table-cell>
              <table:table-cell office:value-type="float" office:value="0.856">
                <text:p>0.856</text:p>
              </table:table-cell>
              <table:table-cell office:value-type="float" office:value="0.8816">
                <text:p>0.8816</text:p>
              </table:table-cell>
              <table:table-cell office:value-type="float" office:value="0.89664">
                <text:p>0.89664</text:p>
              </table:table-cell>
              <table:table-cell office:value-type="float" office:value="0.90752">
                <text:p>0.90752</text:p>
              </table:table-cell>
              <table:table-cell office:value-type="float" office:value="0.92704">
                <text:p>0.92704</text:p>
              </table:table-cell>
              <table:table-cell office:value-type="float" office:value="0.944">
                <text:p>0.944</text:p>
              </table:table-cell>
              <table:table-cell office:value-type="float" office:value="0.81744">
                <text:p>0.8174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39552">
                <text:p>0.39552</text:p>
              </table:table-cell>
              <table:table-cell office:value-type="float" office:value="0.68096">
                <text:p>0.68096</text:p>
              </table:table-cell>
              <table:table-cell office:value-type="float" office:value="0.76928">
                <text:p>0.76928</text:p>
              </table:table-cell>
              <table:table-cell office:value-type="float" office:value="0.80544">
                <text:p>0.80544</text:p>
              </table:table-cell>
              <table:table-cell office:value-type="float" office:value="0.83456">
                <text:p>0.83456</text:p>
              </table:table-cell>
              <table:table-cell office:value-type="float" office:value="0.85728">
                <text:p>0.85728</text:p>
              </table:table-cell>
              <table:table-cell office:value-type="float" office:value="0.87616">
                <text:p>0.87616</text:p>
              </table:table-cell>
              <table:table-cell office:value-type="float" office:value="0.89248">
                <text:p>0.89248</text:p>
              </table:table-cell>
              <table:table-cell office:value-type="float" office:value="0.90656">
                <text:p>0.90656</text:p>
              </table:table-cell>
              <table:table-cell office:value-type="float" office:value="0.92928">
                <text:p>0.92928</text:p>
              </table:table-cell>
              <table:table-cell office:value-type="float" office:value="0.944">
                <text:p>0.944</text:p>
              </table:table-cell>
              <table:table-cell office:value-type="float" office:value="0.794752">
                <text:p>0.79475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41984">
                <text:p>0.41984</text:p>
              </table:table-cell>
              <table:table-cell office:value-type="float" office:value="0.67744">
                <text:p>0.67744</text:p>
              </table:table-cell>
              <table:table-cell office:value-type="float" office:value="0.76928">
                <text:p>0.76928</text:p>
              </table:table-cell>
              <table:table-cell office:value-type="float" office:value="0.81216">
                <text:p>0.81216</text:p>
              </table:table-cell>
              <table:table-cell office:value-type="float" office:value="0.84608">
                <text:p>0.84608</text:p>
              </table:table-cell>
              <table:table-cell office:value-type="float" office:value="0.87072">
                <text:p>0.87072</text:p>
              </table:table-cell>
              <table:table-cell office:value-type="float" office:value="0.88416">
                <text:p>0.88416</text:p>
              </table:table-cell>
              <table:table-cell office:value-type="float" office:value="0.89696">
                <text:p>0.89696</text:p>
              </table:table-cell>
              <table:table-cell office:value-type="float" office:value="0.90688">
                <text:p>0.90688</text:p>
              </table:table-cell>
              <table:table-cell office:value-type="float" office:value="0.92416">
                <text:p>0.92416</text:p>
              </table:table-cell>
              <table:table-cell office:value-type="float" office:value="0.944">
                <text:p>0.944</text:p>
              </table:table-cell>
              <table:table-cell office:value-type="float" office:value="0.800768">
                <text:p>0.80076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376">
                <text:p>0.3376</text:p>
              </table:table-cell>
              <table:table-cell office:value-type="float" office:value="0.59776">
                <text:p>0.59776</text:p>
              </table:table-cell>
              <table:table-cell office:value-type="float" office:value="0.76384">
                <text:p>0.76384</text:p>
              </table:table-cell>
              <table:table-cell office:value-type="float" office:value="0.81696">
                <text:p>0.81696</text:p>
              </table:table-cell>
              <table:table-cell office:value-type="float" office:value="0.85408">
                <text:p>0.85408</text:p>
              </table:table-cell>
              <table:table-cell office:value-type="float" office:value="0.87456">
                <text:p>0.87456</text:p>
              </table:table-cell>
              <table:table-cell office:value-type="float" office:value="0.88576">
                <text:p>0.88576</text:p>
              </table:table-cell>
              <table:table-cell office:value-type="float" office:value="0.8976">
                <text:p>0.8976</text:p>
              </table:table-cell>
              <table:table-cell office:value-type="float" office:value="0.90688">
                <text:p>0.90688</text:p>
              </table:table-cell>
              <table:table-cell office:value-type="float" office:value="0.92672">
                <text:p>0.92672</text:p>
              </table:table-cell>
              <table:table-cell office:value-type="float" office:value="0.944">
                <text:p>0.944</text:p>
              </table:table-cell>
              <table:table-cell office:value-type="float" office:value="0.786176">
                <text:p>0.78617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552">
                <text:p>0.3552</text:p>
              </table:table-cell>
              <table:table-cell office:value-type="float" office:value="0.65504">
                <text:p>0.65504</text:p>
              </table:table-cell>
              <table:table-cell office:value-type="float" office:value="0.77024">
                <text:p>0.77024</text:p>
              </table:table-cell>
              <table:table-cell office:value-type="float" office:value="0.816">
                <text:p>0.816</text:p>
              </table:table-cell>
              <table:table-cell office:value-type="float" office:value="0.84256">
                <text:p>0.84256</text:p>
              </table:table-cell>
              <table:table-cell office:value-type="float" office:value="0.87232">
                <text:p>0.87232</text:p>
              </table:table-cell>
              <table:table-cell office:value-type="float" office:value="0.88448">
                <text:p>0.88448</text:p>
              </table:table-cell>
              <table:table-cell office:value-type="float" office:value="0.89664">
                <text:p>0.89664</text:p>
              </table:table-cell>
              <table:table-cell office:value-type="float" office:value="0.9088">
                <text:p>0.9088</text:p>
              </table:table-cell>
              <table:table-cell office:value-type="float" office:value="0.93248">
                <text:p>0.93248</text:p>
              </table:table-cell>
              <table:table-cell office:value-type="float" office:value="0.944">
                <text:p>0.944</text:p>
              </table:table-cell>
              <table:table-cell office:value-type="float" office:value="0.793376">
                <text:p>0.79337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4544">
                <text:p>0.4544</text:p>
              </table:table-cell>
              <table:table-cell office:value-type="float" office:value="0.68736">
                <text:p>0.68736</text:p>
              </table:table-cell>
              <table:table-cell office:value-type="float" office:value="0.7696">
                <text:p>0.7696</text:p>
              </table:table-cell>
              <table:table-cell office:value-type="float" office:value="0.81632">
                <text:p>0.81632</text:p>
              </table:table-cell>
              <table:table-cell office:value-type="float" office:value="0.8432">
                <text:p>0.8432</text:p>
              </table:table-cell>
              <table:table-cell office:value-type="float" office:value="0.87552">
                <text:p>0.87552</text:p>
              </table:table-cell>
              <table:table-cell office:value-type="float" office:value="0.89152">
                <text:p>0.89152</text:p>
              </table:table-cell>
              <table:table-cell office:value-type="float" office:value="0.90304">
                <text:p>0.90304</text:p>
              </table:table-cell>
              <table:table-cell office:value-type="float" office:value="0.91296">
                <text:p>0.91296</text:p>
              </table:table-cell>
              <table:table-cell office:value-type="float" office:value="0.93152">
                <text:p>0.93152</text:p>
              </table:table-cell>
              <table:table-cell office:value-type="float" office:value="0.944">
                <text:p>0.944</text:p>
              </table:table-cell>
              <table:table-cell office:value-type="float" office:value="0.808544">
                <text:p>0.80854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41344">
                <text:p>0.41344</text:p>
              </table:table-cell>
              <table:table-cell office:value-type="float" office:value="0.66528">
                <text:p>0.66528</text:p>
              </table:table-cell>
              <table:table-cell office:value-type="float" office:value="0.76224">
                <text:p>0.76224</text:p>
              </table:table-cell>
              <table:table-cell office:value-type="float" office:value="0.80384">
                <text:p>0.80384</text:p>
              </table:table-cell>
              <table:table-cell office:value-type="float" office:value="0.84448">
                <text:p>0.84448</text:p>
              </table:table-cell>
              <table:table-cell office:value-type="float" office:value="0.8752">
                <text:p>0.8752</text:p>
              </table:table-cell>
              <table:table-cell office:value-type="float" office:value="0.88864">
                <text:p>0.88864</text:p>
              </table:table-cell>
              <table:table-cell office:value-type="float" office:value="0.90048">
                <text:p>0.90048</text:p>
              </table:table-cell>
              <table:table-cell office:value-type="float" office:value="0.91328">
                <text:p>0.91328</text:p>
              </table:table-cell>
              <table:table-cell office:value-type="float" office:value="0.93216">
                <text:p>0.93216</text:p>
              </table:table-cell>
              <table:table-cell office:value-type="float" office:value="0.944">
                <text:p>0.944</text:p>
              </table:table-cell>
              <table:table-cell office:value-type="float" office:value="0.799904">
                <text:p>0.79990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46976">
                <text:p>0.46976</text:p>
              </table:table-cell>
              <table:table-cell office:value-type="float" office:value="0.71648">
                <text:p>0.71648</text:p>
              </table:table-cell>
              <table:table-cell office:value-type="float" office:value="0.77504">
                <text:p>0.77504</text:p>
              </table:table-cell>
              <table:table-cell office:value-type="float" office:value="0.8096">
                <text:p>0.8096</text:p>
              </table:table-cell>
              <table:table-cell office:value-type="float" office:value="0.85312">
                <text:p>0.85312</text:p>
              </table:table-cell>
              <table:table-cell office:value-type="float" office:value="0.8816">
                <text:p>0.8816</text:p>
              </table:table-cell>
              <table:table-cell office:value-type="float" office:value="0.8928">
                <text:p>0.8928</text:p>
              </table:table-cell>
              <table:table-cell office:value-type="float" office:value="0.90112">
                <text:p>0.90112</text:p>
              </table:table-cell>
              <table:table-cell office:value-type="float" office:value="0.9104">
                <text:p>0.9104</text:p>
              </table:table-cell>
              <table:table-cell office:value-type="float" office:value="0.9312">
                <text:p>0.9312</text:p>
              </table:table-cell>
              <table:table-cell office:value-type="float" office:value="0.944">
                <text:p>0.944</text:p>
              </table:table-cell>
              <table:table-cell office:value-type="float" office:value="0.814112">
                <text:p>0.81411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792">
                <text:p>0.5792</text:p>
              </table:table-cell>
              <table:table-cell office:value-type="float" office:value="0.74784">
                <text:p>0.74784</text:p>
              </table:table-cell>
              <table:table-cell office:value-type="float" office:value="0.79072">
                <text:p>0.79072</text:p>
              </table:table-cell>
              <table:table-cell office:value-type="float" office:value="0.83072">
                <text:p>0.83072</text:p>
              </table:table-cell>
              <table:table-cell office:value-type="float" office:value="0.86176">
                <text:p>0.86176</text:p>
              </table:table-cell>
              <table:table-cell office:value-type="float" office:value="0.8784">
                <text:p>0.8784</text:p>
              </table:table-cell>
              <table:table-cell office:value-type="float" office:value="0.89248">
                <text:p>0.89248</text:p>
              </table:table-cell>
              <table:table-cell office:value-type="float" office:value="0.90176">
                <text:p>0.90176</text:p>
              </table:table-cell>
              <table:table-cell office:value-type="float" office:value="0.91296">
                <text:p>0.91296</text:p>
              </table:table-cell>
              <table:table-cell office:value-type="float" office:value="0.93056">
                <text:p>0.93056</text:p>
              </table:table-cell>
              <table:table-cell office:value-type="float" office:value="0.944">
                <text:p>0.944</text:p>
              </table:table-cell>
              <table:table-cell office:value-type="float" office:value="0.83264">
                <text:p>0.8326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57728">
                <text:p>0.57728</text:p>
              </table:table-cell>
              <table:table-cell office:value-type="float" office:value="0.73728">
                <text:p>0.73728</text:p>
              </table:table-cell>
              <table:table-cell office:value-type="float" office:value="0.77344">
                <text:p>0.77344</text:p>
              </table:table-cell>
              <table:table-cell office:value-type="float" office:value="0.81184">
                <text:p>0.81184</text:p>
              </table:table-cell>
              <table:table-cell office:value-type="float" office:value="0.84672">
                <text:p>0.84672</text:p>
              </table:table-cell>
              <table:table-cell office:value-type="float" office:value="0.8704">
                <text:p>0.8704</text:p>
              </table:table-cell>
              <table:table-cell office:value-type="float" office:value="0.88544">
                <text:p>0.88544</text:p>
              </table:table-cell>
              <table:table-cell office:value-type="float" office:value="0.89536">
                <text:p>0.89536</text:p>
              </table:table-cell>
              <table:table-cell office:value-type="float" office:value="0.9088">
                <text:p>0.9088</text:p>
              </table:table-cell>
              <table:table-cell office:value-type="float" office:value="0.92832">
                <text:p>0.92832</text:p>
              </table:table-cell>
              <table:table-cell office:value-type="float" office:value="0.944">
                <text:p>0.944</text:p>
              </table:table-cell>
              <table:table-cell office:value-type="float" office:value="0.823488">
                <text:p>0.82348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384">
                <text:p>0.6384</text:p>
              </table:table-cell>
              <table:table-cell office:value-type="float" office:value="0.75296">
                <text:p>0.75296</text:p>
              </table:table-cell>
              <table:table-cell office:value-type="float" office:value="0.7808">
                <text:p>0.7808</text:p>
              </table:table-cell>
              <table:table-cell office:value-type="float" office:value="0.82016">
                <text:p>0.82016</text:p>
              </table:table-cell>
              <table:table-cell office:value-type="float" office:value="0.8544">
                <text:p>0.8544</text:p>
              </table:table-cell>
              <table:table-cell office:value-type="float" office:value="0.87616">
                <text:p>0.87616</text:p>
              </table:table-cell>
              <table:table-cell office:value-type="float" office:value="0.88768">
                <text:p>0.88768</text:p>
              </table:table-cell>
              <table:table-cell office:value-type="float" office:value="0.89888">
                <text:p>0.89888</text:p>
              </table:table-cell>
              <table:table-cell office:value-type="float" office:value="0.91232">
                <text:p>0.91232</text:p>
              </table:table-cell>
              <table:table-cell office:value-type="float" office:value="0.936">
                <text:p>0.936</text:p>
              </table:table-cell>
              <table:table-cell office:value-type="float" office:value="0.96">
                <text:p>0.96</text:p>
              </table:table-cell>
              <table:table-cell office:value-type="float" office:value="0.835776">
                <text:p>0.83577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4528">
                <text:p>0.54528</text:p>
              </table:table-cell>
              <table:table-cell office:value-type="float" office:value="0.7424">
                <text:p>0.7424</text:p>
              </table:table-cell>
              <table:table-cell office:value-type="float" office:value="0.78816">
                <text:p>0.78816</text:p>
              </table:table-cell>
              <table:table-cell office:value-type="float" office:value="0.83616">
                <text:p>0.83616</text:p>
              </table:table-cell>
              <table:table-cell office:value-type="float" office:value="0.8608">
                <text:p>0.8608</text:p>
              </table:table-cell>
              <table:table-cell office:value-type="float" office:value="0.87744">
                <text:p>0.87744</text:p>
              </table:table-cell>
              <table:table-cell office:value-type="float" office:value="0.88704">
                <text:p>0.88704</text:p>
              </table:table-cell>
              <table:table-cell office:value-type="float" office:value="0.89888">
                <text:p>0.89888</text:p>
              </table:table-cell>
              <table:table-cell office:value-type="float" office:value="0.91328">
                <text:p>0.91328</text:p>
              </table:table-cell>
              <table:table-cell office:value-type="float" office:value="0.93568">
                <text:p>0.93568</text:p>
              </table:table-cell>
              <table:table-cell office:value-type="float" office:value="0.96">
                <text:p>0.96</text:p>
              </table:table-cell>
              <table:table-cell office:value-type="float" office:value="0.828512">
                <text:p>0.82851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2432">
                <text:p>0.62432</text:p>
              </table:table-cell>
              <table:table-cell office:value-type="float" office:value="0.76384">
                <text:p>0.76384</text:p>
              </table:table-cell>
              <table:table-cell office:value-type="float" office:value="0.80288">
                <text:p>0.80288</text:p>
              </table:table-cell>
              <table:table-cell office:value-type="float" office:value="0.83328">
                <text:p>0.83328</text:p>
              </table:table-cell>
              <table:table-cell office:value-type="float" office:value="0.85824">
                <text:p>0.85824</text:p>
              </table:table-cell>
              <table:table-cell office:value-type="float" office:value="0.87648">
                <text:p>0.87648</text:p>
              </table:table-cell>
              <table:table-cell office:value-type="float" office:value="0.888">
                <text:p>0.888</text:p>
              </table:table-cell>
              <table:table-cell office:value-type="float" office:value="0.89824">
                <text:p>0.89824</text:p>
              </table:table-cell>
              <table:table-cell office:value-type="float" office:value="0.912">
                <text:p>0.912</text:p>
              </table:table-cell>
              <table:table-cell office:value-type="float" office:value="0.93344">
                <text:p>0.93344</text:p>
              </table:table-cell>
              <table:table-cell office:value-type="float" office:value="0.96">
                <text:p>0.96</text:p>
              </table:table-cell>
              <table:table-cell office:value-type="float" office:value="0.839072">
                <text:p>0.83907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5408">
                <text:p>0.5408</text:p>
              </table:table-cell>
              <table:table-cell office:value-type="float" office:value="0.72416">
                <text:p>0.72416</text:p>
              </table:table-cell>
              <table:table-cell office:value-type="float" office:value="0.78048">
                <text:p>0.78048</text:p>
              </table:table-cell>
              <table:table-cell office:value-type="float" office:value="0.816">
                <text:p>0.816</text:p>
              </table:table-cell>
              <table:table-cell office:value-type="float" office:value="0.84416">
                <text:p>0.84416</text:p>
              </table:table-cell>
              <table:table-cell office:value-type="float" office:value="0.86784">
                <text:p>0.86784</text:p>
              </table:table-cell>
              <table:table-cell office:value-type="float" office:value="0.88416">
                <text:p>0.88416</text:p>
              </table:table-cell>
              <table:table-cell office:value-type="float" office:value="0.89568">
                <text:p>0.89568</text:p>
              </table:table-cell>
              <table:table-cell office:value-type="float" office:value="0.91168">
                <text:p>0.91168</text:p>
              </table:table-cell>
              <table:table-cell office:value-type="float" office:value="0.93056">
                <text:p>0.93056</text:p>
              </table:table-cell>
              <table:table-cell office:value-type="float" office:value="0.96">
                <text:p>0.96</text:p>
              </table:table-cell>
              <table:table-cell office:value-type="float" office:value="0.819552">
                <text:p>0.81955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8368">
                <text:p>0.58368</text:p>
              </table:table-cell>
              <table:table-cell office:value-type="float" office:value="0.74816">
                <text:p>0.74816</text:p>
              </table:table-cell>
              <table:table-cell office:value-type="float" office:value="0.79424">
                <text:p>0.79424</text:p>
              </table:table-cell>
              <table:table-cell office:value-type="float" office:value="0.832">
                <text:p>0.832</text:p>
              </table:table-cell>
              <table:table-cell office:value-type="float" office:value="0.85536">
                <text:p>0.85536</text:p>
              </table:table-cell>
              <table:table-cell office:value-type="float" office:value="0.87424">
                <text:p>0.87424</text:p>
              </table:table-cell>
              <table:table-cell office:value-type="float" office:value="0.88448">
                <text:p>0.88448</text:p>
              </table:table-cell>
              <table:table-cell office:value-type="float" office:value="0.89504">
                <text:p>0.89504</text:p>
              </table:table-cell>
              <table:table-cell office:value-type="float" office:value="0.9104">
                <text:p>0.9104</text:p>
              </table:table-cell>
              <table:table-cell office:value-type="float" office:value="0.93056">
                <text:p>0.93056</text:p>
              </table:table-cell>
              <table:table-cell office:value-type="float" office:value="0.96">
                <text:p>0.96</text:p>
              </table:table-cell>
              <table:table-cell office:value-type="float" office:value="0.830816">
                <text:p>0.83081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45504">
                <text:p>0.45504</text:p>
              </table:table-cell>
              <table:table-cell office:value-type="float" office:value="0.69184">
                <text:p>0.69184</text:p>
              </table:table-cell>
              <table:table-cell office:value-type="float" office:value="0.7696">
                <text:p>0.7696</text:p>
              </table:table-cell>
              <table:table-cell office:value-type="float" office:value="0.80448">
                <text:p>0.80448</text:p>
              </table:table-cell>
              <table:table-cell office:value-type="float" office:value="0.8336">
                <text:p>0.8336</text:p>
              </table:table-cell>
              <table:table-cell office:value-type="float" office:value="0.86016">
                <text:p>0.86016</text:p>
              </table:table-cell>
              <table:table-cell office:value-type="float" office:value="0.87872">
                <text:p>0.87872</text:p>
              </table:table-cell>
              <table:table-cell office:value-type="float" office:value="0.89056">
                <text:p>0.89056</text:p>
              </table:table-cell>
              <table:table-cell office:value-type="float" office:value="0.90304">
                <text:p>0.90304</text:p>
              </table:table-cell>
              <table:table-cell office:value-type="float" office:value="0.92416">
                <text:p>0.92416</text:p>
              </table:table-cell>
              <table:table-cell office:value-type="float" office:value="0.96">
                <text:p>0.96</text:p>
              </table:table-cell>
              <table:table-cell office:value-type="float" office:value="0.80112">
                <text:p>0.8011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46208">
                <text:p>0.46208</text:p>
              </table:table-cell>
              <table:table-cell office:value-type="float" office:value="0.72416">
                <text:p>0.72416</text:p>
              </table:table-cell>
              <table:table-cell office:value-type="float" office:value="0.77728">
                <text:p>0.77728</text:p>
              </table:table-cell>
              <table:table-cell office:value-type="float" office:value="0.81344">
                <text:p>0.81344</text:p>
              </table:table-cell>
              <table:table-cell office:value-type="float" office:value="0.83904">
                <text:p>0.83904</text:p>
              </table:table-cell>
              <table:table-cell office:value-type="float" office:value="0.8608">
                <text:p>0.8608</text:p>
              </table:table-cell>
              <table:table-cell office:value-type="float" office:value="0.88064">
                <text:p>0.88064</text:p>
              </table:table-cell>
              <table:table-cell office:value-type="float" office:value="0.89216">
                <text:p>0.89216</text:p>
              </table:table-cell>
              <table:table-cell office:value-type="float" office:value="0.9072">
                <text:p>0.9072</text:p>
              </table:table-cell>
              <table:table-cell office:value-type="float" office:value="0.92832">
                <text:p>0.92832</text:p>
              </table:table-cell>
              <table:table-cell office:value-type="float" office:value="0.96">
                <text:p>0.96</text:p>
              </table:table-cell>
              <table:table-cell office:value-type="float" office:value="0.808512">
                <text:p>0.80851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032">
                <text:p>0.6032</text:p>
              </table:table-cell>
              <table:table-cell office:value-type="float" office:value="0.74944">
                <text:p>0.74944</text:p>
              </table:table-cell>
              <table:table-cell office:value-type="float" office:value="0.792">
                <text:p>0.792</text:p>
              </table:table-cell>
              <table:table-cell office:value-type="float" office:value="0.8192">
                <text:p>0.8192</text:p>
              </table:table-cell>
              <table:table-cell office:value-type="float" office:value="0.8416">
                <text:p>0.8416</text:p>
              </table:table-cell>
              <table:table-cell office:value-type="float" office:value="0.86464">
                <text:p>0.86464</text:p>
              </table:table-cell>
              <table:table-cell office:value-type="float" office:value="0.88352">
                <text:p>0.88352</text:p>
              </table:table-cell>
              <table:table-cell office:value-type="float" office:value="0.8944">
                <text:p>0.8944</text:p>
              </table:table-cell>
              <table:table-cell office:value-type="float" office:value="0.90656">
                <text:p>0.90656</text:p>
              </table:table-cell>
              <table:table-cell office:value-type="float" office:value="0.9328">
                <text:p>0.9328</text:p>
              </table:table-cell>
              <table:table-cell office:value-type="float" office:value="0.96">
                <text:p>0.96</text:p>
              </table:table-cell>
              <table:table-cell office:value-type="float" office:value="0.828736">
                <text:p>0.82873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5104">
                <text:p>0.5104</text:p>
              </table:table-cell>
              <table:table-cell office:value-type="float" office:value="0.69152">
                <text:p>0.69152</text:p>
              </table:table-cell>
              <table:table-cell office:value-type="float" office:value="0.76416">
                <text:p>0.76416</text:p>
              </table:table-cell>
              <table:table-cell office:value-type="float" office:value="0.8016">
                <text:p>0.8016</text:p>
              </table:table-cell>
              <table:table-cell office:value-type="float" office:value="0.83296">
                <text:p>0.83296</text:p>
              </table:table-cell>
              <table:table-cell office:value-type="float" office:value="0.85984">
                <text:p>0.85984</text:p>
              </table:table-cell>
              <table:table-cell office:value-type="float" office:value="0.88064">
                <text:p>0.88064</text:p>
              </table:table-cell>
              <table:table-cell office:value-type="float" office:value="0.89504">
                <text:p>0.89504</text:p>
              </table:table-cell>
              <table:table-cell office:value-type="float" office:value="0.9072">
                <text:p>0.9072</text:p>
              </table:table-cell>
              <table:table-cell office:value-type="float" office:value="0.92928">
                <text:p>0.92928</text:p>
              </table:table-cell>
              <table:table-cell office:value-type="float" office:value="0.96">
                <text:p>0.96</text:p>
              </table:table-cell>
              <table:table-cell office:value-type="float" office:value="0.807264">
                <text:p>0.80726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49472">
                <text:p>0.49472</text:p>
              </table:table-cell>
              <table:table-cell office:value-type="float" office:value="0.69248">
                <text:p>0.69248</text:p>
              </table:table-cell>
              <table:table-cell office:value-type="float" office:value="0.76608">
                <text:p>0.76608</text:p>
              </table:table-cell>
              <table:table-cell office:value-type="float" office:value="0.80768">
                <text:p>0.80768</text:p>
              </table:table-cell>
              <table:table-cell office:value-type="float" office:value="0.8352">
                <text:p>0.8352</text:p>
              </table:table-cell>
              <table:table-cell office:value-type="float" office:value="0.86368">
                <text:p>0.86368</text:p>
              </table:table-cell>
              <table:table-cell office:value-type="float" office:value="0.88384">
                <text:p>0.88384</text:p>
              </table:table-cell>
              <table:table-cell office:value-type="float" office:value="0.896">
                <text:p>0.896</text:p>
              </table:table-cell>
              <table:table-cell office:value-type="float" office:value="0.90816">
                <text:p>0.90816</text:p>
              </table:table-cell>
              <table:table-cell office:value-type="float" office:value="0.92864">
                <text:p>0.92864</text:p>
              </table:table-cell>
              <table:table-cell office:value-type="float" office:value="0.96">
                <text:p>0.96</text:p>
              </table:table-cell>
              <table:table-cell office:value-type="float" office:value="0.807648">
                <text:p>0.80764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46464">
                <text:p>0.46464</text:p>
              </table:table-cell>
              <table:table-cell office:value-type="float" office:value="0.632">
                <text:p>0.632</text:p>
              </table:table-cell>
              <table:table-cell office:value-type="float" office:value="0.74464">
                <text:p>0.74464</text:p>
              </table:table-cell>
              <table:table-cell office:value-type="float" office:value="0.80032">
                <text:p>0.80032</text:p>
              </table:table-cell>
              <table:table-cell office:value-type="float" office:value="0.82816">
                <text:p>0.82816</text:p>
              </table:table-cell>
              <table:table-cell office:value-type="float" office:value="0.85632">
                <text:p>0.85632</text:p>
              </table:table-cell>
              <table:table-cell office:value-type="float" office:value="0.88032">
                <text:p>0.88032</text:p>
              </table:table-cell>
              <table:table-cell office:value-type="float" office:value="0.89504">
                <text:p>0.89504</text:p>
              </table:table-cell>
              <table:table-cell office:value-type="float" office:value="0.90976">
                <text:p>0.90976</text:p>
              </table:table-cell>
              <table:table-cell office:value-type="float" office:value="0.93024">
                <text:p>0.93024</text:p>
              </table:table-cell>
              <table:table-cell office:value-type="float" office:value="0.96">
                <text:p>0.96</text:p>
              </table:table-cell>
              <table:table-cell office:value-type="float" office:value="0.794144">
                <text:p>0.79414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48256">
                <text:p>0.48256</text:p>
              </table:table-cell>
              <table:table-cell office:value-type="float" office:value="0.6688">
                <text:p>0.6688</text:p>
              </table:table-cell>
              <table:table-cell office:value-type="float" office:value="0.752">
                <text:p>0.752</text:p>
              </table:table-cell>
              <table:table-cell office:value-type="float" office:value="0.7968">
                <text:p>0.7968</text:p>
              </table:table-cell>
              <table:table-cell office:value-type="float" office:value="0.82816">
                <text:p>0.82816</text:p>
              </table:table-cell>
              <table:table-cell office:value-type="float" office:value="0.85472">
                <text:p>0.85472</text:p>
              </table:table-cell>
              <table:table-cell office:value-type="float" office:value="0.87584">
                <text:p>0.87584</text:p>
              </table:table-cell>
              <table:table-cell office:value-type="float" office:value="0.89216">
                <text:p>0.89216</text:p>
              </table:table-cell>
              <table:table-cell office:value-type="float" office:value="0.90752">
                <text:p>0.90752</text:p>
              </table:table-cell>
              <table:table-cell office:value-type="float" office:value="0.92896">
                <text:p>0.92896</text:p>
              </table:table-cell>
              <table:table-cell office:value-type="float" office:value="0.96">
                <text:p>0.96</text:p>
              </table:table-cell>
              <table:table-cell office:value-type="float" office:value="0.798752">
                <text:p>0.79875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49888">
                <text:p>0.49888</text:p>
              </table:table-cell>
              <table:table-cell office:value-type="float" office:value="0.66976">
                <text:p>0.66976</text:p>
              </table:table-cell>
              <table:table-cell office:value-type="float" office:value="0.74816">
                <text:p>0.74816</text:p>
              </table:table-cell>
              <table:table-cell office:value-type="float" office:value="0.79616">
                <text:p>0.79616</text:p>
              </table:table-cell>
              <table:table-cell office:value-type="float" office:value="0.82912">
                <text:p>0.82912</text:p>
              </table:table-cell>
              <table:table-cell office:value-type="float" office:value="0.856">
                <text:p>0.856</text:p>
              </table:table-cell>
              <table:table-cell office:value-type="float" office:value="0.87936">
                <text:p>0.87936</text:p>
              </table:table-cell>
              <table:table-cell office:value-type="float" office:value="0.8928">
                <text:p>0.8928</text:p>
              </table:table-cell>
              <table:table-cell office:value-type="float" office:value="0.90624">
                <text:p>0.90624</text:p>
              </table:table-cell>
              <table:table-cell office:value-type="float" office:value="0.92704">
                <text:p>0.92704</text:p>
              </table:table-cell>
              <table:table-cell office:value-type="float" office:value="0.96">
                <text:p>0.96</text:p>
              </table:table-cell>
              <table:table-cell office:value-type="float" office:value="0.800352">
                <text:p>0.80035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4624">
                <text:p>0.4624</text:p>
              </table:table-cell>
              <table:table-cell office:value-type="float" office:value="0.65632">
                <text:p>0.65632</text:p>
              </table:table-cell>
              <table:table-cell office:value-type="float" office:value="0.7456">
                <text:p>0.7456</text:p>
              </table:table-cell>
              <table:table-cell office:value-type="float" office:value="0.79776">
                <text:p>0.79776</text:p>
              </table:table-cell>
              <table:table-cell office:value-type="float" office:value="0.82336">
                <text:p>0.82336</text:p>
              </table:table-cell>
              <table:table-cell office:value-type="float" office:value="0.84544">
                <text:p>0.84544</text:p>
              </table:table-cell>
              <table:table-cell office:value-type="float" office:value="0.86624">
                <text:p>0.86624</text:p>
              </table:table-cell>
              <table:table-cell office:value-type="float" office:value="0.88896">
                <text:p>0.88896</text:p>
              </table:table-cell>
              <table:table-cell office:value-type="float" office:value="0.90176">
                <text:p>0.90176</text:p>
              </table:table-cell>
              <table:table-cell office:value-type="float" office:value="0.928">
                <text:p>0.928</text:p>
              </table:table-cell>
              <table:table-cell office:value-type="float" office:value="0.96">
                <text:p>0.96</text:p>
              </table:table-cell>
              <table:table-cell office:value-type="float" office:value="0.791584">
                <text:p>0.79158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49728">
                <text:p>0.49728</text:p>
              </table:table-cell>
              <table:table-cell office:value-type="float" office:value="0.64672">
                <text:p>0.64672</text:p>
              </table:table-cell>
              <table:table-cell office:value-type="float" office:value="0.72832">
                <text:p>0.72832</text:p>
              </table:table-cell>
              <table:table-cell office:value-type="float" office:value="0.78976">
                <text:p>0.78976</text:p>
              </table:table-cell>
              <table:table-cell office:value-type="float" office:value="0.82752">
                <text:p>0.82752</text:p>
              </table:table-cell>
              <table:table-cell office:value-type="float" office:value="0.84992">
                <text:p>0.84992</text:p>
              </table:table-cell>
              <table:table-cell office:value-type="float" office:value="0.86944">
                <text:p>0.86944</text:p>
              </table:table-cell>
              <table:table-cell office:value-type="float" office:value="0.88832">
                <text:p>0.88832</text:p>
              </table:table-cell>
              <table:table-cell office:value-type="float" office:value="0.90304">
                <text:p>0.90304</text:p>
              </table:table-cell>
              <table:table-cell office:value-type="float" office:value="0.92832">
                <text:p>0.92832</text:p>
              </table:table-cell>
              <table:table-cell office:value-type="float" office:value="0.96">
                <text:p>0.96</text:p>
              </table:table-cell>
              <table:table-cell office:value-type="float" office:value="0.792864">
                <text:p>0.79286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42976">
                <text:p>0.42976</text:p>
              </table:table-cell>
              <table:table-cell office:value-type="float" office:value="0.6256">
                <text:p>0.6256</text:p>
              </table:table-cell>
              <table:table-cell office:value-type="float" office:value="0.72704">
                <text:p>0.72704</text:p>
              </table:table-cell>
              <table:table-cell office:value-type="float" office:value="0.78336">
                <text:p>0.78336</text:p>
              </table:table-cell>
              <table:table-cell office:value-type="float" office:value="0.82144">
                <text:p>0.82144</text:p>
              </table:table-cell>
              <table:table-cell office:value-type="float" office:value="0.84352">
                <text:p>0.84352</text:p>
              </table:table-cell>
              <table:table-cell office:value-type="float" office:value="0.86464">
                <text:p>0.86464</text:p>
              </table:table-cell>
              <table:table-cell office:value-type="float" office:value="0.8816">
                <text:p>0.8816</text:p>
              </table:table-cell>
              <table:table-cell office:value-type="float" office:value="0.8976">
                <text:p>0.8976</text:p>
              </table:table-cell>
              <table:table-cell office:value-type="float" office:value="0.93056">
                <text:p>0.93056</text:p>
              </table:table-cell>
              <table:table-cell office:value-type="float" office:value="0.96">
                <text:p>0.96</text:p>
              </table:table-cell>
              <table:table-cell office:value-type="float" office:value="0.780512">
                <text:p>0.78051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4624">
                <text:p>0.4624</text:p>
              </table:table-cell>
              <table:table-cell office:value-type="float" office:value="0.63392">
                <text:p>0.63392</text:p>
              </table:table-cell>
              <table:table-cell office:value-type="float" office:value="0.71616">
                <text:p>0.71616</text:p>
              </table:table-cell>
              <table:table-cell office:value-type="float" office:value="0.76768">
                <text:p>0.76768</text:p>
              </table:table-cell>
              <table:table-cell office:value-type="float" office:value="0.8096">
                <text:p>0.8096</text:p>
              </table:table-cell>
              <table:table-cell office:value-type="float" office:value="0.83904">
                <text:p>0.83904</text:p>
              </table:table-cell>
              <table:table-cell office:value-type="float" office:value="0.86144">
                <text:p>0.86144</text:p>
              </table:table-cell>
              <table:table-cell office:value-type="float" office:value="0.88384">
                <text:p>0.88384</text:p>
              </table:table-cell>
              <table:table-cell office:value-type="float" office:value="0.90336">
                <text:p>0.90336</text:p>
              </table:table-cell>
              <table:table-cell office:value-type="float" office:value="0.93344">
                <text:p>0.93344</text:p>
              </table:table-cell>
              <table:table-cell office:value-type="float" office:value="0.96">
                <text:p>0.96</text:p>
              </table:table-cell>
              <table:table-cell office:value-type="float" office:value="0.781088">
                <text:p>0.78108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46944">
                <text:p>0.46944</text:p>
              </table:table-cell>
              <table:table-cell office:value-type="float" office:value="0.62592">
                <text:p>0.62592</text:p>
              </table:table-cell>
              <table:table-cell office:value-type="float" office:value="0.69728">
                <text:p>0.69728</text:p>
              </table:table-cell>
              <table:table-cell office:value-type="float" office:value="0.76544">
                <text:p>0.76544</text:p>
              </table:table-cell>
              <table:table-cell office:value-type="float" office:value="0.80512">
                <text:p>0.80512</text:p>
              </table:table-cell>
              <table:table-cell office:value-type="float" office:value="0.84064">
                <text:p>0.84064</text:p>
              </table:table-cell>
              <table:table-cell office:value-type="float" office:value="0.8624">
                <text:p>0.8624</text:p>
              </table:table-cell>
              <table:table-cell office:value-type="float" office:value="0.8848">
                <text:p>0.8848</text:p>
              </table:table-cell>
              <table:table-cell office:value-type="float" office:value="0.9024">
                <text:p>0.9024</text:p>
              </table:table-cell>
              <table:table-cell office:value-type="float" office:value="0.9312">
                <text:p>0.9312</text:p>
              </table:table-cell>
              <table:table-cell office:value-type="float" office:value="0.96">
                <text:p>0.96</text:p>
              </table:table-cell>
              <table:table-cell office:value-type="float" office:value="0.778464">
                <text:p>0.77846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41248">
                <text:p>0.41248</text:p>
              </table:table-cell>
              <table:table-cell office:value-type="float" office:value="0.58432">
                <text:p>0.58432</text:p>
              </table:table-cell>
              <table:table-cell office:value-type="float" office:value="0.66912">
                <text:p>0.66912</text:p>
              </table:table-cell>
              <table:table-cell office:value-type="float" office:value="0.7392">
                <text:p>0.7392</text:p>
              </table:table-cell>
              <table:table-cell office:value-type="float" office:value="0.78528">
                <text:p>0.78528</text:p>
              </table:table-cell>
              <table:table-cell office:value-type="float" office:value="0.81632">
                <text:p>0.81632</text:p>
              </table:table-cell>
              <table:table-cell office:value-type="float" office:value="0.84896">
                <text:p>0.84896</text:p>
              </table:table-cell>
              <table:table-cell office:value-type="float" office:value="0.88032">
                <text:p>0.88032</text:p>
              </table:table-cell>
              <table:table-cell office:value-type="float" office:value="0.89696">
                <text:p>0.89696</text:p>
              </table:table-cell>
              <table:table-cell office:value-type="float" office:value="0.92416">
                <text:p>0.92416</text:p>
              </table:table-cell>
              <table:table-cell office:value-type="float" office:value="0.96">
                <text:p>0.96</text:p>
              </table:table-cell>
              <table:table-cell office:value-type="float" office:value="0.755712">
                <text:p>0.75571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37952">
                <text:p>0.37952</text:p>
              </table:table-cell>
              <table:table-cell office:value-type="float" office:value="0.59904">
                <text:p>0.59904</text:p>
              </table:table-cell>
              <table:table-cell office:value-type="float" office:value="0.69504">
                <text:p>0.69504</text:p>
              </table:table-cell>
              <table:table-cell office:value-type="float" office:value="0.74688">
                <text:p>0.74688</text:p>
              </table:table-cell>
              <table:table-cell office:value-type="float" office:value="0.78688">
                <text:p>0.78688</text:p>
              </table:table-cell>
              <table:table-cell office:value-type="float" office:value="0.83008">
                <text:p>0.83008</text:p>
              </table:table-cell>
              <table:table-cell office:value-type="float" office:value="0.8656">
                <text:p>0.8656</text:p>
              </table:table-cell>
              <table:table-cell office:value-type="float" office:value="0.88992">
                <text:p>0.88992</text:p>
              </table:table-cell>
              <table:table-cell office:value-type="float" office:value="0.9088">
                <text:p>0.9088</text:p>
              </table:table-cell>
              <table:table-cell office:value-type="float" office:value="0.93344">
                <text:p>0.93344</text:p>
              </table:table-cell>
              <table:table-cell office:value-type="float" office:value="0.96">
                <text:p>0.96</text:p>
              </table:table-cell>
              <table:table-cell office:value-type="float" office:value="0.76352">
                <text:p>0.7635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4688">
                <text:p>0.54688</text:p>
              </table:table-cell>
              <table:table-cell office:value-type="float" office:value="0.68672">
                <text:p>0.68672</text:p>
              </table:table-cell>
              <table:table-cell office:value-type="float" office:value="0.75232">
                <text:p>0.75232</text:p>
              </table:table-cell>
              <table:table-cell office:value-type="float" office:value="0.78752">
                <text:p>0.78752</text:p>
              </table:table-cell>
              <table:table-cell office:value-type="float" office:value="0.81696">
                <text:p>0.81696</text:p>
              </table:table-cell>
              <table:table-cell office:value-type="float" office:value="0.85216">
                <text:p>0.85216</text:p>
              </table:table-cell>
              <table:table-cell office:value-type="float" office:value="0.88448">
                <text:p>0.88448</text:p>
              </table:table-cell>
              <table:table-cell office:value-type="float" office:value="0.89856">
                <text:p>0.89856</text:p>
              </table:table-cell>
              <table:table-cell office:value-type="float" office:value="0.91232">
                <text:p>0.91232</text:p>
              </table:table-cell>
              <table:table-cell office:value-type="float" office:value="0.93664">
                <text:p>0.93664</text:p>
              </table:table-cell>
              <table:table-cell office:value-type="float" office:value="0.96">
                <text:p>0.96</text:p>
              </table:table-cell>
              <table:table-cell office:value-type="float" office:value="0.807456">
                <text:p>0.80745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46752">
                <text:p>0.46752</text:p>
              </table:table-cell>
              <table:table-cell office:value-type="float" office:value="0.65568">
                <text:p>0.65568</text:p>
              </table:table-cell>
              <table:table-cell office:value-type="float" office:value="0.74592">
                <text:p>0.74592</text:p>
              </table:table-cell>
              <table:table-cell office:value-type="float" office:value="0.7872">
                <text:p>0.7872</text:p>
              </table:table-cell>
              <table:table-cell office:value-type="float" office:value="0.81632">
                <text:p>0.81632</text:p>
              </table:table-cell>
              <table:table-cell office:value-type="float" office:value="0.84512">
                <text:p>0.84512</text:p>
              </table:table-cell>
              <table:table-cell office:value-type="float" office:value="0.8768">
                <text:p>0.8768</text:p>
              </table:table-cell>
              <table:table-cell office:value-type="float" office:value="0.89504">
                <text:p>0.89504</text:p>
              </table:table-cell>
              <table:table-cell office:value-type="float" office:value="0.9104">
                <text:p>0.9104</text:p>
              </table:table-cell>
              <table:table-cell office:value-type="float" office:value="0.936">
                <text:p>0.936</text:p>
              </table:table-cell>
              <table:table-cell office:value-type="float" office:value="0.96">
                <text:p>0.96</text:p>
              </table:table-cell>
              <table:table-cell office:value-type="float" office:value="0.7936">
                <text:p>0.793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45472">
                <text:p>0.45472</text:p>
              </table:table-cell>
              <table:table-cell office:value-type="float" office:value="0.6528">
                <text:p>0.6528</text:p>
              </table:table-cell>
              <table:table-cell office:value-type="float" office:value="0.74688">
                <text:p>0.74688</text:p>
              </table:table-cell>
              <table:table-cell office:value-type="float" office:value="0.78848">
                <text:p>0.78848</text:p>
              </table:table-cell>
              <table:table-cell office:value-type="float" office:value="0.81792">
                <text:p>0.81792</text:p>
              </table:table-cell>
              <table:table-cell office:value-type="float" office:value="0.85184">
                <text:p>0.85184</text:p>
              </table:table-cell>
              <table:table-cell office:value-type="float" office:value="0.8768">
                <text:p>0.8768</text:p>
              </table:table-cell>
              <table:table-cell office:value-type="float" office:value="0.89408">
                <text:p>0.89408</text:p>
              </table:table-cell>
              <table:table-cell office:value-type="float" office:value="0.90912">
                <text:p>0.90912</text:p>
              </table:table-cell>
              <table:table-cell office:value-type="float" office:value="0.93312">
                <text:p>0.93312</text:p>
              </table:table-cell>
              <table:table-cell office:value-type="float" office:value="0.96">
                <text:p>0.96</text:p>
              </table:table-cell>
              <table:table-cell office:value-type="float" office:value="0.792576">
                <text:p>0.79257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42592">
                <text:p>0.42592</text:p>
              </table:table-cell>
              <table:table-cell office:value-type="float" office:value="0.61984">
                <text:p>0.61984</text:p>
              </table:table-cell>
              <table:table-cell office:value-type="float" office:value="0.73504">
                <text:p>0.73504</text:p>
              </table:table-cell>
              <table:table-cell office:value-type="float" office:value="0.79168">
                <text:p>0.79168</text:p>
              </table:table-cell>
              <table:table-cell office:value-type="float" office:value="0.824">
                <text:p>0.824</text:p>
              </table:table-cell>
              <table:table-cell office:value-type="float" office:value="0.8528">
                <text:p>0.8528</text:p>
              </table:table-cell>
              <table:table-cell office:value-type="float" office:value="0.87808">
                <text:p>0.87808</text:p>
              </table:table-cell>
              <table:table-cell office:value-type="float" office:value="0.89152">
                <text:p>0.89152</text:p>
              </table:table-cell>
              <table:table-cell office:value-type="float" office:value="0.90464">
                <text:p>0.90464</text:p>
              </table:table-cell>
              <table:table-cell office:value-type="float" office:value="0.92992">
                <text:p>0.92992</text:p>
              </table:table-cell>
              <table:table-cell office:value-type="float" office:value="0.96">
                <text:p>0.96</text:p>
              </table:table-cell>
              <table:table-cell office:value-type="float" office:value="0.785344">
                <text:p>0.78534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656">
                <text:p>0.4656</text:p>
              </table:table-cell>
              <table:table-cell office:value-type="float" office:value="0.61312">
                <text:p>0.61312</text:p>
              </table:table-cell>
              <table:table-cell office:value-type="float" office:value="0.6944">
                <text:p>0.6944</text:p>
              </table:table-cell>
              <table:table-cell office:value-type="float" office:value="0.76576">
                <text:p>0.76576</text:p>
              </table:table-cell>
              <table:table-cell office:value-type="float" office:value="0.81536">
                <text:p>0.81536</text:p>
              </table:table-cell>
              <table:table-cell office:value-type="float" office:value="0.85824">
                <text:p>0.85824</text:p>
              </table:table-cell>
              <table:table-cell office:value-type="float" office:value="0.87936">
                <text:p>0.87936</text:p>
              </table:table-cell>
              <table:table-cell office:value-type="float" office:value="0.89184">
                <text:p>0.89184</text:p>
              </table:table-cell>
              <table:table-cell office:value-type="float" office:value="0.90816">
                <text:p>0.90816</text:p>
              </table:table-cell>
              <table:table-cell office:value-type="float" office:value="0.93088">
                <text:p>0.93088</text:p>
              </table:table-cell>
              <table:table-cell office:value-type="float" office:value="0.96">
                <text:p>0.96</text:p>
              </table:table-cell>
              <table:table-cell office:value-type="float" office:value="0.782272">
                <text:p>0.78227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47968">
                <text:p>0.47968</text:p>
              </table:table-cell>
              <table:table-cell office:value-type="float" office:value="0.63456">
                <text:p>0.63456</text:p>
              </table:table-cell>
              <table:table-cell office:value-type="float" office:value="0.7312">
                <text:p>0.7312</text:p>
              </table:table-cell>
              <table:table-cell office:value-type="float" office:value="0.79392">
                <text:p>0.79392</text:p>
              </table:table-cell>
              <table:table-cell office:value-type="float" office:value="0.8272">
                <text:p>0.8272</text:p>
              </table:table-cell>
              <table:table-cell office:value-type="float" office:value="0.85792">
                <text:p>0.85792</text:p>
              </table:table-cell>
              <table:table-cell office:value-type="float" office:value="0.87936">
                <text:p>0.87936</text:p>
              </table:table-cell>
              <table:table-cell office:value-type="float" office:value="0.8928">
                <text:p>0.8928</text:p>
              </table:table-cell>
              <table:table-cell office:value-type="float" office:value="0.90848">
                <text:p>0.90848</text:p>
              </table:table-cell>
              <table:table-cell office:value-type="float" office:value="0.9312">
                <text:p>0.9312</text:p>
              </table:table-cell>
              <table:table-cell office:value-type="float" office:value="0.96">
                <text:p>0.96</text:p>
              </table:table-cell>
              <table:table-cell office:value-type="float" office:value="0.793632">
                <text:p>0.79363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45024">
                <text:p>0.45024</text:p>
              </table:table-cell>
              <table:table-cell office:value-type="float" office:value="0.6096">
                <text:p>0.6096</text:p>
              </table:table-cell>
              <table:table-cell office:value-type="float" office:value="0.70304">
                <text:p>0.70304</text:p>
              </table:table-cell>
              <table:table-cell office:value-type="float" office:value="0.75264">
                <text:p>0.75264</text:p>
              </table:table-cell>
              <table:table-cell office:value-type="float" office:value="0.80928">
                <text:p>0.80928</text:p>
              </table:table-cell>
              <table:table-cell office:value-type="float" office:value="0.85376">
                <text:p>0.85376</text:p>
              </table:table-cell>
              <table:table-cell office:value-type="float" office:value="0.872">
                <text:p>0.872</text:p>
              </table:table-cell>
              <table:table-cell office:value-type="float" office:value="0.88832">
                <text:p>0.88832</text:p>
              </table:table-cell>
              <table:table-cell office:value-type="float" office:value="0.90208">
                <text:p>0.90208</text:p>
              </table:table-cell>
              <table:table-cell office:value-type="float" office:value="0.92896">
                <text:p>0.92896</text:p>
              </table:table-cell>
              <table:table-cell office:value-type="float" office:value="0.96">
                <text:p>0.96</text:p>
              </table:table-cell>
              <table:table-cell office:value-type="float" office:value="0.776992">
                <text:p>0.77699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48512">
                <text:p>0.48512</text:p>
              </table:table-cell>
              <table:table-cell office:value-type="float" office:value="0.60832">
                <text:p>0.60832</text:p>
              </table:table-cell>
              <table:table-cell office:value-type="float" office:value="0.68896">
                <text:p>0.68896</text:p>
              </table:table-cell>
              <table:table-cell office:value-type="float" office:value="0.7424">
                <text:p>0.7424</text:p>
              </table:table-cell>
              <table:table-cell office:value-type="float" office:value="0.78816">
                <text:p>0.78816</text:p>
              </table:table-cell>
              <table:table-cell office:value-type="float" office:value="0.83584">
                <text:p>0.83584</text:p>
              </table:table-cell>
              <table:table-cell office:value-type="float" office:value="0.8624">
                <text:p>0.8624</text:p>
              </table:table-cell>
              <table:table-cell office:value-type="float" office:value="0.8816">
                <text:p>0.8816</text:p>
              </table:table-cell>
              <table:table-cell office:value-type="float" office:value="0.9008">
                <text:p>0.9008</text:p>
              </table:table-cell>
              <table:table-cell office:value-type="float" office:value="0.92768">
                <text:p>0.92768</text:p>
              </table:table-cell>
              <table:table-cell office:value-type="float" office:value="0.96">
                <text:p>0.96</text:p>
              </table:table-cell>
              <table:table-cell office:value-type="float" office:value="0.772128">
                <text:p>0.77212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4288">
                <text:p>0.4288</text:p>
              </table:table-cell>
              <table:table-cell office:value-type="float" office:value="0.55808">
                <text:p>0.55808</text:p>
              </table:table-cell>
              <table:table-cell office:value-type="float" office:value="0.63296">
                <text:p>0.63296</text:p>
              </table:table-cell>
              <table:table-cell office:value-type="float" office:value="0.7056">
                <text:p>0.7056</text:p>
              </table:table-cell>
              <table:table-cell office:value-type="float" office:value="0.75584">
                <text:p>0.75584</text:p>
              </table:table-cell>
              <table:table-cell office:value-type="float" office:value="0.8048">
                <text:p>0.8048</text:p>
              </table:table-cell>
              <table:table-cell office:value-type="float" office:value="0.84448">
                <text:p>0.84448</text:p>
              </table:table-cell>
              <table:table-cell office:value-type="float" office:value="0.872">
                <text:p>0.872</text:p>
              </table:table-cell>
              <table:table-cell office:value-type="float" office:value="0.89472">
                <text:p>0.89472</text:p>
              </table:table-cell>
              <table:table-cell office:value-type="float" office:value="0.92416">
                <text:p>0.92416</text:p>
              </table:table-cell>
              <table:table-cell office:value-type="float" office:value="0.96">
                <text:p>0.96</text:p>
              </table:table-cell>
              <table:table-cell office:value-type="float" office:value="0.742144">
                <text:p>0.74214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4112">
                <text:p>0.4112</text:p>
              </table:table-cell>
              <table:table-cell office:value-type="float" office:value="0.5472">
                <text:p>0.5472</text:p>
              </table:table-cell>
              <table:table-cell office:value-type="float" office:value="0.63584">
                <text:p>0.63584</text:p>
              </table:table-cell>
              <table:table-cell office:value-type="float" office:value="0.72">
                <text:p>0.72</text:p>
              </table:table-cell>
              <table:table-cell office:value-type="float" office:value="0.776">
                <text:p>0.776</text:p>
              </table:table-cell>
              <table:table-cell office:value-type="float" office:value="0.8208">
                <text:p>0.8208</text:p>
              </table:table-cell>
              <table:table-cell office:value-type="float" office:value="0.85664">
                <text:p>0.85664</text:p>
              </table:table-cell>
              <table:table-cell office:value-type="float" office:value="0.88">
                <text:p>0.88</text:p>
              </table:table-cell>
              <table:table-cell office:value-type="float" office:value="0.89792">
                <text:p>0.89792</text:p>
              </table:table-cell>
              <table:table-cell office:value-type="float" office:value="0.9232">
                <text:p>0.9232</text:p>
              </table:table-cell>
              <table:table-cell office:value-type="float" office:value="0.96">
                <text:p>0.96</text:p>
              </table:table-cell>
              <table:table-cell office:value-type="float" office:value="0.74688">
                <text:p>0.7468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38656">
                <text:p>0.38656</text:p>
              </table:table-cell>
              <table:table-cell office:value-type="float" office:value="0.536">
                <text:p>0.536</text:p>
              </table:table-cell>
              <table:table-cell office:value-type="float" office:value="0.62144">
                <text:p>0.62144</text:p>
              </table:table-cell>
              <table:table-cell office:value-type="float" office:value="0.68448">
                <text:p>0.68448</text:p>
              </table:table-cell>
              <table:table-cell office:value-type="float" office:value="0.7488">
                <text:p>0.7488</text:p>
              </table:table-cell>
              <table:table-cell office:value-type="float" office:value="0.79584">
                <text:p>0.79584</text:p>
              </table:table-cell>
              <table:table-cell office:value-type="float" office:value="0.84096">
                <text:p>0.84096</text:p>
              </table:table-cell>
              <table:table-cell office:value-type="float" office:value="0.87136">
                <text:p>0.87136</text:p>
              </table:table-cell>
              <table:table-cell office:value-type="float" office:value="0.89024">
                <text:p>0.89024</text:p>
              </table:table-cell>
              <table:table-cell office:value-type="float" office:value="0.92416">
                <text:p>0.92416</text:p>
              </table:table-cell>
              <table:table-cell office:value-type="float" office:value="0.96">
                <text:p>0.96</text:p>
              </table:table-cell>
              <table:table-cell office:value-type="float" office:value="0.729984">
                <text:p>0.72998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37664">
                <text:p>0.37664</text:p>
              </table:table-cell>
              <table:table-cell office:value-type="float" office:value="0.51648">
                <text:p>0.51648</text:p>
              </table:table-cell>
              <table:table-cell office:value-type="float" office:value="0.59104">
                <text:p>0.59104</text:p>
              </table:table-cell>
              <table:table-cell office:value-type="float" office:value="0.66752">
                <text:p>0.66752</text:p>
              </table:table-cell>
              <table:table-cell office:value-type="float" office:value="0.72288">
                <text:p>0.72288</text:p>
              </table:table-cell>
              <table:table-cell office:value-type="float" office:value="0.78336">
                <text:p>0.78336</text:p>
              </table:table-cell>
              <table:table-cell office:value-type="float" office:value="0.83744">
                <text:p>0.83744</text:p>
              </table:table-cell>
              <table:table-cell office:value-type="float" office:value="0.8688">
                <text:p>0.8688</text:p>
              </table:table-cell>
              <table:table-cell office:value-type="float" office:value="0.88896">
                <text:p>0.88896</text:p>
              </table:table-cell>
              <table:table-cell office:value-type="float" office:value="0.92192">
                <text:p>0.92192</text:p>
              </table:table-cell>
              <table:table-cell office:value-type="float" office:value="0.96">
                <text:p>0.96</text:p>
              </table:table-cell>
              <table:table-cell office:value-type="float" office:value="0.717504">
                <text:p>0.71750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4496">
                <text:p>0.34496</text:p>
              </table:table-cell>
              <table:table-cell office:value-type="float" office:value="0.4832">
                <text:p>0.4832</text:p>
              </table:table-cell>
              <table:table-cell office:value-type="float" office:value="0.58016">
                <text:p>0.58016</text:p>
              </table:table-cell>
              <table:table-cell office:value-type="float" office:value="0.65376">
                <text:p>0.65376</text:p>
              </table:table-cell>
              <table:table-cell office:value-type="float" office:value="0.70656">
                <text:p>0.70656</text:p>
              </table:table-cell>
              <table:table-cell office:value-type="float" office:value="0.77312">
                <text:p>0.77312</text:p>
              </table:table-cell>
              <table:table-cell office:value-type="float" office:value="0.82944">
                <text:p>0.82944</text:p>
              </table:table-cell>
              <table:table-cell office:value-type="float" office:value="0.86592">
                <text:p>0.86592</text:p>
              </table:table-cell>
              <table:table-cell office:value-type="float" office:value="0.88544">
                <text:p>0.88544</text:p>
              </table:table-cell>
              <table:table-cell office:value-type="float" office:value="0.91776">
                <text:p>0.91776</text:p>
              </table:table-cell>
              <table:table-cell office:value-type="float" office:value="0.96">
                <text:p>0.96</text:p>
              </table:table-cell>
              <table:table-cell office:value-type="float" office:value="0.704032">
                <text:p>0.70403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36064">
                <text:p>0.36064</text:p>
              </table:table-cell>
              <table:table-cell office:value-type="float" office:value="0.51136">
                <text:p>0.51136</text:p>
              </table:table-cell>
              <table:table-cell office:value-type="float" office:value="0.59136">
                <text:p>0.59136</text:p>
              </table:table-cell>
              <table:table-cell office:value-type="float" office:value="0.64352">
                <text:p>0.64352</text:p>
              </table:table-cell>
              <table:table-cell office:value-type="float" office:value="0.68928">
                <text:p>0.68928</text:p>
              </table:table-cell>
              <table:table-cell office:value-type="float" office:value="0.76768">
                <text:p>0.76768</text:p>
              </table:table-cell>
              <table:table-cell office:value-type="float" office:value="0.82464">
                <text:p>0.82464</text:p>
              </table:table-cell>
              <table:table-cell office:value-type="float" office:value="0.86592">
                <text:p>0.86592</text:p>
              </table:table-cell>
              <table:table-cell office:value-type="float" office:value="0.88608">
                <text:p>0.88608</text:p>
              </table:table-cell>
              <table:table-cell office:value-type="float" office:value="0.91456">
                <text:p>0.91456</text:p>
              </table:table-cell>
              <table:table-cell office:value-type="float" office:value="0.96">
                <text:p>0.96</text:p>
              </table:table-cell>
              <table:table-cell office:value-type="float" office:value="0.705504">
                <text:p>0.70550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5744">
                <text:p>0.35744</text:p>
              </table:table-cell>
              <table:table-cell office:value-type="float" office:value="0.48416">
                <text:p>0.48416</text:p>
              </table:table-cell>
              <table:table-cell office:value-type="float" office:value="0.56864">
                <text:p>0.56864</text:p>
              </table:table-cell>
              <table:table-cell office:value-type="float" office:value="0.64384">
                <text:p>0.64384</text:p>
              </table:table-cell>
              <table:table-cell office:value-type="float" office:value="0.71008">
                <text:p>0.71008</text:p>
              </table:table-cell>
              <table:table-cell office:value-type="float" office:value="0.76832">
                <text:p>0.76832</text:p>
              </table:table-cell>
              <table:table-cell office:value-type="float" office:value="0.82016">
                <text:p>0.82016</text:p>
              </table:table-cell>
              <table:table-cell office:value-type="float" office:value="0.86016">
                <text:p>0.86016</text:p>
              </table:table-cell>
              <table:table-cell office:value-type="float" office:value="0.88608">
                <text:p>0.88608</text:p>
              </table:table-cell>
              <table:table-cell office:value-type="float" office:value="0.91712">
                <text:p>0.91712</text:p>
              </table:table-cell>
              <table:table-cell office:value-type="float" office:value="0.96">
                <text:p>0.96</text:p>
              </table:table-cell>
              <table:table-cell office:value-type="float" office:value="0.7016">
                <text:p>0.701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37088">
                <text:p>0.37088</text:p>
              </table:table-cell>
              <table:table-cell office:value-type="float" office:value="0.51328">
                <text:p>0.51328</text:p>
              </table:table-cell>
              <table:table-cell office:value-type="float" office:value="0.58432">
                <text:p>0.58432</text:p>
              </table:table-cell>
              <table:table-cell office:value-type="float" office:value="0.65728">
                <text:p>0.65728</text:p>
              </table:table-cell>
              <table:table-cell office:value-type="float" office:value="0.69664">
                <text:p>0.69664</text:p>
              </table:table-cell>
              <table:table-cell office:value-type="float" office:value="0.75904">
                <text:p>0.75904</text:p>
              </table:table-cell>
              <table:table-cell office:value-type="float" office:value="0.81216">
                <text:p>0.81216</text:p>
              </table:table-cell>
              <table:table-cell office:value-type="float" office:value="0.8592">
                <text:p>0.8592</text:p>
              </table:table-cell>
              <table:table-cell office:value-type="float" office:value="0.88736">
                <text:p>0.88736</text:p>
              </table:table-cell>
              <table:table-cell office:value-type="float" office:value="0.91584">
                <text:p>0.91584</text:p>
              </table:table-cell>
              <table:table-cell office:value-type="float" office:value="0.96">
                <text:p>0.96</text:p>
              </table:table-cell>
              <table:table-cell office:value-type="float" office:value="0.7056">
                <text:p>0.705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35712">
                <text:p>0.35712</text:p>
              </table:table-cell>
              <table:table-cell office:value-type="float" office:value="0.51648">
                <text:p>0.51648</text:p>
              </table:table-cell>
              <table:table-cell office:value-type="float" office:value="0.592">
                <text:p>0.592</text:p>
              </table:table-cell>
              <table:table-cell office:value-type="float" office:value="0.65216">
                <text:p>0.65216</text:p>
              </table:table-cell>
              <table:table-cell office:value-type="float" office:value="0.70688">
                <text:p>0.70688</text:p>
              </table:table-cell>
              <table:table-cell office:value-type="float" office:value="0.76736">
                <text:p>0.76736</text:p>
              </table:table-cell>
              <table:table-cell office:value-type="float" office:value="0.80896">
                <text:p>0.80896</text:p>
              </table:table-cell>
              <table:table-cell office:value-type="float" office:value="0.84992">
                <text:p>0.84992</text:p>
              </table:table-cell>
              <table:table-cell office:value-type="float" office:value="0.88832">
                <text:p>0.88832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0.70592">
                <text:p>0.7059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35744">
                <text:p>0.35744</text:p>
              </table:table-cell>
              <table:table-cell office:value-type="float" office:value="0.5008">
                <text:p>0.5008</text:p>
              </table:table-cell>
              <table:table-cell office:value-type="float" office:value="0.56736">
                <text:p>0.56736</text:p>
              </table:table-cell>
              <table:table-cell office:value-type="float" office:value="0.61728">
                <text:p>0.61728</text:p>
              </table:table-cell>
              <table:table-cell office:value-type="float" office:value="0.66368">
                <text:p>0.66368</text:p>
              </table:table-cell>
              <table:table-cell office:value-type="float" office:value="0.72384">
                <text:p>0.72384</text:p>
              </table:table-cell>
              <table:table-cell office:value-type="float" office:value="0.78304">
                <text:p>0.78304</text:p>
              </table:table-cell>
              <table:table-cell office:value-type="float" office:value="0.81728">
                <text:p>0.81728</text:p>
              </table:table-cell>
              <table:table-cell office:value-type="float" office:value="0.87072">
                <text:p>0.87072</text:p>
              </table:table-cell>
              <table:table-cell office:value-type="float" office:value="0.9168">
                <text:p>0.9168</text:p>
              </table:table-cell>
              <table:table-cell office:value-type="float" office:value="0.96">
                <text:p>0.96</text:p>
              </table:table-cell>
              <table:table-cell office:value-type="float" office:value="0.681824">
                <text:p>0.68182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44864">
                <text:p>0.44864</text:p>
              </table:table-cell>
              <table:table-cell office:value-type="float" office:value="0.55168">
                <text:p>0.55168</text:p>
              </table:table-cell>
              <table:table-cell office:value-type="float" office:value="0.6128">
                <text:p>0.6128</text:p>
              </table:table-cell>
              <table:table-cell office:value-type="float" office:value="0.65728">
                <text:p>0.65728</text:p>
              </table:table-cell>
              <table:table-cell office:value-type="float" office:value="0.70496">
                <text:p>0.70496</text:p>
              </table:table-cell>
              <table:table-cell office:value-type="float" office:value="0.76032">
                <text:p>0.76032</text:p>
              </table:table-cell>
              <table:table-cell office:value-type="float" office:value="0.80224">
                <text:p>0.80224</text:p>
              </table:table-cell>
              <table:table-cell office:value-type="float" office:value="0.8432">
                <text:p>0.8432</text:p>
              </table:table-cell>
              <table:table-cell office:value-type="float" office:value="0.88352">
                <text:p>0.88352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0.718464">
                <text:p>0.71846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35072">
                <text:p>0.35072</text:p>
              </table:table-cell>
              <table:table-cell office:value-type="float" office:value="0.49952">
                <text:p>0.49952</text:p>
              </table:table-cell>
              <table:table-cell office:value-type="float" office:value="0.59488">
                <text:p>0.59488</text:p>
              </table:table-cell>
              <table:table-cell office:value-type="float" office:value="0.64512">
                <text:p>0.64512</text:p>
              </table:table-cell>
              <table:table-cell office:value-type="float" office:value="0.69312">
                <text:p>0.69312</text:p>
              </table:table-cell>
              <table:table-cell office:value-type="float" office:value="0.74368">
                <text:p>0.74368</text:p>
              </table:table-cell>
              <table:table-cell office:value-type="float" office:value="0.7904">
                <text:p>0.7904</text:p>
              </table:table-cell>
              <table:table-cell office:value-type="float" office:value="0.83232">
                <text:p>0.83232</text:p>
              </table:table-cell>
              <table:table-cell office:value-type="float" office:value="0.88352">
                <text:p>0.88352</text:p>
              </table:table-cell>
              <table:table-cell office:value-type="float" office:value="0.92224">
                <text:p>0.92224</text:p>
              </table:table-cell>
              <table:table-cell office:value-type="float" office:value="0.96">
                <text:p>0.96</text:p>
              </table:table-cell>
              <table:table-cell office:value-type="float" office:value="0.695552">
                <text:p>0.69555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3664">
                <text:p>0.3664</text:p>
              </table:table-cell>
              <table:table-cell office:value-type="float" office:value="0.52288">
                <text:p>0.52288</text:p>
              </table:table-cell>
              <table:table-cell office:value-type="float" office:value="0.59808">
                <text:p>0.59808</text:p>
              </table:table-cell>
              <table:table-cell office:value-type="float" office:value="0.6416">
                <text:p>0.6416</text:p>
              </table:table-cell>
              <table:table-cell office:value-type="float" office:value="0.69376">
                <text:p>0.69376</text:p>
              </table:table-cell>
              <table:table-cell office:value-type="float" office:value="0.7536">
                <text:p>0.7536</text:p>
              </table:table-cell>
              <table:table-cell office:value-type="float" office:value="0.7968">
                <text:p>0.7968</text:p>
              </table:table-cell>
              <table:table-cell office:value-type="float" office:value="0.83552">
                <text:p>0.83552</text:p>
              </table:table-cell>
              <table:table-cell office:value-type="float" office:value="0.88256">
                <text:p>0.88256</text:p>
              </table:table-cell>
              <table:table-cell office:value-type="float" office:value="0.9216">
                <text:p>0.9216</text:p>
              </table:table-cell>
              <table:table-cell office:value-type="float" office:value="0.96">
                <text:p>0.96</text:p>
              </table:table-cell>
              <table:table-cell office:value-type="float" office:value="0.70128">
                <text:p>0.7012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35776">
                <text:p>0.35776</text:p>
              </table:table-cell>
              <table:table-cell office:value-type="float" office:value="0.48928">
                <text:p>0.48928</text:p>
              </table:table-cell>
              <table:table-cell office:value-type="float" office:value="0.55584">
                <text:p>0.55584</text:p>
              </table:table-cell>
              <table:table-cell office:value-type="float" office:value="0.61984">
                <text:p>0.61984</text:p>
              </table:table-cell>
              <table:table-cell office:value-type="float" office:value="0.66272">
                <text:p>0.66272</text:p>
              </table:table-cell>
              <table:table-cell office:value-type="float" office:value="0.72544">
                <text:p>0.72544</text:p>
              </table:table-cell>
              <table:table-cell office:value-type="float" office:value="0.77568">
                <text:p>0.77568</text:p>
              </table:table-cell>
              <table:table-cell office:value-type="float" office:value="0.82112">
                <text:p>0.82112</text:p>
              </table:table-cell>
              <table:table-cell office:value-type="float" office:value="0.85792">
                <text:p>0.85792</text:p>
              </table:table-cell>
              <table:table-cell office:value-type="float" office:value="0.9136">
                <text:p>0.9136</text:p>
              </table:table-cell>
              <table:table-cell office:value-type="float" office:value="0.96">
                <text:p>0.96</text:p>
              </table:table-cell>
              <table:table-cell office:value-type="float" office:value="0.67792">
                <text:p>0.6779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34848">
                <text:p>0.34848</text:p>
              </table:table-cell>
              <table:table-cell office:value-type="float" office:value="0.46336">
                <text:p>0.46336</text:p>
              </table:table-cell>
              <table:table-cell office:value-type="float" office:value="0.54208">
                <text:p>0.54208</text:p>
              </table:table-cell>
              <table:table-cell office:value-type="float" office:value="0.60768">
                <text:p>0.60768</text:p>
              </table:table-cell>
              <table:table-cell office:value-type="float" office:value="0.65376">
                <text:p>0.65376</text:p>
              </table:table-cell>
              <table:table-cell office:value-type="float" office:value="0.70944">
                <text:p>0.70944</text:p>
              </table:table-cell>
              <table:table-cell office:value-type="float" office:value="0.75968">
                <text:p>0.75968</text:p>
              </table:table-cell>
              <table:table-cell office:value-type="float" office:value="0.80448">
                <text:p>0.80448</text:p>
              </table:table-cell>
              <table:table-cell office:value-type="float" office:value="0.85312">
                <text:p>0.85312</text:p>
              </table:table-cell>
              <table:table-cell office:value-type="float" office:value="0.9104">
                <text:p>0.9104</text:p>
              </table:table-cell>
              <table:table-cell office:value-type="float" office:value="0.96">
                <text:p>0.96</text:p>
              </table:table-cell>
              <table:table-cell office:value-type="float" office:value="0.665248">
                <text:p>0.66524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37216">
                <text:p>0.37216</text:p>
              </table:table-cell>
              <table:table-cell office:value-type="float" office:value="0.47296">
                <text:p>0.47296</text:p>
              </table:table-cell>
              <table:table-cell office:value-type="float" office:value="0.53952">
                <text:p>0.53952</text:p>
              </table:table-cell>
              <table:table-cell office:value-type="float" office:value="0.60448">
                <text:p>0.60448</text:p>
              </table:table-cell>
              <table:table-cell office:value-type="float" office:value="0.65856">
                <text:p>0.65856</text:p>
              </table:table-cell>
              <table:table-cell office:value-type="float" office:value="0.7136">
                <text:p>0.7136</text:p>
              </table:table-cell>
              <table:table-cell office:value-type="float" office:value="0.77536">
                <text:p>0.77536</text:p>
              </table:table-cell>
              <table:table-cell office:value-type="float" office:value="0.82208">
                <text:p>0.82208</text:p>
              </table:table-cell>
              <table:table-cell office:value-type="float" office:value="0.86976">
                <text:p>0.86976</text:p>
              </table:table-cell>
              <table:table-cell office:value-type="float" office:value="0.9168">
                <text:p>0.9168</text:p>
              </table:table-cell>
              <table:table-cell office:value-type="float" office:value="0.96">
                <text:p>0.96</text:p>
              </table:table-cell>
              <table:table-cell office:value-type="float" office:value="0.674528">
                <text:p>0.6745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9712">
                <text:p>0.39712</text:p>
              </table:table-cell>
              <table:table-cell office:value-type="float" office:value="0.52">
                <text:p>0.52</text:p>
              </table:table-cell>
              <table:table-cell office:value-type="float" office:value="0.57984">
                <text:p>0.57984</text:p>
              </table:table-cell>
              <table:table-cell office:value-type="float" office:value="0.64032">
                <text:p>0.64032</text:p>
              </table:table-cell>
              <table:table-cell office:value-type="float" office:value="0.67904">
                <text:p>0.67904</text:p>
              </table:table-cell>
              <table:table-cell office:value-type="float" office:value="0.73696">
                <text:p>0.73696</text:p>
              </table:table-cell>
              <table:table-cell office:value-type="float" office:value="0.79616">
                <text:p>0.79616</text:p>
              </table:table-cell>
              <table:table-cell office:value-type="float" office:value="0.832">
                <text:p>0.832</text:p>
              </table:table-cell>
              <table:table-cell office:value-type="float" office:value="0.87456">
                <text:p>0.87456</text:p>
              </table:table-cell>
              <table:table-cell office:value-type="float" office:value="0.92544">
                <text:p>0.92544</text:p>
              </table:table-cell>
              <table:table-cell office:value-type="float" office:value="0.96">
                <text:p>0.96</text:p>
              </table:table-cell>
              <table:table-cell office:value-type="float" office:value="0.698144">
                <text:p>0.69814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36608">
                <text:p>0.36608</text:p>
              </table:table-cell>
              <table:table-cell office:value-type="float" office:value="0.48416">
                <text:p>0.48416</text:p>
              </table:table-cell>
              <table:table-cell office:value-type="float" office:value="0.56768">
                <text:p>0.56768</text:p>
              </table:table-cell>
              <table:table-cell office:value-type="float" office:value="0.62464">
                <text:p>0.62464</text:p>
              </table:table-cell>
              <table:table-cell office:value-type="float" office:value="0.6624">
                <text:p>0.6624</text:p>
              </table:table-cell>
              <table:table-cell office:value-type="float" office:value="0.70144">
                <text:p>0.70144</text:p>
              </table:table-cell>
              <table:table-cell office:value-type="float" office:value="0.77056">
                <text:p>0.77056</text:p>
              </table:table-cell>
              <table:table-cell office:value-type="float" office:value="0.81792">
                <text:p>0.81792</text:p>
              </table:table-cell>
              <table:table-cell office:value-type="float" office:value="0.86176">
                <text:p>0.86176</text:p>
              </table:table-cell>
              <table:table-cell office:value-type="float" office:value="0.91296">
                <text:p>0.91296</text:p>
              </table:table-cell>
              <table:table-cell office:value-type="float" office:value="0.96">
                <text:p>0.96</text:p>
              </table:table-cell>
              <table:table-cell office:value-type="float" office:value="0.67696">
                <text:p>0.6769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35136">
                <text:p>0.35136</text:p>
              </table:table-cell>
              <table:table-cell office:value-type="float" office:value="0.48128">
                <text:p>0.48128</text:p>
              </table:table-cell>
              <table:table-cell office:value-type="float" office:value="0.59232">
                <text:p>0.59232</text:p>
              </table:table-cell>
              <table:table-cell office:value-type="float" office:value="0.6496">
                <text:p>0.6496</text:p>
              </table:table-cell>
              <table:table-cell office:value-type="float" office:value="0.68896">
                <text:p>0.68896</text:p>
              </table:table-cell>
              <table:table-cell office:value-type="float" office:value="0.73184">
                <text:p>0.73184</text:p>
              </table:table-cell>
              <table:table-cell office:value-type="float" office:value="0.78336">
                <text:p>0.78336</text:p>
              </table:table-cell>
              <table:table-cell office:value-type="float" office:value="0.82144">
                <text:p>0.82144</text:p>
              </table:table-cell>
              <table:table-cell office:value-type="float" office:value="0.86336">
                <text:p>0.86336</text:p>
              </table:table-cell>
              <table:table-cell office:value-type="float" office:value="0.90912">
                <text:p>0.90912</text:p>
              </table:table-cell>
              <table:table-cell office:value-type="float" office:value="0.96">
                <text:p>0.96</text:p>
              </table:table-cell>
              <table:table-cell office:value-type="float" office:value="0.687264">
                <text:p>0.68726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36224">
                <text:p>0.36224</text:p>
              </table:table-cell>
              <table:table-cell office:value-type="float" office:value="0.50176">
                <text:p>0.50176</text:p>
              </table:table-cell>
              <table:table-cell office:value-type="float" office:value="0.58304">
                <text:p>0.58304</text:p>
              </table:table-cell>
              <table:table-cell office:value-type="float" office:value="0.63968">
                <text:p>0.63968</text:p>
              </table:table-cell>
              <table:table-cell office:value-type="float" office:value="0.68224">
                <text:p>0.68224</text:p>
              </table:table-cell>
              <table:table-cell office:value-type="float" office:value="0.7408">
                <text:p>0.7408</text:p>
              </table:table-cell>
              <table:table-cell office:value-type="float" office:value="0.79488">
                <text:p>0.79488</text:p>
              </table:table-cell>
              <table:table-cell office:value-type="float" office:value="0.82912">
                <text:p>0.82912</text:p>
              </table:table-cell>
              <table:table-cell office:value-type="float" office:value="0.86304">
                <text:p>0.86304</text:p>
              </table:table-cell>
              <table:table-cell office:value-type="float" office:value="0.90592">
                <text:p>0.90592</text:p>
              </table:table-cell>
              <table:table-cell office:value-type="float" office:value="0.96">
                <text:p>0.96</text:p>
              </table:table-cell>
              <table:table-cell office:value-type="float" office:value="0.690272">
                <text:p>0.69027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3744">
                <text:p>0.3744</text:p>
              </table:table-cell>
              <table:table-cell office:value-type="float" office:value="0.53632">
                <text:p>0.53632</text:p>
              </table:table-cell>
              <table:table-cell office:value-type="float" office:value="0.60704">
                <text:p>0.60704</text:p>
              </table:table-cell>
              <table:table-cell office:value-type="float" office:value="0.65312">
                <text:p>0.65312</text:p>
              </table:table-cell>
              <table:table-cell office:value-type="float" office:value="0.69568">
                <text:p>0.69568</text:p>
              </table:table-cell>
              <table:table-cell office:value-type="float" office:value="0.74976">
                <text:p>0.74976</text:p>
              </table:table-cell>
              <table:table-cell office:value-type="float" office:value="0.7952">
                <text:p>0.7952</text:p>
              </table:table-cell>
              <table:table-cell office:value-type="float" office:value="0.83104">
                <text:p>0.83104</text:p>
              </table:table-cell>
              <table:table-cell office:value-type="float" office:value="0.86464">
                <text:p>0.86464</text:p>
              </table:table-cell>
              <table:table-cell office:value-type="float" office:value="0.904">
                <text:p>0.904</text:p>
              </table:table-cell>
              <table:table-cell office:value-type="float" office:value="0.96">
                <text:p>0.96</text:p>
              </table:table-cell>
              <table:table-cell office:value-type="float" office:value="0.70112">
                <text:p>0.7011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36864">
                <text:p>0.36864</text:p>
              </table:table-cell>
              <table:table-cell office:value-type="float" office:value="0.51712">
                <text:p>0.51712</text:p>
              </table:table-cell>
              <table:table-cell office:value-type="float" office:value="0.57664">
                <text:p>0.57664</text:p>
              </table:table-cell>
              <table:table-cell office:value-type="float" office:value="0.63264">
                <text:p>0.63264</text:p>
              </table:table-cell>
              <table:table-cell office:value-type="float" office:value="0.67296">
                <text:p>0.67296</text:p>
              </table:table-cell>
              <table:table-cell office:value-type="float" office:value="0.73888">
                <text:p>0.73888</text:p>
              </table:table-cell>
              <table:table-cell office:value-type="float" office:value="0.78784">
                <text:p>0.78784</text:p>
              </table:table-cell>
              <table:table-cell office:value-type="float" office:value="0.8336">
                <text:p>0.8336</text:p>
              </table:table-cell>
              <table:table-cell office:value-type="float" office:value="0.87008">
                <text:p>0.87008</text:p>
              </table:table-cell>
              <table:table-cell office:value-type="float" office:value="0.90624">
                <text:p>0.90624</text:p>
              </table:table-cell>
              <table:table-cell office:value-type="float" office:value="0.96">
                <text:p>0.96</text:p>
              </table:table-cell>
              <table:table-cell office:value-type="float" office:value="0.690464">
                <text:p>0.69046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40768">
                <text:p>0.40768</text:p>
              </table:table-cell>
              <table:table-cell office:value-type="float" office:value="0.53888">
                <text:p>0.53888</text:p>
              </table:table-cell>
              <table:table-cell office:value-type="float" office:value="0.5984">
                <text:p>0.5984</text:p>
              </table:table-cell>
              <table:table-cell office:value-type="float" office:value="0.64992">
                <text:p>0.64992</text:p>
              </table:table-cell>
              <table:table-cell office:value-type="float" office:value="0.69408">
                <text:p>0.69408</text:p>
              </table:table-cell>
              <table:table-cell office:value-type="float" office:value="0.74848">
                <text:p>0.74848</text:p>
              </table:table-cell>
              <table:table-cell office:value-type="float" office:value="0.78304">
                <text:p>0.78304</text:p>
              </table:table-cell>
              <table:table-cell office:value-type="float" office:value="0.82112">
                <text:p>0.82112</text:p>
              </table:table-cell>
              <table:table-cell office:value-type="float" office:value="0.86816">
                <text:p>0.86816</text:p>
              </table:table-cell>
              <table:table-cell office:value-type="float" office:value="0.90496">
                <text:p>0.90496</text:p>
              </table:table-cell>
              <table:table-cell office:value-type="float" office:value="0.96">
                <text:p>0.96</text:p>
              </table:table-cell>
              <table:table-cell office:value-type="float" office:value="0.701472">
                <text:p>0.70147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34976">
                <text:p>0.34976</text:p>
              </table:table-cell>
              <table:table-cell office:value-type="float" office:value="0.46688">
                <text:p>0.46688</text:p>
              </table:table-cell>
              <table:table-cell office:value-type="float" office:value="0.55296">
                <text:p>0.55296</text:p>
              </table:table-cell>
              <table:table-cell office:value-type="float" office:value="0.63456">
                <text:p>0.63456</text:p>
              </table:table-cell>
              <table:table-cell office:value-type="float" office:value="0.70176">
                <text:p>0.70176</text:p>
              </table:table-cell>
              <table:table-cell office:value-type="float" office:value="0.75584">
                <text:p>0.75584</text:p>
              </table:table-cell>
              <table:table-cell office:value-type="float" office:value="0.78944">
                <text:p>0.78944</text:p>
              </table:table-cell>
              <table:table-cell office:value-type="float" office:value="0.82816">
                <text:p>0.82816</text:p>
              </table:table-cell>
              <table:table-cell office:value-type="float" office:value="0.86976">
                <text:p>0.86976</text:p>
              </table:table-cell>
              <table:table-cell office:value-type="float" office:value="0.90656">
                <text:p>0.90656</text:p>
              </table:table-cell>
              <table:table-cell office:value-type="float" office:value="0.96">
                <text:p>0.96</text:p>
              </table:table-cell>
              <table:table-cell office:value-type="float" office:value="0.685568">
                <text:p>0.68556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4192">
                <text:p>0.4192</text:p>
              </table:table-cell>
              <table:table-cell office:value-type="float" office:value="0.54784">
                <text:p>0.54784</text:p>
              </table:table-cell>
              <table:table-cell office:value-type="float" office:value="0.6112">
                <text:p>0.6112</text:p>
              </table:table-cell>
              <table:table-cell office:value-type="float" office:value="0.67136">
                <text:p>0.67136</text:p>
              </table:table-cell>
              <table:table-cell office:value-type="float" office:value="0.728">
                <text:p>0.728</text:p>
              </table:table-cell>
              <table:table-cell office:value-type="float" office:value="0.76736">
                <text:p>0.76736</text:p>
              </table:table-cell>
              <table:table-cell office:value-type="float" office:value="0.80064">
                <text:p>0.80064</text:p>
              </table:table-cell>
              <table:table-cell office:value-type="float" office:value="0.84224">
                <text:p>0.84224</text:p>
              </table:table-cell>
              <table:table-cell office:value-type="float" office:value="0.87456">
                <text:p>0.87456</text:p>
              </table:table-cell>
              <table:table-cell office:value-type="float" office:value="0.91264">
                <text:p>0.91264</text:p>
              </table:table-cell>
              <table:table-cell office:value-type="float" office:value="0.96">
                <text:p>0.96</text:p>
              </table:table-cell>
              <table:table-cell office:value-type="float" office:value="0.717504">
                <text:p>0.71750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38592">
                <text:p>0.38592</text:p>
              </table:table-cell>
              <table:table-cell office:value-type="float" office:value="0.52384">
                <text:p>0.52384</text:p>
              </table:table-cell>
              <table:table-cell office:value-type="float" office:value="0.57824">
                <text:p>0.57824</text:p>
              </table:table-cell>
              <table:table-cell office:value-type="float" office:value="0.63776">
                <text:p>0.63776</text:p>
              </table:table-cell>
              <table:table-cell office:value-type="float" office:value="0.6912">
                <text:p>0.6912</text:p>
              </table:table-cell>
              <table:table-cell office:value-type="float" office:value="0.7392">
                <text:p>0.7392</text:p>
              </table:table-cell>
              <table:table-cell office:value-type="float" office:value="0.77824">
                <text:p>0.77824</text:p>
              </table:table-cell>
              <table:table-cell office:value-type="float" office:value="0.82944">
                <text:p>0.82944</text:p>
              </table:table-cell>
              <table:table-cell office:value-type="float" office:value="0.87328">
                <text:p>0.87328</text:p>
              </table:table-cell>
              <table:table-cell office:value-type="float" office:value="0.9136">
                <text:p>0.9136</text:p>
              </table:table-cell>
              <table:table-cell office:value-type="float" office:value="0.96">
                <text:p>0.96</text:p>
              </table:table-cell>
              <table:table-cell office:value-type="float" office:value="0.695072">
                <text:p>0.6950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808">
                <text:p>0.3808</text:p>
              </table:table-cell>
              <table:table-cell office:value-type="float" office:value="0.52448">
                <text:p>0.52448</text:p>
              </table:table-cell>
              <table:table-cell office:value-type="float" office:value="0.59104">
                <text:p>0.59104</text:p>
              </table:table-cell>
              <table:table-cell office:value-type="float" office:value="0.65248">
                <text:p>0.65248</text:p>
              </table:table-cell>
              <table:table-cell office:value-type="float" office:value="0.69344">
                <text:p>0.69344</text:p>
              </table:table-cell>
              <table:table-cell office:value-type="float" office:value="0.73696">
                <text:p>0.73696</text:p>
              </table:table-cell>
              <table:table-cell office:value-type="float" office:value="0.78784">
                <text:p>0.78784</text:p>
              </table:table-cell>
              <table:table-cell office:value-type="float" office:value="0.8336">
                <text:p>0.8336</text:p>
              </table:table-cell>
              <table:table-cell office:value-type="float" office:value="0.86784">
                <text:p>0.86784</text:p>
              </table:table-cell>
              <table:table-cell office:value-type="float" office:value="0.91008">
                <text:p>0.91008</text:p>
              </table:table-cell>
              <table:table-cell office:value-type="float" office:value="0.96">
                <text:p>0.96</text:p>
              </table:table-cell>
              <table:table-cell office:value-type="float" office:value="0.697856">
                <text:p>0.69785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41792">
                <text:p>0.41792</text:p>
              </table:table-cell>
              <table:table-cell office:value-type="float" office:value="0.552">
                <text:p>0.552</text:p>
              </table:table-cell>
              <table:table-cell office:value-type="float" office:value="0.61312">
                <text:p>0.61312</text:p>
              </table:table-cell>
              <table:table-cell office:value-type="float" office:value="0.67392">
                <text:p>0.67392</text:p>
              </table:table-cell>
              <table:table-cell office:value-type="float" office:value="0.71904">
                <text:p>0.71904</text:p>
              </table:table-cell>
              <table:table-cell office:value-type="float" office:value="0.76608">
                <text:p>0.76608</text:p>
              </table:table-cell>
              <table:table-cell office:value-type="float" office:value="0.80864">
                <text:p>0.80864</text:p>
              </table:table-cell>
              <table:table-cell office:value-type="float" office:value="0.84288">
                <text:p>0.84288</text:p>
              </table:table-cell>
              <table:table-cell office:value-type="float" office:value="0.87264">
                <text:p>0.87264</text:p>
              </table:table-cell>
              <table:table-cell office:value-type="float" office:value="0.91456">
                <text:p>0.91456</text:p>
              </table:table-cell>
              <table:table-cell office:value-type="float" office:value="0.96">
                <text:p>0.96</text:p>
              </table:table-cell>
              <table:table-cell office:value-type="float" office:value="0.71808">
                <text:p>0.7180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41376">
                <text:p>0.41376</text:p>
              </table:table-cell>
              <table:table-cell office:value-type="float" office:value="0.53408">
                <text:p>0.53408</text:p>
              </table:table-cell>
              <table:table-cell office:value-type="float" office:value="0.60704">
                <text:p>0.60704</text:p>
              </table:table-cell>
              <table:table-cell office:value-type="float" office:value="0.67936">
                <text:p>0.67936</text:p>
              </table:table-cell>
              <table:table-cell office:value-type="float" office:value="0.7248">
                <text:p>0.7248</text:p>
              </table:table-cell>
              <table:table-cell office:value-type="float" office:value="0.76672">
                <text:p>0.76672</text:p>
              </table:table-cell>
              <table:table-cell office:value-type="float" office:value="0.80256">
                <text:p>0.80256</text:p>
              </table:table-cell>
              <table:table-cell office:value-type="float" office:value="0.83232">
                <text:p>0.83232</text:p>
              </table:table-cell>
              <table:table-cell office:value-type="float" office:value="0.86496">
                <text:p>0.86496</text:p>
              </table:table-cell>
              <table:table-cell office:value-type="float" office:value="0.912">
                <text:p>0.912</text:p>
              </table:table-cell>
              <table:table-cell office:value-type="float" office:value="0.96">
                <text:p>0.96</text:p>
              </table:table-cell>
              <table:table-cell office:value-type="float" office:value="0.71376">
                <text:p>0.7137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39552">
                <text:p>0.39552</text:p>
              </table:table-cell>
              <table:table-cell office:value-type="float" office:value="0.52448">
                <text:p>0.52448</text:p>
              </table:table-cell>
              <table:table-cell office:value-type="float" office:value="0.60032">
                <text:p>0.60032</text:p>
              </table:table-cell>
              <table:table-cell office:value-type="float" office:value="0.66048">
                <text:p>0.66048</text:p>
              </table:table-cell>
              <table:table-cell office:value-type="float" office:value="0.70432">
                <text:p>0.70432</text:p>
              </table:table-cell>
              <table:table-cell office:value-type="float" office:value="0.7552">
                <text:p>0.7552</text:p>
              </table:table-cell>
              <table:table-cell office:value-type="float" office:value="0.79904">
                <text:p>0.79904</text:p>
              </table:table-cell>
              <table:table-cell office:value-type="float" office:value="0.83552">
                <text:p>0.83552</text:p>
              </table:table-cell>
              <table:table-cell office:value-type="float" office:value="0.86624">
                <text:p>0.86624</text:p>
              </table:table-cell>
              <table:table-cell office:value-type="float" office:value="0.91744">
                <text:p>0.91744</text:p>
              </table:table-cell>
              <table:table-cell office:value-type="float" office:value="0.96">
                <text:p>0.96</text:p>
              </table:table-cell>
              <table:table-cell office:value-type="float" office:value="0.705856">
                <text:p>0.70585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42592">
                <text:p>0.42592</text:p>
              </table:table-cell>
              <table:table-cell office:value-type="float" office:value="0.54624">
                <text:p>0.54624</text:p>
              </table:table-cell>
              <table:table-cell office:value-type="float" office:value="0.60992">
                <text:p>0.60992</text:p>
              </table:table-cell>
              <table:table-cell office:value-type="float" office:value="0.6736">
                <text:p>0.6736</text:p>
              </table:table-cell>
              <table:table-cell office:value-type="float" office:value="0.71872">
                <text:p>0.71872</text:p>
              </table:table-cell>
              <table:table-cell office:value-type="float" office:value="0.77472">
                <text:p>0.77472</text:p>
              </table:table-cell>
              <table:table-cell office:value-type="float" office:value="0.81952">
                <text:p>0.81952</text:p>
              </table:table-cell>
              <table:table-cell office:value-type="float" office:value="0.85312">
                <text:p>0.85312</text:p>
              </table:table-cell>
              <table:table-cell office:value-type="float" office:value="0.88736">
                <text:p>0.88736</text:p>
              </table:table-cell>
              <table:table-cell office:value-type="float" office:value="0.92544">
                <text:p>0.92544</text:p>
              </table:table-cell>
              <table:table-cell office:value-type="float" office:value="0.96">
                <text:p>0.96</text:p>
              </table:table-cell>
              <table:table-cell office:value-type="float" office:value="0.723456">
                <text:p>0.72345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45472">
                <text:p>0.45472</text:p>
              </table:table-cell>
              <table:table-cell office:value-type="float" office:value="0.55296">
                <text:p>0.55296</text:p>
              </table:table-cell>
              <table:table-cell office:value-type="float" office:value="0.64128">
                <text:p>0.64128</text:p>
              </table:table-cell>
              <table:table-cell office:value-type="float" office:value="0.68448">
                <text:p>0.68448</text:p>
              </table:table-cell>
              <table:table-cell office:value-type="float" office:value="0.72704">
                <text:p>0.72704</text:p>
              </table:table-cell>
              <table:table-cell office:value-type="float" office:value="0.77792">
                <text:p>0.77792</text:p>
              </table:table-cell>
              <table:table-cell office:value-type="float" office:value="0.8144">
                <text:p>0.8144</text:p>
              </table:table-cell>
              <table:table-cell office:value-type="float" office:value="0.85184">
                <text:p>0.85184</text:p>
              </table:table-cell>
              <table:table-cell office:value-type="float" office:value="0.89024">
                <text:p>0.89024</text:p>
              </table:table-cell>
              <table:table-cell office:value-type="float" office:value="0.92352">
                <text:p>0.92352</text:p>
              </table:table-cell>
              <table:table-cell office:value-type="float" office:value="0.96">
                <text:p>0.96</text:p>
              </table:table-cell>
              <table:table-cell office:value-type="float" office:value="0.73184">
                <text:p>0.7318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39392">
                <text:p>0.39392</text:p>
              </table:table-cell>
              <table:table-cell office:value-type="float" office:value="0.52736">
                <text:p>0.52736</text:p>
              </table:table-cell>
              <table:table-cell office:value-type="float" office:value="0.61504">
                <text:p>0.61504</text:p>
              </table:table-cell>
              <table:table-cell office:value-type="float" office:value="0.67936">
                <text:p>0.67936</text:p>
              </table:table-cell>
              <table:table-cell office:value-type="float" office:value="0.71328">
                <text:p>0.71328</text:p>
              </table:table-cell>
              <table:table-cell office:value-type="float" office:value="0.7712">
                <text:p>0.7712</text:p>
              </table:table-cell>
              <table:table-cell office:value-type="float" office:value="0.81184">
                <text:p>0.81184</text:p>
              </table:table-cell>
              <table:table-cell office:value-type="float" office:value="0.84864">
                <text:p>0.84864</text:p>
              </table:table-cell>
              <table:table-cell office:value-type="float" office:value="0.87744">
                <text:p>0.87744</text:p>
              </table:table-cell>
              <table:table-cell office:value-type="float" office:value="0.91904">
                <text:p>0.91904</text:p>
              </table:table-cell>
              <table:table-cell office:value-type="float" office:value="0.96">
                <text:p>0.96</text:p>
              </table:table-cell>
              <table:table-cell office:value-type="float" office:value="0.715712">
                <text:p>0.71571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45728">
                <text:p>0.45728</text:p>
              </table:table-cell>
              <table:table-cell office:value-type="float" office:value="0.56096">
                <text:p>0.56096</text:p>
              </table:table-cell>
              <table:table-cell office:value-type="float" office:value="0.62208">
                <text:p>0.62208</text:p>
              </table:table-cell>
              <table:table-cell office:value-type="float" office:value="0.67456">
                <text:p>0.67456</text:p>
              </table:table-cell>
              <table:table-cell office:value-type="float" office:value="0.7104">
                <text:p>0.7104</text:p>
              </table:table-cell>
              <table:table-cell office:value-type="float" office:value="0.76512">
                <text:p>0.76512</text:p>
              </table:table-cell>
              <table:table-cell office:value-type="float" office:value="0.81376">
                <text:p>0.81376</text:p>
              </table:table-cell>
              <table:table-cell office:value-type="float" office:value="0.84736">
                <text:p>0.84736</text:p>
              </table:table-cell>
              <table:table-cell office:value-type="float" office:value="0.87744">
                <text:p>0.87744</text:p>
              </table:table-cell>
              <table:table-cell office:value-type="float" office:value="0.91712">
                <text:p>0.91712</text:p>
              </table:table-cell>
              <table:table-cell office:value-type="float" office:value="0.96">
                <text:p>0.96</text:p>
              </table:table-cell>
              <table:table-cell office:value-type="float" office:value="0.724608">
                <text:p>0.72460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43776">
                <text:p>0.43776</text:p>
              </table:table-cell>
              <table:table-cell office:value-type="float" office:value="0.58208">
                <text:p>0.58208</text:p>
              </table:table-cell>
              <table:table-cell office:value-type="float" office:value="0.65184">
                <text:p>0.65184</text:p>
              </table:table-cell>
              <table:table-cell office:value-type="float" office:value="0.68384">
                <text:p>0.68384</text:p>
              </table:table-cell>
              <table:table-cell office:value-type="float" office:value="0.72224">
                <text:p>0.72224</text:p>
              </table:table-cell>
              <table:table-cell office:value-type="float" office:value="0.76576">
                <text:p>0.76576</text:p>
              </table:table-cell>
              <table:table-cell office:value-type="float" office:value="0.81056">
                <text:p>0.81056</text:p>
              </table:table-cell>
              <table:table-cell office:value-type="float" office:value="0.83968">
                <text:p>0.83968</text:p>
              </table:table-cell>
              <table:table-cell office:value-type="float" office:value="0.8768">
                <text:p>0.8768</text:p>
              </table:table-cell>
              <table:table-cell office:value-type="float" office:value="0.92128">
                <text:p>0.92128</text:p>
              </table:table-cell>
              <table:table-cell office:value-type="float" office:value="0.96">
                <text:p>0.96</text:p>
              </table:table-cell>
              <table:table-cell office:value-type="float" office:value="0.729184">
                <text:p>0.72918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49536">
                <text:p>0.49536</text:p>
              </table:table-cell>
              <table:table-cell office:value-type="float" office:value="0.62432">
                <text:p>0.62432</text:p>
              </table:table-cell>
              <table:table-cell office:value-type="float" office:value="0.67136">
                <text:p>0.67136</text:p>
              </table:table-cell>
              <table:table-cell office:value-type="float" office:value="0.70496">
                <text:p>0.70496</text:p>
              </table:table-cell>
              <table:table-cell office:value-type="float" office:value="0.74848">
                <text:p>0.74848</text:p>
              </table:table-cell>
              <table:table-cell office:value-type="float" office:value="0.78336">
                <text:p>0.78336</text:p>
              </table:table-cell>
              <table:table-cell office:value-type="float" office:value="0.816">
                <text:p>0.816</text:p>
              </table:table-cell>
              <table:table-cell office:value-type="float" office:value="0.84608">
                <text:p>0.84608</text:p>
              </table:table-cell>
              <table:table-cell office:value-type="float" office:value="0.88704">
                <text:p>0.88704</text:p>
              </table:table-cell>
              <table:table-cell office:value-type="float" office:value="0.92256">
                <text:p>0.92256</text:p>
              </table:table-cell>
              <table:table-cell office:value-type="float" office:value="0.96">
                <text:p>0.96</text:p>
              </table:table-cell>
              <table:table-cell office:value-type="float" office:value="0.749952">
                <text:p>0.74995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48672">
                <text:p>0.48672</text:p>
              </table:table-cell>
              <table:table-cell office:value-type="float" office:value="0.64192">
                <text:p>0.64192</text:p>
              </table:table-cell>
              <table:table-cell office:value-type="float" office:value="0.688">
                <text:p>0.688</text:p>
              </table:table-cell>
              <table:table-cell office:value-type="float" office:value="0.73504">
                <text:p>0.73504</text:p>
              </table:table-cell>
              <table:table-cell office:value-type="float" office:value="0.76416">
                <text:p>0.76416</text:p>
              </table:table-cell>
              <table:table-cell office:value-type="float" office:value="0.79072">
                <text:p>0.79072</text:p>
              </table:table-cell>
              <table:table-cell office:value-type="float" office:value="0.82592">
                <text:p>0.82592</text:p>
              </table:table-cell>
              <table:table-cell office:value-type="float" office:value="0.8576">
                <text:p>0.8576</text:p>
              </table:table-cell>
              <table:table-cell office:value-type="float" office:value="0.89344">
                <text:p>0.89344</text:p>
              </table:table-cell>
              <table:table-cell office:value-type="float" office:value="0.92608">
                <text:p>0.92608</text:p>
              </table:table-cell>
              <table:table-cell office:value-type="float" office:value="0.96">
                <text:p>0.96</text:p>
              </table:table-cell>
              <table:table-cell office:value-type="float" office:value="0.76096">
                <text:p>0.7609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51424">
                <text:p>0.51424</text:p>
              </table:table-cell>
              <table:table-cell office:value-type="float" office:value="0.65952">
                <text:p>0.65952</text:p>
              </table:table-cell>
              <table:table-cell office:value-type="float" office:value="0.70432">
                <text:p>0.70432</text:p>
              </table:table-cell>
              <table:table-cell office:value-type="float" office:value="0.74688">
                <text:p>0.74688</text:p>
              </table:table-cell>
              <table:table-cell office:value-type="float" office:value="0.77472">
                <text:p>0.77472</text:p>
              </table:table-cell>
              <table:table-cell office:value-type="float" office:value="0.80448">
                <text:p>0.80448</text:p>
              </table:table-cell>
              <table:table-cell office:value-type="float" office:value="0.82976">
                <text:p>0.82976</text:p>
              </table:table-cell>
              <table:table-cell office:value-type="float" office:value="0.86464">
                <text:p>0.86464</text:p>
              </table:table-cell>
              <table:table-cell office:value-type="float" office:value="0.89568">
                <text:p>0.89568</text:p>
              </table:table-cell>
              <table:table-cell office:value-type="float" office:value="0.93024">
                <text:p>0.93024</text:p>
              </table:table-cell>
              <table:table-cell office:value-type="float" office:value="0.96">
                <text:p>0.96</text:p>
              </table:table-cell>
              <table:table-cell office:value-type="float" office:value="0.772448">
                <text:p>0.77244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53408">
                <text:p>0.53408</text:p>
              </table:table-cell>
              <table:table-cell office:value-type="float" office:value="0.66624">
                <text:p>0.66624</text:p>
              </table:table-cell>
              <table:table-cell office:value-type="float" office:value="0.7152">
                <text:p>0.7152</text:p>
              </table:table-cell>
              <table:table-cell office:value-type="float" office:value="0.76096">
                <text:p>0.76096</text:p>
              </table:table-cell>
              <table:table-cell office:value-type="float" office:value="0.79424">
                <text:p>0.79424</text:p>
              </table:table-cell>
              <table:table-cell office:value-type="float" office:value="0.81984">
                <text:p>0.81984</text:p>
              </table:table-cell>
              <table:table-cell office:value-type="float" office:value="0.84704">
                <text:p>0.84704</text:p>
              </table:table-cell>
              <table:table-cell office:value-type="float" office:value="0.87712">
                <text:p>0.87712</text:p>
              </table:table-cell>
              <table:table-cell office:value-type="float" office:value="0.90016">
                <text:p>0.90016</text:p>
              </table:table-cell>
              <table:table-cell office:value-type="float" office:value="0.93152">
                <text:p>0.93152</text:p>
              </table:table-cell>
              <table:table-cell office:value-type="float" office:value="0.96">
                <text:p>0.96</text:p>
              </table:table-cell>
              <table:table-cell office:value-type="float" office:value="0.78464">
                <text:p>0.7846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49056">
                <text:p>0.49056</text:p>
              </table:table-cell>
              <table:table-cell office:value-type="float" office:value="0.63424">
                <text:p>0.63424</text:p>
              </table:table-cell>
              <table:table-cell office:value-type="float" office:value="0.69888">
                <text:p>0.69888</text:p>
              </table:table-cell>
              <table:table-cell office:value-type="float" office:value="0.74976">
                <text:p>0.74976</text:p>
              </table:table-cell>
              <table:table-cell office:value-type="float" office:value="0.78592">
                <text:p>0.78592</text:p>
              </table:table-cell>
              <table:table-cell office:value-type="float" office:value="0.8144">
                <text:p>0.8144</text:p>
              </table:table-cell>
              <table:table-cell office:value-type="float" office:value="0.84864">
                <text:p>0.84864</text:p>
              </table:table-cell>
              <table:table-cell office:value-type="float" office:value="0.88">
                <text:p>0.88</text:p>
              </table:table-cell>
              <table:table-cell office:value-type="float" office:value="0.8944">
                <text:p>0.8944</text:p>
              </table:table-cell>
              <table:table-cell office:value-type="float" office:value="0.92512">
                <text:p>0.92512</text:p>
              </table:table-cell>
              <table:table-cell office:value-type="float" office:value="0.96">
                <text:p>0.96</text:p>
              </table:table-cell>
              <table:table-cell office:value-type="float" office:value="0.772192">
                <text:p>0.77219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49088">
                <text:p>0.49088</text:p>
              </table:table-cell>
              <table:table-cell office:value-type="float" office:value="0.6512">
                <text:p>0.6512</text:p>
              </table:table-cell>
              <table:table-cell office:value-type="float" office:value="0.69664">
                <text:p>0.69664</text:p>
              </table:table-cell>
              <table:table-cell office:value-type="float" office:value="0.74816">
                <text:p>0.74816</text:p>
              </table:table-cell>
              <table:table-cell office:value-type="float" office:value="0.78752">
                <text:p>0.78752</text:p>
              </table:table-cell>
              <table:table-cell office:value-type="float" office:value="0.82464">
                <text:p>0.82464</text:p>
              </table:table-cell>
              <table:table-cell office:value-type="float" office:value="0.85824">
                <text:p>0.85824</text:p>
              </table:table-cell>
              <table:table-cell office:value-type="float" office:value="0.88576">
                <text:p>0.88576</text:p>
              </table:table-cell>
              <table:table-cell office:value-type="float" office:value="0.9024">
                <text:p>0.9024</text:p>
              </table:table-cell>
              <table:table-cell office:value-type="float" office:value="0.93248">
                <text:p>0.93248</text:p>
              </table:table-cell>
              <table:table-cell office:value-type="float" office:value="0.96">
                <text:p>0.96</text:p>
              </table:table-cell>
              <table:table-cell office:value-type="float" office:value="0.777792">
                <text:p>0.77779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54048">
                <text:p>0.54048</text:p>
              </table:table-cell>
              <table:table-cell office:value-type="float" office:value="0.6768">
                <text:p>0.6768</text:p>
              </table:table-cell>
              <table:table-cell office:value-type="float" office:value="0.71936">
                <text:p>0.71936</text:p>
              </table:table-cell>
              <table:table-cell office:value-type="float" office:value="0.76224">
                <text:p>0.76224</text:p>
              </table:table-cell>
              <table:table-cell office:value-type="float" office:value="0.7952">
                <text:p>0.7952</text:p>
              </table:table-cell>
              <table:table-cell office:value-type="float" office:value="0.82464">
                <text:p>0.82464</text:p>
              </table:table-cell>
              <table:table-cell office:value-type="float" office:value="0.85472">
                <text:p>0.85472</text:p>
              </table:table-cell>
              <table:table-cell office:value-type="float" office:value="0.88256">
                <text:p>0.88256</text:p>
              </table:table-cell>
              <table:table-cell office:value-type="float" office:value="0.89952">
                <text:p>0.89952</text:p>
              </table:table-cell>
              <table:table-cell office:value-type="float" office:value="0.93248">
                <text:p>0.93248</text:p>
              </table:table-cell>
              <table:table-cell office:value-type="float" office:value="0.96">
                <text:p>0.96</text:p>
              </table:table-cell>
              <table:table-cell office:value-type="float" office:value="0.7888">
                <text:p>0.788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53664">
                <text:p>0.53664</text:p>
              </table:table-cell>
              <table:table-cell office:value-type="float" office:value="0.67424">
                <text:p>0.67424</text:p>
              </table:table-cell>
              <table:table-cell office:value-type="float" office:value="0.71776">
                <text:p>0.71776</text:p>
              </table:table-cell>
              <table:table-cell office:value-type="float" office:value="0.78144">
                <text:p>0.78144</text:p>
              </table:table-cell>
              <table:table-cell office:value-type="float" office:value="0.81344">
                <text:p>0.81344</text:p>
              </table:table-cell>
              <table:table-cell office:value-type="float" office:value="0.83968">
                <text:p>0.83968</text:p>
              </table:table-cell>
              <table:table-cell office:value-type="float" office:value="0.87808">
                <text:p>0.87808</text:p>
              </table:table-cell>
              <table:table-cell office:value-type="float" office:value="0.89792">
                <text:p>0.89792</text:p>
              </table:table-cell>
              <table:table-cell office:value-type="float" office:value="0.91264">
                <text:p>0.91264</text:p>
              </table:table-cell>
              <table:table-cell office:value-type="float" office:value="0.9376">
                <text:p>0.9376</text:p>
              </table:table-cell>
              <table:table-cell office:value-type="float" office:value="0.96">
                <text:p>0.96</text:p>
              </table:table-cell>
              <table:table-cell office:value-type="float" office:value="0.798944">
                <text:p>0.79894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50784">
                <text:p>0.50784</text:p>
              </table:table-cell>
              <table:table-cell office:value-type="float" office:value="0.65472">
                <text:p>0.65472</text:p>
              </table:table-cell>
              <table:table-cell office:value-type="float" office:value="0.71296">
                <text:p>0.71296</text:p>
              </table:table-cell>
              <table:table-cell office:value-type="float" office:value="0.77568">
                <text:p>0.77568</text:p>
              </table:table-cell>
              <table:table-cell office:value-type="float" office:value="0.81472">
                <text:p>0.81472</text:p>
              </table:table-cell>
              <table:table-cell office:value-type="float" office:value="0.83808">
                <text:p>0.83808</text:p>
              </table:table-cell>
              <table:table-cell office:value-type="float" office:value="0.86432">
                <text:p>0.86432</text:p>
              </table:table-cell>
              <table:table-cell office:value-type="float" office:value="0.89024">
                <text:p>0.89024</text:p>
              </table:table-cell>
              <table:table-cell office:value-type="float" office:value="0.90688">
                <text:p>0.90688</text:p>
              </table:table-cell>
              <table:table-cell office:value-type="float" office:value="0.93344">
                <text:p>0.93344</text:p>
              </table:table-cell>
              <table:table-cell office:value-type="float" office:value="0.96">
                <text:p>0.96</text:p>
              </table:table-cell>
              <table:table-cell office:value-type="float" office:value="0.789888">
                <text:p>0.789888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50784">
                <text:p>0.50784</text:p>
              </table:table-cell>
              <table:table-cell office:value-type="float" office:value="0.64544">
                <text:p>0.64544</text:p>
              </table:table-cell>
              <table:table-cell office:value-type="float" office:value="0.71232">
                <text:p>0.71232</text:p>
              </table:table-cell>
              <table:table-cell office:value-type="float" office:value="0.78336">
                <text:p>0.78336</text:p>
              </table:table-cell>
              <table:table-cell office:value-type="float" office:value="0.81664">
                <text:p>0.81664</text:p>
              </table:table-cell>
              <table:table-cell office:value-type="float" office:value="0.84224">
                <text:p>0.84224</text:p>
              </table:table-cell>
              <table:table-cell office:value-type="float" office:value="0.8704">
                <text:p>0.8704</text:p>
              </table:table-cell>
              <table:table-cell office:value-type="float" office:value="0.8912">
                <text:p>0.8912</text:p>
              </table:table-cell>
              <table:table-cell office:value-type="float" office:value="0.90816">
                <text:p>0.90816</text:p>
              </table:table-cell>
              <table:table-cell office:value-type="float" office:value="0.93472">
                <text:p>0.93472</text:p>
              </table:table-cell>
              <table:table-cell office:value-type="float" office:value="0.96">
                <text:p>0.96</text:p>
              </table:table-cell>
              <table:table-cell office:value-type="float" office:value="0.791232">
                <text:p>0.79123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536">
                <text:p>0.536</text:p>
              </table:table-cell>
              <table:table-cell office:value-type="float" office:value="0.66272">
                <text:p>0.66272</text:p>
              </table:table-cell>
              <table:table-cell office:value-type="float" office:value="0.73536">
                <text:p>0.73536</text:p>
              </table:table-cell>
              <table:table-cell office:value-type="float" office:value="0.77792">
                <text:p>0.77792</text:p>
              </table:table-cell>
              <table:table-cell office:value-type="float" office:value="0.80768">
                <text:p>0.80768</text:p>
              </table:table-cell>
              <table:table-cell office:value-type="float" office:value="0.83392">
                <text:p>0.83392</text:p>
              </table:table-cell>
              <table:table-cell office:value-type="float" office:value="0.87072">
                <text:p>0.87072</text:p>
              </table:table-cell>
              <table:table-cell office:value-type="float" office:value="0.8912">
                <text:p>0.8912</text:p>
              </table:table-cell>
              <table:table-cell office:value-type="float" office:value="0.90464">
                <text:p>0.90464</text:p>
              </table:table-cell>
              <table:table-cell office:value-type="float" office:value="0.93248">
                <text:p>0.93248</text:p>
              </table:table-cell>
              <table:table-cell office:value-type="float" office:value="0.96">
                <text:p>0.96</text:p>
              </table:table-cell>
              <table:table-cell office:value-type="float" office:value="0.795264">
                <text:p>0.79526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49312">
                <text:p>0.49312</text:p>
              </table:table-cell>
              <table:table-cell office:value-type="float" office:value="0.6752">
                <text:p>0.6752</text:p>
              </table:table-cell>
              <table:table-cell office:value-type="float" office:value="0.75488">
                <text:p>0.75488</text:p>
              </table:table-cell>
              <table:table-cell office:value-type="float" office:value="0.7968">
                <text:p>0.7968</text:p>
              </table:table-cell>
              <table:table-cell office:value-type="float" office:value="0.8224">
                <text:p>0.8224</text:p>
              </table:table-cell>
              <table:table-cell office:value-type="float" office:value="0.84832">
                <text:p>0.84832</text:p>
              </table:table-cell>
              <table:table-cell office:value-type="float" office:value="0.88032">
                <text:p>0.88032</text:p>
              </table:table-cell>
              <table:table-cell office:value-type="float" office:value="0.8928">
                <text:p>0.8928</text:p>
              </table:table-cell>
              <table:table-cell office:value-type="float" office:value="0.90752">
                <text:p>0.90752</text:p>
              </table:table-cell>
              <table:table-cell office:value-type="float" office:value="0.9344">
                <text:p>0.9344</text:p>
              </table:table-cell>
              <table:table-cell office:value-type="float" office:value="0.96">
                <text:p>0.96</text:p>
              </table:table-cell>
              <table:table-cell office:value-type="float" office:value="0.800576">
                <text:p>0.80057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55104">
                <text:p>0.55104</text:p>
              </table:table-cell>
              <table:table-cell office:value-type="float" office:value="0.74048">
                <text:p>0.74048</text:p>
              </table:table-cell>
              <table:table-cell office:value-type="float" office:value="0.79008">
                <text:p>0.79008</text:p>
              </table:table-cell>
              <table:table-cell office:value-type="float" office:value="0.82112">
                <text:p>0.82112</text:p>
              </table:table-cell>
              <table:table-cell office:value-type="float" office:value="0.84352">
                <text:p>0.84352</text:p>
              </table:table-cell>
              <table:table-cell office:value-type="float" office:value="0.86912">
                <text:p>0.86912</text:p>
              </table:table-cell>
              <table:table-cell office:value-type="float" office:value="0.88672">
                <text:p>0.88672</text:p>
              </table:table-cell>
              <table:table-cell office:value-type="float" office:value="0.89856">
                <text:p>0.89856</text:p>
              </table:table-cell>
              <table:table-cell office:value-type="float" office:value="0.912">
                <text:p>0.912</text:p>
              </table:table-cell>
              <table:table-cell office:value-type="float" office:value="0.93216">
                <text:p>0.93216</text:p>
              </table:table-cell>
              <table:table-cell office:value-type="float" office:value="0.96">
                <text:p>0.96</text:p>
              </table:table-cell>
              <table:table-cell office:value-type="float" office:value="0.82448">
                <text:p>0.8244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6016">
                <text:p>0.6016</text:p>
              </table:table-cell>
              <table:table-cell office:value-type="float" office:value="0.73472">
                <text:p>0.73472</text:p>
              </table:table-cell>
              <table:table-cell office:value-type="float" office:value="0.7872">
                <text:p>0.7872</text:p>
              </table:table-cell>
              <table:table-cell office:value-type="float" office:value="0.82336">
                <text:p>0.82336</text:p>
              </table:table-cell>
              <table:table-cell office:value-type="float" office:value="0.84608">
                <text:p>0.84608</text:p>
              </table:table-cell>
              <table:table-cell office:value-type="float" office:value="0.87392">
                <text:p>0.87392</text:p>
              </table:table-cell>
              <table:table-cell office:value-type="float" office:value="0.88928">
                <text:p>0.88928</text:p>
              </table:table-cell>
              <table:table-cell office:value-type="float" office:value="0.90016">
                <text:p>0.90016</text:p>
              </table:table-cell>
              <table:table-cell office:value-type="float" office:value="0.91072">
                <text:p>0.91072</text:p>
              </table:table-cell>
              <table:table-cell office:value-type="float" office:value="0.93088">
                <text:p>0.93088</text:p>
              </table:table-cell>
              <table:table-cell office:value-type="float" office:value="0.96">
                <text:p>0.96</text:p>
              </table:table-cell>
              <table:table-cell office:value-type="float" office:value="0.829792">
                <text:p>0.82979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49536">
                <text:p>0.49536</text:p>
              </table:table-cell>
              <table:table-cell office:value-type="float" office:value="0.67136">
                <text:p>0.67136</text:p>
              </table:table-cell>
              <table:table-cell office:value-type="float" office:value="0.76576">
                <text:p>0.76576</text:p>
              </table:table-cell>
              <table:table-cell office:value-type="float" office:value="0.80416">
                <text:p>0.80416</text:p>
              </table:table-cell>
              <table:table-cell office:value-type="float" office:value="0.8352">
                <text:p>0.8352</text:p>
              </table:table-cell>
              <table:table-cell office:value-type="float" office:value="0.86624">
                <text:p>0.86624</text:p>
              </table:table-cell>
              <table:table-cell office:value-type="float" office:value="0.89024">
                <text:p>0.89024</text:p>
              </table:table-cell>
              <table:table-cell office:value-type="float" office:value="0.90176">
                <text:p>0.90176</text:p>
              </table:table-cell>
              <table:table-cell office:value-type="float" office:value="0.91488">
                <text:p>0.91488</text:p>
              </table:table-cell>
              <table:table-cell office:value-type="float" office:value="0.93664">
                <text:p>0.93664</text:p>
              </table:table-cell>
              <table:table-cell office:value-type="float" office:value="0.96">
                <text:p>0.96</text:p>
              </table:table-cell>
              <table:table-cell office:value-type="float" office:value="0.80816">
                <text:p>0.8081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48384">
                <text:p>0.48384</text:p>
              </table:table-cell>
              <table:table-cell office:value-type="float" office:value="0.64896">
                <text:p>0.64896</text:p>
              </table:table-cell>
              <table:table-cell office:value-type="float" office:value="0.73216">
                <text:p>0.73216</text:p>
              </table:table-cell>
              <table:table-cell office:value-type="float" office:value="0.77664">
                <text:p>0.77664</text:p>
              </table:table-cell>
              <table:table-cell office:value-type="float" office:value="0.8032">
                <text:p>0.8032</text:p>
              </table:table-cell>
              <table:table-cell office:value-type="float" office:value="0.84288">
                <text:p>0.84288</text:p>
              </table:table-cell>
              <table:table-cell office:value-type="float" office:value="0.8752">
                <text:p>0.8752</text:p>
              </table:table-cell>
              <table:table-cell office:value-type="float" office:value="0.89312">
                <text:p>0.89312</text:p>
              </table:table-cell>
              <table:table-cell office:value-type="float" office:value="0.90816">
                <text:p>0.90816</text:p>
              </table:table-cell>
              <table:table-cell office:value-type="float" office:value="0.93184">
                <text:p>0.93184</text:p>
              </table:table-cell>
              <table:table-cell office:value-type="float" office:value="0.96">
                <text:p>0.96</text:p>
              </table:table-cell>
              <table:table-cell office:value-type="float" office:value="0.7896">
                <text:p>0.789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4688">
                <text:p>0.4688</text:p>
              </table:table-cell>
              <table:table-cell office:value-type="float" office:value="0.68128">
                <text:p>0.68128</text:p>
              </table:table-cell>
              <table:table-cell office:value-type="float" office:value="0.75456">
                <text:p>0.75456</text:p>
              </table:table-cell>
              <table:table-cell office:value-type="float" office:value="0.79072">
                <text:p>0.79072</text:p>
              </table:table-cell>
              <table:table-cell office:value-type="float" office:value="0.82144">
                <text:p>0.82144</text:p>
              </table:table-cell>
              <table:table-cell office:value-type="float" office:value="0.85536">
                <text:p>0.85536</text:p>
              </table:table-cell>
              <table:table-cell office:value-type="float" office:value="0.87968">
                <text:p>0.87968</text:p>
              </table:table-cell>
              <table:table-cell office:value-type="float" office:value="0.89472">
                <text:p>0.89472</text:p>
              </table:table-cell>
              <table:table-cell office:value-type="float" office:value="0.90688">
                <text:p>0.90688</text:p>
              </table:table-cell>
              <table:table-cell office:value-type="float" office:value="0.9328">
                <text:p>0.9328</text:p>
              </table:table-cell>
              <table:table-cell office:value-type="float" office:value="0.96">
                <text:p>0.96</text:p>
              </table:table-cell>
              <table:table-cell office:value-type="float" office:value="0.798624">
                <text:p>0.79862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4576">
                <text:p>0.4576</text:p>
              </table:table-cell>
              <table:table-cell office:value-type="float" office:value="0.70016">
                <text:p>0.70016</text:p>
              </table:table-cell>
              <table:table-cell office:value-type="float" office:value="0.75488">
                <text:p>0.75488</text:p>
              </table:table-cell>
              <table:table-cell office:value-type="float" office:value="0.78848">
                <text:p>0.78848</text:p>
              </table:table-cell>
              <table:table-cell office:value-type="float" office:value="0.82784">
                <text:p>0.82784</text:p>
              </table:table-cell>
              <table:table-cell office:value-type="float" office:value="0.86176">
                <text:p>0.86176</text:p>
              </table:table-cell>
              <table:table-cell office:value-type="float" office:value="0.8832">
                <text:p>0.8832</text:p>
              </table:table-cell>
              <table:table-cell office:value-type="float" office:value="0.8976">
                <text:p>0.8976</text:p>
              </table:table-cell>
              <table:table-cell office:value-type="float" office:value="0.9104">
                <text:p>0.9104</text:p>
              </table:table-cell>
              <table:table-cell office:value-type="float" office:value="0.93312">
                <text:p>0.93312</text:p>
              </table:table-cell>
              <table:table-cell office:value-type="float" office:value="0.96">
                <text:p>0.96</text:p>
              </table:table-cell>
              <table:table-cell office:value-type="float" office:value="0.801504">
                <text:p>0.80150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58656">
                <text:p>0.58656</text:p>
              </table:table-cell>
              <table:table-cell office:value-type="float" office:value="0.73312">
                <text:p>0.73312</text:p>
              </table:table-cell>
              <table:table-cell office:value-type="float" office:value="0.77312">
                <text:p>0.77312</text:p>
              </table:table-cell>
              <table:table-cell office:value-type="float" office:value="0.80736">
                <text:p>0.80736</text:p>
              </table:table-cell>
              <table:table-cell office:value-type="float" office:value="0.84032">
                <text:p>0.84032</text:p>
              </table:table-cell>
              <table:table-cell office:value-type="float" office:value="0.8656">
                <text:p>0.8656</text:p>
              </table:table-cell>
              <table:table-cell office:value-type="float" office:value="0.88736">
                <text:p>0.88736</text:p>
              </table:table-cell>
              <table:table-cell office:value-type="float" office:value="0.90208">
                <text:p>0.90208</text:p>
              </table:table-cell>
              <table:table-cell office:value-type="float" office:value="0.91552">
                <text:p>0.91552</text:p>
              </table:table-cell>
              <table:table-cell office:value-type="float" office:value="0.93824">
                <text:p>0.93824</text:p>
              </table:table-cell>
              <table:table-cell office:value-type="float" office:value="0.96">
                <text:p>0.96</text:p>
              </table:table-cell>
              <table:table-cell office:value-type="float" office:value="0.824928">
                <text:p>0.82492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55776">
                <text:p>0.55776</text:p>
              </table:table-cell>
              <table:table-cell office:value-type="float" office:value="0.74144">
                <text:p>0.74144</text:p>
              </table:table-cell>
              <table:table-cell office:value-type="float" office:value="0.77216">
                <text:p>0.77216</text:p>
              </table:table-cell>
              <table:table-cell office:value-type="float" office:value="0.80352">
                <text:p>0.80352</text:p>
              </table:table-cell>
              <table:table-cell office:value-type="float" office:value="0.83456">
                <text:p>0.83456</text:p>
              </table:table-cell>
              <table:table-cell office:value-type="float" office:value="0.86016">
                <text:p>0.86016</text:p>
              </table:table-cell>
              <table:table-cell office:value-type="float" office:value="0.88128">
                <text:p>0.88128</text:p>
              </table:table-cell>
              <table:table-cell office:value-type="float" office:value="0.89856">
                <text:p>0.89856</text:p>
              </table:table-cell>
              <table:table-cell office:value-type="float" office:value="0.91456">
                <text:p>0.91456</text:p>
              </table:table-cell>
              <table:table-cell office:value-type="float" office:value="0.93824">
                <text:p>0.93824</text:p>
              </table:table-cell>
              <table:table-cell office:value-type="float" office:value="0.96">
                <text:p>0.96</text:p>
              </table:table-cell>
              <table:table-cell office:value-type="float" office:value="0.820224">
                <text:p>0.82022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45824">
                <text:p>0.45824</text:p>
              </table:table-cell>
              <table:table-cell office:value-type="float" office:value="0.7056">
                <text:p>0.7056</text:p>
              </table:table-cell>
              <table:table-cell office:value-type="float" office:value="0.77088">
                <text:p>0.77088</text:p>
              </table:table-cell>
              <table:table-cell office:value-type="float" office:value="0.7952">
                <text:p>0.7952</text:p>
              </table:table-cell>
              <table:table-cell office:value-type="float" office:value="0.81664">
                <text:p>0.81664</text:p>
              </table:table-cell>
              <table:table-cell office:value-type="float" office:value="0.84096">
                <text:p>0.84096</text:p>
              </table:table-cell>
              <table:table-cell office:value-type="float" office:value="0.86912">
                <text:p>0.86912</text:p>
              </table:table-cell>
              <table:table-cell office:value-type="float" office:value="0.89056">
                <text:p>0.89056</text:p>
              </table:table-cell>
              <table:table-cell office:value-type="float" office:value="0.90848">
                <text:p>0.90848</text:p>
              </table:table-cell>
              <table:table-cell office:value-type="float" office:value="0.93472">
                <text:p>0.93472</text:p>
              </table:table-cell>
              <table:table-cell office:value-type="float" office:value="0.96">
                <text:p>0.96</text:p>
              </table:table-cell>
              <table:table-cell office:value-type="float" office:value="0.79904">
                <text:p>0.7990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54016">
                <text:p>0.54016</text:p>
              </table:table-cell>
              <table:table-cell office:value-type="float" office:value="0.70176">
                <text:p>0.70176</text:p>
              </table:table-cell>
              <table:table-cell office:value-type="float" office:value="0.75808">
                <text:p>0.75808</text:p>
              </table:table-cell>
              <table:table-cell office:value-type="float" office:value="0.78656">
                <text:p>0.78656</text:p>
              </table:table-cell>
              <table:table-cell office:value-type="float" office:value="0.81344">
                <text:p>0.81344</text:p>
              </table:table-cell>
              <table:table-cell office:value-type="float" office:value="0.83808">
                <text:p>0.83808</text:p>
              </table:table-cell>
              <table:table-cell office:value-type="float" office:value="0.87104">
                <text:p>0.87104</text:p>
              </table:table-cell>
              <table:table-cell office:value-type="float" office:value="0.89312">
                <text:p>0.89312</text:p>
              </table:table-cell>
              <table:table-cell office:value-type="float" office:value="0.91232">
                <text:p>0.91232</text:p>
              </table:table-cell>
              <table:table-cell office:value-type="float" office:value="0.93568">
                <text:p>0.93568</text:p>
              </table:table-cell>
              <table:table-cell office:value-type="float" office:value="0.96">
                <text:p>0.96</text:p>
              </table:table-cell>
              <table:table-cell office:value-type="float" office:value="0.805024">
                <text:p>0.80502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7536">
                <text:p>0.57536</text:p>
              </table:table-cell>
              <table:table-cell office:value-type="float" office:value="0.72">
                <text:p>0.72</text:p>
              </table:table-cell>
              <table:table-cell office:value-type="float" office:value="0.77312">
                <text:p>0.77312</text:p>
              </table:table-cell>
              <table:table-cell office:value-type="float" office:value="0.79872">
                <text:p>0.79872</text:p>
              </table:table-cell>
              <table:table-cell office:value-type="float" office:value="0.81984">
                <text:p>0.81984</text:p>
              </table:table-cell>
              <table:table-cell office:value-type="float" office:value="0.8384">
                <text:p>0.8384</text:p>
              </table:table-cell>
              <table:table-cell office:value-type="float" office:value="0.86368">
                <text:p>0.86368</text:p>
              </table:table-cell>
              <table:table-cell office:value-type="float" office:value="0.88832">
                <text:p>0.88832</text:p>
              </table:table-cell>
              <table:table-cell office:value-type="float" office:value="0.90784">
                <text:p>0.90784</text:p>
              </table:table-cell>
              <table:table-cell office:value-type="float" office:value="0.9312">
                <text:p>0.9312</text:p>
              </table:table-cell>
              <table:table-cell office:value-type="float" office:value="0.96">
                <text:p>0.96</text:p>
              </table:table-cell>
              <table:table-cell office:value-type="float" office:value="0.811648">
                <text:p>0.81164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2896">
                <text:p>0.52896</text:p>
              </table:table-cell>
              <table:table-cell office:value-type="float" office:value="0.71712">
                <text:p>0.71712</text:p>
              </table:table-cell>
              <table:table-cell office:value-type="float" office:value="0.77376">
                <text:p>0.77376</text:p>
              </table:table-cell>
              <table:table-cell office:value-type="float" office:value="0.80352">
                <text:p>0.80352</text:p>
              </table:table-cell>
              <table:table-cell office:value-type="float" office:value="0.82976">
                <text:p>0.82976</text:p>
              </table:table-cell>
              <table:table-cell office:value-type="float" office:value="0.85888">
                <text:p>0.85888</text:p>
              </table:table-cell>
              <table:table-cell office:value-type="float" office:value="0.88256">
                <text:p>0.88256</text:p>
              </table:table-cell>
              <table:table-cell office:value-type="float" office:value="0.89696">
                <text:p>0.89696</text:p>
              </table:table-cell>
              <table:table-cell office:value-type="float" office:value="0.91456">
                <text:p>0.91456</text:p>
              </table:table-cell>
              <table:table-cell office:value-type="float" office:value="0.9376">
                <text:p>0.9376</text:p>
              </table:table-cell>
              <table:table-cell office:value-type="float" office:value="0.96">
                <text:p>0.96</text:p>
              </table:table-cell>
              <table:table-cell office:value-type="float" office:value="0.814368">
                <text:p>0.81436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5184">
                <text:p>0.5184</text:p>
              </table:table-cell>
              <table:table-cell office:value-type="float" office:value="0.68192">
                <text:p>0.68192</text:p>
              </table:table-cell>
              <table:table-cell office:value-type="float" office:value="0.75136">
                <text:p>0.75136</text:p>
              </table:table-cell>
              <table:table-cell office:value-type="float" office:value="0.79392">
                <text:p>0.79392</text:p>
              </table:table-cell>
              <table:table-cell office:value-type="float" office:value="0.82368">
                <text:p>0.82368</text:p>
              </table:table-cell>
              <table:table-cell office:value-type="float" office:value="0.84832">
                <text:p>0.84832</text:p>
              </table:table-cell>
              <table:table-cell office:value-type="float" office:value="0.8736">
                <text:p>0.8736</text:p>
              </table:table-cell>
              <table:table-cell office:value-type="float" office:value="0.89376">
                <text:p>0.89376</text:p>
              </table:table-cell>
              <table:table-cell office:value-type="float" office:value="0.90912">
                <text:p>0.90912</text:p>
              </table:table-cell>
              <table:table-cell office:value-type="float" office:value="0.93344">
                <text:p>0.93344</text:p>
              </table:table-cell>
              <table:table-cell office:value-type="float" office:value="0.96">
                <text:p>0.96</text:p>
              </table:table-cell>
              <table:table-cell office:value-type="float" office:value="0.802752">
                <text:p>0.80275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4464">
                <text:p>0.54464</text:p>
              </table:table-cell>
              <table:table-cell office:value-type="float" office:value="0.68672">
                <text:p>0.68672</text:p>
              </table:table-cell>
              <table:table-cell office:value-type="float" office:value="0.76512">
                <text:p>0.76512</text:p>
              </table:table-cell>
              <table:table-cell office:value-type="float" office:value="0.80352">
                <text:p>0.80352</text:p>
              </table:table-cell>
              <table:table-cell office:value-type="float" office:value="0.83072">
                <text:p>0.83072</text:p>
              </table:table-cell>
              <table:table-cell office:value-type="float" office:value="0.85952">
                <text:p>0.85952</text:p>
              </table:table-cell>
              <table:table-cell office:value-type="float" office:value="0.8848">
                <text:p>0.8848</text:p>
              </table:table-cell>
              <table:table-cell office:value-type="float" office:value="0.8976">
                <text:p>0.8976</text:p>
              </table:table-cell>
              <table:table-cell office:value-type="float" office:value="0.912">
                <text:p>0.912</text:p>
              </table:table-cell>
              <table:table-cell office:value-type="float" office:value="0.93792">
                <text:p>0.93792</text:p>
              </table:table-cell>
              <table:table-cell office:value-type="float" office:value="0.96">
                <text:p>0.96</text:p>
              </table:table-cell>
              <table:table-cell office:value-type="float" office:value="0.812256">
                <text:p>0.81225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58048">
                <text:p>0.58048</text:p>
              </table:table-cell>
              <table:table-cell office:value-type="float" office:value="0.73472">
                <text:p>0.73472</text:p>
              </table:table-cell>
              <table:table-cell office:value-type="float" office:value="0.78752">
                <text:p>0.78752</text:p>
              </table:table-cell>
              <table:table-cell office:value-type="float" office:value="0.82784">
                <text:p>0.82784</text:p>
              </table:table-cell>
              <table:table-cell office:value-type="float" office:value="0.86272">
                <text:p>0.86272</text:p>
              </table:table-cell>
              <table:table-cell office:value-type="float" office:value="0.87904">
                <text:p>0.87904</text:p>
              </table:table-cell>
              <table:table-cell office:value-type="float" office:value="0.89152">
                <text:p>0.89152</text:p>
              </table:table-cell>
              <table:table-cell office:value-type="float" office:value="0.90304">
                <text:p>0.90304</text:p>
              </table:table-cell>
              <table:table-cell office:value-type="float" office:value="0.91776">
                <text:p>0.91776</text:p>
              </table:table-cell>
              <table:table-cell office:value-type="float" office:value="0.94048">
                <text:p>0.94048</text:p>
              </table:table-cell>
              <table:table-cell office:value-type="float" office:value="0.96">
                <text:p>0.96</text:p>
              </table:table-cell>
              <table:table-cell office:value-type="float" office:value="0.832512">
                <text:p>0.83251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4928">
                <text:p>0.64928</text:p>
              </table:table-cell>
              <table:table-cell office:value-type="float" office:value="0.75168">
                <text:p>0.75168</text:p>
              </table:table-cell>
              <table:table-cell office:value-type="float" office:value="0.79328">
                <text:p>0.79328</text:p>
              </table:table-cell>
              <table:table-cell office:value-type="float" office:value="0.824">
                <text:p>0.824</text:p>
              </table:table-cell>
              <table:table-cell office:value-type="float" office:value="0.8528">
                <text:p>0.8528</text:p>
              </table:table-cell>
              <table:table-cell office:value-type="float" office:value="0.87584">
                <text:p>0.87584</text:p>
              </table:table-cell>
              <table:table-cell office:value-type="float" office:value="0.888">
                <text:p>0.888</text:p>
              </table:table-cell>
              <table:table-cell office:value-type="float" office:value="0.90112">
                <text:p>0.90112</text:p>
              </table:table-cell>
              <table:table-cell office:value-type="float" office:value="0.91776">
                <text:p>0.91776</text:p>
              </table:table-cell>
              <table:table-cell office:value-type="float" office:value="0.93792">
                <text:p>0.93792</text:p>
              </table:table-cell>
              <table:table-cell office:value-type="float" office:value="0.96">
                <text:p>0.96</text:p>
              </table:table-cell>
              <table:table-cell office:value-type="float" office:value="0.839168">
                <text:p>0.83916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5808">
                <text:p>0.5808</text:p>
              </table:table-cell>
              <table:table-cell office:value-type="float" office:value="0.7264">
                <text:p>0.7264</text:p>
              </table:table-cell>
              <table:table-cell office:value-type="float" office:value="0.78016">
                <text:p>0.78016</text:p>
              </table:table-cell>
              <table:table-cell office:value-type="float" office:value="0.81312">
                <text:p>0.81312</text:p>
              </table:table-cell>
              <table:table-cell office:value-type="float" office:value="0.84032">
                <text:p>0.84032</text:p>
              </table:table-cell>
              <table:table-cell office:value-type="float" office:value="0.87232">
                <text:p>0.87232</text:p>
              </table:table-cell>
              <table:table-cell office:value-type="float" office:value="0.89056">
                <text:p>0.89056</text:p>
              </table:table-cell>
              <table:table-cell office:value-type="float" office:value="0.90176">
                <text:p>0.90176</text:p>
              </table:table-cell>
              <table:table-cell office:value-type="float" office:value="0.91808">
                <text:p>0.91808</text:p>
              </table:table-cell>
              <table:table-cell office:value-type="float" office:value="0.93856">
                <text:p>0.93856</text:p>
              </table:table-cell>
              <table:table-cell office:value-type="float" office:value="0.96">
                <text:p>0.96</text:p>
              </table:table-cell>
              <table:table-cell office:value-type="float" office:value="0.826208">
                <text:p>0.82620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59808">
                <text:p>0.59808</text:p>
              </table:table-cell>
              <table:table-cell office:value-type="float" office:value="0.75552">
                <text:p>0.75552</text:p>
              </table:table-cell>
              <table:table-cell office:value-type="float" office:value="0.79744">
                <text:p>0.79744</text:p>
              </table:table-cell>
              <table:table-cell office:value-type="float" office:value="0.82688">
                <text:p>0.82688</text:p>
              </table:table-cell>
              <table:table-cell office:value-type="float" office:value="0.85536">
                <text:p>0.85536</text:p>
              </table:table-cell>
              <table:table-cell office:value-type="float" office:value="0.88448">
                <text:p>0.88448</text:p>
              </table:table-cell>
              <table:table-cell office:value-type="float" office:value="0.89696">
                <text:p>0.89696</text:p>
              </table:table-cell>
              <table:table-cell office:value-type="float" office:value="0.91168">
                <text:p>0.91168</text:p>
              </table:table-cell>
              <table:table-cell office:value-type="float" office:value="0.92544">
                <text:p>0.92544</text:p>
              </table:table-cell>
              <table:table-cell office:value-type="float" office:value="0.94336">
                <text:p>0.94336</text:p>
              </table:table-cell>
              <table:table-cell office:value-type="float" office:value="0.96">
                <text:p>0.96</text:p>
              </table:table-cell>
              <table:table-cell office:value-type="float" office:value="0.83952">
                <text:p>0.8395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1664">
                <text:p>0.61664</text:p>
              </table:table-cell>
              <table:table-cell office:value-type="float" office:value="0.76256">
                <text:p>0.76256</text:p>
              </table:table-cell>
              <table:table-cell office:value-type="float" office:value="0.80928">
                <text:p>0.80928</text:p>
              </table:table-cell>
              <table:table-cell office:value-type="float" office:value="0.8368">
                <text:p>0.8368</text:p>
              </table:table-cell>
              <table:table-cell office:value-type="float" office:value="0.87008">
                <text:p>0.87008</text:p>
              </table:table-cell>
              <table:table-cell office:value-type="float" office:value="0.88768">
                <text:p>0.88768</text:p>
              </table:table-cell>
              <table:table-cell office:value-type="float" office:value="0.90016">
                <text:p>0.90016</text:p>
              </table:table-cell>
              <table:table-cell office:value-type="float" office:value="0.91328">
                <text:p>0.91328</text:p>
              </table:table-cell>
              <table:table-cell office:value-type="float" office:value="0.92512">
                <text:p>0.92512</text:p>
              </table:table-cell>
              <table:table-cell office:value-type="float" office:value="0.94464">
                <text:p>0.94464</text:p>
              </table:table-cell>
              <table:table-cell office:value-type="float" office:value="0.96">
                <text:p>0.96</text:p>
              </table:table-cell>
              <table:table-cell office:value-type="float" office:value="0.846624">
                <text:p>0.84662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4064">
                <text:p>0.64064</text:p>
              </table:table-cell>
              <table:table-cell office:value-type="float" office:value="0.79968">
                <text:p>0.79968</text:p>
              </table:table-cell>
              <table:table-cell office:value-type="float" office:value="0.84288">
                <text:p>0.84288</text:p>
              </table:table-cell>
              <table:table-cell office:value-type="float" office:value="0.86496">
                <text:p>0.86496</text:p>
              </table:table-cell>
              <table:table-cell office:value-type="float" office:value="0.88384">
                <text:p>0.88384</text:p>
              </table:table-cell>
              <table:table-cell office:value-type="float" office:value="0.89344">
                <text:p>0.89344</text:p>
              </table:table-cell>
              <table:table-cell office:value-type="float" office:value="0.90464">
                <text:p>0.90464</text:p>
              </table:table-cell>
              <table:table-cell office:value-type="float" office:value="0.91712">
                <text:p>0.91712</text:p>
              </table:table-cell>
              <table:table-cell office:value-type="float" office:value="0.92896">
                <text:p>0.92896</text:p>
              </table:table-cell>
              <table:table-cell office:value-type="float" office:value="0.94432">
                <text:p>0.94432</text:p>
              </table:table-cell>
              <table:table-cell office:value-type="float" office:value="0.96">
                <text:p>0.96</text:p>
              </table:table-cell>
              <table:table-cell office:value-type="float" office:value="0.862048">
                <text:p>0.862048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9632">
                <text:p>0.69632</text:p>
              </table:table-cell>
              <table:table-cell office:value-type="float" office:value="0.82112">
                <text:p>0.82112</text:p>
              </table:table-cell>
              <table:table-cell office:value-type="float" office:value="0.85536">
                <text:p>0.85536</text:p>
              </table:table-cell>
              <table:table-cell office:value-type="float" office:value="0.88128">
                <text:p>0.88128</text:p>
              </table:table-cell>
              <table:table-cell office:value-type="float" office:value="0.89024">
                <text:p>0.89024</text:p>
              </table:table-cell>
              <table:table-cell office:value-type="float" office:value="0.90144">
                <text:p>0.90144</text:p>
              </table:table-cell>
              <table:table-cell office:value-type="float" office:value="0.91296">
                <text:p>0.91296</text:p>
              </table:table-cell>
              <table:table-cell office:value-type="float" office:value="0.9216">
                <text:p>0.9216</text:p>
              </table:table-cell>
              <table:table-cell office:value-type="float" office:value="0.92928">
                <text:p>0.92928</text:p>
              </table:table-cell>
              <table:table-cell office:value-type="float" office:value="0.94272">
                <text:p>0.94272</text:p>
              </table:table-cell>
              <table:table-cell office:value-type="float" office:value="0.96">
                <text:p>0.96</text:p>
              </table:table-cell>
              <table:table-cell office:value-type="float" office:value="0.875232">
                <text:p>0.87523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1312">
                <text:p>0.61312</text:p>
              </table:table-cell>
              <table:table-cell office:value-type="float" office:value="0.80832">
                <text:p>0.80832</text:p>
              </table:table-cell>
              <table:table-cell office:value-type="float" office:value="0.8448">
                <text:p>0.8448</text:p>
              </table:table-cell>
              <table:table-cell office:value-type="float" office:value="0.86752">
                <text:p>0.86752</text:p>
              </table:table-cell>
              <table:table-cell office:value-type="float" office:value="0.88544">
                <text:p>0.88544</text:p>
              </table:table-cell>
              <table:table-cell office:value-type="float" office:value="0.89536">
                <text:p>0.89536</text:p>
              </table:table-cell>
              <table:table-cell office:value-type="float" office:value="0.91072">
                <text:p>0.91072</text:p>
              </table:table-cell>
              <table:table-cell office:value-type="float" office:value="0.92064">
                <text:p>0.92064</text:p>
              </table:table-cell>
              <table:table-cell office:value-type="float" office:value="0.92928">
                <text:p>0.92928</text:p>
              </table:table-cell>
              <table:table-cell office:value-type="float" office:value="0.94208">
                <text:p>0.94208</text:p>
              </table:table-cell>
              <table:table-cell office:value-type="float" office:value="0.96">
                <text:p>0.96</text:p>
              </table:table-cell>
              <table:table-cell office:value-type="float" office:value="0.861728">
                <text:p>0.86172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57856">
                <text:p>0.57856</text:p>
              </table:table-cell>
              <table:table-cell office:value-type="float" office:value="0.79296">
                <text:p>0.79296</text:p>
              </table:table-cell>
              <table:table-cell office:value-type="float" office:value="0.84192">
                <text:p>0.84192</text:p>
              </table:table-cell>
              <table:table-cell office:value-type="float" office:value="0.86112">
                <text:p>0.86112</text:p>
              </table:table-cell>
              <table:table-cell office:value-type="float" office:value="0.87616">
                <text:p>0.87616</text:p>
              </table:table-cell>
              <table:table-cell office:value-type="float" office:value="0.88896">
                <text:p>0.88896</text:p>
              </table:table-cell>
              <table:table-cell office:value-type="float" office:value="0.90048">
                <text:p>0.90048</text:p>
              </table:table-cell>
              <table:table-cell office:value-type="float" office:value="0.91424">
                <text:p>0.91424</text:p>
              </table:table-cell>
              <table:table-cell office:value-type="float" office:value="0.92704">
                <text:p>0.92704</text:p>
              </table:table-cell>
              <table:table-cell office:value-type="float" office:value="0.9408">
                <text:p>0.9408</text:p>
              </table:table-cell>
              <table:table-cell office:value-type="float" office:value="0.96">
                <text:p>0.96</text:p>
              </table:table-cell>
              <table:table-cell office:value-type="float" office:value="0.852224">
                <text:p>0.852224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7456">
                <text:p>0.7456</text:p>
              </table:table-cell>
              <table:table-cell office:value-type="float" office:value="0.83936">
                <text:p>0.83936</text:p>
              </table:table-cell>
              <table:table-cell office:value-type="float" office:value="0.85632">
                <text:p>0.85632</text:p>
              </table:table-cell>
              <table:table-cell office:value-type="float" office:value="0.87424">
                <text:p>0.87424</text:p>
              </table:table-cell>
              <table:table-cell office:value-type="float" office:value="0.8848">
                <text:p>0.8848</text:p>
              </table:table-cell>
              <table:table-cell office:value-type="float" office:value="0.89184">
                <text:p>0.89184</text:p>
              </table:table-cell>
              <table:table-cell office:value-type="float" office:value="0.90112">
                <text:p>0.90112</text:p>
              </table:table-cell>
              <table:table-cell office:value-type="float" office:value="0.91456">
                <text:p>0.91456</text:p>
              </table:table-cell>
              <table:table-cell office:value-type="float" office:value="0.92384">
                <text:p>0.92384</text:p>
              </table:table-cell>
              <table:table-cell office:value-type="float" office:value="0.93824">
                <text:p>0.93824</text:p>
              </table:table-cell>
              <table:table-cell office:value-type="float" office:value="0.96">
                <text:p>0.96</text:p>
              </table:table-cell>
              <table:table-cell office:value-type="float" office:value="0.876992">
                <text:p>0.87699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79488">
                <text:p>0.79488</text:p>
              </table:table-cell>
              <table:table-cell office:value-type="float" office:value="0.84768">
                <text:p>0.84768</text:p>
              </table:table-cell>
              <table:table-cell office:value-type="float" office:value="0.8688">
                <text:p>0.8688</text:p>
              </table:table-cell>
              <table:table-cell office:value-type="float" office:value="0.88192">
                <text:p>0.88192</text:p>
              </table:table-cell>
              <table:table-cell office:value-type="float" office:value="0.89024">
                <text:p>0.89024</text:p>
              </table:table-cell>
              <table:table-cell office:value-type="float" office:value="0.896">
                <text:p>0.896</text:p>
              </table:table-cell>
              <table:table-cell office:value-type="float" office:value="0.90624">
                <text:p>0.90624</text:p>
              </table:table-cell>
              <table:table-cell office:value-type="float" office:value="0.91552">
                <text:p>0.91552</text:p>
              </table:table-cell>
              <table:table-cell office:value-type="float" office:value="0.9296">
                <text:p>0.9296</text:p>
              </table:table-cell>
              <table:table-cell office:value-type="float" office:value="0.94112">
                <text:p>0.94112</text:p>
              </table:table-cell>
              <table:table-cell office:value-type="float" office:value="0.96">
                <text:p>0.96</text:p>
              </table:table-cell>
              <table:table-cell office:value-type="float" office:value="0.8872">
                <text:p>0.887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78016">
                <text:p>0.78016</text:p>
              </table:table-cell>
              <table:table-cell office:value-type="float" office:value="0.84032">
                <text:p>0.84032</text:p>
              </table:table-cell>
              <table:table-cell office:value-type="float" office:value="0.86496">
                <text:p>0.86496</text:p>
              </table:table-cell>
              <table:table-cell office:value-type="float" office:value="0.88096">
                <text:p>0.88096</text:p>
              </table:table-cell>
              <table:table-cell office:value-type="float" office:value="0.88896">
                <text:p>0.88896</text:p>
              </table:table-cell>
              <table:table-cell office:value-type="float" office:value="0.896">
                <text:p>0.896</text:p>
              </table:table-cell>
              <table:table-cell office:value-type="float" office:value="0.904">
                <text:p>0.904</text:p>
              </table:table-cell>
              <table:table-cell office:value-type="float" office:value="0.91424">
                <text:p>0.91424</text:p>
              </table:table-cell>
              <table:table-cell office:value-type="float" office:value="0.928">
                <text:p>0.928</text:p>
              </table:table-cell>
              <table:table-cell office:value-type="float" office:value="0.94336">
                <text:p>0.94336</text:p>
              </table:table-cell>
              <table:table-cell office:value-type="float" office:value="0.96">
                <text:p>0.96</text:p>
              </table:table-cell>
              <table:table-cell office:value-type="float" office:value="0.884096">
                <text:p>0.88409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78272">
                <text:p>0.78272</text:p>
              </table:table-cell>
              <table:table-cell office:value-type="float" office:value="0.8464">
                <text:p>0.8464</text:p>
              </table:table-cell>
              <table:table-cell office:value-type="float" office:value="0.8688">
                <text:p>0.8688</text:p>
              </table:table-cell>
              <table:table-cell office:value-type="float" office:value="0.87872">
                <text:p>0.87872</text:p>
              </table:table-cell>
              <table:table-cell office:value-type="float" office:value="0.88992">
                <text:p>0.88992</text:p>
              </table:table-cell>
              <table:table-cell office:value-type="float" office:value="0.89664">
                <text:p>0.89664</text:p>
              </table:table-cell>
              <table:table-cell office:value-type="float" office:value="0.90432">
                <text:p>0.90432</text:p>
              </table:table-cell>
              <table:table-cell office:value-type="float" office:value="0.91488">
                <text:p>0.91488</text:p>
              </table:table-cell>
              <table:table-cell office:value-type="float" office:value="0.93152">
                <text:p>0.93152</text:p>
              </table:table-cell>
              <table:table-cell office:value-type="float" office:value="0.9456">
                <text:p>0.9456</text:p>
              </table:table-cell>
              <table:table-cell office:value-type="float" office:value="0.96">
                <text:p>0.96</text:p>
              </table:table-cell>
              <table:table-cell office:value-type="float" office:value="0.885952">
                <text:p>0.88595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7152">
                <text:p>0.7152</text:p>
              </table:table-cell>
              <table:table-cell office:value-type="float" office:value="0.83744">
                <text:p>0.83744</text:p>
              </table:table-cell>
              <table:table-cell office:value-type="float" office:value="0.86464">
                <text:p>0.86464</text:p>
              </table:table-cell>
              <table:table-cell office:value-type="float" office:value="0.87744">
                <text:p>0.87744</text:p>
              </table:table-cell>
              <table:table-cell office:value-type="float" office:value="0.8896">
                <text:p>0.8896</text:p>
              </table:table-cell>
              <table:table-cell office:value-type="float" office:value="0.89632">
                <text:p>0.89632</text:p>
              </table:table-cell>
              <table:table-cell office:value-type="float" office:value="0.90624">
                <text:p>0.90624</text:p>
              </table:table-cell>
              <table:table-cell office:value-type="float" office:value="0.91648">
                <text:p>0.91648</text:p>
              </table:table-cell>
              <table:table-cell office:value-type="float" office:value="0.93056">
                <text:p>0.93056</text:p>
              </table:table-cell>
              <table:table-cell office:value-type="float" office:value="0.94368">
                <text:p>0.94368</text:p>
              </table:table-cell>
              <table:table-cell office:value-type="float" office:value="0.96">
                <text:p>0.96</text:p>
              </table:table-cell>
              <table:table-cell office:value-type="float" office:value="0.87776">
                <text:p>0.87776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74144">
                <text:p>0.74144</text:p>
              </table:table-cell>
              <table:table-cell office:value-type="float" office:value="0.84896">
                <text:p>0.84896</text:p>
              </table:table-cell>
              <table:table-cell office:value-type="float" office:value="0.86912">
                <text:p>0.86912</text:p>
              </table:table-cell>
              <table:table-cell office:value-type="float" office:value="0.88544">
                <text:p>0.88544</text:p>
              </table:table-cell>
              <table:table-cell office:value-type="float" office:value="0.89504">
                <text:p>0.89504</text:p>
              </table:table-cell>
              <table:table-cell office:value-type="float" office:value="0.90176">
                <text:p>0.90176</text:p>
              </table:table-cell>
              <table:table-cell office:value-type="float" office:value="0.9104">
                <text:p>0.9104</text:p>
              </table:table-cell>
              <table:table-cell office:value-type="float" office:value="0.9232">
                <text:p>0.9232</text:p>
              </table:table-cell>
              <table:table-cell office:value-type="float" office:value="0.93408">
                <text:p>0.93408</text:p>
              </table:table-cell>
              <table:table-cell office:value-type="float" office:value="0.9472">
                <text:p>0.9472</text:p>
              </table:table-cell>
              <table:table-cell office:value-type="float" office:value="0.96">
                <text:p>0.96</text:p>
              </table:table-cell>
              <table:table-cell office:value-type="float" office:value="0.885664">
                <text:p>0.8856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6288">
                <text:p>0.76288</text:p>
              </table:table-cell>
              <table:table-cell office:value-type="float" office:value="0.84992">
                <text:p>0.84992</text:p>
              </table:table-cell>
              <table:table-cell office:value-type="float" office:value="0.86976">
                <text:p>0.86976</text:p>
              </table:table-cell>
              <table:table-cell office:value-type="float" office:value="0.88416">
                <text:p>0.88416</text:p>
              </table:table-cell>
              <table:table-cell office:value-type="float" office:value="0.89472">
                <text:p>0.89472</text:p>
              </table:table-cell>
              <table:table-cell office:value-type="float" office:value="0.90624">
                <text:p>0.90624</text:p>
              </table:table-cell>
              <table:table-cell office:value-type="float" office:value="0.9152">
                <text:p>0.9152</text:p>
              </table:table-cell>
              <table:table-cell office:value-type="float" office:value="0.9248">
                <text:p>0.9248</text:p>
              </table:table-cell>
              <table:table-cell office:value-type="float" office:value="0.93184">
                <text:p>0.93184</text:p>
              </table:table-cell>
              <table:table-cell office:value-type="float" office:value="0.94592">
                <text:p>0.94592</text:p>
              </table:table-cell>
              <table:table-cell office:value-type="float" office:value="0.96">
                <text:p>0.96</text:p>
              </table:table-cell>
              <table:table-cell office:value-type="float" office:value="0.888544">
                <text:p>0.88854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74464">
                <text:p>0.74464</text:p>
              </table:table-cell>
              <table:table-cell office:value-type="float" office:value="0.85216">
                <text:p>0.85216</text:p>
              </table:table-cell>
              <table:table-cell office:value-type="float" office:value="0.87488">
                <text:p>0.87488</text:p>
              </table:table-cell>
              <table:table-cell office:value-type="float" office:value="0.88928">
                <text:p>0.88928</text:p>
              </table:table-cell>
              <table:table-cell office:value-type="float" office:value="0.89792">
                <text:p>0.89792</text:p>
              </table:table-cell>
              <table:table-cell office:value-type="float" office:value="0.904">
                <text:p>0.904</text:p>
              </table:table-cell>
              <table:table-cell office:value-type="float" office:value="0.91392">
                <text:p>0.91392</text:p>
              </table:table-cell>
              <table:table-cell office:value-type="float" office:value="0.92512">
                <text:p>0.92512</text:p>
              </table:table-cell>
              <table:table-cell office:value-type="float" office:value="0.93888">
                <text:p>0.93888</text:p>
              </table:table-cell>
              <table:table-cell office:value-type="float" office:value="0.94848">
                <text:p>0.94848</text:p>
              </table:table-cell>
              <table:table-cell office:value-type="float" office:value="0.96">
                <text:p>0.96</text:p>
              </table:table-cell>
              <table:table-cell office:value-type="float" office:value="0.888928">
                <text:p>0.88892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70496">
                <text:p>0.70496</text:p>
              </table:table-cell>
              <table:table-cell office:value-type="float" office:value="0.84864">
                <text:p>0.84864</text:p>
              </table:table-cell>
              <table:table-cell office:value-type="float" office:value="0.87648">
                <text:p>0.87648</text:p>
              </table:table-cell>
              <table:table-cell office:value-type="float" office:value="0.8896">
                <text:p>0.8896</text:p>
              </table:table-cell>
              <table:table-cell office:value-type="float" office:value="0.89856">
                <text:p>0.89856</text:p>
              </table:table-cell>
              <table:table-cell office:value-type="float" office:value="0.90656">
                <text:p>0.90656</text:p>
              </table:table-cell>
              <table:table-cell office:value-type="float" office:value="0.91616">
                <text:p>0.91616</text:p>
              </table:table-cell>
              <table:table-cell office:value-type="float" office:value="0.92704">
                <text:p>0.92704</text:p>
              </table:table-cell>
              <table:table-cell office:value-type="float" office:value="0.93824">
                <text:p>0.93824</text:p>
              </table:table-cell>
              <table:table-cell office:value-type="float" office:value="0.94816">
                <text:p>0.94816</text:p>
              </table:table-cell>
              <table:table-cell office:value-type="float" office:value="0.96">
                <text:p>0.96</text:p>
              </table:table-cell>
              <table:table-cell office:value-type="float" office:value="0.88544">
                <text:p>0.8854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62208">
                <text:p>0.62208</text:p>
              </table:table-cell>
              <table:table-cell office:value-type="float" office:value="0.8208">
                <text:p>0.8208</text:p>
              </table:table-cell>
              <table:table-cell office:value-type="float" office:value="0.86208">
                <text:p>0.86208</text:p>
              </table:table-cell>
              <table:table-cell office:value-type="float" office:value="0.88416">
                <text:p>0.88416</text:p>
              </table:table-cell>
              <table:table-cell office:value-type="float" office:value="0.89504">
                <text:p>0.89504</text:p>
              </table:table-cell>
              <table:table-cell office:value-type="float" office:value="0.904">
                <text:p>0.904</text:p>
              </table:table-cell>
              <table:table-cell office:value-type="float" office:value="0.912">
                <text:p>0.912</text:p>
              </table:table-cell>
              <table:table-cell office:value-type="float" office:value="0.9232">
                <text:p>0.9232</text:p>
              </table:table-cell>
              <table:table-cell office:value-type="float" office:value="0.93408">
                <text:p>0.93408</text:p>
              </table:table-cell>
              <table:table-cell office:value-type="float" office:value="0.94816">
                <text:p>0.94816</text:p>
              </table:table-cell>
              <table:table-cell office:value-type="float" office:value="0.96">
                <text:p>0.96</text:p>
              </table:table-cell>
              <table:table-cell office:value-type="float" office:value="0.87056">
                <text:p>0.8705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66656">
                <text:p>0.66656</text:p>
              </table:table-cell>
              <table:table-cell office:value-type="float" office:value="0.81312">
                <text:p>0.81312</text:p>
              </table:table-cell>
              <table:table-cell office:value-type="float" office:value="0.85632">
                <text:p>0.85632</text:p>
              </table:table-cell>
              <table:table-cell office:value-type="float" office:value="0.88352">
                <text:p>0.88352</text:p>
              </table:table-cell>
              <table:table-cell office:value-type="float" office:value="0.89472">
                <text:p>0.89472</text:p>
              </table:table-cell>
              <table:table-cell office:value-type="float" office:value="0.904">
                <text:p>0.904</text:p>
              </table:table-cell>
              <table:table-cell office:value-type="float" office:value="0.9136">
                <text:p>0.9136</text:p>
              </table:table-cell>
              <table:table-cell office:value-type="float" office:value="0.92384">
                <text:p>0.92384</text:p>
              </table:table-cell>
              <table:table-cell office:value-type="float" office:value="0.93376">
                <text:p>0.93376</text:p>
              </table:table-cell>
              <table:table-cell office:value-type="float" office:value="0.9488">
                <text:p>0.9488</text:p>
              </table:table-cell>
              <table:table-cell office:value-type="float" office:value="0.96">
                <text:p>0.96</text:p>
              </table:table-cell>
              <table:table-cell office:value-type="float" office:value="0.873824">
                <text:p>0.87382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6768">
                <text:p>0.6768</text:p>
              </table:table-cell>
              <table:table-cell office:value-type="float" office:value="0.8224">
                <text:p>0.8224</text:p>
              </table:table-cell>
              <table:table-cell office:value-type="float" office:value="0.85536">
                <text:p>0.85536</text:p>
              </table:table-cell>
              <table:table-cell office:value-type="float" office:value="0.87648">
                <text:p>0.87648</text:p>
              </table:table-cell>
              <table:table-cell office:value-type="float" office:value="0.8912">
                <text:p>0.8912</text:p>
              </table:table-cell>
              <table:table-cell office:value-type="float" office:value="0.90464">
                <text:p>0.90464</text:p>
              </table:table-cell>
              <table:table-cell office:value-type="float" office:value="0.91584">
                <text:p>0.91584</text:p>
              </table:table-cell>
              <table:table-cell office:value-type="float" office:value="0.92448">
                <text:p>0.92448</text:p>
              </table:table-cell>
              <table:table-cell office:value-type="float" office:value="0.93472">
                <text:p>0.93472</text:p>
              </table:table-cell>
              <table:table-cell office:value-type="float" office:value="0.94592">
                <text:p>0.94592</text:p>
              </table:table-cell>
              <table:table-cell office:value-type="float" office:value="0.96">
                <text:p>0.96</text:p>
              </table:table-cell>
              <table:table-cell office:value-type="float" office:value="0.874784">
                <text:p>0.87478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9776">
                <text:p>0.59776</text:p>
              </table:table-cell>
              <table:table-cell office:value-type="float" office:value="0.80256">
                <text:p>0.80256</text:p>
              </table:table-cell>
              <table:table-cell office:value-type="float" office:value="0.85152">
                <text:p>0.85152</text:p>
              </table:table-cell>
              <table:table-cell office:value-type="float" office:value="0.87392">
                <text:p>0.87392</text:p>
              </table:table-cell>
              <table:table-cell office:value-type="float" office:value="0.8896">
                <text:p>0.8896</text:p>
              </table:table-cell>
              <table:table-cell office:value-type="float" office:value="0.90144">
                <text:p>0.90144</text:p>
              </table:table-cell>
              <table:table-cell office:value-type="float" office:value="0.91072">
                <text:p>0.91072</text:p>
              </table:table-cell>
              <table:table-cell office:value-type="float" office:value="0.92288">
                <text:p>0.92288</text:p>
              </table:table-cell>
              <table:table-cell office:value-type="float" office:value="0.9344">
                <text:p>0.9344</text:p>
              </table:table-cell>
              <table:table-cell office:value-type="float" office:value="0.94816">
                <text:p>0.94816</text:p>
              </table:table-cell>
              <table:table-cell office:value-type="float" office:value="0.96">
                <text:p>0.96</text:p>
              </table:table-cell>
              <table:table-cell office:value-type="float" office:value="0.863296">
                <text:p>0.86329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62912">
                <text:p>0.62912</text:p>
              </table:table-cell>
              <table:table-cell office:value-type="float" office:value="0.80896">
                <text:p>0.80896</text:p>
              </table:table-cell>
              <table:table-cell office:value-type="float" office:value="0.84832">
                <text:p>0.84832</text:p>
              </table:table-cell>
              <table:table-cell office:value-type="float" office:value="0.87008">
                <text:p>0.87008</text:p>
              </table:table-cell>
              <table:table-cell office:value-type="float" office:value="0.88576">
                <text:p>0.88576</text:p>
              </table:table-cell>
              <table:table-cell office:value-type="float" office:value="0.89792">
                <text:p>0.89792</text:p>
              </table:table-cell>
              <table:table-cell office:value-type="float" office:value="0.9088">
                <text:p>0.9088</text:p>
              </table:table-cell>
              <table:table-cell office:value-type="float" office:value="0.9216">
                <text:p>0.9216</text:p>
              </table:table-cell>
              <table:table-cell office:value-type="float" office:value="0.93184">
                <text:p>0.93184</text:p>
              </table:table-cell>
              <table:table-cell office:value-type="float" office:value="0.94624">
                <text:p>0.94624</text:p>
              </table:table-cell>
              <table:table-cell office:value-type="float" office:value="0.96">
                <text:p>0.96</text:p>
              </table:table-cell>
              <table:table-cell office:value-type="float" office:value="0.864864">
                <text:p>0.86486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64416">
                <text:p>0.64416</text:p>
              </table:table-cell>
              <table:table-cell office:value-type="float" office:value="0.82304">
                <text:p>0.82304</text:p>
              </table:table-cell>
              <table:table-cell office:value-type="float" office:value="0.85728">
                <text:p>0.85728</text:p>
              </table:table-cell>
              <table:table-cell office:value-type="float" office:value="0.8752">
                <text:p>0.8752</text:p>
              </table:table-cell>
              <table:table-cell office:value-type="float" office:value="0.88768">
                <text:p>0.88768</text:p>
              </table:table-cell>
              <table:table-cell office:value-type="float" office:value="0.89888">
                <text:p>0.89888</text:p>
              </table:table-cell>
              <table:table-cell office:value-type="float" office:value="0.91104">
                <text:p>0.91104</text:p>
              </table:table-cell>
              <table:table-cell office:value-type="float" office:value="0.9248">
                <text:p>0.9248</text:p>
              </table:table-cell>
              <table:table-cell office:value-type="float" office:value="0.93504">
                <text:p>0.93504</text:p>
              </table:table-cell>
              <table:table-cell office:value-type="float" office:value="0.9472">
                <text:p>0.9472</text:p>
              </table:table-cell>
              <table:table-cell office:value-type="float" office:value="0.96">
                <text:p>0.96</text:p>
              </table:table-cell>
              <table:table-cell office:value-type="float" office:value="0.870432">
                <text:p>0.87043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74688">
                <text:p>0.74688</text:p>
              </table:table-cell>
              <table:table-cell office:value-type="float" office:value="0.8432">
                <text:p>0.8432</text:p>
              </table:table-cell>
              <table:table-cell office:value-type="float" office:value="0.86816">
                <text:p>0.86816</text:p>
              </table:table-cell>
              <table:table-cell office:value-type="float" office:value="0.88384">
                <text:p>0.88384</text:p>
              </table:table-cell>
              <table:table-cell office:value-type="float" office:value="0.8912">
                <text:p>0.8912</text:p>
              </table:table-cell>
              <table:table-cell office:value-type="float" office:value="0.90272">
                <text:p>0.90272</text:p>
              </table:table-cell>
              <table:table-cell office:value-type="float" office:value="0.91232">
                <text:p>0.91232</text:p>
              </table:table-cell>
              <table:table-cell office:value-type="float" office:value="0.92512">
                <text:p>0.92512</text:p>
              </table:table-cell>
              <table:table-cell office:value-type="float" office:value="0.93248">
                <text:p>0.93248</text:p>
              </table:table-cell>
              <table:table-cell office:value-type="float" office:value="0.94656">
                <text:p>0.94656</text:p>
              </table:table-cell>
              <table:table-cell office:value-type="float" office:value="0.96">
                <text:p>0.96</text:p>
              </table:table-cell>
              <table:table-cell office:value-type="float" office:value="0.885248">
                <text:p>0.88524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1904">
                <text:p>0.71904</text:p>
              </table:table-cell>
              <table:table-cell office:value-type="float" office:value="0.84">
                <text:p>0.84</text:p>
              </table:table-cell>
              <table:table-cell office:value-type="float" office:value="0.8672">
                <text:p>0.8672</text:p>
              </table:table-cell>
              <table:table-cell office:value-type="float" office:value="0.88416">
                <text:p>0.88416</text:p>
              </table:table-cell>
              <table:table-cell office:value-type="float" office:value="0.8912">
                <text:p>0.8912</text:p>
              </table:table-cell>
              <table:table-cell office:value-type="float" office:value="0.90144">
                <text:p>0.90144</text:p>
              </table:table-cell>
              <table:table-cell office:value-type="float" office:value="0.91648">
                <text:p>0.91648</text:p>
              </table:table-cell>
              <table:table-cell office:value-type="float" office:value="0.928">
                <text:p>0.928</text:p>
              </table:table-cell>
              <table:table-cell office:value-type="float" office:value="0.9376">
                <text:p>0.9376</text:p>
              </table:table-cell>
              <table:table-cell office:value-type="float" office:value="0.95008">
                <text:p>0.95008</text:p>
              </table:table-cell>
              <table:table-cell office:value-type="float" office:value="0.96">
                <text:p>0.96</text:p>
              </table:table-cell>
              <table:table-cell office:value-type="float" office:value="0.88352">
                <text:p>0.8835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7584">
                <text:p>0.7584</text:p>
              </table:table-cell>
              <table:table-cell office:value-type="float" office:value="0.85408">
                <text:p>0.85408</text:p>
              </table:table-cell>
              <table:table-cell office:value-type="float" office:value="0.87264">
                <text:p>0.87264</text:p>
              </table:table-cell>
              <table:table-cell office:value-type="float" office:value="0.88352">
                <text:p>0.88352</text:p>
              </table:table-cell>
              <table:table-cell office:value-type="float" office:value="0.8928">
                <text:p>0.8928</text:p>
              </table:table-cell>
              <table:table-cell office:value-type="float" office:value="0.90272">
                <text:p>0.90272</text:p>
              </table:table-cell>
              <table:table-cell office:value-type="float" office:value="0.912">
                <text:p>0.912</text:p>
              </table:table-cell>
              <table:table-cell office:value-type="float" office:value="0.92064">
                <text:p>0.92064</text:p>
              </table:table-cell>
              <table:table-cell office:value-type="float" office:value="0.9328">
                <text:p>0.9328</text:p>
              </table:table-cell>
              <table:table-cell office:value-type="float" office:value="0.94592">
                <text:p>0.94592</text:p>
              </table:table-cell>
              <table:table-cell office:value-type="float" office:value="0.96">
                <text:p>0.96</text:p>
              </table:table-cell>
              <table:table-cell office:value-type="float" office:value="0.887552">
                <text:p>0.88755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76384">
                <text:p>0.76384</text:p>
              </table:table-cell>
              <table:table-cell office:value-type="float" office:value="0.8544">
                <text:p>0.8544</text:p>
              </table:table-cell>
              <table:table-cell office:value-type="float" office:value="0.88096">
                <text:p>0.88096</text:p>
              </table:table-cell>
              <table:table-cell office:value-type="float" office:value="0.89312">
                <text:p>0.89312</text:p>
              </table:table-cell>
              <table:table-cell office:value-type="float" office:value="0.90144">
                <text:p>0.90144</text:p>
              </table:table-cell>
              <table:table-cell office:value-type="float" office:value="0.90816">
                <text:p>0.90816</text:p>
              </table:table-cell>
              <table:table-cell office:value-type="float" office:value="0.9168">
                <text:p>0.9168</text:p>
              </table:table-cell>
              <table:table-cell office:value-type="float" office:value="0.92576">
                <text:p>0.92576</text:p>
              </table:table-cell>
              <table:table-cell office:value-type="float" office:value="0.93728">
                <text:p>0.93728</text:p>
              </table:table-cell>
              <table:table-cell office:value-type="float" office:value="0.9472">
                <text:p>0.9472</text:p>
              </table:table-cell>
              <table:table-cell office:value-type="float" office:value="0.96">
                <text:p>0.96</text:p>
              </table:table-cell>
              <table:table-cell office:value-type="float" office:value="0.892896">
                <text:p>0.89289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72544">
                <text:p>0.72544</text:p>
              </table:table-cell>
              <table:table-cell office:value-type="float" office:value="0.83392">
                <text:p>0.83392</text:p>
              </table:table-cell>
              <table:table-cell office:value-type="float" office:value="0.8688">
                <text:p>0.8688</text:p>
              </table:table-cell>
              <table:table-cell office:value-type="float" office:value="0.88672">
                <text:p>0.88672</text:p>
              </table:table-cell>
              <table:table-cell office:value-type="float" office:value="0.89824">
                <text:p>0.89824</text:p>
              </table:table-cell>
              <table:table-cell office:value-type="float" office:value="0.90592">
                <text:p>0.90592</text:p>
              </table:table-cell>
              <table:table-cell office:value-type="float" office:value="0.91328">
                <text:p>0.91328</text:p>
              </table:table-cell>
              <table:table-cell office:value-type="float" office:value="0.9248">
                <text:p>0.9248</text:p>
              </table:table-cell>
              <table:table-cell office:value-type="float" office:value="0.93792">
                <text:p>0.93792</text:p>
              </table:table-cell>
              <table:table-cell office:value-type="float" office:value="0.94752">
                <text:p>0.94752</text:p>
              </table:table-cell>
              <table:table-cell office:value-type="float" office:value="0.96">
                <text:p>0.96</text:p>
              </table:table-cell>
              <table:table-cell office:value-type="float" office:value="0.884256">
                <text:p>0.88425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68896">
                <text:p>0.68896</text:p>
              </table:table-cell>
              <table:table-cell office:value-type="float" office:value="0.82816">
                <text:p>0.82816</text:p>
              </table:table-cell>
              <table:table-cell office:value-type="float" office:value="0.864">
                <text:p>0.864</text:p>
              </table:table-cell>
              <table:table-cell office:value-type="float" office:value="0.88608">
                <text:p>0.88608</text:p>
              </table:table-cell>
              <table:table-cell office:value-type="float" office:value="0.8976">
                <text:p>0.8976</text:p>
              </table:table-cell>
              <table:table-cell office:value-type="float" office:value="0.90688">
                <text:p>0.90688</text:p>
              </table:table-cell>
              <table:table-cell office:value-type="float" office:value="0.91968">
                <text:p>0.91968</text:p>
              </table:table-cell>
              <table:table-cell office:value-type="float" office:value="0.92928">
                <text:p>0.92928</text:p>
              </table:table-cell>
              <table:table-cell office:value-type="float" office:value="0.9376">
                <text:p>0.9376</text:p>
              </table:table-cell>
              <table:table-cell office:value-type="float" office:value="0.94912">
                <text:p>0.94912</text:p>
              </table:table-cell>
              <table:table-cell office:value-type="float" office:value="0.96">
                <text:p>0.96</text:p>
              </table:table-cell>
              <table:table-cell office:value-type="float" office:value="0.880736">
                <text:p>0.88073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63872">
                <text:p>0.63872</text:p>
              </table:table-cell>
              <table:table-cell office:value-type="float" office:value="0.83104">
                <text:p>0.83104</text:p>
              </table:table-cell>
              <table:table-cell office:value-type="float" office:value="0.87104">
                <text:p>0.87104</text:p>
              </table:table-cell>
              <table:table-cell office:value-type="float" office:value="0.88672">
                <text:p>0.88672</text:p>
              </table:table-cell>
              <table:table-cell office:value-type="float" office:value="0.89952">
                <text:p>0.89952</text:p>
              </table:table-cell>
              <table:table-cell office:value-type="float" office:value="0.9088">
                <text:p>0.9088</text:p>
              </table:table-cell>
              <table:table-cell office:value-type="float" office:value="0.92">
                <text:p>0.92</text:p>
              </table:table-cell>
              <table:table-cell office:value-type="float" office:value="0.92832">
                <text:p>0.92832</text:p>
              </table:table-cell>
              <table:table-cell office:value-type="float" office:value="0.93824">
                <text:p>0.93824</text:p>
              </table:table-cell>
              <table:table-cell office:value-type="float" office:value="0.94912">
                <text:p>0.94912</text:p>
              </table:table-cell>
              <table:table-cell office:value-type="float" office:value="0.96">
                <text:p>0.96</text:p>
              </table:table-cell>
              <table:table-cell office:value-type="float" office:value="0.877152">
                <text:p>0.87715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6976">
                <text:p>0.6976</text:p>
              </table:table-cell>
              <table:table-cell office:value-type="float" office:value="0.82944">
                <text:p>0.82944</text:p>
              </table:table-cell>
              <table:table-cell office:value-type="float" office:value="0.8608">
                <text:p>0.8608</text:p>
              </table:table-cell>
              <table:table-cell office:value-type="float" office:value="0.88128">
                <text:p>0.88128</text:p>
              </table:table-cell>
              <table:table-cell office:value-type="float" office:value="0.89152">
                <text:p>0.89152</text:p>
              </table:table-cell>
              <table:table-cell office:value-type="float" office:value="0.90688">
                <text:p>0.90688</text:p>
              </table:table-cell>
              <table:table-cell office:value-type="float" office:value="0.9184">
                <text:p>0.9184</text:p>
              </table:table-cell>
              <table:table-cell office:value-type="float" office:value="0.92864">
                <text:p>0.92864</text:p>
              </table:table-cell>
              <table:table-cell office:value-type="float" office:value="0.93856">
                <text:p>0.93856</text:p>
              </table:table-cell>
              <table:table-cell office:value-type="float" office:value="0.9488">
                <text:p>0.9488</text:p>
              </table:table-cell>
              <table:table-cell office:value-type="float" office:value="0.96">
                <text:p>0.96</text:p>
              </table:table-cell>
              <table:table-cell office:value-type="float" office:value="0.880192">
                <text:p>0.88019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752">
                <text:p>0.752</text:p>
              </table:table-cell>
              <table:table-cell office:value-type="float" office:value="0.83872">
                <text:p>0.83872</text:p>
              </table:table-cell>
              <table:table-cell office:value-type="float" office:value="0.86016">
                <text:p>0.86016</text:p>
              </table:table-cell>
              <table:table-cell office:value-type="float" office:value="0.87936">
                <text:p>0.87936</text:p>
              </table:table-cell>
              <table:table-cell office:value-type="float" office:value="0.8912">
                <text:p>0.8912</text:p>
              </table:table-cell>
              <table:table-cell office:value-type="float" office:value="0.9056">
                <text:p>0.9056</text:p>
              </table:table-cell>
              <table:table-cell office:value-type="float" office:value="0.9216">
                <text:p>0.9216</text:p>
              </table:table-cell>
              <table:table-cell office:value-type="float" office:value="0.93152">
                <text:p>0.93152</text:p>
              </table:table-cell>
              <table:table-cell office:value-type="float" office:value="0.94336">
                <text:p>0.94336</text:p>
              </table:table-cell>
              <table:table-cell office:value-type="float" office:value="0.94944">
                <text:p>0.94944</text:p>
              </table:table-cell>
              <table:table-cell office:value-type="float" office:value="0.96">
                <text:p>0.96</text:p>
              </table:table-cell>
              <table:table-cell office:value-type="float" office:value="0.887296">
                <text:p>0.88729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74752">
                <text:p>0.74752</text:p>
              </table:table-cell>
              <table:table-cell office:value-type="float" office:value="0.84288">
                <text:p>0.84288</text:p>
              </table:table-cell>
              <table:table-cell office:value-type="float" office:value="0.87136">
                <text:p>0.87136</text:p>
              </table:table-cell>
              <table:table-cell office:value-type="float" office:value="0.88832">
                <text:p>0.88832</text:p>
              </table:table-cell>
              <table:table-cell office:value-type="float" office:value="0.90048">
                <text:p>0.90048</text:p>
              </table:table-cell>
              <table:table-cell office:value-type="float" office:value="0.91072">
                <text:p>0.91072</text:p>
              </table:table-cell>
              <table:table-cell office:value-type="float" office:value="0.92288">
                <text:p>0.92288</text:p>
              </table:table-cell>
              <table:table-cell office:value-type="float" office:value="0.93024">
                <text:p>0.93024</text:p>
              </table:table-cell>
              <table:table-cell office:value-type="float" office:value="0.94272">
                <text:p>0.94272</text:p>
              </table:table-cell>
              <table:table-cell office:value-type="float" office:value="0.94976">
                <text:p>0.94976</text:p>
              </table:table-cell>
              <table:table-cell office:value-type="float" office:value="0.96">
                <text:p>0.96</text:p>
              </table:table-cell>
              <table:table-cell office:value-type="float" office:value="0.890688">
                <text:p>0.89068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75584">
                <text:p>0.75584</text:p>
              </table:table-cell>
              <table:table-cell office:value-type="float" office:value="0.84096">
                <text:p>0.84096</text:p>
              </table:table-cell>
              <table:table-cell office:value-type="float" office:value="0.87808">
                <text:p>0.87808</text:p>
              </table:table-cell>
              <table:table-cell office:value-type="float" office:value="0.8976">
                <text:p>0.8976</text:p>
              </table:table-cell>
              <table:table-cell office:value-type="float" office:value="0.91136">
                <text:p>0.91136</text:p>
              </table:table-cell>
              <table:table-cell office:value-type="float" office:value="0.92512">
                <text:p>0.92512</text:p>
              </table:table-cell>
              <table:table-cell office:value-type="float" office:value="0.92896">
                <text:p>0.92896</text:p>
              </table:table-cell>
              <table:table-cell office:value-type="float" office:value="0.936">
                <text:p>0.936</text:p>
              </table:table-cell>
              <table:table-cell office:value-type="float" office:value="0.94336">
                <text:p>0.94336</text:p>
              </table:table-cell>
              <table:table-cell office:value-type="float" office:value="0.9488">
                <text:p>0.9488</text:p>
              </table:table-cell>
              <table:table-cell office:value-type="float" office:value="0.96">
                <text:p>0.96</text:p>
              </table:table-cell>
              <table:table-cell office:value-type="float" office:value="0.896608">
                <text:p>0.89660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5008">
                <text:p>0.75008</text:p>
              </table:table-cell>
              <table:table-cell office:value-type="float" office:value="0.86624">
                <text:p>0.86624</text:p>
              </table:table-cell>
              <table:table-cell office:value-type="float" office:value="0.88992">
                <text:p>0.88992</text:p>
              </table:table-cell>
              <table:table-cell office:value-type="float" office:value="0.90368">
                <text:p>0.90368</text:p>
              </table:table-cell>
              <table:table-cell office:value-type="float" office:value="0.91328">
                <text:p>0.91328</text:p>
              </table:table-cell>
              <table:table-cell office:value-type="float" office:value="0.92384">
                <text:p>0.92384</text:p>
              </table:table-cell>
              <table:table-cell office:value-type="float" office:value="0.92864">
                <text:p>0.92864</text:p>
              </table:table-cell>
              <table:table-cell office:value-type="float" office:value="0.936">
                <text:p>0.936</text:p>
              </table:table-cell>
              <table:table-cell office:value-type="float" office:value="0.94368">
                <text:p>0.94368</text:p>
              </table:table-cell>
              <table:table-cell office:value-type="float" office:value="0.9488">
                <text:p>0.9488</text:p>
              </table:table-cell>
              <table:table-cell office:value-type="float" office:value="0.96">
                <text:p>0.96</text:p>
              </table:table-cell>
              <table:table-cell office:value-type="float" office:value="0.900416">
                <text:p>0.90041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68448">
                <text:p>0.68448</text:p>
              </table:table-cell>
              <table:table-cell office:value-type="float" office:value="0.86016">
                <text:p>0.86016</text:p>
              </table:table-cell>
              <table:table-cell office:value-type="float" office:value="0.88864">
                <text:p>0.88864</text:p>
              </table:table-cell>
              <table:table-cell office:value-type="float" office:value="0.90016">
                <text:p>0.90016</text:p>
              </table:table-cell>
              <table:table-cell office:value-type="float" office:value="0.91104">
                <text:p>0.91104</text:p>
              </table:table-cell>
              <table:table-cell office:value-type="float" office:value="0.91968">
                <text:p>0.91968</text:p>
              </table:table-cell>
              <table:table-cell office:value-type="float" office:value="0.928">
                <text:p>0.928</text:p>
              </table:table-cell>
              <table:table-cell office:value-type="float" office:value="0.93312">
                <text:p>0.93312</text:p>
              </table:table-cell>
              <table:table-cell office:value-type="float" office:value="0.93888">
                <text:p>0.93888</text:p>
              </table:table-cell>
              <table:table-cell office:value-type="float" office:value="0.94848">
                <text:p>0.94848</text:p>
              </table:table-cell>
              <table:table-cell office:value-type="float" office:value="0.96">
                <text:p>0.96</text:p>
              </table:table-cell>
              <table:table-cell office:value-type="float" office:value="0.891264">
                <text:p>0.89126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75136">
                <text:p>0.75136</text:p>
              </table:table-cell>
              <table:table-cell office:value-type="float" office:value="0.87488">
                <text:p>0.87488</text:p>
              </table:table-cell>
              <table:table-cell office:value-type="float" office:value="0.88992">
                <text:p>0.88992</text:p>
              </table:table-cell>
              <table:table-cell office:value-type="float" office:value="0.90304">
                <text:p>0.90304</text:p>
              </table:table-cell>
              <table:table-cell office:value-type="float" office:value="0.91584">
                <text:p>0.91584</text:p>
              </table:table-cell>
              <table:table-cell office:value-type="float" office:value="0.92576">
                <text:p>0.92576</text:p>
              </table:table-cell>
              <table:table-cell office:value-type="float" office:value="0.92928">
                <text:p>0.92928</text:p>
              </table:table-cell>
              <table:table-cell office:value-type="float" office:value="0.936">
                <text:p>0.936</text:p>
              </table:table-cell>
              <table:table-cell office:value-type="float" office:value="0.94368">
                <text:p>0.94368</text:p>
              </table:table-cell>
              <table:table-cell office:value-type="float" office:value="0.94976">
                <text:p>0.94976</text:p>
              </table:table-cell>
              <table:table-cell office:value-type="float" office:value="0.96">
                <text:p>0.96</text:p>
              </table:table-cell>
              <table:table-cell office:value-type="float" office:value="0.901952">
                <text:p>0.90195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9536">
                <text:p>0.69536</text:p>
              </table:table-cell>
              <table:table-cell office:value-type="float" office:value="0.86624">
                <text:p>0.86624</text:p>
              </table:table-cell>
              <table:table-cell office:value-type="float" office:value="0.88576">
                <text:p>0.88576</text:p>
              </table:table-cell>
              <table:table-cell office:value-type="float" office:value="0.89568">
                <text:p>0.89568</text:p>
              </table:table-cell>
              <table:table-cell office:value-type="float" office:value="0.91136">
                <text:p>0.91136</text:p>
              </table:table-cell>
              <table:table-cell office:value-type="float" office:value="0.92544">
                <text:p>0.92544</text:p>
              </table:table-cell>
              <table:table-cell office:value-type="float" office:value="0.9296">
                <text:p>0.9296</text:p>
              </table:table-cell>
              <table:table-cell office:value-type="float" office:value="0.93728">
                <text:p>0.93728</text:p>
              </table:table-cell>
              <table:table-cell office:value-type="float" office:value="0.944">
                <text:p>0.944</text:p>
              </table:table-cell>
              <table:table-cell office:value-type="float" office:value="0.9488">
                <text:p>0.9488</text:p>
              </table:table-cell>
              <table:table-cell office:value-type="float" office:value="0.96">
                <text:p>0.96</text:p>
              </table:table-cell>
              <table:table-cell office:value-type="float" office:value="0.893952">
                <text:p>0.893952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704">
                <text:p>0.704</text:p>
              </table:table-cell>
              <table:table-cell office:value-type="float" office:value="0.85376">
                <text:p>0.85376</text:p>
              </table:table-cell>
              <table:table-cell office:value-type="float" office:value="0.88032">
                <text:p>0.88032</text:p>
              </table:table-cell>
              <table:table-cell office:value-type="float" office:value="0.89376">
                <text:p>0.89376</text:p>
              </table:table-cell>
              <table:table-cell office:value-type="float" office:value="0.9088">
                <text:p>0.9088</text:p>
              </table:table-cell>
              <table:table-cell office:value-type="float" office:value="0.92512">
                <text:p>0.92512</text:p>
              </table:table-cell>
              <table:table-cell office:value-type="float" office:value="0.9296">
                <text:p>0.9296</text:p>
              </table:table-cell>
              <table:table-cell office:value-type="float" office:value="0.93696">
                <text:p>0.93696</text:p>
              </table:table-cell>
              <table:table-cell office:value-type="float" office:value="0.944">
                <text:p>0.944</text:p>
              </table:table-cell>
              <table:table-cell office:value-type="float" office:value="0.95168">
                <text:p>0.95168</text:p>
              </table:table-cell>
              <table:table-cell office:value-type="float" office:value="0.96">
                <text:p>0.96</text:p>
              </table:table-cell>
              <table:table-cell office:value-type="float" office:value="0.8928">
                <text:p>0.892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9856">
                <text:p>0.69856</text:p>
              </table:table-cell>
              <table:table-cell office:value-type="float" office:value="0.86048">
                <text:p>0.86048</text:p>
              </table:table-cell>
              <table:table-cell office:value-type="float" office:value="0.89152">
                <text:p>0.89152</text:p>
              </table:table-cell>
              <table:table-cell office:value-type="float" office:value="0.9088">
                <text:p>0.9088</text:p>
              </table:table-cell>
              <table:table-cell office:value-type="float" office:value="0.91808">
                <text:p>0.91808</text:p>
              </table:table-cell>
              <table:table-cell office:value-type="float" office:value="0.92768">
                <text:p>0.92768</text:p>
              </table:table-cell>
              <table:table-cell office:value-type="float" office:value="0.93056">
                <text:p>0.93056</text:p>
              </table:table-cell>
              <table:table-cell office:value-type="float" office:value="0.93824">
                <text:p>0.93824</text:p>
              </table:table-cell>
              <table:table-cell office:value-type="float" office:value="0.94464">
                <text:p>0.94464</text:p>
              </table:table-cell>
              <table:table-cell office:value-type="float" office:value="0.95392">
                <text:p>0.95392</text:p>
              </table:table-cell>
              <table:table-cell office:value-type="float" office:value="0.96">
                <text:p>0.96</text:p>
              </table:table-cell>
              <table:table-cell office:value-type="float" office:value="0.897248">
                <text:p>0.89724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77312">
                <text:p>0.77312</text:p>
              </table:table-cell>
              <table:table-cell office:value-type="float" office:value="0.87712">
                <text:p>0.87712</text:p>
              </table:table-cell>
              <table:table-cell office:value-type="float" office:value="0.90144">
                <text:p>0.90144</text:p>
              </table:table-cell>
              <table:table-cell office:value-type="float" office:value="0.91392">
                <text:p>0.91392</text:p>
              </table:table-cell>
              <table:table-cell office:value-type="float" office:value="0.92448">
                <text:p>0.92448</text:p>
              </table:table-cell>
              <table:table-cell office:value-type="float" office:value="0.928">
                <text:p>0.928</text:p>
              </table:table-cell>
              <table:table-cell office:value-type="float" office:value="0.93536">
                <text:p>0.93536</text:p>
              </table:table-cell>
              <table:table-cell office:value-type="float" office:value="0.93952">
                <text:p>0.93952</text:p>
              </table:table-cell>
              <table:table-cell office:value-type="float" office:value="0.94528">
                <text:p>0.94528</text:p>
              </table:table-cell>
              <table:table-cell office:value-type="float" office:value="0.95392">
                <text:p>0.95392</text:p>
              </table:table-cell>
              <table:table-cell office:value-type="float" office:value="0.96">
                <text:p>0.96</text:p>
              </table:table-cell>
              <table:table-cell office:value-type="float" office:value="0.909216">
                <text:p>0.90921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75904">
                <text:p>0.75904</text:p>
              </table:table-cell>
              <table:table-cell office:value-type="float" office:value="0.86688">
                <text:p>0.86688</text:p>
              </table:table-cell>
              <table:table-cell office:value-type="float" office:value="0.8912">
                <text:p>0.8912</text:p>
              </table:table-cell>
              <table:table-cell office:value-type="float" office:value="0.9072">
                <text:p>0.9072</text:p>
              </table:table-cell>
              <table:table-cell office:value-type="float" office:value="0.91488">
                <text:p>0.91488</text:p>
              </table:table-cell>
              <table:table-cell office:value-type="float" office:value="0.92544">
                <text:p>0.92544</text:p>
              </table:table-cell>
              <table:table-cell office:value-type="float" office:value="0.9296">
                <text:p>0.9296</text:p>
              </table:table-cell>
              <table:table-cell office:value-type="float" office:value="0.93824">
                <text:p>0.93824</text:p>
              </table:table-cell>
              <table:table-cell office:value-type="float" office:value="0.94432">
                <text:p>0.94432</text:p>
              </table:table-cell>
              <table:table-cell office:value-type="float" office:value="0.9536">
                <text:p>0.9536</text:p>
              </table:table-cell>
              <table:table-cell office:value-type="float" office:value="0.96">
                <text:p>0.96</text:p>
              </table:table-cell>
              <table:table-cell office:value-type="float" office:value="0.90304">
                <text:p>0.9030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76896">
                <text:p>0.76896</text:p>
              </table:table-cell>
              <table:table-cell office:value-type="float" office:value="0.86784">
                <text:p>0.86784</text:p>
              </table:table-cell>
              <table:table-cell office:value-type="float" office:value="0.89344">
                <text:p>0.89344</text:p>
              </table:table-cell>
              <table:table-cell office:value-type="float" office:value="0.90752">
                <text:p>0.90752</text:p>
              </table:table-cell>
              <table:table-cell office:value-type="float" office:value="0.91424">
                <text:p>0.91424</text:p>
              </table:table-cell>
              <table:table-cell office:value-type="float" office:value="0.92096">
                <text:p>0.92096</text:p>
              </table:table-cell>
              <table:table-cell office:value-type="float" office:value="0.928">
                <text:p>0.928</text:p>
              </table:table-cell>
              <table:table-cell office:value-type="float" office:value="0.93568">
                <text:p>0.93568</text:p>
              </table:table-cell>
              <table:table-cell office:value-type="float" office:value="0.944">
                <text:p>0.944</text:p>
              </table:table-cell>
              <table:table-cell office:value-type="float" office:value="0.95328">
                <text:p>0.95328</text:p>
              </table:table-cell>
              <table:table-cell office:value-type="float" office:value="0.96">
                <text:p>0.96</text:p>
              </table:table-cell>
              <table:table-cell office:value-type="float" office:value="0.903392">
                <text:p>0.90339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80256">
                <text:p>0.80256</text:p>
              </table:table-cell>
              <table:table-cell office:value-type="float" office:value="0.88672">
                <text:p>0.88672</text:p>
              </table:table-cell>
              <table:table-cell office:value-type="float" office:value="0.90624">
                <text:p>0.90624</text:p>
              </table:table-cell>
              <table:table-cell office:value-type="float" office:value="0.91488">
                <text:p>0.91488</text:p>
              </table:table-cell>
              <table:table-cell office:value-type="float" office:value="0.92352">
                <text:p>0.92352</text:p>
              </table:table-cell>
              <table:table-cell office:value-type="float" office:value="0.928">
                <text:p>0.928</text:p>
              </table:table-cell>
              <table:table-cell office:value-type="float" office:value="0.93312">
                <text:p>0.93312</text:p>
              </table:table-cell>
              <table:table-cell office:value-type="float" office:value="0.94112">
                <text:p>0.94112</text:p>
              </table:table-cell>
              <table:table-cell office:value-type="float" office:value="0.94432">
                <text:p>0.94432</text:p>
              </table:table-cell>
              <table:table-cell office:value-type="float" office:value="0.95328">
                <text:p>0.95328</text:p>
              </table:table-cell>
              <table:table-cell office:value-type="float" office:value="0.96">
                <text:p>0.96</text:p>
              </table:table-cell>
              <table:table-cell office:value-type="float" office:value="0.913376">
                <text:p>0.91337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80704">
                <text:p>0.80704</text:p>
              </table:table-cell>
              <table:table-cell office:value-type="float" office:value="0.88448">
                <text:p>0.88448</text:p>
              </table:table-cell>
              <table:table-cell office:value-type="float" office:value="0.90432">
                <text:p>0.90432</text:p>
              </table:table-cell>
              <table:table-cell office:value-type="float" office:value="0.91296">
                <text:p>0.91296</text:p>
              </table:table-cell>
              <table:table-cell office:value-type="float" office:value="0.92064">
                <text:p>0.92064</text:p>
              </table:table-cell>
              <table:table-cell office:value-type="float" office:value="0.928">
                <text:p>0.928</text:p>
              </table:table-cell>
              <table:table-cell office:value-type="float" office:value="0.9344">
                <text:p>0.9344</text:p>
              </table:table-cell>
              <table:table-cell office:value-type="float" office:value="0.94208">
                <text:p>0.94208</text:p>
              </table:table-cell>
              <table:table-cell office:value-type="float" office:value="0.944">
                <text:p>0.944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13056">
                <text:p>0.91305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81632">
                <text:p>0.81632</text:p>
              </table:table-cell>
              <table:table-cell office:value-type="float" office:value="0.88704">
                <text:p>0.88704</text:p>
              </table:table-cell>
              <table:table-cell office:value-type="float" office:value="0.90752">
                <text:p>0.90752</text:p>
              </table:table-cell>
              <table:table-cell office:value-type="float" office:value="0.9152">
                <text:p>0.9152</text:p>
              </table:table-cell>
              <table:table-cell office:value-type="float" office:value="0.92256">
                <text:p>0.92256</text:p>
              </table:table-cell>
              <table:table-cell office:value-type="float" office:value="0.928">
                <text:p>0.928</text:p>
              </table:table-cell>
              <table:table-cell office:value-type="float" office:value="0.9344">
                <text:p>0.9344</text:p>
              </table:table-cell>
              <table:table-cell office:value-type="float" office:value="0.9408">
                <text:p>0.9408</text:p>
              </table:table-cell>
              <table:table-cell office:value-type="float" office:value="0.944">
                <text:p>0.944</text:p>
              </table:table-cell>
              <table:table-cell office:value-type="float" office:value="0.95168">
                <text:p>0.95168</text:p>
              </table:table-cell>
              <table:table-cell office:value-type="float" office:value="0.96">
                <text:p>0.96</text:p>
              </table:table-cell>
              <table:table-cell office:value-type="float" office:value="0.914752">
                <text:p>0.91475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83392">
                <text:p>0.83392</text:p>
              </table:table-cell>
              <table:table-cell office:value-type="float" office:value="0.89568">
                <text:p>0.89568</text:p>
              </table:table-cell>
              <table:table-cell office:value-type="float" office:value="0.91136">
                <text:p>0.91136</text:p>
              </table:table-cell>
              <table:table-cell office:value-type="float" office:value="0.91776">
                <text:p>0.91776</text:p>
              </table:table-cell>
              <table:table-cell office:value-type="float" office:value="0.92736">
                <text:p>0.92736</text:p>
              </table:table-cell>
              <table:table-cell office:value-type="float" office:value="0.92864">
                <text:p>0.92864</text:p>
              </table:table-cell>
              <table:table-cell office:value-type="float" office:value="0.936">
                <text:p>0.936</text:p>
              </table:table-cell>
              <table:table-cell office:value-type="float" office:value="0.94336">
                <text:p>0.94336</text:p>
              </table:table-cell>
              <table:table-cell office:value-type="float" office:value="0.944">
                <text:p>0.944</text:p>
              </table:table-cell>
              <table:table-cell office:value-type="float" office:value="0.95008">
                <text:p>0.95008</text:p>
              </table:table-cell>
              <table:table-cell office:value-type="float" office:value="0.96">
                <text:p>0.96</text:p>
              </table:table-cell>
              <table:table-cell office:value-type="float" office:value="0.918816">
                <text:p>0.91881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86208">
                <text:p>0.86208</text:p>
              </table:table-cell>
              <table:table-cell office:value-type="float" office:value="0.90336">
                <text:p>0.90336</text:p>
              </table:table-cell>
              <table:table-cell office:value-type="float" office:value="0.91584">
                <text:p>0.91584</text:p>
              </table:table-cell>
              <table:table-cell office:value-type="float" office:value="0.9216">
                <text:p>0.9216</text:p>
              </table:table-cell>
              <table:table-cell office:value-type="float" office:value="0.928">
                <text:p>0.928</text:p>
              </table:table-cell>
              <table:table-cell office:value-type="float" office:value="0.93056">
                <text:p>0.93056</text:p>
              </table:table-cell>
              <table:table-cell office:value-type="float" office:value="0.93696">
                <text:p>0.9369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072">
                <text:p>0.95072</text:p>
              </table:table-cell>
              <table:table-cell office:value-type="float" office:value="0.96">
                <text:p>0.96</text:p>
              </table:table-cell>
              <table:table-cell office:value-type="float" office:value="0.923712">
                <text:p>0.923712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86464">
                <text:p>0.86464</text:p>
              </table:table-cell>
              <table:table-cell office:value-type="float" office:value="0.90496">
                <text:p>0.90496</text:p>
              </table:table-cell>
              <table:table-cell office:value-type="float" office:value="0.91552">
                <text:p>0.91552</text:p>
              </table:table-cell>
              <table:table-cell office:value-type="float" office:value="0.92">
                <text:p>0.92</text:p>
              </table:table-cell>
              <table:table-cell office:value-type="float" office:value="0.92736">
                <text:p>0.92736</text:p>
              </table:table-cell>
              <table:table-cell office:value-type="float" office:value="0.9312">
                <text:p>0.9312</text:p>
              </table:table-cell>
              <table:table-cell office:value-type="float" office:value="0.9392">
                <text:p>0.9392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232">
                <text:p>0.95232</text:p>
              </table:table-cell>
              <table:table-cell office:value-type="float" office:value="0.96">
                <text:p>0.96</text:p>
              </table:table-cell>
              <table:table-cell office:value-type="float" office:value="0.92432">
                <text:p>0.9243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86016">
                <text:p>0.86016</text:p>
              </table:table-cell>
              <table:table-cell office:value-type="float" office:value="0.90304">
                <text:p>0.90304</text:p>
              </table:table-cell>
              <table:table-cell office:value-type="float" office:value="0.91616">
                <text:p>0.91616</text:p>
              </table:table-cell>
              <table:table-cell office:value-type="float" office:value="0.92128">
                <text:p>0.92128</text:p>
              </table:table-cell>
              <table:table-cell office:value-type="float" office:value="0.928">
                <text:p>0.928</text:p>
              </table:table-cell>
              <table:table-cell office:value-type="float" office:value="0.93024">
                <text:p>0.93024</text:p>
              </table:table-cell>
              <table:table-cell office:value-type="float" office:value="0.93824">
                <text:p>0.9382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072">
                <text:p>0.95072</text:p>
              </table:table-cell>
              <table:table-cell office:value-type="float" office:value="0.96">
                <text:p>0.96</text:p>
              </table:table-cell>
              <table:table-cell office:value-type="float" office:value="0.923584">
                <text:p>0.92358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8608">
                <text:p>0.8608</text:p>
              </table:table-cell>
              <table:table-cell office:value-type="float" office:value="0.90336">
                <text:p>0.90336</text:p>
              </table:table-cell>
              <table:table-cell office:value-type="float" office:value="0.91744">
                <text:p>0.91744</text:p>
              </table:table-cell>
              <table:table-cell office:value-type="float" office:value="0.92544">
                <text:p>0.92544</text:p>
              </table:table-cell>
              <table:table-cell office:value-type="float" office:value="0.928">
                <text:p>0.928</text:p>
              </table:table-cell>
              <table:table-cell office:value-type="float" office:value="0.93152">
                <text:p>0.93152</text:p>
              </table:table-cell>
              <table:table-cell office:value-type="float" office:value="0.93856">
                <text:p>0.9385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24576">
                <text:p>0.92457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85536">
                <text:p>0.85536</text:p>
              </table:table-cell>
              <table:table-cell office:value-type="float" office:value="0.89408">
                <text:p>0.89408</text:p>
              </table:table-cell>
              <table:table-cell office:value-type="float" office:value="0.9152">
                <text:p>0.9152</text:p>
              </table:table-cell>
              <table:table-cell office:value-type="float" office:value="0.92224">
                <text:p>0.92224</text:p>
              </table:table-cell>
              <table:table-cell office:value-type="float" office:value="0.928">
                <text:p>0.928</text:p>
              </table:table-cell>
              <table:table-cell office:value-type="float" office:value="0.93088">
                <text:p>0.93088</text:p>
              </table:table-cell>
              <table:table-cell office:value-type="float" office:value="0.93696">
                <text:p>0.9369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168">
                <text:p>0.95168</text:p>
              </table:table-cell>
              <table:table-cell office:value-type="float" office:value="0.96">
                <text:p>0.96</text:p>
              </table:table-cell>
              <table:table-cell office:value-type="float" office:value="0.92224">
                <text:p>0.9222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84768">
                <text:p>0.84768</text:p>
              </table:table-cell>
              <table:table-cell office:value-type="float" office:value="0.89536">
                <text:p>0.89536</text:p>
              </table:table-cell>
              <table:table-cell office:value-type="float" office:value="0.91712">
                <text:p>0.91712</text:p>
              </table:table-cell>
              <table:table-cell office:value-type="float" office:value="0.92352">
                <text:p>0.92352</text:p>
              </table:table-cell>
              <table:table-cell office:value-type="float" office:value="0.928">
                <text:p>0.928</text:p>
              </table:table-cell>
              <table:table-cell office:value-type="float" office:value="0.9312">
                <text:p>0.9312</text:p>
              </table:table-cell>
              <table:table-cell office:value-type="float" office:value="0.93824">
                <text:p>0.9382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816">
                <text:p>0.94816</text:p>
              </table:table-cell>
              <table:table-cell office:value-type="float" office:value="0.96">
                <text:p>0.96</text:p>
              </table:table-cell>
              <table:table-cell office:value-type="float" office:value="0.921728">
                <text:p>0.92172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82816">
                <text:p>0.82816</text:p>
              </table:table-cell>
              <table:table-cell office:value-type="float" office:value="0.88672">
                <text:p>0.88672</text:p>
              </table:table-cell>
              <table:table-cell office:value-type="float" office:value="0.91104">
                <text:p>0.91104</text:p>
              </table:table-cell>
              <table:table-cell office:value-type="float" office:value="0.92416">
                <text:p>0.92416</text:p>
              </table:table-cell>
              <table:table-cell office:value-type="float" office:value="0.928">
                <text:p>0.928</text:p>
              </table:table-cell>
              <table:table-cell office:value-type="float" office:value="0.93248">
                <text:p>0.93248</text:p>
              </table:table-cell>
              <table:table-cell office:value-type="float" office:value="0.93888">
                <text:p>0.93888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072">
                <text:p>0.95072</text:p>
              </table:table-cell>
              <table:table-cell office:value-type="float" office:value="0.96">
                <text:p>0.96</text:p>
              </table:table-cell>
              <table:table-cell office:value-type="float" office:value="0.918816">
                <text:p>0.91881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81408">
                <text:p>0.81408</text:p>
              </table:table-cell>
              <table:table-cell office:value-type="float" office:value="0.88768">
                <text:p>0.88768</text:p>
              </table:table-cell>
              <table:table-cell office:value-type="float" office:value="0.91712">
                <text:p>0.91712</text:p>
              </table:table-cell>
              <table:table-cell office:value-type="float" office:value="0.928">
                <text:p>0.928</text:p>
              </table:table-cell>
              <table:table-cell office:value-type="float" office:value="0.93376">
                <text:p>0.93376</text:p>
              </table:table-cell>
              <table:table-cell office:value-type="float" office:value="0.93824">
                <text:p>0.9382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20352">
                <text:p>0.92035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8096">
                <text:p>0.8096</text:p>
              </table:table-cell>
              <table:table-cell office:value-type="float" office:value="0.88832">
                <text:p>0.88832</text:p>
              </table:table-cell>
              <table:table-cell office:value-type="float" office:value="0.91616">
                <text:p>0.91616</text:p>
              </table:table-cell>
              <table:table-cell office:value-type="float" office:value="0.92672">
                <text:p>0.92672</text:p>
              </table:table-cell>
              <table:table-cell office:value-type="float" office:value="0.92928">
                <text:p>0.92928</text:p>
              </table:table-cell>
              <table:table-cell office:value-type="float" office:value="0.93728">
                <text:p>0.93728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32">
                <text:p>0.94432</text:p>
              </table:table-cell>
              <table:table-cell office:value-type="float" office:value="0.95296">
                <text:p>0.95296</text:p>
              </table:table-cell>
              <table:table-cell office:value-type="float" office:value="0.96">
                <text:p>0.96</text:p>
              </table:table-cell>
              <table:table-cell office:value-type="float" office:value="0.919264">
                <text:p>0.919264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84544">
                <text:p>0.84544</text:p>
              </table:table-cell>
              <table:table-cell office:value-type="float" office:value="0.89952">
                <text:p>0.89952</text:p>
              </table:table-cell>
              <table:table-cell office:value-type="float" office:value="0.92128">
                <text:p>0.92128</text:p>
              </table:table-cell>
              <table:table-cell office:value-type="float" office:value="0.928">
                <text:p>0.928</text:p>
              </table:table-cell>
              <table:table-cell office:value-type="float" office:value="0.93088">
                <text:p>0.93088</text:p>
              </table:table-cell>
              <table:table-cell office:value-type="float" office:value="0.936">
                <text:p>0.936</text:p>
              </table:table-cell>
              <table:table-cell office:value-type="float" office:value="0.94368">
                <text:p>0.94368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168">
                <text:p>0.95168</text:p>
              </table:table-cell>
              <table:table-cell office:value-type="float" office:value="0.96">
                <text:p>0.96</text:p>
              </table:table-cell>
              <table:table-cell office:value-type="float" office:value="0.924448">
                <text:p>0.924448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86016">
                <text:p>0.86016</text:p>
              </table:table-cell>
              <table:table-cell office:value-type="float" office:value="0.90816">
                <text:p>0.90816</text:p>
              </table:table-cell>
              <table:table-cell office:value-type="float" office:value="0.92448">
                <text:p>0.92448</text:p>
              </table:table-cell>
              <table:table-cell office:value-type="float" office:value="0.928">
                <text:p>0.928</text:p>
              </table:table-cell>
              <table:table-cell office:value-type="float" office:value="0.93472">
                <text:p>0.93472</text:p>
              </table:table-cell>
              <table:table-cell office:value-type="float" office:value="0.93824">
                <text:p>0.9382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136">
                <text:p>0.95136</text:p>
              </table:table-cell>
              <table:table-cell office:value-type="float" office:value="0.96">
                <text:p>0.96</text:p>
              </table:table-cell>
              <table:table-cell office:value-type="float" office:value="0.927712">
                <text:p>0.92771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84096">
                <text:p>0.84096</text:p>
              </table:table-cell>
              <table:table-cell office:value-type="float" office:value="0.91328">
                <text:p>0.91328</text:p>
              </table:table-cell>
              <table:table-cell office:value-type="float" office:value="0.92576">
                <text:p>0.92576</text:p>
              </table:table-cell>
              <table:table-cell office:value-type="float" office:value="0.9296">
                <text:p>0.9296</text:p>
              </table:table-cell>
              <table:table-cell office:value-type="float" office:value="0.936">
                <text:p>0.936</text:p>
              </table:table-cell>
              <table:table-cell office:value-type="float" office:value="0.94144">
                <text:p>0.941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296">
                <text:p>0.95296</text:p>
              </table:table-cell>
              <table:table-cell office:value-type="float" office:value="0.96">
                <text:p>0.96</text:p>
              </table:table-cell>
              <table:table-cell office:value-type="float" office:value="0.9272">
                <text:p>0.927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81504">
                <text:p>0.81504</text:p>
              </table:table-cell>
              <table:table-cell office:value-type="float" office:value="0.91808">
                <text:p>0.91808</text:p>
              </table:table-cell>
              <table:table-cell office:value-type="float" office:value="0.928">
                <text:p>0.928</text:p>
              </table:table-cell>
              <table:table-cell office:value-type="float" office:value="0.92992">
                <text:p>0.92992</text:p>
              </table:table-cell>
              <table:table-cell office:value-type="float" office:value="0.936">
                <text:p>0.936</text:p>
              </table:table-cell>
              <table:table-cell office:value-type="float" office:value="0.93856">
                <text:p>0.9385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528">
                <text:p>0.94528</text:p>
              </table:table-cell>
              <table:table-cell office:value-type="float" office:value="0.95296">
                <text:p>0.95296</text:p>
              </table:table-cell>
              <table:table-cell office:value-type="float" office:value="0.96">
                <text:p>0.96</text:p>
              </table:table-cell>
              <table:table-cell office:value-type="float" office:value="0.925184">
                <text:p>0.92518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88">
                <text:p>0.88</text:p>
              </table:table-cell>
              <table:table-cell office:value-type="float" office:value="0.91968">
                <text:p>0.91968</text:p>
              </table:table-cell>
              <table:table-cell office:value-type="float" office:value="0.928">
                <text:p>0.928</text:p>
              </table:table-cell>
              <table:table-cell office:value-type="float" office:value="0.9328">
                <text:p>0.9328</text:p>
              </table:table-cell>
              <table:table-cell office:value-type="float" office:value="0.936">
                <text:p>0.936</text:p>
              </table:table-cell>
              <table:table-cell office:value-type="float" office:value="0.94112">
                <text:p>0.94112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752">
                <text:p>0.94752</text:p>
              </table:table-cell>
              <table:table-cell office:value-type="float" office:value="0.95296">
                <text:p>0.95296</text:p>
              </table:table-cell>
              <table:table-cell office:value-type="float" office:value="0.96">
                <text:p>0.96</text:p>
              </table:table-cell>
              <table:table-cell office:value-type="float" office:value="0.932608">
                <text:p>0.93260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88704">
                <text:p>0.88704</text:p>
              </table:table-cell>
              <table:table-cell office:value-type="float" office:value="0.91072">
                <text:p>0.91072</text:p>
              </table:table-cell>
              <table:table-cell office:value-type="float" office:value="0.92544">
                <text:p>0.92544</text:p>
              </table:table-cell>
              <table:table-cell office:value-type="float" office:value="0.92992">
                <text:p>0.92992</text:p>
              </table:table-cell>
              <table:table-cell office:value-type="float" office:value="0.936">
                <text:p>0.936</text:p>
              </table:table-cell>
              <table:table-cell office:value-type="float" office:value="0.93728">
                <text:p>0.93728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96">
                <text:p>0.94496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312">
                <text:p>0.931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87776">
                <text:p>0.87776</text:p>
              </table:table-cell>
              <table:table-cell office:value-type="float" office:value="0.91008">
                <text:p>0.91008</text:p>
              </table:table-cell>
              <table:table-cell office:value-type="float" office:value="0.92448">
                <text:p>0.92448</text:p>
              </table:table-cell>
              <table:table-cell office:value-type="float" office:value="0.928">
                <text:p>0.928</text:p>
              </table:table-cell>
              <table:table-cell office:value-type="float" office:value="0.93344">
                <text:p>0.93344</text:p>
              </table:table-cell>
              <table:table-cell office:value-type="float" office:value="0.93888">
                <text:p>0.93888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848">
                <text:p>0.94848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30176">
                <text:p>0.93017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87232">
                <text:p>0.87232</text:p>
              </table:table-cell>
              <table:table-cell office:value-type="float" office:value="0.9088">
                <text:p>0.9088</text:p>
              </table:table-cell>
              <table:table-cell office:value-type="float" office:value="0.9248">
                <text:p>0.9248</text:p>
              </table:table-cell>
              <table:table-cell office:value-type="float" office:value="0.93024">
                <text:p>0.93024</text:p>
              </table:table-cell>
              <table:table-cell office:value-type="float" office:value="0.936">
                <text:p>0.936</text:p>
              </table:table-cell>
              <table:table-cell office:value-type="float" office:value="0.94368">
                <text:p>0.94368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816">
                <text:p>0.94816</text:p>
              </table:table-cell>
              <table:table-cell office:value-type="float" office:value="0.95232">
                <text:p>0.95232</text:p>
              </table:table-cell>
              <table:table-cell office:value-type="float" office:value="0.96">
                <text:p>0.96</text:p>
              </table:table-cell>
              <table:table-cell office:value-type="float" office:value="0.930432">
                <text:p>0.93043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85536">
                <text:p>0.85536</text:p>
              </table:table-cell>
              <table:table-cell office:value-type="float" office:value="0.90784">
                <text:p>0.90784</text:p>
              </table:table-cell>
              <table:table-cell office:value-type="float" office:value="0.92512">
                <text:p>0.92512</text:p>
              </table:table-cell>
              <table:table-cell office:value-type="float" office:value="0.93056">
                <text:p>0.93056</text:p>
              </table:table-cell>
              <table:table-cell office:value-type="float" office:value="0.93632">
                <text:p>0.93632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752">
                <text:p>0.94752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28736">
                <text:p>0.928736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86496">
                <text:p>0.86496</text:p>
              </table:table-cell>
              <table:table-cell office:value-type="float" office:value="0.90848">
                <text:p>0.90848</text:p>
              </table:table-cell>
              <table:table-cell office:value-type="float" office:value="0.92512">
                <text:p>0.92512</text:p>
              </table:table-cell>
              <table:table-cell office:value-type="float" office:value="0.93216">
                <text:p>0.93216</text:p>
              </table:table-cell>
              <table:table-cell office:value-type="float" office:value="0.93632">
                <text:p>0.93632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04">
                <text:p>0.9504</text:p>
              </table:table-cell>
              <table:table-cell office:value-type="float" office:value="0.95328">
                <text:p>0.95328</text:p>
              </table:table-cell>
              <table:table-cell office:value-type="float" office:value="0.96">
                <text:p>0.96</text:p>
              </table:table-cell>
              <table:table-cell office:value-type="float" office:value="0.930272">
                <text:p>0.930272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84096">
                <text:p>0.84096</text:p>
              </table:table-cell>
              <table:table-cell office:value-type="float" office:value="0.9072">
                <text:p>0.9072</text:p>
              </table:table-cell>
              <table:table-cell office:value-type="float" office:value="0.92288">
                <text:p>0.92288</text:p>
              </table:table-cell>
              <table:table-cell office:value-type="float" office:value="0.93152">
                <text:p>0.93152</text:p>
              </table:table-cell>
              <table:table-cell office:value-type="float" office:value="0.93696">
                <text:p>0.9369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688">
                <text:p>0.94688</text:p>
              </table:table-cell>
              <table:table-cell office:value-type="float" office:value="0.95296">
                <text:p>0.95296</text:p>
              </table:table-cell>
              <table:table-cell office:value-type="float" office:value="0.96">
                <text:p>0.96</text:p>
              </table:table-cell>
              <table:table-cell office:value-type="float" office:value="0.927136">
                <text:p>0.92713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8704">
                <text:p>0.8704</text:p>
              </table:table-cell>
              <table:table-cell office:value-type="float" office:value="0.90752">
                <text:p>0.90752</text:p>
              </table:table-cell>
              <table:table-cell office:value-type="float" office:value="0.92512">
                <text:p>0.92512</text:p>
              </table:table-cell>
              <table:table-cell office:value-type="float" office:value="0.93344">
                <text:p>0.93344</text:p>
              </table:table-cell>
              <table:table-cell office:value-type="float" office:value="0.9392">
                <text:p>0.9392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72">
                <text:p>0.9472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30752">
                <text:p>0.93075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8544">
                <text:p>0.8544</text:p>
              </table:table-cell>
              <table:table-cell office:value-type="float" office:value="0.89888">
                <text:p>0.89888</text:p>
              </table:table-cell>
              <table:table-cell office:value-type="float" office:value="0.92224">
                <text:p>0.92224</text:p>
              </table:table-cell>
              <table:table-cell office:value-type="float" office:value="0.93088">
                <text:p>0.93088</text:p>
              </table:table-cell>
              <table:table-cell office:value-type="float" office:value="0.93664">
                <text:p>0.9366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008">
                <text:p>0.95008</text:p>
              </table:table-cell>
              <table:table-cell office:value-type="float" office:value="0.96">
                <text:p>0.96</text:p>
              </table:table-cell>
              <table:table-cell office:value-type="float" office:value="0.926912">
                <text:p>0.92691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8304">
                <text:p>0.8304</text:p>
              </table:table-cell>
              <table:table-cell office:value-type="float" office:value="0.90496">
                <text:p>0.90496</text:p>
              </table:table-cell>
              <table:table-cell office:value-type="float" office:value="0.92608">
                <text:p>0.92608</text:p>
              </table:table-cell>
              <table:table-cell office:value-type="float" office:value="0.93312">
                <text:p>0.93312</text:p>
              </table:table-cell>
              <table:table-cell office:value-type="float" office:value="0.93824">
                <text:p>0.9382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2">
                <text:p>0.952</text:p>
              </table:table-cell>
              <table:table-cell office:value-type="float" office:value="0.96">
                <text:p>0.96</text:p>
              </table:table-cell>
              <table:table-cell office:value-type="float" office:value="0.92608">
                <text:p>0.92608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77408">
                <text:p>0.77408</text:p>
              </table:table-cell>
              <table:table-cell office:value-type="float" office:value="0.90624">
                <text:p>0.90624</text:p>
              </table:table-cell>
              <table:table-cell office:value-type="float" office:value="0.928">
                <text:p>0.928</text:p>
              </table:table-cell>
              <table:table-cell office:value-type="float" office:value="0.93056">
                <text:p>0.93056</text:p>
              </table:table-cell>
              <table:table-cell office:value-type="float" office:value="0.936">
                <text:p>0.936</text:p>
              </table:table-cell>
              <table:table-cell office:value-type="float" office:value="0.94368">
                <text:p>0.94368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624">
                <text:p>0.94624</text:p>
              </table:table-cell>
              <table:table-cell office:value-type="float" office:value="0.95328">
                <text:p>0.95328</text:p>
              </table:table-cell>
              <table:table-cell office:value-type="float" office:value="0.96">
                <text:p>0.96</text:p>
              </table:table-cell>
              <table:table-cell office:value-type="float" office:value="0.920608">
                <text:p>0.92060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78016">
                <text:p>0.78016</text:p>
              </table:table-cell>
              <table:table-cell office:value-type="float" office:value="0.90816">
                <text:p>0.90816</text:p>
              </table:table-cell>
              <table:table-cell office:value-type="float" office:value="0.928">
                <text:p>0.928</text:p>
              </table:table-cell>
              <table:table-cell office:value-type="float" office:value="0.93472">
                <text:p>0.93472</text:p>
              </table:table-cell>
              <table:table-cell office:value-type="float" office:value="0.94144">
                <text:p>0.941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88">
                <text:p>0.9488</text:p>
              </table:table-cell>
              <table:table-cell office:value-type="float" office:value="0.95232">
                <text:p>0.95232</text:p>
              </table:table-cell>
              <table:table-cell office:value-type="float" office:value="0.96">
                <text:p>0.96</text:p>
              </table:table-cell>
              <table:table-cell office:value-type="float" office:value="0.92256">
                <text:p>0.9225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80064">
                <text:p>0.80064</text:p>
              </table:table-cell>
              <table:table-cell office:value-type="float" office:value="0.91904">
                <text:p>0.91904</text:p>
              </table:table-cell>
              <table:table-cell office:value-type="float" office:value="0.93024">
                <text:p>0.93024</text:p>
              </table:table-cell>
              <table:table-cell office:value-type="float" office:value="0.936">
                <text:p>0.936</text:p>
              </table:table-cell>
              <table:table-cell office:value-type="float" office:value="0.94336">
                <text:p>0.9433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656">
                <text:p>0.94656</text:p>
              </table:table-cell>
              <table:table-cell office:value-type="float" office:value="0.95296">
                <text:p>0.95296</text:p>
              </table:table-cell>
              <table:table-cell office:value-type="float" office:value="0.96">
                <text:p>0.96</text:p>
              </table:table-cell>
              <table:table-cell office:value-type="float" office:value="0.92608">
                <text:p>0.9260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86368">
                <text:p>0.86368</text:p>
              </table:table-cell>
              <table:table-cell office:value-type="float" office:value="0.92576">
                <text:p>0.92576</text:p>
              </table:table-cell>
              <table:table-cell office:value-type="float" office:value="0.93184">
                <text:p>0.93184</text:p>
              </table:table-cell>
              <table:table-cell office:value-type="float" office:value="0.9376">
                <text:p>0.937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88">
                <text:p>0.9488</text:p>
              </table:table-cell>
              <table:table-cell office:value-type="float" office:value="0.95296">
                <text:p>0.95296</text:p>
              </table:table-cell>
              <table:table-cell office:value-type="float" office:value="0.96">
                <text:p>0.96</text:p>
              </table:table-cell>
              <table:table-cell office:value-type="float" office:value="0.933664">
                <text:p>0.9336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82592">
                <text:p>0.82592</text:p>
              </table:table-cell>
              <table:table-cell office:value-type="float" office:value="0.92512">
                <text:p>0.92512</text:p>
              </table:table-cell>
              <table:table-cell office:value-type="float" office:value="0.93056">
                <text:p>0.93056</text:p>
              </table:table-cell>
              <table:table-cell office:value-type="float" office:value="0.936">
                <text:p>0.936</text:p>
              </table:table-cell>
              <table:table-cell office:value-type="float" office:value="0.94336">
                <text:p>0.9433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912">
                <text:p>0.94912</text:p>
              </table:table-cell>
              <table:table-cell office:value-type="float" office:value="0.95296">
                <text:p>0.95296</text:p>
              </table:table-cell>
              <table:table-cell office:value-type="float" office:value="0.96">
                <text:p>0.96</text:p>
              </table:table-cell>
              <table:table-cell office:value-type="float" office:value="0.929504">
                <text:p>0.92950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86208">
                <text:p>0.86208</text:p>
              </table:table-cell>
              <table:table-cell office:value-type="float" office:value="0.92576">
                <text:p>0.92576</text:p>
              </table:table-cell>
              <table:table-cell office:value-type="float" office:value="0.93024">
                <text:p>0.93024</text:p>
              </table:table-cell>
              <table:table-cell office:value-type="float" office:value="0.936">
                <text:p>0.936</text:p>
              </table:table-cell>
              <table:table-cell office:value-type="float" office:value="0.94304">
                <text:p>0.9430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72">
                <text:p>0.9472</text:p>
              </table:table-cell>
              <table:table-cell office:value-type="float" office:value="0.95296">
                <text:p>0.95296</text:p>
              </table:table-cell>
              <table:table-cell office:value-type="float" office:value="0.96">
                <text:p>0.96</text:p>
              </table:table-cell>
              <table:table-cell office:value-type="float" office:value="0.932928">
                <text:p>0.932928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89952">
                <text:p>0.89952</text:p>
              </table:table-cell>
              <table:table-cell office:value-type="float" office:value="0.92704">
                <text:p>0.92704</text:p>
              </table:table-cell>
              <table:table-cell office:value-type="float" office:value="0.93024">
                <text:p>0.93024</text:p>
              </table:table-cell>
              <table:table-cell office:value-type="float" office:value="0.93696">
                <text:p>0.9369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528">
                <text:p>0.94528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90496">
                <text:p>0.90496</text:p>
              </table:table-cell>
              <table:table-cell office:value-type="float" office:value="0.92608">
                <text:p>0.92608</text:p>
              </table:table-cell>
              <table:table-cell office:value-type="float" office:value="0.93056">
                <text:p>0.93056</text:p>
              </table:table-cell>
              <table:table-cell office:value-type="float" office:value="0.936">
                <text:p>0.936</text:p>
              </table:table-cell>
              <table:table-cell office:value-type="float" office:value="0.9424">
                <text:p>0.942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752">
                <text:p>0.94752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37216">
                <text:p>0.937216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91456">
                <text:p>0.91456</text:p>
              </table:table-cell>
              <table:table-cell office:value-type="float" office:value="0.928">
                <text:p>0.928</text:p>
              </table:table-cell>
              <table:table-cell office:value-type="float" office:value="0.93344">
                <text:p>0.93344</text:p>
              </table:table-cell>
              <table:table-cell office:value-type="float" office:value="0.93824">
                <text:p>0.9382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752">
                <text:p>0.94752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3904">
                <text:p>0.9390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91104">
                <text:p>0.91104</text:p>
              </table:table-cell>
              <table:table-cell office:value-type="float" office:value="0.928">
                <text:p>0.928</text:p>
              </table:table-cell>
              <table:table-cell office:value-type="float" office:value="0.92992">
                <text:p>0.92992</text:p>
              </table:table-cell>
              <table:table-cell office:value-type="float" office:value="0.93952">
                <text:p>0.93952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848">
                <text:p>0.94848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3856">
                <text:p>0.9385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88992">
                <text:p>0.88992</text:p>
              </table:table-cell>
              <table:table-cell office:value-type="float" office:value="0.92672">
                <text:p>0.92672</text:p>
              </table:table-cell>
              <table:table-cell office:value-type="float" office:value="0.92864">
                <text:p>0.92864</text:p>
              </table:table-cell>
              <table:table-cell office:value-type="float" office:value="0.936">
                <text:p>0.93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656">
                <text:p>0.94656</text:p>
              </table:table-cell>
              <table:table-cell office:value-type="float" office:value="0.95296">
                <text:p>0.95296</text:p>
              </table:table-cell>
              <table:table-cell office:value-type="float" office:value="0.96">
                <text:p>0.96</text:p>
              </table:table-cell>
              <table:table-cell office:value-type="float" office:value="0.93568">
                <text:p>0.9356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84576">
                <text:p>0.84576</text:p>
              </table:table-cell>
              <table:table-cell office:value-type="float" office:value="0.92608">
                <text:p>0.92608</text:p>
              </table:table-cell>
              <table:table-cell office:value-type="float" office:value="0.9296">
                <text:p>0.9296</text:p>
              </table:table-cell>
              <table:table-cell office:value-type="float" office:value="0.936">
                <text:p>0.936</text:p>
              </table:table-cell>
              <table:table-cell office:value-type="float" office:value="0.94208">
                <text:p>0.94208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2">
                <text:p>0.952</text:p>
              </table:table-cell>
              <table:table-cell office:value-type="float" office:value="0.96">
                <text:p>0.96</text:p>
              </table:table-cell>
              <table:table-cell office:value-type="float" office:value="0.930752">
                <text:p>0.93075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80928">
                <text:p>0.80928</text:p>
              </table:table-cell>
              <table:table-cell office:value-type="float" office:value="0.92416">
                <text:p>0.92416</text:p>
              </table:table-cell>
              <table:table-cell office:value-type="float" office:value="0.93152">
                <text:p>0.93152</text:p>
              </table:table-cell>
              <table:table-cell office:value-type="float" office:value="0.936">
                <text:p>0.936</text:p>
              </table:table-cell>
              <table:table-cell office:value-type="float" office:value="0.94112">
                <text:p>0.94112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96">
                <text:p>0.94496</text:p>
              </table:table-cell>
              <table:table-cell office:value-type="float" office:value="0.95296">
                <text:p>0.95296</text:p>
              </table:table-cell>
              <table:table-cell office:value-type="float" office:value="0.96">
                <text:p>0.96</text:p>
              </table:table-cell>
              <table:table-cell office:value-type="float" office:value="0.9272">
                <text:p>0.927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79968">
                <text:p>0.79968</text:p>
              </table:table-cell>
              <table:table-cell office:value-type="float" office:value="0.92736">
                <text:p>0.92736</text:p>
              </table:table-cell>
              <table:table-cell office:value-type="float" office:value="0.9328">
                <text:p>0.9328</text:p>
              </table:table-cell>
              <table:table-cell office:value-type="float" office:value="0.936">
                <text:p>0.936</text:p>
              </table:table-cell>
              <table:table-cell office:value-type="float" office:value="0.94112">
                <text:p>0.94112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56">
                <text:p>0.9456</text:p>
              </table:table-cell>
              <table:table-cell office:value-type="float" office:value="0.95328">
                <text:p>0.95328</text:p>
              </table:table-cell>
              <table:table-cell office:value-type="float" office:value="0.96">
                <text:p>0.96</text:p>
              </table:table-cell>
              <table:table-cell office:value-type="float" office:value="0.926784">
                <text:p>0.92678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80608">
                <text:p>0.80608</text:p>
              </table:table-cell>
              <table:table-cell office:value-type="float" office:value="0.92512">
                <text:p>0.92512</text:p>
              </table:table-cell>
              <table:table-cell office:value-type="float" office:value="0.93152">
                <text:p>0.93152</text:p>
              </table:table-cell>
              <table:table-cell office:value-type="float" office:value="0.936">
                <text:p>0.936</text:p>
              </table:table-cell>
              <table:table-cell office:value-type="float" office:value="0.94048">
                <text:p>0.94048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688">
                <text:p>0.94688</text:p>
              </table:table-cell>
              <table:table-cell office:value-type="float" office:value="0.9536">
                <text:p>0.9536</text:p>
              </table:table-cell>
              <table:table-cell office:value-type="float" office:value="0.96">
                <text:p>0.96</text:p>
              </table:table-cell>
              <table:table-cell office:value-type="float" office:value="0.927168">
                <text:p>0.927168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78944">
                <text:p>0.78944</text:p>
              </table:table-cell>
              <table:table-cell office:value-type="float" office:value="0.92704">
                <text:p>0.92704</text:p>
              </table:table-cell>
              <table:table-cell office:value-type="float" office:value="0.93408">
                <text:p>0.93408</text:p>
              </table:table-cell>
              <table:table-cell office:value-type="float" office:value="0.93824">
                <text:p>0.9382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688">
                <text:p>0.94688</text:p>
              </table:table-cell>
              <table:table-cell office:value-type="float" office:value="0.9536">
                <text:p>0.9536</text:p>
              </table:table-cell>
              <table:table-cell office:value-type="float" office:value="0.96">
                <text:p>0.96</text:p>
              </table:table-cell>
              <table:table-cell office:value-type="float" office:value="0.926528">
                <text:p>0.926528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74048">
                <text:p>0.74048</text:p>
              </table:table-cell>
              <table:table-cell office:value-type="float" office:value="0.92416">
                <text:p>0.92416</text:p>
              </table:table-cell>
              <table:table-cell office:value-type="float" office:value="0.9312">
                <text:p>0.9312</text:p>
              </table:table-cell>
              <table:table-cell office:value-type="float" office:value="0.936">
                <text:p>0.936</text:p>
              </table:table-cell>
              <table:table-cell office:value-type="float" office:value="0.94112">
                <text:p>0.94112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64">
                <text:p>0.94464</text:p>
              </table:table-cell>
              <table:table-cell office:value-type="float" office:value="0.95328">
                <text:p>0.95328</text:p>
              </table:table-cell>
              <table:table-cell office:value-type="float" office:value="0.96">
                <text:p>0.96</text:p>
              </table:table-cell>
              <table:table-cell office:value-type="float" office:value="0.920288">
                <text:p>0.92028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76">
                <text:p>0.76</text:p>
              </table:table-cell>
              <table:table-cell office:value-type="float" office:value="0.92416">
                <text:p>0.92416</text:p>
              </table:table-cell>
              <table:table-cell office:value-type="float" office:value="0.93184">
                <text:p>0.93184</text:p>
              </table:table-cell>
              <table:table-cell office:value-type="float" office:value="0.936">
                <text:p>0.936</text:p>
              </table:table-cell>
              <table:table-cell office:value-type="float" office:value="0.94368">
                <text:p>0.94368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528">
                <text:p>0.94528</text:p>
              </table:table-cell>
              <table:table-cell office:value-type="float" office:value="0.95296">
                <text:p>0.95296</text:p>
              </table:table-cell>
              <table:table-cell office:value-type="float" office:value="0.96">
                <text:p>0.96</text:p>
              </table:table-cell>
              <table:table-cell office:value-type="float" office:value="0.922592">
                <text:p>0.92259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72192">
                <text:p>0.72192</text:p>
              </table:table-cell>
              <table:table-cell office:value-type="float" office:value="0.91488">
                <text:p>0.91488</text:p>
              </table:table-cell>
              <table:table-cell office:value-type="float" office:value="0.928">
                <text:p>0.928</text:p>
              </table:table-cell>
              <table:table-cell office:value-type="float" office:value="0.93536">
                <text:p>0.93536</text:p>
              </table:table-cell>
              <table:table-cell office:value-type="float" office:value="0.94112">
                <text:p>0.94112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16992">
                <text:p>0.91699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78464">
                <text:p>0.78464</text:p>
              </table:table-cell>
              <table:table-cell office:value-type="float" office:value="0.92672">
                <text:p>0.92672</text:p>
              </table:table-cell>
              <table:table-cell office:value-type="float" office:value="0.93024">
                <text:p>0.93024</text:p>
              </table:table-cell>
              <table:table-cell office:value-type="float" office:value="0.936">
                <text:p>0.936</text:p>
              </table:table-cell>
              <table:table-cell office:value-type="float" office:value="0.94304">
                <text:p>0.9430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328">
                <text:p>0.95328</text:p>
              </table:table-cell>
              <table:table-cell office:value-type="float" office:value="0.96">
                <text:p>0.96</text:p>
              </table:table-cell>
              <table:table-cell office:value-type="float" office:value="0.924992">
                <text:p>0.92499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8288">
                <text:p>0.8288</text:p>
              </table:table-cell>
              <table:table-cell office:value-type="float" office:value="0.92608">
                <text:p>0.92608</text:p>
              </table:table-cell>
              <table:table-cell office:value-type="float" office:value="0.9328">
                <text:p>0.9328</text:p>
              </table:table-cell>
              <table:table-cell office:value-type="float" office:value="0.94048">
                <text:p>0.94048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64">
                <text:p>0.94464</text:p>
              </table:table-cell>
              <table:table-cell office:value-type="float" office:value="0.95296">
                <text:p>0.95296</text:p>
              </table:table-cell>
              <table:table-cell office:value-type="float" office:value="0.96">
                <text:p>0.96</text:p>
              </table:table-cell>
              <table:table-cell office:value-type="float" office:value="0.930176">
                <text:p>0.93017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84384">
                <text:p>0.84384</text:p>
              </table:table-cell>
              <table:table-cell office:value-type="float" office:value="0.92704">
                <text:p>0.92704</text:p>
              </table:table-cell>
              <table:table-cell office:value-type="float" office:value="0.93184">
                <text:p>0.93184</text:p>
              </table:table-cell>
              <table:table-cell office:value-type="float" office:value="0.9376">
                <text:p>0.937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96">
                <text:p>0.94496</text:p>
              </table:table-cell>
              <table:table-cell office:value-type="float" office:value="0.95328">
                <text:p>0.95328</text:p>
              </table:table-cell>
              <table:table-cell office:value-type="float" office:value="0.96">
                <text:p>0.96</text:p>
              </table:table-cell>
              <table:table-cell office:value-type="float" office:value="0.931456">
                <text:p>0.93145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83232">
                <text:p>0.83232</text:p>
              </table:table-cell>
              <table:table-cell office:value-type="float" office:value="0.92704">
                <text:p>0.92704</text:p>
              </table:table-cell>
              <table:table-cell office:value-type="float" office:value="0.93088">
                <text:p>0.93088</text:p>
              </table:table-cell>
              <table:table-cell office:value-type="float" office:value="0.936">
                <text:p>0.936</text:p>
              </table:table-cell>
              <table:table-cell office:value-type="float" office:value="0.94144">
                <text:p>0.941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168">
                <text:p>0.95168</text:p>
              </table:table-cell>
              <table:table-cell office:value-type="float" office:value="0.96">
                <text:p>0.96</text:p>
              </table:table-cell>
              <table:table-cell office:value-type="float" office:value="0.929536">
                <text:p>0.92953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87968">
                <text:p>0.87968</text:p>
              </table:table-cell>
              <table:table-cell office:value-type="float" office:value="0.92832">
                <text:p>0.92832</text:p>
              </table:table-cell>
              <table:table-cell office:value-type="float" office:value="0.936">
                <text:p>0.936</text:p>
              </table:table-cell>
              <table:table-cell office:value-type="float" office:value="0.93888">
                <text:p>0.93888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232">
                <text:p>0.95232</text:p>
              </table:table-cell>
              <table:table-cell office:value-type="float" office:value="0.96">
                <text:p>0.96</text:p>
              </table:table-cell>
              <table:table-cell office:value-type="float" office:value="0.93552">
                <text:p>0.9355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88288">
                <text:p>0.88288</text:p>
              </table:table-cell>
              <table:table-cell office:value-type="float" office:value="0.93216">
                <text:p>0.93216</text:p>
              </table:table-cell>
              <table:table-cell office:value-type="float" office:value="0.936">
                <text:p>0.936</text:p>
              </table:table-cell>
              <table:table-cell office:value-type="float" office:value="0.94208">
                <text:p>0.94208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848">
                <text:p>0.94848</text:p>
              </table:table-cell>
              <table:table-cell office:value-type="float" office:value="0.95328">
                <text:p>0.95328</text:p>
              </table:table-cell>
              <table:table-cell office:value-type="float" office:value="0.96">
                <text:p>0.96</text:p>
              </table:table-cell>
              <table:table-cell office:value-type="float" office:value="0.937088">
                <text:p>0.93708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9216">
                <text:p>0.9216</text:p>
              </table:table-cell>
              <table:table-cell office:value-type="float" office:value="0.93376">
                <text:p>0.93376</text:p>
              </table:table-cell>
              <table:table-cell office:value-type="float" office:value="0.93856">
                <text:p>0.9385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976">
                <text:p>0.94976</text:p>
              </table:table-cell>
              <table:table-cell office:value-type="float" office:value="0.9536">
                <text:p>0.9536</text:p>
              </table:table-cell>
              <table:table-cell office:value-type="float" office:value="0.96">
                <text:p>0.96</text:p>
              </table:table-cell>
              <table:table-cell office:value-type="float" office:value="0.941728">
                <text:p>0.941728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9232">
                <text:p>0.9232</text:p>
              </table:table-cell>
              <table:table-cell office:value-type="float" office:value="0.93504">
                <text:p>0.93504</text:p>
              </table:table-cell>
              <table:table-cell office:value-type="float" office:value="0.94336">
                <text:p>0.9433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784">
                <text:p>0.94784</text:p>
              </table:table-cell>
              <table:table-cell office:value-type="float" office:value="0.9536">
                <text:p>0.9536</text:p>
              </table:table-cell>
              <table:table-cell office:value-type="float" office:value="0.96">
                <text:p>0.96</text:p>
              </table:table-cell>
              <table:table-cell office:value-type="float" office:value="0.942304">
                <text:p>0.942304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92544">
                <text:p>0.92544</text:p>
              </table:table-cell>
              <table:table-cell office:value-type="float" office:value="0.936">
                <text:p>0.936</text:p>
              </table:table-cell>
              <table:table-cell office:value-type="float" office:value="0.94304">
                <text:p>0.9430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96">
                <text:p>0.94496</text:p>
              </table:table-cell>
              <table:table-cell office:value-type="float" office:value="0.95392">
                <text:p>0.95392</text:p>
              </table:table-cell>
              <table:table-cell office:value-type="float" office:value="0.96">
                <text:p>0.96</text:p>
              </table:table-cell>
              <table:table-cell office:value-type="float" office:value="0.942336">
                <text:p>0.94233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9088">
                <text:p>0.9088</text:p>
              </table:table-cell>
              <table:table-cell office:value-type="float" office:value="0.936">
                <text:p>0.936</text:p>
              </table:table-cell>
              <table:table-cell office:value-type="float" office:value="0.93984">
                <text:p>0.9398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296">
                <text:p>0.95296</text:p>
              </table:table-cell>
              <table:table-cell office:value-type="float" office:value="0.96">
                <text:p>0.96</text:p>
              </table:table-cell>
              <table:table-cell office:value-type="float" office:value="0.94016">
                <text:p>0.9401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90176">
                <text:p>0.90176</text:p>
              </table:table-cell>
              <table:table-cell office:value-type="float" office:value="0.936">
                <text:p>0.936</text:p>
              </table:table-cell>
              <table:table-cell office:value-type="float" office:value="0.9392">
                <text:p>0.9392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296">
                <text:p>0.95296</text:p>
              </table:table-cell>
              <table:table-cell office:value-type="float" office:value="0.96">
                <text:p>0.96</text:p>
              </table:table-cell>
              <table:table-cell office:value-type="float" office:value="0.939392">
                <text:p>0.93939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91104">
                <text:p>0.91104</text:p>
              </table:table-cell>
              <table:table-cell office:value-type="float" office:value="0.936">
                <text:p>0.936</text:p>
              </table:table-cell>
              <table:table-cell office:value-type="float" office:value="0.94272">
                <text:p>0.94272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32">
                <text:p>0.94432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40672">
                <text:p>0.94067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84928">
                <text:p>0.84928</text:p>
              </table:table-cell>
              <table:table-cell office:value-type="float" office:value="0.936">
                <text:p>0.936</text:p>
              </table:table-cell>
              <table:table-cell office:value-type="float" office:value="0.94176">
                <text:p>0.9417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56">
                <text:p>0.9456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34528">
                <text:p>0.934528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90272">
                <text:p>0.90272</text:p>
              </table:table-cell>
              <table:table-cell office:value-type="float" office:value="0.93504">
                <text:p>0.93504</text:p>
              </table:table-cell>
              <table:table-cell office:value-type="float" office:value="0.93984">
                <text:p>0.9398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56">
                <text:p>0.9456</text:p>
              </table:table-cell>
              <table:table-cell office:value-type="float" office:value="0.95232">
                <text:p>0.95232</text:p>
              </table:table-cell>
              <table:table-cell office:value-type="float" office:value="0.96">
                <text:p>0.96</text:p>
              </table:table-cell>
              <table:table-cell office:value-type="float" office:value="0.939552">
                <text:p>0.93955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87456">
                <text:p>0.87456</text:p>
              </table:table-cell>
              <table:table-cell office:value-type="float" office:value="0.93248">
                <text:p>0.93248</text:p>
              </table:table-cell>
              <table:table-cell office:value-type="float" office:value="0.94016">
                <text:p>0.9401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96">
                <text:p>0.94496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3648">
                <text:p>0.9364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85344">
                <text:p>0.85344</text:p>
              </table:table-cell>
              <table:table-cell office:value-type="float" office:value="0.93152">
                <text:p>0.93152</text:p>
              </table:table-cell>
              <table:table-cell office:value-type="float" office:value="0.9408">
                <text:p>0.9408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64">
                <text:p>0.94464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34304">
                <text:p>0.93430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89536">
                <text:p>0.89536</text:p>
              </table:table-cell>
              <table:table-cell office:value-type="float" office:value="0.9328">
                <text:p>0.9328</text:p>
              </table:table-cell>
              <table:table-cell office:value-type="float" office:value="0.94304">
                <text:p>0.9430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232">
                <text:p>0.95232</text:p>
              </table:table-cell>
              <table:table-cell office:value-type="float" office:value="0.96">
                <text:p>0.96</text:p>
              </table:table-cell>
              <table:table-cell office:value-type="float" office:value="0.938752">
                <text:p>0.93875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89824">
                <text:p>0.89824</text:p>
              </table:table-cell>
              <table:table-cell office:value-type="float" office:value="0.93344">
                <text:p>0.93344</text:p>
              </table:table-cell>
              <table:table-cell office:value-type="float" office:value="0.94112">
                <text:p>0.94112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96">
                <text:p>0.94496</text:p>
              </table:table-cell>
              <table:table-cell office:value-type="float" office:value="0.95232">
                <text:p>0.95232</text:p>
              </table:table-cell>
              <table:table-cell office:value-type="float" office:value="0.96">
                <text:p>0.96</text:p>
              </table:table-cell>
              <table:table-cell office:value-type="float" office:value="0.939008">
                <text:p>0.939008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87872">
                <text:p>0.87872</text:p>
              </table:table-cell>
              <table:table-cell office:value-type="float" office:value="0.93344">
                <text:p>0.93344</text:p>
              </table:table-cell>
              <table:table-cell office:value-type="float" office:value="0.94144">
                <text:p>0.941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528">
                <text:p>0.94528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37152">
                <text:p>0.937152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88416">
                <text:p>0.88416</text:p>
              </table:table-cell>
              <table:table-cell office:value-type="float" office:value="0.93344">
                <text:p>0.93344</text:p>
              </table:table-cell>
              <table:table-cell office:value-type="float" office:value="0.9424">
                <text:p>0.942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56">
                <text:p>0.9456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37824">
                <text:p>0.937824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872">
                <text:p>0.872</text:p>
              </table:table-cell>
              <table:table-cell office:value-type="float" office:value="0.9296">
                <text:p>0.9296</text:p>
              </table:table-cell>
              <table:table-cell office:value-type="float" office:value="0.94016">
                <text:p>0.9401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3584">
                <text:p>0.9358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84896">
                <text:p>0.84896</text:p>
              </table:table-cell>
              <table:table-cell office:value-type="float" office:value="0.93536">
                <text:p>0.93536</text:p>
              </table:table-cell>
              <table:table-cell office:value-type="float" office:value="0.94016">
                <text:p>0.9401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64">
                <text:p>0.94464</text:p>
              </table:table-cell>
              <table:table-cell office:value-type="float" office:value="0.95264">
                <text:p>0.95264</text:p>
              </table:table-cell>
              <table:table-cell office:value-type="float" office:value="0.96">
                <text:p>0.96</text:p>
              </table:table-cell>
              <table:table-cell office:value-type="float" office:value="0.934176">
                <text:p>0.934176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86368">
                <text:p>0.86368</text:p>
              </table:table-cell>
              <table:table-cell office:value-type="float" office:value="0.93536">
                <text:p>0.93536</text:p>
              </table:table-cell>
              <table:table-cell office:value-type="float" office:value="0.94208">
                <text:p>0.94208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72">
                <text:p>0.9472</text:p>
              </table:table-cell>
              <table:table-cell office:value-type="float" office:value="0.95392">
                <text:p>0.95392</text:p>
              </table:table-cell>
              <table:table-cell office:value-type="float" office:value="0.96">
                <text:p>0.96</text:p>
              </table:table-cell>
              <table:table-cell office:value-type="float" office:value="0.936224">
                <text:p>0.936224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8656">
                <text:p>0.8656</text:p>
              </table:table-cell>
              <table:table-cell office:value-type="float" office:value="0.93216">
                <text:p>0.93216</text:p>
              </table:table-cell>
              <table:table-cell office:value-type="float" office:value="0.94112">
                <text:p>0.94112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88">
                <text:p>0.9488</text:p>
              </table:table-cell>
              <table:table-cell office:value-type="float" office:value="0.95392">
                <text:p>0.95392</text:p>
              </table:table-cell>
              <table:table-cell office:value-type="float" office:value="0.96">
                <text:p>0.96</text:p>
              </table:table-cell>
              <table:table-cell office:value-type="float" office:value="0.93616">
                <text:p>0.9361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86944">
                <text:p>0.86944</text:p>
              </table:table-cell>
              <table:table-cell office:value-type="float" office:value="0.93568">
                <text:p>0.93568</text:p>
              </table:table-cell>
              <table:table-cell office:value-type="float" office:value="0.9424">
                <text:p>0.942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848">
                <text:p>0.94848</text:p>
              </table:table-cell>
              <table:table-cell office:value-type="float" office:value="0.95328">
                <text:p>0.95328</text:p>
              </table:table-cell>
              <table:table-cell office:value-type="float" office:value="0.96">
                <text:p>0.96</text:p>
              </table:table-cell>
              <table:table-cell office:value-type="float" office:value="0.936928">
                <text:p>0.936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